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29cm"/>
    </style:style>
    <style:style style:name="co3" style:family="table-column">
      <style:table-column-properties fo:break-before="auto" style:column-width="4.203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083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2.889cm"/>
    </style:style>
    <style:style style:name="co12" style:family="table-column">
      <style:table-column-properties fo:break-before="auto" style:column-width="2.371cm"/>
    </style:style>
    <style:style style:name="co13" style:family="table-column">
      <style:table-column-properties fo:break-before="auto" style:column-width="4.142cm"/>
    </style:style>
    <style:style style:name="co14" style:family="table-column">
      <style:table-column-properties fo:break-before="auto" style:column-width="2.69cm"/>
    </style:style>
    <style:style style:name="co15" style:family="table-column">
      <style:table-column-properties fo:break-before="auto" style:column-width="4.496cm"/>
    </style:style>
    <style:style style:name="co16" style:family="table-column">
      <style:table-column-properties fo:break-before="auto" style:column-width="3.411cm"/>
    </style:style>
    <style:style style:name="co17" style:family="table-column">
      <style:table-column-properties fo:break-before="auto" style:column-width="3.713cm"/>
    </style:style>
    <style:style style:name="co18" style:family="table-column">
      <style:table-column-properties fo:break-before="auto" style:column-width="3.97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0000ff"/>
    </style:style>
    <style:style style:name="ce19" style:family="table-cell" style:parent-style-name="Default">
      <style:text-properties fo:color="#ff0000" fo:font-weight="normal" style:font-weight-asian="normal" style:font-weight-complex="normal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 style:data-style-name="N0">
      <style:table-cell-properties fo:background-color="#ccff00"/>
    </style:style>
    <style:style style:name="ce22" style:family="table-cell" style:parent-style-name="Default" style:data-style-name="N37">
      <style:table-cell-properties fo:background-color="#ccff00"/>
    </style:style>
    <style:style style:name="ce23" style:family="table-cell" style:parent-style-name="Default" style:data-style-name="N0">
      <style:table-cell-properties fo:background-color="#33ff99"/>
    </style:style>
    <style:style style:name="ce24" style:family="table-cell" style:parent-style-name="Default" style:data-style-name="N0">
      <style:text-properties fo:color="#ff6600"/>
    </style:style>
    <style:style style:name="ce25" style:family="table-cell" style:parent-style-name="Default" style:data-style-name="N0">
      <style:table-cell-properties fo:background-color="#99ff66"/>
    </style:style>
    <style:style style:name="ce26" style:family="table-cell" style:parent-style-name="Default" style:data-style-name="N0">
      <style:text-properties fo:color="#ff9900"/>
    </style:style>
    <style:style style:name="ce27" style:family="table-cell" style:parent-style-name="Default">
      <style:table-cell-properties fo:background-color="#33ff99"/>
    </style:style>
    <style:style style:name="ce28" style:family="table-cell" style:parent-style-name="Default">
      <style:table-cell-properties fo:background-color="#99ff66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ext-properties fo:color="#ff3333"/>
    </style:style>
    <style:style style:name="ce31" style:family="table-cell" style:parent-style-name="Default">
      <style:table-cell-properties fo:background-color="#ff3333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3ff99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value-type" style:repeat-content="false"/>
      <style:paragraph-properties fo:margin-left="0cm"/>
    </style:style>
    <style:style style:name="ce3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11" table:default-cell-style-name="ce2"/>
        <table:table-column table:style-name="co7" table:number-columns-repeated="1015" table:default-cell-style-name="ce2"/>
        <table:table-column table:style-name="co12" table:default-cell-style-name="ce2"/>
        <table:table-row table:style-name="ro1">
          <table:table-cell table:style-name="ce1" office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office:value-type="string">
            <text:p>Oldsing_1</text:p>
          </table:table-cell>
          <table:table-cell office:value-type="string">
            <text:p>Oldsing_2</text:p>
          </table:table-cell>
          <table:table-cell table:number-columns-repeated="1018"/>
        </table:table-row>
        <table:table-row table:style-name="ro1"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/>
          <table:table-cell table:style-name="Default"/>
          <table:table-cell office:value-type="float" office:value="-78.40056582101">
            <text:p>-78.400565821</text:p>
          </table:table-cell>
          <table:table-cell office:value-type="float" office:value="-77.9658487231">
            <text:p>-77.9658487231</text:p>
          </table:table-cell>
          <table:table-cell table:number-columns-repeated="1018"/>
        </table:table-row>
        <table:table-row table:style-name="ro2">
          <table:table-cell office:value-type="string">
            <text:p>pz</text:p>
          </table:table-cell>
          <table:table-cell office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office:value-type="string">
            <text:p>Oldtrip_1</text:p>
          </table:table-cell>
          <table:table-cell office:value-type="string">
            <text:p>Oldtrip_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F def-SV(P) au</text:p>
          </table:table-cell>
          <table:table-cell table:number-columns-repeated="2"/>
          <table:table-cell office:value-type="float" office:value="-77.83599786625">
            <text:p>-77.8359978663</text:p>
          </table:table-cell>
          <table:table-cell office:value-type="float" office:value="-77.6443184104">
            <text:p>-77.6443184104</text:p>
          </table:table-cell>
          <table:table-cell table:number-columns-repeated="1018"/>
        </table:table-row>
        <table:table-row table:style-name="ro2"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style-name="Default"/>
          <table:table-cell/>
          <table:table-cell office:value-type="string">
            <text:p>oldcat_1</text:p>
          </table:table-cell>
          <table:table-cell office:value-type="string">
            <text:p>Oldcat_2</text:p>
          </table:table-cell>
          <table:table-cell table:number-columns-repeated="1018"/>
        </table:table-row>
        <table:table-row table:style-name="ro1">
          <table:table-cell office:value-type="string">
            <text:p>Triplet</text:p>
          </table:table-cell>
          <table:table-cell office:value-type="float" office:value="-77.7136590318">
            <text:p>-77.7136590318</text:p>
          </table:table-cell>
          <table:table-cell table:number-columns-repeated="2"/>
          <table:table-cell table:number-columns-repeated="2" office:value-type="float" office:value="-77.4890800821">
            <text:p>-77.4890800821</text:p>
          </table:table-cell>
          <table:table-cell table:number-columns-repeated="1018"/>
        </table:table-row>
        <table:table-row table:style-name="ro1">
          <table:table-cell/>
          <table:table-cell table:style-name="ce1" table:formula="of:=[.B6]-[.B7]" office:value-type="float" office:value="-0.2521896887">
            <text:p>-0.2521896887</text:p>
          </table:table-cell>
          <table:table-cell table:style-name="ce1" table:formula="of:=[.B8]*h2ev" office:value-type="float" office:value="-6.862430586151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>
            <text:p>-0.334093246</text:p>
          </table:table-cell>
          <table:table-cell table:formula="of:=[.B11]*h2ev" office:value-type="float" office:value="-9.09113977575933">
            <text:p>-9.0911397758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>
            <text:p>Pseudo C2H4</text:p>
          </table:table-cell>
          <table:table-cell/>
          <table:table-cell office:value-type="string">
            <text:p>H</text:p>
          </table:table-cell>
          <table:table-cell office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Optimised for CH3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>
            <text:p>Exp 10</text:p>
          </table:table-cell>
          <table:table-cell office:value-type="string">
            <text:p>Singlet</text:p>
          </table:table-cell>
          <table:table-cell office:value-type="float" office:value="-0.9975797855">
            <text:p>-0.9975797855</text:p>
          </table:table-cell>
          <table:table-cell table:number-columns-repeated="1021"/>
        </table:table-row>
        <table:table-row table:style-name="ro2">
          <table:table-cell office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iplet 1 b2g (same as ref)</text:p>
          </table:table-cell>
          <table:table-cell office:value-type="float" office:value="-0.6589735134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>
            <text:p>-0.3386062721</text:p>
          </table:table-cell>
          <table:table-cell table:style-name="ce1" table:formula="of:=[.C19]*h2ev" office:value-type="float" office:value="-9.21394546422472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4823197749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>
            <text:p>-0.5152600106</text:p>
          </table:table-cell>
          <table:table-cell table:formula="of:=[.C22]*h2ev" office:value-type="float" office:value="-14.0209382659107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6954923525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405877158">
            <text:p>-0.405877158</text:p>
          </table:table-cell>
          <table:table-cell table:number-columns-repeated="1021"/>
        </table:table-row>
        <table:table-row table:style-name="ro2">
          <table:table-cell office:value-type="string">
            <text:p>Coeff 15.9954804244</text:p>
          </table:table-cell>
          <table:table-cell/>
          <table:table-cell table:style-name="ce1" table:formula="of:=[.C25]-[.C27]" office:value-type="float" office:value="-0.2896151945">
            <text:p>-0.2896151945</text:p>
          </table:table-cell>
          <table:table-cell table:style-name="ce1" table:formula="of:=[.C28]*h2ev" office:value-type="float" office:value="-7.88083041458179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148985933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>
            <text:p>-0.3805937592</text:p>
          </table:table-cell>
          <table:table-cell table:formula="of:=[.C31]*h2ev" office:value-type="float" office:value="-10.3564831198916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7096856829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418298555">
            <text:p>-0.418298555</text:p>
          </table:table-cell>
          <table:table-cell table:number-columns-repeated="1021"/>
        </table:table-row>
        <table:table-row table:style-name="ro2">
          <table:table-cell office:value-type="string">
            <text:p>Coeff 4.33508275132</text:p>
          </table:table-cell>
          <table:table-cell/>
          <table:table-cell table:style-name="ce1" table:formula="of:=[.C35]-[.C37]" office:value-type="float" office:value="-0.2913871279">
            <text:p>-0.2913871279</text:p>
          </table:table-cell>
          <table:table-cell table:style-name="ce1" table:formula="of:=[.C38]*h2ev" office:value-type="float" office:value="-7.92904717563758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296973943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>
            <text:p>-0.3799882886</text:p>
          </table:table-cell>
          <table:table-cell table:formula="of:=[.C41]*h2ev" office:value-type="float" office:value="-10.3400074265916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9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0236815742">
            <text:p>-1.023681574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7052882455">
            <text:p>-0.7052882455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47]-[.C49]" office:value-type="float" office:value="-0.3183933287">
            <text:p>-0.3183933287</text:p>
          </table:table-cell>
          <table:table-cell table:style-name="ce1" table:formula="of:=[.C50]*h2ev" office:value-type="float" office:value="-8.66392328949059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092421762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>
            <text:p>-0.514439398</text:p>
          </table:table-cell>
          <table:table-cell table:formula="of:=[.C53]*h2ev" office:value-type="float" office:value="-13.9986082609265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593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3415840772">
            <text:p>-1.134158407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79151215161">
            <text:p>-0.7915121516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57]-[.C59]" office:value-type="float" office:value="-0.34264625611">
            <text:p>-0.3426462561</text:p>
          </table:table-cell>
          <table:table-cell table:style-name="ce1" table:formula="of:=[.C60]*h2ev" office:value-type="float" office:value="-9.32387902249469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641480912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>
            <text:p>-0.5700103165</text:p>
          </table:table-cell>
          <table:table-cell table:formula="of:=[.C63]*h2ev" office:value-type="float" office:value="-15.5107698917924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74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6309489795">
            <text:p>-1.163094898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10.0</text:p>
          </table:table-cell>
          <table:table-cell office:value-type="string">
            <text:p>Triplet 1 b2g (same as ref)</text:p>
          </table:table-cell>
          <table:table-cell office:value-type="float" office:value="-0.81578004022">
            <text:p>-0.8157800402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67]-[.C69]" office:value-type="float" office:value="-0.34731485773">
            <text:p>-0.3473148577</text:p>
          </table:table-cell>
          <table:table-cell table:style-name="ce1" table:formula="of:=[.C70]*h2ev" office:value-type="float" office:value="-9.45091813625383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790146672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>
            <text:p>-0.5840802308</text:p>
          </table:table-cell>
          <table:table-cell table:formula="of:=[.C73]*h2ev" office:value-type="float" office:value="-15.893631737787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8011113251">
            <text:p>-1.180111132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20.0</text:p>
          </table:table-cell>
          <table:table-cell office:value-type="string">
            <text:p>Triplet 1 b2g (same as ref)</text:p>
          </table:table-cell>
          <table:table-cell office:value-type="float" office:value="-0.83021383429">
            <text:p>-0.8302138343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77]-[.C79]" office:value-type="float" office:value="-0.34989729822">
            <text:p>-0.3498972982</text:p>
          </table:table-cell>
          <table:table-cell table:style-name="ce1" table:formula="of:=[.C80]*h2ev" office:value-type="float" office:value="-9.52118991737559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878043286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>
            <text:p>-0.5923068039</text:p>
          </table:table-cell>
          <table:table-cell table:formula="of:=[.C83]*h2ev" office:value-type="float" office:value="-16.1174881831611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2.96032191689">
            <text:p>-2.960321916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2.23659871631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>
            <text:p>0.1</text:p>
          </table:table-cell>
          <table:table-cell/>
          <table:table-cell table:style-name="ce1" table:formula="of:=[.C87]-[.C89]" office:value-type="float" office:value="-0.72372320058">
            <text:p>-0.7237232006</text:p>
          </table:table-cell>
          <table:table-cell table:style-name="ce1" table:formula="of:=[.C90]*h2ev" office:value-type="float" office:value="-19.693510282553">
            <text:p>-19.693510282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>
            <text:p>-3.712481235</text:p>
          </table:table-cell>
          <table:table-cell office:value-type="string">
            <text:p>cation</text:p>
          </table:table-cell>
          <table:table-cell office:value-type="float" office:value="-1.4924421205">
            <text:p>-1.492442120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87]-[.C92]" office:value-type="float" office:value="-1.46787979639">
            <text:p>-1.4678797964</text:p>
          </table:table-cell>
          <table:table-cell table:formula="of:=[.C93]*h2ev" office:value-type="float" office:value="-39.94304153935">
            <text:p>-39.9430415394</text:p>
          </table:table-cell>
          <table:table-cell table:number-columns-repeated="1020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583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2.05507296705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57316229929">
            <text:p>-1.573162299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98]-[.C100]" office:value-type="float" office:value="-0.48191066776">
            <text:p>-0.4819106678</text:p>
          </table:table-cell>
          <table:table-cell table:style-name="ce1" table:formula="of:=[.C101]*h2ev" office:value-type="float" office:value="-13.1134564750691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>
            <text:p>0.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459088495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>
            <text:p>-3.7590565349</text:p>
          </table:table-cell>
          <table:table-cell/>
          <table:table-cell table:formula="of:=[.C98]-[.C103]" office:value-type="float" office:value="-1.00916411755">
            <text:p>-1.0091641176</text:p>
          </table:table-cell>
          <table:table-cell table:formula="of:=[.C104]*h2ev" office:value-type="float" office:value="-27.4607528262563">
            <text:p>-27.4607528263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0.547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1.53540286836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7138666296">
            <text:p>-1.17138666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10]-[.C112]" office:value-type="float" office:value="-0.3640162054">
            <text:p>-0.3640162054</text:p>
          </table:table-cell>
          <table:table-cell table:style-name="ce1" table:formula="of:=[.C113]*h2ev" office:value-type="float" office:value="-9.90538492937037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851767354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>
            <text:p>-3.8431985404</text:p>
          </table:table-cell>
          <table:table-cell/>
          <table:table-cell table:formula="of:=[.C110]-[.C115]" office:value-type="float" office:value="-0.75022613296">
            <text:p>-0.750226133</text:p>
          </table:table-cell>
          <table:table-cell table:formula="of:=[.C486]*h2ev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852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Optimised for singlet-triplet</text:p>
          </table:table-cell>
          <table:table-cell office:value-type="string">
            <text:p>Singlet</text:p>
          </table:table-cell>
          <table:table-cell office:value-type="float" office:value="-2.04696451038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48239655569">
            <text:p>-1.482396555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24]-[.C126]" office:value-type="float" office:value="-0.56456795469">
            <text:p>-0.5645679547</text:p>
          </table:table-cell>
          <table:table-cell table:style-name="ce1" table:formula="of:=[.C127]*h2ev" office:value-type="float" office:value="-15.3626756914482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265837326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24]-[.C129]" office:value-type="float" office:value="-1.02038077778">
            <text:p>-1.0203807778</text:p>
          </table:table-cell>
          <table:table-cell table:formula="of:=[.C130]*h2ev" office:value-type="float" office:value="-27.7659736805806">
            <text:p>-27.7659736806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5.097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15344495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2.0365399377">
            <text:p>-2.036539937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40]-[.C142]" office:value-type="float" office:value="-0.5788045573">
            <text:p>-0.5788045573</text:p>
          </table:table-cell>
          <table:table-cell table:style-name="ce1" table:formula="of:=[.C143]*h2ev" office:value-type="float" office:value="-15.7500733590426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300354691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40]-[.C145]" office:value-type="float" office:value="-1.2853090259">
            <text:p>-1.2853090259</text:p>
          </table:table-cell>
          <table:table-cell table:formula="of:=[.C146]*h2ev" office:value-type="float" office:value="-34.9750381050854">
            <text:p>-34.97503810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4.273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55525772308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9906897684">
            <text:p>-1.9906897684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56]-[.C158]" office:value-type="float" office:value="-0.56456795468">
            <text:p>-0.5645679547</text:p>
          </table:table-cell>
          <table:table-cell table:style-name="ce1" table:formula="of:=[.C159]*h2ev" office:value-type="float" office:value="-15.3626756911761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>
            <text:p>0.155551518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002762768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>
            <text:p>-3.8813989371</text:p>
          </table:table-cell>
          <table:table-cell/>
          <table:table-cell table:formula="of:=[.C156]-[.C161]" office:value-type="float" office:value="-1.25498144628">
            <text:p>-1.2549814463</text:p>
          </table:table-cell>
          <table:table-cell table:formula="of:=[.C162]*h2ev" office:value-type="float" office:value="-34.1497826750912">
            <text:p>-34.14978267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nhn check c2h4 new reference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372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4220232911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2067232911">
            <text:p>-0.72067232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72]-[.C174]" office:value-type="float" office:value="-0.32153">
            <text:p>-0.32153</text:p>
          </table:table-cell>
          <table:table-cell table:style-name="ce1" table:formula="of:=[.C175]*h2ev" office:value-type="float" office:value="-8.749276458285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>
            <text:p>0.319482866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169905159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>
            <text:p>-3.2749711937</text:p>
          </table:table-cell>
          <table:table-cell/>
          <table:table-cell table:formula="of:=[.C172]-[.C177]" office:value-type="float" office:value="-0.52521181321">
            <text:p>-0.5252118132</text:p>
          </table:table-cell>
          <table:table-cell table:formula="of:=[.C178]*h2ev" office:value-type="float" office:value="-14.2917405931995">
            <text:p>-14.2917405932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185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447281056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2575105603">
            <text:p>-1.125751056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88]-[.C190]" office:value-type="float" office:value="-0.32152999997">
            <text:p>-0.32153</text:p>
          </table:table-cell>
          <table:table-cell table:style-name="ce1" table:formula="of:=[.C191]*h2ev" office:value-type="float" office:value="-8.74927645746866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479991004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>
            <text:p>-3.26796</text:p>
          </table:table-cell>
          <table:table-cell/>
          <table:table-cell table:formula="of:=[.C188]-[.C193]" office:value-type="float" office:value="-0.6992819556">
            <text:p>-0.6992819556</text:p>
          </table:table-cell>
          <table:table-cell table:formula="of:=[.C194]*h2ev" office:value-type="float" office:value="-19.0284301677435">
            <text:p>-19.0284301677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0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8.494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9071357254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06918357252">
            <text:p>-1.069183572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02]-[.C204]" office:value-type="float" office:value="-0.32153000002">
            <text:p>-0.32153</text:p>
          </table:table-cell>
          <table:table-cell table:style-name="ce1" table:formula="of:=[.C205]*h2ev" office:value-type="float" office:value="-8.74927645882923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166655513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02]-[.C207]" office:value-type="float" office:value="-0.67404802124">
            <text:p>-0.6740480212</text:p>
          </table:table-cell>
          <table:table-cell table:formula="of:=[.C208]*h2ev" office:value-type="float" office:value="-18.3417798774258">
            <text:p>-18.3417798774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4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2328852821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0500479976">
            <text:p>-0.7050047998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16]-[.C218]" office:value-type="float" office:value="-0.31828372845">
            <text:p>-0.3182837285</text:p>
          </table:table-cell>
          <table:table-cell table:style-name="ce1" table:formula="of:=[.C219]*h2ev" office:value-type="float" office:value="-8.66094091494654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090472202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16]-[.C221]" office:value-type="float" office:value="-0.51424130801">
            <text:p>-0.514241308</text:p>
          </table:table-cell>
          <table:table-cell table:formula="of:=[.C222]*h2ev" office:value-type="float" office:value="-13.993217958043">
            <text:p>-13.993217958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3.473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8236658571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000519906">
            <text:p>-0.68000519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30]-[.C232]" office:value-type="float" office:value="-0.30236138665">
            <text:p>-0.3023613867</text:p>
          </table:table-cell>
          <table:table-cell table:style-name="ce1" table:formula="of:=[.C233]*h2ev" office:value-type="float" office:value="-8.22767195008631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909385139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30]-[.C235]" office:value-type="float" office:value="-0.49142807181">
            <text:p>-0.4914280718</text:p>
          </table:table-cell>
          <table:table-cell table:formula="of:=[.C236]*h2ev" office:value-type="float" office:value="-13.3724382161155">
            <text:p>-13.372438216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2.937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5644996731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106379853">
            <text:p>-0.681063798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44]-[.C246]" office:value-type="float" office:value="-0.27538616878">
            <text:p>-0.2753861688</text:p>
          </table:table-cell>
          <table:table-cell table:style-name="ce1" table:formula="of:=[.C247]*h2ev" office:value-type="float" office:value="-7.49363892465448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856161088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44]-[.C249]" office:value-type="float" office:value="-0.47083385851">
            <text:p>-0.4708338585</text:p>
          </table:table-cell>
          <table:table-cell table:formula="of:=[.C250]*h2ev" office:value-type="float" office:value="-12.8120411595342">
            <text:p>-12.812041159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72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0236946172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88083946166">
            <text:p>-0.880839461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60]-[.C262]" office:value-type="float" office:value="-0.32153000006">
            <text:p>-0.3215300001</text:p>
          </table:table-cell>
          <table:table-cell table:style-name="ce1" table:formula="of:=[.C263]*h2ev" office:value-type="float" office:value="-8.74927645991769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>
            <text:p>0.2489155156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6128956398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>
            <text:p>-3.3012876576</text:p>
          </table:table-cell>
          <table:table-cell/>
          <table:table-cell table:formula="of:=[.C260]-[.C265]" office:value-type="float" office:value="-0.58947382192">
            <text:p>-0.5894738219</text:p>
          </table:table-cell>
          <table:table-cell table:formula="of:=[.C266]*h2ev" office:value-type="float" office:value="-16.0403988209496">
            <text:p>-16.0403988209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77]-[.C279]" office:value-type="float" office:value="-0.25218968013">
            <text:p>-0.2521896801</text:p>
          </table:table-cell>
          <table:table-cell table:style-name="ce1" table:formula="of:=[.C280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77]-[.C282]" office:value-type="float" office:value="-0.58008353567">
            <text:p>-0.5800835357</text:p>
          </table:table-cell>
          <table:table-cell table:formula="of:=[.C283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>
            <text:p>0.0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90]-[.C292]" office:value-type="float" office:value="-0.25218967993">
            <text:p>-0.2521896799</text:p>
          </table:table-cell>
          <table:table-cell table:style-name="ce1" table:formula="of:=[.C293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90]-[.C295]" office:value-type="float" office:value="-0.61264747951">
            <text:p>-0.6126474795</text:p>
          </table:table-cell>
          <table:table-cell table:formula="of:=[.C296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994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54072229124">
            <text:p>-1.540722291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28853261145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03]-[.C305]" office:value-type="float" office:value="-0.25218967979">
            <text:p>-0.2521896798</text:p>
          </table:table-cell>
          <table:table-cell table:style-name="ce1" table:formula="of:=[.C306]*h2ev" office:value-type="float" office:value="-6.86243034369757">
            <text:p>-6.862430343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8133097067">
            <text:p>-0.813309706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03]-[.C308]" office:value-type="float" office:value="-0.72741258454">
            <text:p>-0.7274125845</text:p>
          </table:table-cell>
          <table:table-cell table:formula="of:=[.C309]*h2ev" office:value-type="float" office:value="-19.7939035280567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254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2090460127">
            <text:p>-1.72090460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46871492146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16]-[.C318]" office:value-type="float" office:value="-0.25218967981">
            <text:p>-0.2521896798</text:p>
          </table:table-cell>
          <table:table-cell table:style-name="ce1" table:formula="of:=[.C319]*h2ev" office:value-type="float" office:value="-6.8624303442418">
            <text:p>-6.862430344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16]-[.C321]" office:value-type="float" office:value="-0.78790181727">
            <text:p>-0.7879018173</text:p>
          </table:table-cell>
          <table:table-cell table:formula="of:=[.C322]*h2ev" office:value-type="float" office:value="-21.4398992979827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786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6331802757">
            <text:p>-1.7633180276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1112834765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29]-[.C331]" office:value-type="float" office:value="-0.25218967992">
            <text:p>-0.2521896799</text:p>
          </table:table-cell>
          <table:table-cell table:style-name="ce1" table:formula="of:=[.C332]*h2ev" office:value-type="float" office:value="-6.86243034723505">
            <text:p>-6.862430347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29]-[.C334]" office:value-type="float" office:value="-0.83031524357">
            <text:p>-0.8303152436</text:p>
          </table:table-cell>
          <table:table-cell table:formula="of:=[.C335]*h2ev" office:value-type="float" office:value="-22.5940273489944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44]-[.C346]" office:value-type="float" office:value="-0.25218967993">
            <text:p>-0.2521896799</text:p>
          </table:table-cell>
          <table:table-cell table:style-name="ce1" table:formula="of:=[.C347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44]-[.C349]" office:value-type="float" office:value="-0.61264747951">
            <text:p>-0.6126474795</text:p>
          </table:table-cell>
          <table:table-cell table:formula="of:=[.C350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926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7569674945">
            <text:p>-1.775696749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2350706959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60]-[.C362]" office:value-type="float" office:value="-0.25218967986">
            <text:p>-0.2521896799</text:p>
          </table:table-cell>
          <table:table-cell table:style-name="ce1" table:formula="of:=[.C363]*h2ev" office:value-type="float" office:value="-6.86243034560237">
            <text:p>-6.862430345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403738007">
            <text:p>-0.9403738007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>
            <text:p>s</text:p>
          </table:table-cell>
          <table:table-cell/>
          <table:table-cell table:formula="of:=[.C360]-[.C365]" office:value-type="float" office:value="-0.83532294875">
            <text:p>-0.8353229488</text:p>
          </table:table-cell>
          <table:table-cell table:formula="of:=[.C366]*h2ev" office:value-type="float" office:value="-22.73029394011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89]-[.C391]" office:value-type="float" office:value="-0.25218968013">
            <text:p>-0.2521896801</text:p>
          </table:table-cell>
          <table:table-cell table:style-name="ce1" table:formula="of:=[.C392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89]-[.C394]" office:value-type="float" office:value="-0.58008353567">
            <text:p>-0.5800835357</text:p>
          </table:table-cell>
          <table:table-cell table:formula="of:=[.C395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9.722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33948554875">
            <text:p>-2.339485548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20965341131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05]-[.C407]" office:value-type="float" office:value="-0.12983213744">
            <text:p>-0.1298321374</text:p>
          </table:table-cell>
          <table:table-cell table:style-name="ce1" table:formula="of:=[.C408]*h2ev" office:value-type="float" office:value="-3.53291221233668">
            <text:p>-3.5329122123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2523140523">
            <text:p>-1.2523140523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05]-[.C410]" office:value-type="float" office:value="-1.08717149645">
            <text:p>-1.0871714965</text:p>
          </table:table-cell>
          <table:table-cell table:formula="of:=[.C411]*h2ev" office:value-type="float" office:value="-29.5834416073413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8.395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23758666375">
            <text:p>-2.237586663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10775452643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18]-[.C420]" office:value-type="float" office:value="-0.12983213732">
            <text:p>-0.1298321373</text:p>
          </table:table-cell>
          <table:table-cell table:style-name="ce1" table:formula="of:=[.C421]*h2ev" office:value-type="float" office:value="-3.53291220907133">
            <text:p>-3.532912209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18]-[.C423]" office:value-type="float" office:value="-1.03805997715">
            <text:p>-1.0380599772</text:p>
          </table:table-cell>
          <table:table-cell table:formula="of:=[.C424]*h2ev" office:value-type="float" office:value="-28.2470491722899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7.31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15552007025">
            <text:p>-2.155520070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2.02568793308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31]-[.C433]" office:value-type="float" office:value="-0.12983213717">
            <text:p>-0.1298321372</text:p>
          </table:table-cell>
          <table:table-cell table:style-name="ce1" table:formula="of:=[.C434]*h2ev" office:value-type="float" office:value="-3.53291220498962">
            <text:p>-3.53291220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31]-[.C436]" office:value-type="float" office:value="-0.95599338365">
            <text:p>-0.9559933837</text:p>
          </table:table-cell>
          <table:table-cell table:formula="of:=[.C437]*h2ev" office:value-type="float" office:value="-26.0139035419562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CH3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581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15134031615">
            <text:p>-0.151340316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02150817872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>
            <text:p>2.2351319768</text:p>
          </table:table-cell>
          <table:table-cell/>
          <table:table-cell table:style-name="ce1" table:formula="of:=[.C446]-[.C448]" office:value-type="float" office:value="-0.12983213743">
            <text:p>-0.1298321374</text:p>
          </table:table-cell>
          <table:table-cell table:style-name="ce1" table:formula="of:=[.C449]*h2ev" office:value-type="float" office:value="-3.53291221206457">
            <text:p>-3.532912212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0597398359">
            <text:p>-0.0597398359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46]-[.C451]" office:value-type="float" office:value="-0.09160048025">
            <text:p>-0.0916004803</text:p>
          </table:table-cell>
          <table:table-cell table:formula="of:=[.C452]*h2ev" office:value-type="float" office:value="-2.49257588846741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1.598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05339248703">
            <text:p>-0.053392487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0.07643965032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>
            <text:p>0.9362462896</text:p>
          </table:table-cell>
          <table:table-cell/>
          <table:table-cell table:style-name="ce1" table:formula="of:=[.C459]-[.C461]" office:value-type="float" office:value="-0.12983213735">
            <text:p>-0.1298321374</text:p>
          </table:table-cell>
          <table:table-cell table:style-name="ce1" table:formula="of:=[.C462]*h2ev" office:value-type="float" office:value="-3.53291220988766">
            <text:p>-3.532912209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>
            <text:p>-4.9292124474</text:p>
          </table:table-cell>
          <table:table-cell office:value-type="string">
            <text:p>cation</text:p>
          </table:table-cell>
          <table:table-cell office:value-type="float" office:value="0.0046649812">
            <text:p>0.004664981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59]-[.C464]" office:value-type="float" office:value="-0.05805746823">
            <text:p>-0.0580574682</text:p>
          </table:table-cell>
          <table:table-cell table:formula="of:=[.C465]*h2ev" office:value-type="float" office:value="-1.57982409110306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183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1269727285">
            <text:p>-1.126972728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7768118794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>
            <text:p>2.6235241897</text:p>
          </table:table-cell>
          <table:table-cell/>
          <table:table-cell table:style-name="ce1" table:formula="of:=[.C472]-[.C474]" office:value-type="float" office:value="-0.3501608491">
            <text:p>-0.3501608491</text:p>
          </table:table-cell>
          <table:table-cell table:style-name="ce1" table:formula="of:=[.C475]*h2ev" office:value-type="float" office:value="-9.52836150170658">
            <text:p>-9.528361501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>
            <text:p>-12.7420186537</text:p>
          </table:table-cell>
          <table:table-cell office:value-type="string">
            <text:p>cation</text:p>
          </table:table-cell>
          <table:table-cell office:value-type="float" office:value="-0.5585143526">
            <text:p>-0.558514352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72]-[.C477]" office:value-type="float" office:value="-0.5684583759">
            <text:p>-0.5684583759</text:p>
          </table:table-cell>
          <table:table-cell table:style-name="ce13" table:formula="of:=[.C478]*h2ev" office:value-type="float" office:value="-15.4685394388604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/>
          <table:table-cell table:style-name="Default"/>
          <table:table-cell table:style-name="Default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2.633">
            <text:p>-22.63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3.859">
            <text:p>-13.85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24">
            <text:p>-10.2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26">
            <text:p>-10.326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814386987">
            <text:p>-1.814386987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0667427277">
            <text:p>-1.0667427277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25190093">
            <text:p>-0.7125190093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61245218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7329023479">
            <text:p>-1.7329023479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8540988431">
            <text:p>-0.854098843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4434131977">
            <text:p>-0.4434131977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0.4451506662">
            <text:p>-0.445150666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>
            <text:p>-0.0814846391</text:p>
          </table:table-cell>
          <table:table-cell table:style-name="ce11" table:formula="of:=[.C490]*h2ev" office:value-type="float" office:value="-2.21730984539383">
            <text:p>-2.217309845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>
            <text:p>0</text:p>
          </table:table-cell>
          <table:table-cell table:style-name="ce11" table:formula="of:=[.H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>
            <text:p>-0.2126438846</text:p>
          </table:table-cell>
          <table:table-cell table:style-name="ce11" table:formula="of:=[.M490]*h2ev" office:value-type="float" office:value="-5.78633450542422">
            <text:p>-5.7863345054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>
            <text:p>0</text:p>
          </table:table-cell>
          <table:table-cell table:style-name="ce11" table:formula="of:=[.R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>
            <text:p>-0.2691058116</text:p>
          </table:table-cell>
          <table:table-cell table:style-name="ce11" table:formula="of:=[.W490]*h2ev" office:value-type="float" office:value="-7.32274171063216">
            <text:p>-7.3227417106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>
            <text:p>-0.2709738556</text:p>
          </table:table-cell>
          <table:table-cell table:style-name="ce11" table:formula="of:=[.AB490]*h2ev" office:value-type="float" office:value="-7.37357377417908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885609563">
            <text:p>-0.9885609563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5651393399">
            <text:p>-0.5651393399</text:p>
          </table:table-cell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77973684">
            <text:p>-0.3377973684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80009767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C488]-[.C491]" office:value-type="float" office:value="-0.8258260307">
            <text:p>-0.8258260307</text:p>
          </table:table-cell>
          <table:table-cell table:style-name="Default" table:formula="of:=[.C492]*h2ev" office:value-type="float" office:value="-22.4718696514865">
            <text:p>-22.4718696515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H488]-[.H491]" office:value-type="float" office:value="0">
            <text:p>0</text:p>
          </table:table-cell>
          <table:table-cell table:style-name="Default" table:formula="of:=[.H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M488]-[.M491]" office:value-type="float" office:value="-0.5016033878">
            <text:p>-0.5016033878</text:p>
          </table:table-cell>
          <table:table-cell table:style-name="Default" table:formula="of:=[.M492]*h2ev" office:value-type="float" office:value="-13.6493226519284">
            <text:p>-13.6493226519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R488]-[.R491]" office:value-type="float" office:value="0">
            <text:p>0</text:p>
          </table:table-cell>
          <table:table-cell table:style-name="Default" table:formula="of:=[.R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W488]-[.W491]" office:value-type="float" office:value="-0.3747216409">
            <text:p>-0.3747216409</text:p>
          </table:table-cell>
          <table:table-cell table:style-name="Default" table:formula="of:=[.W492]*h2ev" office:value-type="float" office:value="-10.1966946510008">
            <text:p>-10.196694651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AB488]-[.AB491]" office:value-type="float" office:value="-0.3781235451">
            <text:p>-0.3781235451</text:p>
          </table:table-cell>
          <table:table-cell table:style-name="Default" table:formula="of:=[.AB492]*h2ev" office:value-type="float" office:value="-10.2892651742192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0.631">
            <text:p>-20.6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1.539">
            <text:p>-21.53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1.63">
            <text:p>-11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7.63">
            <text:p>-7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198">
            <text:p>-8.19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299">
            <text:p>-8.299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6753671396">
            <text:p>-1.6753671396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53927139">
            <text:p>-1.7453927139</text:p>
          </table:table-cell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9046478071">
            <text:p>-0.9046478071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312556708">
            <text:p>-0.5312556708</text:p>
          </table:table-cell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00319127">
            <text:p>-0.5600319127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49346486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6365634212">
            <text:p>-1.6365634212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1.7105079613">
            <text:p>-1.7105079613</text:p>
          </table:table-cell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7330984802">
            <text:p>-0.733098480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17624673">
            <text:p>-0.317624673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294492921">
            <text:p>-0.3294492921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32356392">
            <text:p>-0.33235639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>
            <text:p>-0.0388037184</text:p>
          </table:table-cell>
          <table:table-cell table:style-name="ce11" table:formula="of:=[.C498]*h2ev" office:value-type="float" office:value="-1.05590290141213">
            <text:p>-1.055902901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>
            <text:p>-0.0348847526</text:p>
          </table:table-cell>
          <table:table-cell table:style-name="ce11" table:formula="of:=[.H498]*h2ev" office:value-type="float" office:value="-0.949262416185975">
            <text:p>-0.9492624162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>
            <text:p>-0.1715493269</text:p>
          </table:table-cell>
          <table:table-cell table:style-name="ce11" table:formula="of:=[.M498]*h2ev" office:value-type="float" office:value="-4.66809469499209">
            <text:p>-4.668094695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>
            <text:p>-0.2136309978</text:p>
          </table:table-cell>
          <table:table-cell table:style-name="ce11" table:formula="of:=[.R498]*h2ev" office:value-type="float" office:value="-5.81319522225445">
            <text:p>-5.8131952223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>
            <text:p>-0.2305826206</text:p>
          </table:table-cell>
          <table:table-cell table:style-name="ce11" table:formula="of:=[.W498]*h2ev" office:value-type="float" office:value="-6.27447234816422">
            <text:p>-6.2744723482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>
            <text:p>-0.2325782566</text:p>
          </table:table-cell>
          <table:table-cell table:style-name="ce11" table:formula="of:=[.AB498]*h2ev" office:value-type="float" office:value="-6.32877636668226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228890989">
            <text:p>-0.9228890989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592955958">
            <text:p>-0.959295595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856527728">
            <text:p>-0.485652772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536210475">
            <text:p>-0.2536210475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03278434">
            <text:p>-0.2603278434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12685066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C496]-[.C499]" office:value-type="float" office:value="-0.7524780407">
            <text:p>-0.7524780407</text:p>
          </table:table-cell>
          <table:table-cell table:style-name="Default" table:formula="of:=[.C500]*h2ev" office:value-type="float" office:value="-20.4759692932944">
            <text:p>-20.4759692933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H496]-[.H499]" office:value-type="float" office:value="-0.7860971181">
            <text:p>-0.7860971181</text:p>
          </table:table-cell>
          <table:table-cell table:style-name="Default" table:formula="of:=[.H500]*h2ev" office:value-type="float" office:value="-21.390790934961">
            <text:p>-21.390790935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M496]-[.M499]" office:value-type="float" office:value="-0.4189950343">
            <text:p>-0.4189950343</text:p>
          </table:table-cell>
          <table:table-cell table:style-name="Default" table:formula="of:=[.M500]*h2ev" office:value-type="float" office:value="-11.401434981928">
            <text:p>-11.4014349819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R496]-[.R499]" office:value-type="float" office:value="-0.2776346233">
            <text:p>-0.2776346233</text:p>
          </table:table-cell>
          <table:table-cell table:style-name="Default" table:formula="of:=[.R500]*h2ev" office:value-type="float" office:value="-7.55482248512896">
            <text:p>-7.5548224851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W496]-[.W499]" office:value-type="float" office:value="-0.2997040693">
            <text:p>-0.2997040693</text:p>
          </table:table-cell>
          <table:table-cell table:style-name="Default" table:formula="of:=[.W500]*h2ev" office:value-type="float" office:value="-8.15536266593695">
            <text:p>-8.1553626659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AB496]-[.AB499]" office:value-type="float" office:value="-0.303666142">
            <text:p>-0.303666142</text:p>
          </table:table-cell>
          <table:table-cell table:style-name="Default" table:formula="of:=[.AB500]*h2ev" office:value-type="float" office:value="-8.2631761495936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01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129441757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753676264">
            <text:p>-0.6753676264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>
            <text:p>-0.1375765493</text:p>
          </table:table-cell>
          <table:table-cell table:style-name="ce11" table:formula="of:=[.M506]*h2ev" office:value-type="float" office:value="-3.7436483811855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>
            <text:p>-3.839733638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435734362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>
            <text:p>0.6</text:p>
          </table:table-cell>
          <table:table-cell table:style-name="Default"/>
          <table:table-cell table:style-name="Default" table:formula="of:=[.M504]-[.M507]" office:value-type="float" office:value="-0.3693707395">
            <text:p>-0.3693707395</text:p>
          </table:table-cell>
          <table:table-cell table:style-name="Default" table:formula="of:=[.M508]*h2ev" office:value-type="float" office:value="-10.0510892155838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"/>
          <table:table-cell table:style-name="ce11" office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062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71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>
            <text:p>-0.1298321374</text:p>
          </table:table-cell>
          <table:table-cell table:style-name="ce11" table:formula="of:=[.M514]*h2ev" office:value-type="float" office:value="-3.53291221124823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M512]-[.M515]" office:value-type="float" office:value="-0.36037650891">
            <text:p>-0.3603765089</text:p>
          </table:table-cell>
          <table:table-cell table:style-name="Default" table:formula="of:=[.M516]*h2ev" office:value-type="float" office:value="-9.80634374871769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ference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>
            <text:p>0.1298337073</text:p>
          </table:table-cell>
          <table:table-cell table:style-name="ce1" table:formula="of:=[.M524]*conv" office:value-type="float" office:value="3.5329549304006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>
            <text:p>0.3340924644</text:p>
          </table:table-cell>
          <table:table-cell table:formula="of:=[.M527]*conv" office:value-type="float" office:value="9.09111850734099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7" table:style-name="ta2" table:print="false"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kcal/mol</text:p>
          </table:table-cell>
        </table:table-row>
        <table:table-row table:style-name="ro1">
          <table:table-cell office:value-type="string">
            <text:p>Trip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025279">
            <text:p>-2819.23025279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4935817">
            <text:p>-2819.204935817</text:p>
          </table:table-cell>
          <table:table-cell/>
        </table:table-row>
        <table:table-row table:style-name="ro1">
          <table:table-cell/>
          <table:table-cell table:formula="of:=[.B5]-[.B6]" office:value-type="float" office:value="-0.0253169729999172">
            <text:p>-0.025316973</text:p>
          </table:table-cell>
          <table:table-cell table:formula="of:=[.B7]*627.5" office:value-type="float" office:value="-15.886400557448">
            <text:p>-15.88640055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29812967">
            <text:p>-2819.229812967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2419084">
            <text:p>-2819.202419084</text:p>
          </table:table-cell>
          <table:table-cell/>
        </table:table-row>
        <table:table-row table:style-name="ro1">
          <table:table-cell/>
          <table:table-cell table:formula="of:=[.B9]-[.B10]" office:value-type="float" office:value="-0.0273938829996041">
            <text:p>-0.027393883</text:p>
          </table:table-cell>
          <table:table-cell table:formula="of:=[.B11]*627.5" office:value-type="float" office:value="-17.1896615822516">
            <text:p>-17.18966158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ing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7777068">
            <text:p>-2819.237777068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/>
          <table:table-cell/>
        </table:table-row>
        <table:table-row table:style-name="ro1">
          <table:table-cell/>
          <table:table-cell table:formula="of:=[.B15]-[.B16]" office:value-type="float" office:value="-2819.237777068">
            <text:p>-2819.237777068</text:p>
          </table:table-cell>
          <table:table-cell table:formula="of:=[.B17]*627.5" office:value-type="float" office:value="-1769071.70511017">
            <text:p>-1769071.705110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39457402">
            <text:p>-2819.239457402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25852772">
            <text:p>-2819.225852772</text:p>
          </table:table-cell>
          <table:table-cell/>
        </table:table-row>
        <table:table-row table:style-name="ro1">
          <table:table-cell/>
          <table:table-cell table:formula="of:=[.B19]-[.B20]" office:value-type="float" office:value="-0.013604629999918">
            <text:p>-0.01360463</text:p>
          </table:table-cell>
          <table:table-cell table:formula="of:=[.B21]*627.5" office:value-type="float" office:value="-8.53690532494852">
            <text:p>-8.5369053249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Holiday Work" table:style-name="ta3">
        <table:table-column table:style-name="co7" table:default-cell-style-name="ce2"/>
        <table:table-column table:style-name="co12" table:number-columns-repeated="4" table:default-cell-style-name="ce2"/>
        <table:table-column table:style-name="co13" table:default-cell-style-name="ce2"/>
        <table:table-column table:style-name="co14" table:default-cell-style-name="ce2"/>
        <table:table-column table:style-name="co12" table:number-columns-repeated="1017" table:default-cell-style-name="ce2"/>
        <table:table-row table:style-name="ro1">
          <table:table-cell table:style-name="ce11" office:value-type="string">
            <text:p>Reference Valu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>
            <text:p>Conversion</text:p>
          </table:table-cell>
          <table:table-cell table:style-name="Default" office:value-type="float" office:value="27.2113845">
            <text:p>27.2113845</text:p>
          </table:table-cell>
          <table:table-cell table:style-name="Default" table:number-columns-repeated="2"/>
          <table:table-cell/>
          <table:table-cell table:style-name="ce21" office:value-type="string">
            <text:p>COBALT STEP ii – iii</text:p>
          </table:table-cell>
          <table:table-cell table:style-name="ce21" office:value-type="string">
            <text:p>eV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b1u eV</text:p>
          </table:table-cell>
          <table:table-cell table:style-name="Default" office:value-type="float" office:value="-10.363">
            <text:p>-10.363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421.353002124">
            <text:p>-2421.353002124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>
            <text:p>HF def-SV(P) au</text:p>
          </table:table-cell>
          <table:table-cell table:style-name="Default" table:number-columns-repeated="2"/>
          <table:table-cell/>
          <table:table-cell table:style-name="ce21" office:value-type="string">
            <text:p>singlet_scan d190</text:p>
          </table:table-cell>
          <table:table-cell table:style-name="ce21" office:value-type="float" office:value="-2421.340748036">
            <text:p>-2421.340748036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Singlet</text:p>
          </table:table-cell>
          <table:table-cell table:style-name="ce11" office:value-type="float" office:value="-77.9658487133">
            <text:p>-77.9658487133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4]-[.G5]" office:value-type="float" office:value="-0.0122540879997359">
            <text:p>-0.012254088</text:p>
          </table:table-cell>
          <table:table-cell table:formula="of:=[.G6]*[.B3]" office:value-type="float" office:value="-0.33345070025765">
            <text:p>-0.3334507003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Triplet</text:p>
          </table:table-cell>
          <table:table-cell table:style-name="Default" office:value-type="float" office:value="-77.8359978535">
            <text:p>-77.8359978535</text:p>
          </table:table-cell>
          <table:table-cell table:style-name="Default" table:number-columns-repeated="2"/>
          <table:table-cell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11" table:formula="of:=[.B6]-[.B7]" office:value-type="float" office:value="-0.129850859800001">
            <text:p>-0.1298508598</text:p>
          </table:table-cell>
          <table:table-cell table:style-name="ce11" table:formula="of:=[.B8]*h2ev" office:value-type="float" office:value="-3.53342167367343">
            <text:p>-3.5334216737</text:p>
          </table:table-cell>
          <table:table-cell table:style-name="Default"/>
          <table:table-cell/>
          <table:table-cell table:style-name="ce21" office:value-type="string">
            <text:p>triplet</text:p>
          </table:table-cell>
          <table:table-cell table:style-name="ce21" office:value-type="float" office:value="-2421.34645639">
            <text:p>-2421.34645639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21" office:value-type="string">
            <text:p>triplet_scan d200</text:p>
          </table:table-cell>
          <table:table-cell table:style-name="ce21" office:value-type="float" office:value="-2421.318711471">
            <text:p>-2421.318711471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Default" office:value-type="string">
            <text:p>cation</text:p>
          </table:table-cell>
          <table:table-cell table:style-name="Default" office:value-type="float" office:value="-77.6317464929">
            <text:p>-77.6317464929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8]-[.G9]" office:value-type="float" office:value="-0.0277449190002699">
            <text:p>-0.027744919</text:p>
          </table:table-cell>
          <table:table-cell table:formula="of:=[.G10]*[.B3]" office:value-type="float" office:value="-0.754977658837699">
            <text:p>-0.75497765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[.B6] -[.B10]" office:value-type="float" office:value="-0.334102220399998">
            <text:p>-0.3341022204</text:p>
          </table:table-cell>
          <table:table-cell table:style-name="Default" table:formula="of:=[.B11]*h2ev" office:value-type="float" office:value="-9.0913839816081">
            <text:p>-9.09138398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9.722">
            <text:p>-29.722</text:p>
          </table:table-cell>
          <table:table-cell table:number-columns-repeated="1020"/>
        </table:table-row>
        <table:table-row table:style-name="ro1">
          <table:table-cell table:style-name="ce17" office:value-type="float" office:value="0.935915517746369">
            <text:p>0.935915517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3948554872">
            <text:p>-2.3394855487</text:p>
          </table:table-cell>
          <table:table-cell table:style-name="Default"/>
          <table:table-cell/>
          <table:table-cell table:style-name="ce21" office:value-type="string">
            <text:p>Cobalt </text:p>
          </table:table-cell>
          <table:table-cell table:style-name="ce22" office:value-type="date" office:date-value="2017-06-09">
            <text:p>09/06/17</text:p>
          </table:table-cell>
          <table:table-cell table:number-columns-repeated="1017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0965341127">
            <text:p>-2.2096534113</text:p>
          </table:table-cell>
          <table:table-cell table:style-name="Default"/>
          <table:table-cell/>
          <table:table-cell table:style-name="ce21" office:value-type="string">
            <text:p>full_geom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6]-[.C17]" office:value-type="float" office:value="-0.12983213745">
            <text:p>-0.1298321375</text:p>
          </table:table-cell>
          <table:table-cell table:style-name="ce11" table:formula="of:=[.C18]*h2ev" office:value-type="float" office:value="-3.53291221260879">
            <text:p>-3.5329122126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840.896524429">
            <text:p>-2840.896524429</text:p>
          </table:table-cell>
          <table:table-cell table:number-columns-repeated="1017"/>
        </table:table-row>
        <table:table-row table:style-name="ro2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523140527">
            <text:p>-1.2523140527</text:p>
          </table:table-cell>
          <table:table-cell table:style-name="Default"/>
          <table:table-cell/>
          <table:table-cell table:style-name="ce21" office:value-type="string">
            <text:p>|dE/dxyz| = <text:s/>0.000416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16]-[.C19]" office:value-type="float" office:value="-1.08717149602">
            <text:p>-1.087171496</text:p>
          </table:table-cell>
          <table:table-cell table:style-name="Default" table:formula="of:=[.C20]*h2ev" office:value-type="float" office:value="-29.5834415956404">
            <text:p>-29.5834415956</text:p>
          </table:table-cell>
          <table:table-cell/>
          <table:table-cell table:style-name="ce21" office:value-type="string">
            <text:p>triplet</text:p>
          </table:table-cell>
          <table:table-cell table:style-name="ce21" office:value-type="float" office:value="-2840.87468705">
            <text:p>-2840.87468705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/>
          <table:table-cell table:style-name="ce21" office:value-type="string">
            <text:p>|dE/dxyz| = <text:s/>0.00020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8.395">
            <text:p>-28.395</text:p>
          </table:table-cell>
          <table:table-cell table:number-columns-repeated="1020"/>
        </table:table-row>
        <table:table-row table:style-name="ro1">
          <table:table-cell table:style-name="ce17" office:value-type="float" office:value="0.607541007456495">
            <text:p>0.607541007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23758666325">
            <text:p>-2.2375866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10775452585">
            <text:p>-2.107754525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24]-[.C25]" office:value-type="float" office:value="-0.1298321374">
            <text:p>-0.1298321374</text:p>
          </table:table-cell>
          <table:table-cell table:style-name="ce11" table:formula="of:=[.C26]*h2ev" office:value-type="float" office:value="-3.53291221124824">
            <text:p>-3.532912211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995266863">
            <text:p>-1.19952668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24]-[.C27]" office:value-type="float" office:value="-1.03805997695">
            <text:p>-1.038059977</text:p>
          </table:table-cell>
          <table:table-cell table:style-name="Default" table:formula="of:=[.C28]*h2ev" office:value-type="float" office:value="-28.2470491668476">
            <text:p>-28.2470491668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7.31">
            <text:p>-27.31</text:p>
          </table:table-cell>
          <table:table-cell table:number-columns-repeated="1020"/>
        </table:table-row>
        <table:table-row table:style-name="ro1">
          <table:table-cell table:style-name="ce17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15552007048">
            <text:p>-2.155520070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0256879331">
            <text:p>-2.025687933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32]-[.C33]" office:value-type="float" office:value="-0.12983213738">
            <text:p>-0.1298321374</text:p>
          </table:table-cell>
          <table:table-cell table:style-name="ce11" table:formula="of:=[.C34]*h2ev" office:value-type="float" office:value="-3.53291221070401">
            <text:p>-3.532912210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574858257">
            <text:p>-1.1574858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32]-[.C35]" office:value-type="float" office:value="-0.99803424478">
            <text:p>-0.9980342448</text:p>
          </table:table-cell>
          <table:table-cell table:style-name="Default" table:formula="of:=[.C36]*h2ev" office:value-type="float" office:value="-27.1578935788757">
            <text:p>-27.157893578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581">
            <text:p>-2.581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513403164">
            <text:p>-0.151340316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2150817876">
            <text:p>-0.02150817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0]-[.C41]" office:value-type="float" office:value="-0.12983213764">
            <text:p>-0.1298321376</text:p>
          </table:table-cell>
          <table:table-cell table:style-name="ce11" table:formula="of:=[.C42]*h2ev" office:value-type="float" office:value="-3.53291221777896">
            <text:p>-3.5329122178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0.6540593257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597398444">
            <text:p>-0.059739844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2.23513196696789">
            <text:p>2.235131967</text:p>
          </table:table-cell>
          <table:table-cell table:style-name="Default"/>
          <table:table-cell table:style-name="Default" table:formula="of:=[.C40]-[.C43]" office:value-type="float" office:value="-0.091600472">
            <text:p>-0.091600472</text:p>
          </table:table-cell>
          <table:table-cell table:style-name="Default" table:formula="of:=[.C44]*h2ev" office:value-type="float" office:value="-2.49257566397348">
            <text:p>-2.49257566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693.275">
            <text:p>-693.275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1.16731135608">
            <text:p>-51.167311356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51.03747921864">
            <text:p>-51.037479218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]-[.C49]" office:value-type="float" office:value="-0.129832137439998">
            <text:p>-0.1298321374</text:p>
          </table:table-cell>
          <table:table-cell table:style-name="ce11" table:formula="of:=[.C50]*h2ev" office:value-type="float" office:value="-3.53291221233662">
            <text:p>-3.5329122123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26.938755840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5.6899748633">
            <text:p>-25.6899748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295666978554664">
            <text:p>0.0295666979</text:p>
          </table:table-cell>
          <table:table-cell table:style-name="Default"/>
          <table:table-cell table:style-name="Default" table:formula="of:=[.C48]-[.C51]" office:value-type="float" office:value="-25.47733649278">
            <text:p>-25.4773364928</text:p>
          </table:table-cell>
          <table:table-cell table:style-name="Default" table:formula="of:=[.C52]*h2ev" office:value-type="float" office:value="-693.273599340918">
            <text:p>-693.273599340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723">
            <text:p>-2.723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641095826">
            <text:p>-0.164109582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3427744499">
            <text:p>-0.03427744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56]-[.C57]" office:value-type="float" office:value="-0.12983213761">
            <text:p>-0.1298321376</text:p>
          </table:table-cell>
          <table:table-cell table:style-name="ce11" table:formula="of:=[.C58]*h2ev" office:value-type="float" office:value="-3.53291221696262">
            <text:p>-3.532912217</text:p>
          </table:table-cell>
          <table:table-cell table:number-columns-repeated="1020"/>
        </table:table-row>
        <table:table-row table:style-name="ro1">
          <table:table-cell table:style-name="ce17" office:value-type="float" office:value="-8.98787430847">
            <text:p>-8.9878743085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676026162">
            <text:p>-0.067602616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90008339843454">
            <text:p>1.9000833984</text:p>
          </table:table-cell>
          <table:table-cell table:style-name="Default"/>
          <table:table-cell table:style-name="Default" table:formula="of:=[.C56]-[.C59]" office:value-type="float" office:value="-0.0965069664">
            <text:p>-0.0965069664</text:p>
          </table:table-cell>
          <table:table-cell table:style-name="Default" table:formula="of:=[.C60]*h2ev" office:value-type="float" office:value="-2.62608816963898">
            <text:p>-2.626088169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84.475">
            <text:p>-584.475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3.17048650841">
            <text:p>-43.17048650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43.04065437103">
            <text:p>-43.04065437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64]-[.C65]" office:value-type="float" office:value="-0.129832137379999">
            <text:p>-0.1298321374</text:p>
          </table:table-cell>
          <table:table-cell table:style-name="ce11" table:formula="of:=[.C66]*h2ev" office:value-type="float" office:value="-3.53291221070398">
            <text:p>-3.5329122107</text:p>
          </table:table-cell>
          <table:table-cell table:number-columns-repeated="1020"/>
        </table:table-row>
        <table:table-row table:style-name="ro1">
          <table:table-cell table:style-name="ce17" office:value-type="float" office:value="-23.1774623297">
            <text:p>-23.1774623297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1.6914804551">
            <text:p>-21.691480455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321938180655622">
            <text:p>0.0321938181</text:p>
          </table:table-cell>
          <table:table-cell table:style-name="Default"/>
          <table:table-cell table:style-name="Default" table:formula="of:=[.C64]-[.C67]" office:value-type="float" office:value="-21.47900605331">
            <text:p>-21.4790060533</text:p>
          </table:table-cell>
          <table:table-cell table:style-name="Default" table:formula="of:=[.C68]*h2ev" office:value-type="float" office:value="-584.473492394446">
            <text:p>-584.473492394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.41">
            <text:p>-3.41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22601538148">
            <text:p>-0.226015381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9618324407">
            <text:p>-0.096183244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72]-[.C73]" office:value-type="float" office:value="-0.12983213741">
            <text:p>-0.1298321374</text:p>
          </table:table-cell>
          <table:table-cell table:style-name="ce11" table:formula="of:=[.C74]*h2ev" office:value-type="float" office:value="-3.53291221152034">
            <text:p>-3.5329122115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5.5654895917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1052646028">
            <text:p>-0.105264602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10808650904684">
            <text:p>1.108086509</text:p>
          </table:table-cell>
          <table:table-cell table:style-name="Default"/>
          <table:table-cell table:style-name="Default" table:formula="of:=[.C72]-[.C75]" office:value-type="float" office:value="-0.12075077868">
            <text:p>-0.1207507787</text:p>
          </table:table-cell>
          <table:table-cell table:style-name="Default" table:formula="of:=[.C76]*h2ev" office:value-type="float" office:value="-3.28579586733588">
            <text:p>-3.2857958673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47.735">
            <text:p>-347.735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5.7690957257">
            <text:p>-25.7690957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5.639263588">
            <text:p>-25.6392635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0]-[.C81]" office:value-type="float" office:value="-0.129832137700003">
            <text:p>-0.1298321377</text:p>
          </table:table-cell>
          <table:table-cell table:style-name="ce11" table:formula="of:=[.C82]*h2ev" office:value-type="float" office:value="-3.53291221941172">
            <text:p>-3.5329122194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4.9251224816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2.9902114396">
            <text:p>-12.990211439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9" office:value-type="float" office:value="0.0419884817550884">
            <text:p>0.0419884818</text:p>
          </table:table-cell>
          <table:table-cell table:style-name="Default"/>
          <table:table-cell table:style-name="Default" table:formula="of:=[.C80]-[.C83]" office:value-type="float" office:value="-12.7788842861">
            <text:p>-12.7788842861</text:p>
          </table:table-cell>
          <table:table-cell table:style-name="Default" table:formula="of:=[.C84]*h2ev" office:value-type="float" office:value="-347.731133790075">
            <text:p>-347.7311337901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107.705">
            <text:p>-107.705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8.11823771392">
            <text:p>-8.118237713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7.98840557627">
            <text:p>-7.988405576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8]-[.C89]" office:value-type="float" office:value="-0.129832137649999">
            <text:p>-0.1298321377</text:p>
          </table:table-cell>
          <table:table-cell table:style-name="ce11" table:formula="of:=[.C90]*h2ev" office:value-type="float" office:value="-3.53291221805106">
            <text:p>-3.5329122181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-5.70762055741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1609525263">
            <text:p>-4.16095252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0889678333213083">
            <text:p>0.0889678333</text:p>
          </table:table-cell>
          <table:table-cell table:style-name="Default"/>
          <table:table-cell table:style-name="Default" table:formula="of:=[.C88]-[.C91]" office:value-type="float" office:value="-3.95728518762">
            <text:p>-3.9572851876</text:p>
          </table:table-cell>
          <table:table-cell table:style-name="Default" table:formula="of:=[.C92]*h2ev" office:value-type="float" office:value="-107.683208816482">
            <text:p>-107.6832088165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2.541">
            <text:p>-52.541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036387736">
            <text:p>-4.03638773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3.8631241006">
            <text:p>-3.863124100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96]-[.C97]" office:value-type="float" office:value="-0.1732636354">
            <text:p>-0.1732636354</text:p>
          </table:table-cell>
          <table:table-cell table:style-name="ce11" table:formula="of:=[.C98]*h2ev" office:value-type="float" office:value="-4.71474340273721">
            <text:p>-4.714743402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8716">
            <text:p>-3.871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15">
            <text:p>0.15</text:p>
          </table:table-cell>
          <table:table-cell table:style-name="Default"/>
          <table:table-cell table:style-name="Default" table:formula="of:=[.C96]-[.C99]" office:value-type="float" office:value="-1.9278816207">
            <text:p>-1.9278816207</text:p>
          </table:table-cell>
          <table:table-cell table:style-name="Default" table:formula="of:=[.C100]*h2ev" office:value-type="float" office:value="-52.4603280513509">
            <text:p>-52.460328051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1.116">
            <text:p>-31.116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4380517603">
            <text:p>-2.438051760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878563749">
            <text:p>-2.287856374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04]-[.C105]" office:value-type="float" office:value="-0.1501953854">
            <text:p>-0.1501953854</text:p>
          </table:table-cell>
          <table:table-cell table:style-name="ce11" table:formula="of:=[.C106]*h2ev" office:value-type="float" office:value="-4.08702438224509">
            <text:p>-4.087024382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9958">
            <text:p>-3.29958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5">
            <text:p>0.25</text:p>
          </table:table-cell>
          <table:table-cell table:style-name="Default"/>
          <table:table-cell table:style-name="Default" table:formula="of:=[.C104]-[.C107]" office:value-type="float" office:value="-0.329545645">
            <text:p>-0.329545645</text:p>
          </table:table-cell>
          <table:table-cell table:style-name="ce20" table:formula="of:=[.C108]*h2ev" office:value-type="float" office:value="-8.96739325639551">
            <text:p>-8.9673932564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nhn_2" table:style-name="ta3">
        <table:table-column table:style-name="co15" table:default-cell-style-name="ce2"/>
        <table:table-column table:style-name="co7" table:number-columns-repeated="3" table:default-cell-style-name="ce2"/>
        <table:table-column table:style-name="co12" table:default-cell-style-name="ce2"/>
        <table:table-column table:style-name="co16" table:number-columns-repeated="2" table:default-cell-style-name="ce2"/>
        <table:table-column table:style-name="co12" table:number-columns-repeated="17" table:default-cell-style-name="ce2"/>
        <table:table-column table:style-name="co17" table:default-cell-style-name="ce2"/>
        <table:table-column table:style-name="co12" table:number-columns-repeated="999" table:default-cell-style-name="ce2"/>
        <table:table-row table:style-name="ro1">
          <table:table-cell table:number-columns-repeated="3"/>
          <table:table-cell office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7" office:value-type="string">
            <text:p>Reference alkenes</text:p>
          </table:table-cell>
          <table:table-cell table:style-name="ce13" table:number-columns-repeated="102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192">
            <text:p>-8.19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31">
            <text:p>-154.791990243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61">
            <text:p>-231.6189516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61">
            <text:p>-308.44614696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7136590318">
            <text:p>-77.713659031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5798955606">
            <text:p>-154.5798955606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4365276733">
            <text:p>-231.4365276733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2812857128">
            <text:p>-308.2812857128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1202781842">
            <text:p>-385.1202781842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1.9554851184">
            <text:p>-461.9554851184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1" table:formula="of:=[.F5]-[.F7]" office:value-type="float" office:value="-0.2521896887">
            <text:p>-0.2521896887</text:p>
          </table:table-cell>
          <table:table-cell table:style-name="ce1" table:formula="of:=[.F8]*conv" office:value-type="float" office:value="-6.862430586151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>
            <text:p>-0.2120946825</text:p>
          </table:table-cell>
          <table:table-cell table:style-name="ce1" table:formula="of:=[.L8]*conv" office:value-type="float" office:value="-5.77138995591317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>
            <text:p>-0.1824239828</text:p>
          </table:table-cell>
          <table:table-cell table:style-name="ce1" table:formula="of:=[.R8]*conv" office:value-type="float" office:value="-4.96400913799227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>
            <text:p>-0.1648612533</text:p>
          </table:table-cell>
          <table:table-cell table:style-name="ce1" table:formula="of:=[.X8]*conv" office:value-type="float" office:value="-4.4861029526979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>
            <text:p>-0.1531345708</text:p>
          </table:table-cell>
          <table:table-cell table:style-name="ce1" table:formula="of:=[.AD8]*conv" office:value-type="float" office:value="-4.16700368628066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>
            <text:p>-0.1452168135</text:p>
          </table:table-cell>
          <table:table-cell table:style-name="ce1" table:formula="of:=[.AJ8]*conv" office:value-type="float" office:value="-3.95155054801289">
            <text:p>-3.95155054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588">
            <text:p>-231.36251775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93">
            <text:p>-308.2083633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30817">
            <text:p>-385.049183081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1269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>
            <text:p>-0.334093246</text:p>
          </table:table-cell>
          <table:table-cell table:formula="of:=[.F11]*conv" office:value-type="float" office:value="-9.09113977575933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>
            <text:p>-0.2853040033</text:p>
          </table:table-cell>
          <table:table-cell table:formula="of:=[.L11]*conv" office:value-type="float" office:value="-7.76351693318592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>
            <text:p>-0.2564338973</text:p>
          </table:table-cell>
          <table:table-cell table:formula="of:=[.R11]*conv" office:value-type="float" office:value="-6.9779213782634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>
            <text:p>-0.2377836568</text:p>
          </table:table-cell>
          <table:table-cell table:formula="of:=[.X11]*conv" office:value-type="float" office:value="-6.47042251300059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>
            <text:p>-0.2242296733</text:p>
          </table:table-cell>
          <table:table-cell table:formula="of:=[.AD11]*conv" office:value-type="float" office:value="-6.10159985647535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>
            <text:p>-0.213610805</text:p>
          </table:table-cell>
          <table:table-cell table:formula="of:=[.AJ11]*conv" office:value-type="float" office:value="-5.81264574821035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ECP SET 1</text:p>
          </table:table-cell>
          <table:table-cell table:style-name="ce3" office:value-type="string">
            <text:p>s_coeff</text:p>
          </table:table-cell>
          <table:table-cell table:style-name="ce29" office:value-type="float" office:value="4.3350827513">
            <text:p>4.3350827513</text:p>
          </table:table-cell>
          <table:table-cell table:style-name="ce3" office:value-type="string">
            <text:p>s_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z_coeff</text:p>
          </table:table-cell>
          <table:table-cell table:style-name="ce29" office:value-type="float" office:value="-3.26796">
            <text:p>-3.26796</text:p>
          </table:table-cell>
          <table:table-cell table:style-name="ce3" office:value-type="string">
            <text:p>pz_exp</text:p>
          </table:table-cell>
          <table:table-cell table:style-name="ce29" office:value-type="float" office:value="0.29512">
            <text:p>0.29512</text:p>
          </table:table-cell>
          <table:table-cell table:style-name="ce3" table:number-columns-repeated="101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417">
            <text:p>-10.417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8.44">
            <text:p>-8.44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7.412">
            <text:p>-7.41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6.777">
            <text:p>-6.777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6.346">
            <text:p>-6.346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6.037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7110937008">
            <text:p>-0.711093700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643481305">
            <text:p>-1.36434813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0164575823">
            <text:p>-2.016457582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688038328">
            <text:p>-2.668803832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3213026332">
            <text:p>-3.3213026332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9738741348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0.3504135128">
            <text:p>-0.350413512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.0857326109">
            <text:p>-1.0857326109</text:p>
          </table:table-cell>
          <table:table-cell table:number-columns-repeated="3"/>
          <table:table-cell table:style-name="Default"/>
          <table:table-cell office:value-type="string">
            <text:p>Triplet 4a”</text:p>
          </table:table-cell>
          <table:table-cell office:value-type="float" office:value="-1.784821996">
            <text:p>-1.784821996</text:p>
          </table:table-cell>
          <table:table-cell table:number-columns-repeated="3"/>
          <table:table-cell table:style-name="Default"/>
          <table:table-cell office:value-type="string">
            <text:p>Triplet 5a”</text:p>
          </table:table-cell>
          <table:table-cell office:value-type="float" office:value="-2.4665465552">
            <text:p>-2.4665465552</text:p>
          </table:table-cell>
          <table:table-cell table:number-columns-repeated="3"/>
          <table:table-cell table:style-name="Default"/>
          <table:table-cell office:value-type="string">
            <text:p>Triplet 6a”</text:p>
          </table:table-cell>
          <table:table-cell office:value-type="float" office:value="-3.1389271093">
            <text:p>-3.1389271093</text:p>
          </table:table-cell>
          <table:table-cell table:number-columns-repeated="3"/>
          <table:table-cell table:style-name="Default"/>
          <table:table-cell office:value-type="string">
            <text:p>Triplet 7a”</text:p>
          </table:table-cell>
          <table:table-cell office:value-type="float" office:value="-3.8056558136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>
            <text:p>-0.360680188</text:p>
          </table:table-cell>
          <table:table-cell table:style-name="ce1" table:formula="of:=[.F21]*conv" office:value-type="float" office:value="-9.81460727720029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>
            <text:p>-0.2786155196</text:p>
          </table:table-cell>
          <table:table-cell table:style-name="ce1" table:formula="of:=[.L21]*conv" office:value-type="float" office:value="-7.58151403150289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>
            <text:p>-0.2316355863</text:p>
          </table:table-cell>
          <table:table-cell table:style-name="ce1" table:formula="of:=[.R21]*conv" office:value-type="float" office:value="-6.30312500269224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>
            <text:p>-0.2022572776</text:p>
          </table:table-cell>
          <table:table-cell table:style-name="ce1" table:formula="of:=[.X21]*conv" office:value-type="float" office:value="-5.50370054869684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>
            <text:p>-0.1823755239</text:p>
          </table:table-cell>
          <table:table-cell table:style-name="ce1" table:formula="of:=[.AD21]*conv" office:value-type="float" office:value="-4.96269050423185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>
            <text:p>-0.1682183212</text:p>
          </table:table-cell>
          <table:table-cell table:style-name="ce1" table:formula="of:=[.AJ21]*conv" office:value-type="float" office:value="-4.5774534181177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cnhn_2.AU35" table:end-x="0.084cm" table:end-y="0.198cm" draw:z-index="0" draw:style-name="gr1" draw:text-style-name="P1" svg:width="14.598cm" svg:height="6.418cm" svg:x="2.019cm" svg:y="0.199cm">
              <draw:object draw:notify-on-update-of-ranges="cnhn_2.D3:cnhn_2.D3 cnhn_2.D16:cnhn_2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0.3291312375">
            <text:p>-0.3291312375</text:p>
          </table:table-cell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1.0592246178">
            <text:p>-1.0592246178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1.751497836">
            <text:p>-1.751497836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3.7632587638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>
            <text:p>-0.3819624633</text:p>
          </table:table-cell>
          <table:table-cell table:formula="of:=[.F24]*conv" office:value-type="float" office:value="-10.3937274534234">
            <text:p>-10.3937274534</text:p>
          </table:table-cell>
          <table:table-cell table:number-columns-repeated="4"/>
          <table:table-cell table:formula="of:=[.L18]-[.L23]" office:value-type="float" office:value="-0.3051235127">
            <text:p>-0.3051235127</text:p>
          </table:table-cell>
          <table:table-cell table:formula="of:=[.L24]*conv" office:value-type="float" office:value="-8.30283322407034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>
            <text:p>-0.2649597463</text:p>
          </table:table-cell>
          <table:table-cell table:formula="of:=[.R24]*conv" office:value-type="float" office:value="-7.20992153359176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>
            <text:p>-0.2399468557</text:p>
          </table:table-cell>
          <table:table-cell table:formula="of:=[.X24]*conv" office:value-type="float" office:value="-6.52928615001872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>
            <text:p>-0.8924456561</text:p>
          </table:table-cell>
          <table:table-cell table:formula="of:=[.AD24]*conv" office:value-type="float" office:value="-24.2846818934919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>
            <text:p>-0.210615371</text:p>
          </table:table-cell>
          <table:table-cell table:formula="of:=[.AJ24]*conv" office:value-type="float" office:value="-5.73113584189115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7" office:value-type="string">
            <text:p>Reference alkenes</text:p>
          </table:table-cell>
          <table:table-cell table:style-name="ce13" table:number-columns-repeated="2"/>
          <table:table-cell table:style-name="ce13" office:value-type="string">
            <text:p>HF</text:p>
          </table:table-cell>
          <table:table-cell table:style-name="ce13" table:number-columns-repeated="4"/>
          <table:table-cell table:style-name="ce31"/>
          <table:table-cell table:style-name="ce13"/>
          <table:table-cell table:style-name="ce31"/>
          <table:table-cell table:style-name="ce13" table:number-columns-repeated="101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8.192">
            <text:p>-8.19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58">
            <text:p>-154.791990245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34">
            <text:p>-231.618951653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43">
            <text:p>-308.446146964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6797913908">
            <text:p>-154.6797913908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5403605617">
            <text:p>-231.5403605617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3728998137">
            <text:p>-308.3728998137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2165990505">
            <text:p>-385.2165990505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2.051330439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>
            <text:p>0.1298337073</text:p>
          </table:table-cell>
          <table:table-cell table:style-name="ce1" table:formula="of:=[.F31]*conv" office:value-type="float" office:value="3.5329549304006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>
            <text:p>0.112198855</text:p>
          </table:table-cell>
          <table:table-cell table:style-name="ce1" table:formula="of:=[.L31]*conv" office:value-type="float" office:value="3.05308618386482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>
            <text:p>0.0785910917</text:p>
          </table:table-cell>
          <table:table-cell table:style-name="ce1" table:formula="of:=[.R31]*conv" office:value-type="float" office:value="2.13857241452321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>
            <text:p>0.0732471506</text:p>
          </table:table-cell>
          <table:table-cell table:style-name="ce1" table:formula="of:=[.X31]*conv" office:value-type="float" office:value="1.99315637850669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>
            <text:p>0.0568137045</text:p>
          </table:table-cell>
          <table:table-cell table:style-name="ce1" table:formula="of:=[.AD31]*conv" office:value-type="float" office:value="1.54597955801815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>
            <text:p>0.0493714929</text:p>
          </table:table-cell>
          <table:table-cell table:style-name="ce1" table:formula="of:=[.AJ31]*conv" office:value-type="float" office:value="1.34346667664036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671">
            <text:p>-231.362517767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6">
            <text:p>-308.20836330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29754">
            <text:p>-385.0491829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0869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>
            <text:p>0.3340924644</text:p>
          </table:table-cell>
          <table:table-cell table:formula="of:=[.F34]*conv" office:value-type="float" office:value="9.09111850734099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>
            <text:p>0.285304006</text:p>
          </table:table-cell>
          <table:table-cell table:formula="of:=[.L34]*conv" office:value-type="float" office:value="7.7635170066568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>
            <text:p>0.2564338863</text:p>
          </table:table-cell>
          <table:table-cell table:formula="of:=[.R34]*conv" office:value-type="float" office:value="6.97792107893824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>
            <text:p>0.2377836583</text:p>
          </table:table-cell>
          <table:table-cell table:formula="of:=[.X34]*conv" office:value-type="float" office:value="6.47042255381723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>
            <text:p>0.2242297796</text:p>
          </table:table-cell>
          <table:table-cell table:formula="of:=[.AD34]*conv" office:value-type="float" office:value="6.10160274904494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>
            <text:p>0.213610845</text:p>
          </table:table-cell>
          <table:table-cell table:formula="of:=[.AJ34]*conv" office:value-type="float" office:value="5.81264683666504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2"/>
          <table:table-cell table:style-name="ce32"/>
          <table:table-cell table:style-name="ce23"/>
          <table:table-cell table:style-name="ce32"/>
          <table:table-cell table:style-name="ce23" table:number-columns-repeated="24"/>
          <table:table-cell table:style-name="ce23">
            <draw:frame table:end-cell-address="cnhn_2.AR48" table:end-x="2.316cm" table:end-y="0.283cm" draw:z-index="3" draw:style-name="gr1" draw:text-style-name="P1" svg:width="13cm" svg:height="5.997cm" svg:x="1.125cm" svg:y="0.212cm">
              <draw:object draw:notify-on-update-of-ranges="cnhn_2.D26:cnhn_2.D26 cnhn_2.D46:cnhn_2.D46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style-name="ce23" table:number-columns-repeated="5"/>
          <table:table-cell table:style-name="ce23">
            <draw:frame table:end-cell-address="cnhn_2.AY48" table:end-x="0.248cm" table:end-y="0.25cm" draw:z-index="4" draw:style-name="gr1" draw:text-style-name="P1" svg:width="13cm" svg:height="5.997cm" svg:x="1.419cm" svg:y="0.179cm">
              <draw:object draw:notify-on-update-of-ranges="cnhn_2.D26:cnhn_2.D26 cnhn_2.D46:cnhn_2.D46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style-name="ce23" table:number-columns-repeated="5"/>
          <table:table-cell table:style-name="ce23">
            <draw:frame table:end-cell-address="cnhn_2.BE49" table:end-x="0.128cm" table:end-y="0.016cm" draw:z-index="1" draw:style-name="gr1" draw:text-style-name="P1" svg:width="13cm" svg:height="5.996cm" svg:x="1.299cm" svg:y="0.439cm">
              <draw:object draw:notify-on-update-of-ranges="cnhn_2.D36:cnhn_2.D36 cnhn_2.D46:cnhn_2.D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23" table:number-columns-repeated="973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7.797">
            <text:p>-7.797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6.741">
            <text:p>-6.741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6.187">
            <text:p>-6.187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5.845">
            <text:p>-5.84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5.611">
            <text:p>-5.611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5.441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8.4153306255">
            <text:p>-78.41533062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5.6654434561">
            <text:p>-155.6654434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2.9174406714">
            <text:p>-232.917440671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10.1701241919">
            <text:p>-310.1701241919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7.4231073307">
            <text:p>-387.4231073307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4.6762416472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8.255932498">
            <text:p>-78.25593249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5.5485994239">
            <text:p>-155.5485994239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2.8265773444">
            <text:p>-232.8265773444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10.0945176923">
            <text:p>-310.0945176923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7.3577183933">
            <text:p>-387.3577183933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4.6180787283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>
            <text:p>0.1593981275</text:p>
          </table:table-cell>
          <table:table-cell table:style-name="ce1" table:formula="of:=[.F41]*conv" office:value-type="float" office:value="4.33744373598246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>
            <text:p>0.1168440322</text:p>
          </table:table-cell>
          <table:table-cell table:style-name="ce1" table:formula="of:=[.L41]*conv" office:value-type="float" office:value="3.17948788672515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>
            <text:p>0.090863327</text:p>
          </table:table-cell>
          <table:table-cell table:style-name="ce1" table:formula="of:=[.R41]*conv" office:value-type="float" office:value="2.47251692794607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>
            <text:p>0.0756064996</text:p>
          </table:table-cell>
          <table:table-cell table:style-name="ce1" table:formula="of:=[.X41]*conv" office:value-type="float" office:value="2.05735753131583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>
            <text:p>0.0653889374</text:p>
          </table:table-cell>
          <table:table-cell table:style-name="ce1" table:formula="of:=[.AD41]*conv" office:value-type="float" office:value="1.77932351763865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>
            <text:p>0.0581629189</text:p>
          </table:table-cell>
          <table:table-cell table:style-name="ce1" table:formula="of:=[.AJ41]*conv" office:value-type="float" office:value="1.58269354983009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8.029102199">
            <text:p>-78.0291021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5.3397743754">
            <text:p>-155.3397743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2.624141411">
            <text:p>-232.62414141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9.8976409122">
            <text:p>-309.897640912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7.1653561186">
            <text:p>-387.1653561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4.4295306555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>
            <text:p>0.3862284265</text:p>
          </table:table-cell>
          <table:table-cell table:formula="of:=[.F44]*conv" office:value-type="float" office:value="10.5098102183218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>
            <text:p>0.3256690807</text:p>
          </table:table-cell>
          <table:table-cell table:formula="of:=[.L44]*conv" office:value-type="float" office:value="8.8619065746895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>
            <text:p>0.2932992604</text:p>
          </table:table-cell>
          <table:table-cell table:formula="of:=[.R44]*conv" office:value-type="float" office:value="7.98107894830938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>
            <text:p>0.2724832797</text:p>
          </table:table-cell>
          <table:table-cell table:formula="of:=[.X44]*conv" office:value-type="float" office:value="7.41464729373768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>
            <text:p>0.2577512121</text:p>
          </table:table-cell>
          <table:table-cell table:formula="of:=[.AD44]*conv" office:value-type="float" office:value="7.01376733779426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>
            <text:p>0.2467109917</text:p>
          </table:table-cell>
          <table:table-cell table:formula="of:=[.AJ44]*conv" office:value-type="float" office:value="6.71334765552536">
            <text:p>6.713347655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basis_set_4</text:p>
          </table:table-cell>
          <table:table-cell table:style-name="ce3" office:value-type="string">
            <text:p>HF</text:p>
          </table:table-cell>
          <table:table-cell table:style-name="ce3" table:number-columns-repeated="1017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10.062">
            <text:p>-10.062</text:p>
          </table:table-cell>
          <table:table-cell table:style-name="ce30" table:formula="of:=[.H27]-[.G48]" office:value-type="float" office:value="-0.301">
            <text:p>-0.30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8.749">
            <text:p>-8.749</text:p>
          </table:table-cell>
          <table:table-cell table:style-name="ce30" table:formula="of:=[.N27]-[.M48]" office:value-type="float" office:value="-0.193">
            <text:p>-0.19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8.072">
            <text:p>-8.072</text:p>
          </table:table-cell>
          <table:table-cell table:style-name="ce30" table:formula="of:=[.T27]-[.S48]" office:value-type="float" office:value="-0.120000000000001">
            <text:p>-0.12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7.666">
            <text:p>-7.666</text:p>
          </table:table-cell>
          <table:table-cell table:style-name="ce30" table:formula="of:=[.Z27]-[.Y48]" office:value-type="float" office:value="-0.069">
            <text:p>-0.069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7.402">
            <text:p>-7.402</text:p>
          </table:table-cell>
          <table:table-cell table:style-name="ce30" table:formula="of:=[.AF27]-[.AE48]" office:value-type="float" office:value="-0.0309999999999997">
            <text:p>-0.0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7.221">
            <text:p>-7.221</text:p>
          </table:table-cell>
          <table:table-cell table:style-name="ce30" table:formula="of:=[.AL27]-[.AK48]" office:value-type="float" office:value="-0.00100000000000033">
            <text:p>-0.001</text:p>
          </table:table-cell>
          <table:table-cell table:number-columns-repeated="986"/>
        </table:table-row>
        <table:table-row table:style-name="ro1">
          <table:table-cell table:style-name="ce24" table:formula="of:=MAX(MAX([.H49];[.N49];[.T49];[.Z49];[.AF49];[.AL49]);-MIN([.H49];[.N49];[.T49];[.Z49];[.AF49];[.AL49]))" office:value-type="float" office:value="2.99145299145299">
            <text:p>2.9914529915</text:p>
          </table:table-cell>
          <table:table-cell table:style-name="ce26" table:formula="of:=AVERAGE([.H49];[.N49];[.T49];[.Z49];[.AF49];[.AL49])" office:value-type="float" office:value="1.33612871619355">
            <text:p>1.3361287162</text:p>
          </table:table-cell>
          <table:table-cell table:style-name="ce26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6">
            <text:p>-0.7972919336</text:p>
          </table:table-cell>
          <table:table-cell table:style-name="Default"/>
          <table:table-cell table:style-name="ce26" table:formula="of:=ABS(([.H48]/[.G48])*100)" office:value-type="float" office:value="2.99145299145299">
            <text:p>2.9914529915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5703025728">
            <text:p>-1.5703025728</text:p>
          </table:table-cell>
          <table:table-cell table:style-name="Default"/>
          <table:table-cell table:style-name="ce26" table:formula="of:=ABS(([.N48]/[.M48])*100)" office:value-type="float" office:value="2.20596639615956">
            <text:p>2.205966396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429704513">
            <text:p>-2.3429704513</text:p>
          </table:table-cell>
          <table:table-cell table:style-name="Default"/>
          <table:table-cell table:style-name="ce26" table:formula="of:=ABS(([.T48]/[.S48])*100)" office:value-type="float" office:value="1.48662041625373">
            <text:p>1.486620416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1154976125">
            <text:p>-3.1154976125</text:p>
          </table:table-cell>
          <table:table-cell table:style-name="Default"/>
          <table:table-cell table:style-name="ce26" table:formula="of:=ABS(([.Z48]/[.Y48])*100)" office:value-type="float" office:value="0.900078267675449">
            <text:p>0.900078267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8879423576">
            <text:p>-3.8879423576</text:p>
          </table:table-cell>
          <table:table-cell table:style-name="Default"/>
          <table:table-cell table:style-name="ce26" table:formula="of:=ABS(([.AF48]/[.AE48])*100)" office:value-type="float" office:value="0.418805728181568">
            <text:p>0.418805728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6603535245">
            <text:p>-4.6603535245</text:p>
          </table:table-cell>
          <table:table-cell table:style-name="Default"/>
          <table:table-cell table:style-name="ce26" table:formula="of:=ABS(([.AL48]/[.AK48])*100)" office:value-type="float" office:value="0.0138484974380326">
            <text:p>0.0138484974</text:p>
          </table:table-cell>
          <table:table-cell table:number-columns-repeated="12"/>
          <table:table-cell>
            <draw:frame table:end-cell-address="cnhn_2.BD62" table:end-x="1.959cm" table:end-y="0.003cm" draw:z-index="17" draw:style-name="gr1" draw:text-style-name="P1" svg:width="13cm" svg:height="6.001cm" svg:x="0.768cm" svg:y="0.422cm">
              <draw:object draw:notify-on-update-of-ranges="cnhn_2.D36:cnhn_2.D36 cnhn_2.D46:cnhn_2.D46"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4542585194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2680915366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0420783458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3.8374575676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4.6090914851">
            <text:p>-4.6090914851</text:p>
          </table:table-cell>
          <table:table-cell table:style-name="Default"/>
          <table:table-cell/>
          <table:table-cell>
            <draw:frame table:end-cell-address="cnhn_2.AS62" table:end-x="0.419cm" table:end-y="0.24cm" draw:z-index="5" draw:style-name="gr1" draw:text-style-name="P1" svg:width="13cm" svg:height="6.001cm" svg:x="1.59cm" svg:y="0.165cm">
              <draw:object draw:notify-on-update-of-ranges="cnhn_2.D36:cnhn_2.D36 cnhn_2.D46:cnhn_2.D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cnhn_2.AY62" table:end-x="0.105cm" table:end-y="0.316cm" draw:z-index="6" draw:style-name="gr1" draw:text-style-name="P1" svg:width="13cm" svg:height="6.001cm" svg:x="1.276cm" svg:y="0.241cm">
              <draw:object draw:notify-on-update-of-ranges="cnhn_2.D36:cnhn_2.D36 cnhn_2.D46:cnhn_2.D4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>
            <text:p>0.1298321373</text:p>
          </table:table-cell>
          <table:table-cell table:style-name="ce11" table:formula="of:=[.F51]*conv" office:value-type="float" office:value="3.53291220825498">
            <text:p>3.5329122083</text:p>
          </table:table-cell>
          <table:table-cell table:style-name="ce30" table:formula="of:=[.G31]-[.G51]" office:value-type="float" office:value="0.0000427221456189564">
            <text:p>4.27221456189564E-00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>
            <text:p>0.1160440534</text:p>
          </table:table-cell>
          <table:table-cell table:style-name="ce11" table:formula="of:=[.L51]*conv" office:value-type="float" office:value="3.15771935600594">
            <text:p>3.157719356</text:p>
          </table:table-cell>
          <table:table-cell table:style-name="ce30" table:formula="of:=[.M31]-[.M51]" office:value-type="float" office:value="-0.10463317214112">
            <text:p>-0.104633172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>
            <text:p>0.0748789147</text:p>
          </table:table-cell>
          <table:table-cell table:style-name="ce11" table:formula="of:=[.R51]*conv" office:value-type="float" office:value="2.03755893884441">
            <text:p>2.0375589388</text:p>
          </table:table-cell>
          <table:table-cell table:style-name="ce30" table:formula="of:=[.S31]-[.S51]" office:value-type="float" office:value="0.101013475678807">
            <text:p>0.1010134757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>
            <text:p>0.0734192667</text:p>
          </table:table-cell>
          <table:table-cell table:style-name="ce11" table:formula="of:=[.X51]*conv" office:value-type="float" office:value="1.99783989588175">
            <text:p>1.9978398959</text:p>
          </table:table-cell>
          <table:table-cell table:style-name="ce30" table:formula="of:=[.Y31]-[.Y51]" office:value-type="float" office:value="-0.00468351737506079">
            <text:p>-0.004683517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>
            <text:p>0.05048479</text:p>
          </table:table-cell>
          <table:table-cell table:style-name="ce11" table:formula="of:=[.AD51]*conv" office:value-type="float" office:value="1.37376103209176">
            <text:p>1.3737610321</text:p>
          </table:table-cell>
          <table:table-cell table:style-name="ce30" table:formula="of:=[.AE31]-[.AE51]" office:value-type="float" office:value="0.17221852592639">
            <text:p>0.172218525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>
            <text:p>0.0512620394</text:p>
          </table:table-cell>
          <table:table-cell table:style-name="ce11" table:formula="of:=[.AJ51]*conv" office:value-type="float" office:value="1.39491106436753">
            <text:p>1.3949110644</text:p>
          </table:table-cell>
          <table:table-cell table:style-name="ce30" table:formula="of:=[.AK31]-[.AK51]" office:value-type="float" office:value="-0.0514443877271695">
            <text:p>-0.0514443877</text:p>
          </table:table-cell>
          <table:table-cell table:number-columns-repeated="986"/>
        </table:table-row>
        <table:table-row table:style-name="ro1">
          <table:table-cell table:style-name="ce24" table:formula="of:=MAX(MAX([.H52];[.N52];[.T52];[.Z52];[.AF52];[.AL52]);-MIN([.H52];[.N52];[.T52];[.Z52];[.AF52];[.AL52]))" office:value-type="float" office:value="12.5362797388539">
            <text:p>12.5362797389</text:p>
          </table:table-cell>
          <table:table-cell table:style-name="ce26" table:formula="of:=AVERAGE([.H52];[.N52];[.T52];[.Z52];[.AF52];[.AL52])" office:value-type="float" office:value="4.12184398614569">
            <text:p>4.1218439861</text:p>
          </table:table-cell>
          <table:table-cell table:style-name="ce26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style-name="ce26" table:formula="of:=ABS(([.H51]/[.G51])*100)" office:value-type="float" office:value="0.00120926145628901">
            <text:p>0.0012092615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686800688">
            <text:p>-1.2686800688</text:p>
          </table:table-cell>
          <table:table-cell table:style-name="Default"/>
          <table:table-cell table:style-name="ce26" table:formula="of:=ABS(([.N51]/[.M51])*100)" office:value-type="float" office:value="3.31356781096171">
            <text:p>3.31356781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0726849345">
            <text:p>-2.0726849345</text:p>
          </table:table-cell>
          <table:table-cell table:style-name="Default"/>
          <table:table-cell table:style-name="ce26" table:formula="of:=ABS(([.T51]/[.S51])*100)" office:value-type="float" office:value="4.95757318981391">
            <text:p>4.9575731898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8653975553">
            <text:p>-2.8653975553</text:p>
          </table:table-cell>
          <table:table-cell table:style-name="Default"/>
          <table:table-cell table:style-name="ce26" table:formula="of:=ABS(([.Z51]/[.Y51])*100)" office:value-type="float" office:value="0.234429064346705">
            <text:p>0.2344290643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6525520522">
            <text:p>-3.6525520522</text:p>
          </table:table-cell>
          <table:table-cell table:style-name="Default"/>
          <table:table-cell table:style-name="ce26" table:formula="of:=ABS(([.AF51]/[.AE51])*100)" office:value-type="float" office:value="12.5362797388539">
            <text:p>12.536279738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4367465917">
            <text:p>-4.4367465917</text:p>
          </table:table-cell>
          <table:table-cell table:style-name="Default"/>
          <table:table-cell table:style-name="ce26" table:formula="of:=ABS(([.AL51]/[.AK51])*100)" office:value-type="float" office:value="3.68800485144156">
            <text:p>3.6880048514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52]-[.F49]" office:value-type="float" office:value="0.3603765088">
            <text:p>0.3603765088</text:p>
          </table:table-cell>
          <table:table-cell table:style-name="Default" table:formula="of:=[.F53]*conv" office:value-type="float" office:value="9.80634374572444">
            <text:p>9.8063437457</text:p>
          </table:table-cell>
          <table:table-cell table:style-name="ce30" table:formula="of:=[.G34]-[.G53]" office:value-type="float" office:value="-0.715225238383441">
            <text:p>-0.7152252384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52]-[.L49]" office:value-type="float" office:value="0.301622504">
            <text:p>0.301622504</text:p>
          </table:table-cell>
          <table:table-cell table:style-name="Default" table:formula="of:=[.L53]*conv" office:value-type="float" office:value="8.2075659301968">
            <text:p>8.2075659302</text:p>
          </table:table-cell>
          <table:table-cell table:style-name="ce30" table:formula="of:=[.M34]-[.M53]" office:value-type="float" office:value="-0.444048923539991">
            <text:p>-0.44404892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52]-[.R49]" office:value-type="float" office:value="0.2702855168">
            <text:p>0.2702855168</text:p>
          </table:table-cell>
          <table:table-cell table:style-name="Default" table:formula="of:=[.R53]*conv" office:value-type="float" office:value="7.35484312242602">
            <text:p>7.3548431224</text:p>
          </table:table-cell>
          <table:table-cell table:style-name="ce30" table:formula="of:=[.S34]-[.S53]" office:value-type="float" office:value="-0.376922043487778">
            <text:p>-0.37692204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52]-[.X49]" office:value-type="float" office:value="0.2501000572">
            <text:p>0.2501000572</text:p>
          </table:table-cell>
          <table:table-cell table:style-name="Default" table:formula="of:=[.X53]*conv" office:value-type="float" office:value="6.8055688199412">
            <text:p>6.8055688199</text:p>
          </table:table-cell>
          <table:table-cell table:style-name="ce30" table:formula="of:=[.Y34]-[.Y53]" office:value-type="float" office:value="-0.335146266123963">
            <text:p>-0.335146266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52]-[.AD49]" office:value-type="float" office:value="0.2353903054">
            <text:p>0.2353903054</text:p>
          </table:table-cell>
          <table:table-cell table:style-name="Default" table:formula="of:=[.AD53]*conv" office:value-type="float" office:value="6.40529610781183">
            <text:p>6.4052961078</text:p>
          </table:table-cell>
          <table:table-cell table:style-name="ce30" table:formula="of:=[.AE34]-[.AE53]" office:value-type="float" office:value="-0.303693358766896">
            <text:p>-0.3036933588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>
            <text:p>0.2236069328</text:p>
          </table:table-cell>
          <table:table-cell table:style-name="Default" table:formula="of:=[.AJ53]*conv" office:value-type="float" office:value="6.08465422528644">
            <text:p>6.0846542253</text:p>
          </table:table-cell>
          <table:table-cell table:style-name="ce30" table:formula="of:=[.AK34]-[.AK53]" office:value-type="float" office:value="-0.272007388621398">
            <text:p>-0.2720073886</text:p>
          </table:table-cell>
          <table:table-cell table:number-columns-repeated="986"/>
        </table:table-row>
        <table:table-row table:style-name="ro1">
          <table:table-cell table:style-name="ce24" table:formula="of:=MAX(MAX([.H54];[.N54];[.T54];[.Z54];[.AF54];[.AL54]);-MIN([.H54];[.N54];[.T54];[.Z54];[.AF54];[.AL54]))" office:value-type="float" office:value="7.29349548546347">
            <text:p>7.2934954855</text:p>
          </table:table-cell>
          <table:table-cell table:style-name="ce26" table:formula="of:=AVERAGE([.H54];[.N54];[.T54];[.Z54];[.AF54];[.AL54])" office:value-type="float" office:value="5.32746767594904">
            <text:p>5.3274676759</text:p>
          </table:table-cell>
          <table:table-cell table:style-name="ce26"/>
          <table:table-cell table:style-name="Default" table:number-columns-repeated="4"/>
          <table:table-cell table:style-name="ce26" table:formula="of:=ABS(([.H53]/[.G53])*100)" office:value-type="float" office:value="7.29349548546347">
            <text:p>7.2934954855</text:p>
          </table:table-cell>
          <table:table-cell table:number-columns-repeated="5"/>
          <table:table-cell table:style-name="ce26" table:formula="of:=ABS(([.N53]/[.M53])*100)" office:value-type="float" office:value="5.41023888588299">
            <text:p>5.4102388859</text:p>
          </table:table-cell>
          <table:table-cell table:number-columns-repeated="5"/>
          <table:table-cell table:style-name="ce26" table:formula="of:=ABS(([.T53]/[.S53])*100)" office:value-type="float" office:value="5.12481418316709">
            <text:p>5.1248141832</text:p>
          </table:table-cell>
          <table:table-cell table:number-columns-repeated="5"/>
          <table:table-cell table:style-name="ce26" table:formula="of:=ABS(([.Z53]/[.Y53])*100)" office:value-type="float" office:value="4.92458859782508">
            <text:p>4.9245885978</text:p>
          </table:table-cell>
          <table:table-cell table:number-columns-repeated="5"/>
          <table:table-cell table:style-name="ce26" table:formula="of:=ABS(([.AF53]/[.AE53])*100)" office:value-type="float" office:value="4.74128523732908">
            <text:p>4.7412852373</text:p>
          </table:table-cell>
          <table:table-cell table:number-columns-repeated="5"/>
          <table:table-cell table:style-name="ce26" table:formula="of:=ABS(([.AL53]/[.AK53])*100)" office:value-type="float" office:value="4.47038366602652">
            <text:p>4.470383666</text:p>
          </table:table-cell>
          <table:table-cell table:number-columns-repeated="986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5" office:value-type="string">
            <text:p>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7.977">
            <text:p>-7.977</text:p>
          </table:table-cell>
          <table:table-cell table:style-name="ce30" table:formula="of:=[.H37]-[.G57]" office:value-type="float" office:value="0.180000000000001">
            <text:p>0.1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6.964">
            <text:p>-6.964</text:p>
          </table:table-cell>
          <table:table-cell table:style-name="ce30" table:formula="of:=[.N37]-[.M57]" office:value-type="float" office:value="0.223000000000001">
            <text:p>0.22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6.443">
            <text:p>-6.443</text:p>
          </table:table-cell>
          <table:table-cell table:style-name="ce30" table:formula="of:=[.T37]-[.S57]" office:value-type="float" office:value="0.255999999999999">
            <text:p>0.256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6.122">
            <text:p>-6.122</text:p>
          </table:table-cell>
          <table:table-cell table:style-name="ce30" table:formula="of:=[.Z37]-[.Y57]" office:value-type="float" office:value="0.277">
            <text:p>0.277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5.905">
            <text:p>-5.905</text:p>
          </table:table-cell>
          <table:table-cell table:style-name="ce30" table:formula="of:=[.AF37]-[.AE57]" office:value-type="float" office:value="0.294">
            <text:p>0.29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5.747">
            <text:p>-5.747</text:p>
          </table:table-cell>
          <table:table-cell table:style-name="ce30" table:formula="of:=[.AL37]-[.AK57]" office:value-type="float" office:value="0.306">
            <text:p>0.306</text:p>
          </table:table-cell>
          <table:table-cell table:number-columns-repeated="986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5.32451713937707">
            <text:p>5.3245171394</text:p>
          </table:table-cell>
          <table:table-cell table:style-name="ce26" table:formula="of:=AVERAGE([.H58];[.N58];[.T58];[.Z58];[.AF58];[.AL58])" office:value-type="float" office:value="4.04333136607763">
            <text:p>4.0433313661</text:p>
          </table:table-cell>
          <table:table-cell table:style-name="ce26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810383313">
            <text:p>-0.8810383313</text:p>
          </table:table-cell>
          <table:table-cell table:style-name="Default"/>
          <table:table-cell table:style-name="ce26" table:formula="of:=ABS(([.H57]/[.G57])*100)" office:value-type="float" office:value="2.25648740127868">
            <text:p>2.25648740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65605404">
            <text:p>-1.7465605404</text:p>
          </table:table-cell>
          <table:table-cell table:style-name="Default"/>
          <table:table-cell table:style-name="ce26" table:formula="of:=ABS(([.N57]/[.M57])*100)" office:value-type="float" office:value="3.20218265364734">
            <text:p>3.2021826536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6125822353">
            <text:p>-2.6125822353</text:p>
          </table:table-cell>
          <table:table-cell table:style-name="Default"/>
          <table:table-cell table:style-name="ce26" table:formula="of:=ABS(([.T57]/[.S57])*100)" office:value-type="float" office:value="3.97330436132235">
            <text:p>3.97330436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4787117821">
            <text:p>-3.4787117821</text:p>
          </table:table-cell>
          <table:table-cell table:style-name="Default"/>
          <table:table-cell table:style-name="ce26" table:formula="of:=ABS(([.Z57]/[.Y57])*100)" office:value-type="float" office:value="4.52466514211042">
            <text:p>4.5246651421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3447518036">
            <text:p>-4.3447518036</text:p>
          </table:table-cell>
          <table:table-cell table:style-name="Default"/>
          <table:table-cell table:style-name="ce26" table:formula="of:=ABS(([.AF57]/[.AE57])*100)" office:value-type="float" office:value="4.9788314987299">
            <text:p>4.978831498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.2107472647">
            <text:p>-5.2107472647</text:p>
          </table:table-cell>
          <table:table-cell table:style-name="Default"/>
          <table:table-cell table:style-name="ce26" table:formula="of:=ABS(([.AL57]/[.AK57])*100)" office:value-type="float" office:value="5.32451713937707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7324698562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6313282109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5245490312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4050967779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4.2814993562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5.1547721616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>
            <text:p>0.1485684751</text:p>
          </table:table-cell>
          <table:table-cell table:style-name="ce11" table:formula="of:=[.F60]*conv" office:value-type="float" office:value="4.04275390052477">
            <text:p>4.0427539005</text:p>
          </table:table-cell>
          <table:table-cell table:style-name="ce30" table:formula="of:=[.G41]-[.G60]" office:value-type="float" office:value="0.294689835457684">
            <text:p>0.294689835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>
            <text:p>0.1152323295</text:p>
          </table:table-cell>
          <table:table-cell table:style-name="ce11" table:formula="of:=[.L60]*conv" office:value-type="float" office:value="3.13563122485519">
            <text:p>3.1356312249</text:p>
          </table:table-cell>
          <table:table-cell table:style-name="ce30" table:formula="of:=[.M41]-[.M60]" office:value-type="float" office:value="0.0438566618699561">
            <text:p>0.043856661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>
            <text:p>0.0880332041</text:p>
          </table:table-cell>
          <table:table-cell table:style-name="ce11" table:formula="of:=[.R60]*conv" office:value-type="float" office:value="2.39550536553207">
            <text:p>2.3955053655</text:p>
          </table:table-cell>
          <table:table-cell table:style-name="ce30" table:formula="of:=[.S41]-[.S60]" office:value-type="float" office:value="0.0770115624139938">
            <text:p>0.077011562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>
            <text:p>0.0736150042</text:p>
          </table:table-cell>
          <table:table-cell table:style-name="ce11" table:formula="of:=[.X60]*conv" office:value-type="float" office:value="2.00316618425532">
            <text:p>2.0031661843</text:p>
          </table:table-cell>
          <table:table-cell table:style-name="ce30" table:formula="of:=[.Y41]-[.Y60]" office:value-type="float" office:value="0.0541913470605171">
            <text:p>0.054191347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>
            <text:p>0.0632524474</text:p>
          </table:table-cell>
          <table:table-cell table:style-name="ce11" table:formula="of:=[.AD60]*conv" office:value-type="float" office:value="1.72118666676743">
            <text:p>1.7211866668</text:p>
          </table:table-cell>
          <table:table-cell table:style-name="ce30" table:formula="of:=[.AE41]-[.AE60]" office:value-type="float" office:value="0.0581368508712219">
            <text:p>0.058136850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>
            <text:p>0.0559751031</text:p>
          </table:table-cell>
          <table:table-cell table:style-name="ce11" table:formula="of:=[.AJ60]*conv" office:value-type="float" office:value="1.52316005288124">
            <text:p>1.5231600529</text:p>
          </table:table-cell>
          <table:table-cell table:style-name="ce30" table:formula="of:=[.AK41]-[.AK60]" office:value-type="float" office:value="0.0595334969488586">
            <text:p>0.0595334969</text:p>
          </table:table-cell>
          <table:table-cell table:number-columns-repeated="986"/>
        </table:table-row>
        <table:table-row table:style-name="ro1">
          <table:table-cell table:style-name="ce24" table:formula="of:=MAX(MAX([.H61];[.N61];[.T61];[.Z61];[.AF61];[.AL61]);-MIN([.H61];[.N61];[.T61];[.Z61];[.AF61];[.AL61]))" office:value-type="float" office:value="7.28933402103531">
            <text:p>7.289334021</text:p>
          </table:table-cell>
          <table:table-cell table:style-name="ce26" table:formula="of:=AVERAGE([.H61];[.N61];[.T61];[.Z61];[.AF61];[.AL61])" office:value-type="float" office:value="3.64906334716394">
            <text:p>3.6490633472</text:p>
          </table:table-cell>
          <table:table-cell table:style-name="ce26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726886292">
            <text:p>-0.4726886292</text:p>
          </table:table-cell>
          <table:table-cell table:style-name="Default"/>
          <table:table-cell table:style-name="ce26" table:formula="of:=ABS(([.H60]/[.G60])*100)" office:value-type="float" office:value="7.28933402103531">
            <text:p>7.28933402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400045529">
            <text:p>-1.400045529</text:p>
          </table:table-cell>
          <table:table-cell table:style-name="Default"/>
          <table:table-cell table:style-name="ce26" table:formula="of:=ABS(([.N60]/[.M60])*100)" office:value-type="float" office:value="1.39865496689527">
            <text:p>1.398654966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3001422926">
            <text:p>-2.3001422926</text:p>
          </table:table-cell>
          <table:table-cell table:style-name="Default"/>
          <table:table-cell table:style-name="ce26" table:formula="of:=ABS(([.T60]/[.S60])*100)" office:value-type="float" office:value="3.21483573036742">
            <text:p>3.2148357304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188246283">
            <text:p>-3.188246283</text:p>
          </table:table-cell>
          <table:table-cell table:style-name="Default"/>
          <table:table-cell table:style-name="ce26" table:formula="of:=ABS(([.Z60]/[.Y60])*100)" office:value-type="float" office:value="2.70528463821202">
            <text:p>2.7052846382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0698445824">
            <text:p>-4.0698445824</text:p>
          </table:table-cell>
          <table:table-cell table:style-name="Default"/>
          <table:table-cell table:style-name="ce26" table:formula="of:=ABS(([.AF60]/[.AE60])*100)" office:value-type="float" office:value="3.37771910471565">
            <text:p>3.3777191047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9475215649">
            <text:p>-4.9475215649</text:p>
          </table:table-cell>
          <table:table-cell table:style-name="Default"/>
          <table:table-cell table:style-name="ce26" table:formula="of:=ABS(([.AL60]/[.AK60])*100)" office:value-type="float" office:value="3.90855162175794">
            <text:p>3.9085516218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61]-[.F58]" office:value-type="float" office:value="0.4083497021">
            <text:p>0.4083497021</text:p>
          </table:table-cell>
          <table:table-cell table:style-name="Default" table:formula="of:=[.F62]*conv" office:value-type="float" office:value="11.1117607543036">
            <text:p>11.1117607543</text:p>
          </table:table-cell>
          <table:table-cell table:style-name="ce30" table:formula="of:=[.G44]-[.G62]" office:value-type="float" office:value="-0.601950535981759">
            <text:p>-0.601950536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61]-[.L58]" office:value-type="float" office:value="0.3465150114">
            <text:p>0.3465150114</text:p>
          </table:table-cell>
          <table:table-cell table:style-name="Default" table:formula="of:=[.L62]*conv" office:value-type="float" office:value="9.42915321022728">
            <text:p>9.4291532102</text:p>
          </table:table-cell>
          <table:table-cell table:style-name="ce30" table:formula="of:=[.M44]-[.M62]" office:value-type="float" office:value="-0.567246635537787">
            <text:p>-0.567246635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61]-[.R58]" office:value-type="float" office:value="0.3124399427">
            <text:p>0.3124399427</text:p>
          </table:table-cell>
          <table:table-cell table:style-name="Default" table:formula="of:=[.R62]*conv" office:value-type="float" office:value="8.50192341396767">
            <text:p>8.501923414</text:p>
          </table:table-cell>
          <table:table-cell table:style-name="ce30" table:formula="of:=[.S44]-[.S62]" office:value-type="float" office:value="-0.520844465658291">
            <text:p>-0.5208444657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61]-[.X58]" office:value-type="float" office:value="0.2904654991">
            <text:p>0.2904654991</text:p>
          </table:table-cell>
          <table:table-cell table:style-name="Default" table:formula="of:=[.X62]*conv" office:value-type="float" office:value="7.90396837999451">
            <text:p>7.90396838</text:p>
          </table:table-cell>
          <table:table-cell table:style-name="ce30" table:formula="of:=[.Y44]-[.Y62]" office:value-type="float" office:value="-0.489321086256829">
            <text:p>-0.4893210863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61]-[.AD58]" office:value-type="float" office:value="0.2749072212">
            <text:p>0.2749072212</text:p>
          </table:table-cell>
          <table:table-cell table:style-name="Default" table:formula="of:=[.AD62]*conv" office:value-type="float" office:value="7.48060609789976">
            <text:p>7.4806060979</text:p>
          </table:table-cell>
          <table:table-cell table:style-name="ce30" table:formula="of:=[.AE44]-[.AE62]" office:value-type="float" office:value="-0.466838760105498">
            <text:p>-0.466838760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61]-[.AJ58]" office:value-type="float" office:value="0.2632256998">
            <text:p>0.2632256998</text:p>
          </table:table-cell>
          <table:table-cell table:style-name="Default" table:formula="of:=[.AJ62]*conv" office:value-type="float" office:value="7.16273572753939">
            <text:p>7.1627357275</text:p>
          </table:table-cell>
          <table:table-cell table:style-name="ce30" table:formula="of:=[.AK44]-[.AK62]" office:value-type="float" office:value="-0.449388072014022">
            <text:p>-0.449388072</text:p>
          </table:table-cell>
          <table:table-cell table:number-columns-repeated="986"/>
        </table:table-row>
        <table:table-row table:style-name="ro1">
          <table:table-cell table:style-name="ce24" table:formula="of:=MAX(MAX([.H63];[.N63];[.T63];[.Z63];[.AF63];[.AL63]);-MIN([.H63];[.N63];[.T63];[.Z63];[.AF63];[.AL63]))" office:value-type="float" office:value="6.27397253100109">
            <text:p>6.273972531</text:p>
          </table:table-cell>
          <table:table-cell table:style-name="ce26" table:formula="of:=AVERAGE([.H63];[.N63];[.T63];[.Z63];[.AF63];[.AL63])" office:value-type="float" office:value="6.04412825044445">
            <text:p>6.0441282504</text:p>
          </table:table-cell>
          <table:table-cell table:style-name="ce26"/>
          <table:table-cell table:number-columns-repeated="4"/>
          <table:table-cell table:style-name="ce26" table:formula="of:=ABS(([.H62]/[.G62])*100)" office:value-type="float" office:value="5.41723808936964">
            <text:p>5.4172380894</text:p>
          </table:table-cell>
          <table:table-cell table:number-columns-repeated="5"/>
          <table:table-cell table:style-name="ce26" table:formula="of:=ABS(([.N62]/[.M62])*100)" office:value-type="float" office:value="6.01588099048519">
            <text:p>6.0158809905</text:p>
          </table:table-cell>
          <table:table-cell table:number-columns-repeated="5"/>
          <table:table-cell table:style-name="ce26" table:formula="of:=ABS(([.T62]/[.S62])*100)" office:value-type="float" office:value="6.12619568887911">
            <text:p>6.1261956889</text:p>
          </table:table-cell>
          <table:table-cell table:number-columns-repeated="5"/>
          <table:table-cell table:style-name="ce26" table:formula="of:=ABS(([.Z62]/[.Y62])*100)" office:value-type="float" office:value="6.19082798326135">
            <text:p>6.1908279833</text:p>
          </table:table-cell>
          <table:table-cell table:number-columns-repeated="5"/>
          <table:table-cell table:style-name="ce26" table:formula="of:=ABS(([.AF62]/[.AE62])*100)" office:value-type="float" office:value="6.24065421967033">
            <text:p>6.2406542197</text:p>
          </table:table-cell>
          <table:table-cell table:number-columns-repeated="5"/>
          <table:table-cell table:style-name="ce26" table:formula="of:=ABS(([.AL62]/[.AK62])*100)" office:value-type="float" office:value="6.27397253100109">
            <text:p>6.273972531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pbe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59">
            <text:p>-6.559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83">
            <text:p>-5.68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38">
            <text:p>-5.238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69">
            <text:p>-4.969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89">
            <text:p>-4.789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6">
            <text:p>-4.66</text:p>
          </table:table-cell>
          <table:table-cell/>
          <table:table-cell>
            <draw:frame table:end-cell-address="cnhn_2.AS78" table:end-x="0.75cm" table:end-y="0.098cm" draw:z-index="8" draw:style-name="gr1" draw:text-style-name="P1" svg:width="13cm" svg:height="6.001cm" svg:x="1.921cm" svg:y="0.023cm">
              <draw:object draw:notify-on-update-of-ranges="cnhn_2.D64:cnhn_2.D64 cnhn_2.D73:cnhn_2.D7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cnhn_2.AY78" table:end-x="0.84cm" table:end-y="0.34cm" draw:z-index="9" draw:style-name="gr1" draw:text-style-name="P1" svg:width="13cm" svg:height="6.001cm" svg:x="2.011cm" svg:y="0.265cm">
              <draw:object draw:notify-on-update-of-ranges="cnhn_2.D64:cnhn_2.D64 cnhn_2.D73:cnhn_2.D7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cnhn_2.BE78" table:end-x="0.528cm" table:end-y="0.397cm" draw:z-index="10" draw:style-name="gr1" draw:text-style-name="P1" svg:width="13.005cm" svg:height="6.028cm" svg:x="1.694cm" svg:y="0.295cm">
              <draw:object draw:notify-on-update-of-ranges="cnhn_2.D64:cnhn_2.D64 cnhn_2.D73:cnhn_2.D7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018716989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444945311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8894311149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352803205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3815658287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28090866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380358069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306231574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030785737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655657302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22977201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5774621517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>
            <text:p>0.163835892</text:p>
          </table:table-cell>
          <table:table-cell table:style-name="ce11" table:formula="of:=[.F69]*conv" office:value-type="float" office:value="4.45820145211232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>
            <text:p>0.1138713737</text:p>
          </table:table-cell>
          <table:table-cell table:style-name="ce11" table:formula="of:=[.L69]*conv" office:value-type="float" office:value="3.09859773329448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>
            <text:p>0.0863525412</text:p>
          </table:table-cell>
          <table:table-cell table:style-name="ce11" table:formula="of:=[.R69]*conv" office:value-type="float" office:value="2.3497722011453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>
            <text:p>0.0697145903</text:p>
          </table:table-cell>
          <table:table-cell table:style-name="ce11" table:formula="of:=[.X69]*conv" office:value-type="float" office:value="1.89703052191352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>
            <text:p>0.0585886277</text:p>
          </table:table-cell>
          <table:table-cell table:style-name="ce11" table:formula="of:=[.AD69]*conv" office:value-type="float" office:value="1.59427767567139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>
            <text:p>0.0506287143</text:p>
          </table:table-cell>
          <table:table-cell table:style-name="ce11" table:formula="of:=[.AJ69]*conv" office:value-type="float" office:value="1.37767741155766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0130110359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3207614012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5998517699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09.8676081261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1293971247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4.3876000691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>
            <text:p>0.388860663</text:p>
          </table:table-cell>
          <table:table-cell table:style-name="Default" table:formula="of:=[.F71]*conv" office:value-type="float" office:value="10.5814370178176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>
            <text:p>0.3237331299</text:p>
          </table:table-cell>
          <table:table-cell table:style-name="Default" table:formula="of:=[.L71]*conv" office:value-type="float" office:value="8.80922667309751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>
            <text:p>0.289579345</text:p>
          </table:table-cell>
          <table:table-cell table:style-name="Default" table:formula="of:=[.R71]*conv" office:value-type="float" office:value="7.87985490005296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>
            <text:p>0.2676721944</text:p>
          </table:table-cell>
          <table:table-cell table:style-name="Default" table:formula="of:=[.X71]*conv" office:value-type="float" office:value="7.28373100177732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>
            <text:p>0.252168704</text:p>
          </table:table-cell>
          <table:table-cell table:style-name="Default" table:formula="of:=[.AD71]*conv" office:value-type="float" office:value="6.86185956341027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>
            <text:p>0.2404907969</text:p>
          </table:table-cell>
          <table:table-cell table:style-name="Default" table:formula="of:=[.AJ71]*conv" office:value-type="float" office:value="6.54408754315628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pbe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16">
            <text:p>-7.016</text:p>
          </table:table-cell>
          <table:table-cell table:style-name="ce30" table:formula="of:=[.G66]-[.G75]" office:value-type="float" office:value="0.457">
            <text:p>0.457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154">
            <text:p>-6.154</text:p>
          </table:table-cell>
          <table:table-cell table:style-name="ce30" table:formula="of:=[.M66]-[.M75]" office:value-type="float" office:value="0.471">
            <text:p>0.471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725">
            <text:p>-5.725</text:p>
          </table:table-cell>
          <table:table-cell table:style-name="ce30" table:formula="of:=[.S66]-[.S75]" office:value-type="float" office:value="0.486999999999999">
            <text:p>0.487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466">
            <text:p>-5.466</text:p>
          </table:table-cell>
          <table:table-cell table:style-name="ce30" table:formula="of:=[.Y66]-[.Y75]" office:value-type="float" office:value="0.497">
            <text:p>0.497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292">
            <text:p>-5.292</text:p>
          </table:table-cell>
          <table:table-cell table:style-name="ce30" table:formula="of:=[.AE66]-[.AE75]" office:value-type="float" office:value="0.503">
            <text:p>0.503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168">
            <text:p>-5.168</text:p>
          </table:table-cell>
          <table:table-cell table:style-name="ce30" table:formula="of:=[.AK66]-[.AK75]" office:value-type="float" office:value="0.508">
            <text:p>0.508</text:p>
          </table:table-cell>
          <table:table-cell table:number-columns-repeated="986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9.8297213622291">
            <text:p>9.8297213622</text:p>
          </table:table-cell>
          <table:table-cell table:style-name="ce26" table:formula="of:=AVERAGE([.H76];[.N76];[.T76];[.Z76];[.AF76];[.AL76])" office:value-type="float" office:value="8.5168330988529">
            <text:p>8.5168330989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63861212">
            <text:p>-0.8963861212</text:p>
          </table:table-cell>
          <table:table-cell table:style-name="Default"/>
          <table:table-cell table:style-name="ce26" table:formula="of:=ABS(([.H75]/[.G75])*100)" office:value-type="float" office:value="6.51368301026226">
            <text:p>6.513683010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00322954">
            <text:p>-1.7800322954</text:p>
          </table:table-cell>
          <table:table-cell table:style-name="Default"/>
          <table:table-cell table:style-name="ce26" table:formula="of:=ABS(([.N75]/[.M75])*100)" office:value-type="float" office:value="7.65355866103348">
            <text:p>7.65355866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647753209">
            <text:p>-2.6647753209</text:p>
          </table:table-cell>
          <table:table-cell table:style-name="Default"/>
          <table:table-cell table:style-name="ce26" table:formula="of:=ABS(([.T75]/[.S75])*100)" office:value-type="float" office:value="8.5065502183406">
            <text:p>8.506550218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498810493">
            <text:p>-3.5498810493</text:p>
          </table:table-cell>
          <table:table-cell table:style-name="Default"/>
          <table:table-cell table:style-name="ce26" table:formula="of:=ABS(([.Z75]/[.Y75])*100)" office:value-type="float" office:value="9.09257226491035">
            <text:p>9.0925722649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351979983">
            <text:p>-4.4351979983</text:p>
          </table:table-cell>
          <table:table-cell table:style-name="Default"/>
          <table:table-cell table:style-name="ce26" table:formula="of:=ABS(([.AF75]/[.AE75])*100)" office:value-type="float" office:value="9.50491307634165">
            <text:p>9.504913076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205786439">
            <text:p>-5.3205786439</text:p>
          </table:table-cell>
          <table:table-cell table:style-name="Default"/>
          <table:table-cell table:style-name="ce26" table:formula="of:=ABS(([.AL75]/[.AK75])*100)" office:value-type="float" office:value="9.8297213622291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11227376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19566541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833485322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843100177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80405373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735415628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>
            <text:p>0.1452633836</text:p>
          </table:table-cell>
          <table:table-cell table:style-name="ce11" table:formula="of:=[.F78]*conv" office:value-type="float" office:value="3.95281778491059">
            <text:p>3.9528177849</text:p>
          </table:table-cell>
          <table:table-cell table:style-name="ce30" table:formula="of:=[.G69]-[.G78]" office:value-type="float" office:value="0.50538366720173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>
            <text:p>0.1080756413</text:p>
          </table:table-cell>
          <table:table-cell table:style-name="ce11" table:formula="of:=[.L78]*conv" office:value-type="float" office:value="2.94088783049838">
            <text:p>2.9408878305</text:p>
          </table:table-cell>
          <table:table-cell table:style-name="ce30" table:formula="of:=[.M69]-[.M78]" office:value-type="float" office:value="0.157709902796099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>
            <text:p>0.0814267887</text:p>
          </table:table-cell>
          <table:table-cell table:style-name="ce11" table:formula="of:=[.R78]*conv" office:value-type="float" office:value="2.21573565591595">
            <text:p>2.2157356559</text:p>
          </table:table-cell>
          <table:table-cell table:style-name="ce30" table:formula="of:=[.S69]-[.S78]" office:value-type="float" office:value="0.134036545229341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>
            <text:p>0.0655710316</text:p>
          </table:table-cell>
          <table:table-cell table:style-name="ce11" table:formula="of:=[.X78]*conv" office:value-type="float" office:value="1.78427855292926">
            <text:p>1.7842785529</text:p>
          </table:table-cell>
          <table:table-cell table:style-name="ce30" table:formula="of:=[.Y69]-[.Y78]" office:value-type="float" office:value="0.112751968984263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>
            <text:p>0.0547926253</text:p>
          </table:table-cell>
          <table:table-cell table:style-name="ce11" table:formula="of:=[.AD78]*conv" office:value-type="float" office:value="1.49098319480271">
            <text:p>1.4909831948</text:p>
          </table:table-cell>
          <table:table-cell table:style-name="ce30" table:formula="of:=[.AE69]-[.AE78]" office:value-type="float" office:value="0.103294480868685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>
            <text:p>0.0470370811</text:p>
          </table:table-cell>
          <table:table-cell table:style-name="ce11" table:formula="of:=[.AJ78]*conv" office:value-type="float" office:value="1.27994409956978">
            <text:p>1.2799440996</text:p>
          </table:table-cell>
          <table:table-cell table:style-name="ce30" table:formula="of:=[.AK69]-[.AK78]" office:value-type="float" office:value="0.0977333119878785">
            <text:p>0.097733312</text:p>
          </table:table-cell>
          <table:table-cell table:number-columns-repeated="986"/>
        </table:table-row>
        <table:table-row table:style-name="ro1">
          <table:table-cell table:style-name="ce24" table:formula="of:=MAX(MAX([.H79];[.N79];[.T79];[.Z79];[.AF79];[.AL79]);-MIN([.H79];[.N79];[.T79];[.Z79];[.AF79];[.AL79]))" office:value-type="float" office:value="12.7854025837207">
            <text:p>12.7854025837</text:p>
          </table:table-cell>
          <table:table-cell table:style-name="ce26" table:formula="of:=AVERAGE([.H79];[.N79];[.T79];[.Z79];[.AF79];[.AL79])" office:value-type="float" office:value="7.51337519429519">
            <text:p>7.5133751943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28695541">
            <text:p>-0.4828695541</text:p>
          </table:table-cell>
          <table:table-cell table:style-name="Default"/>
          <table:table-cell table:style-name="ce26" table:formula="of:=ABS(([.H78]/[.G78])*100)" office:value-type="float" office:value="12.7854025837207">
            <text:p>12.7854025837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88757858">
            <text:p>-1.4288757858</text:p>
          </table:table-cell>
          <table:table-cell table:style-name="Default"/>
          <table:table-cell table:style-name="ce26" table:formula="of:=ABS(([.N78]/[.M78])*100)" office:value-type="float" office:value="5.3626629741051">
            <text:p>5.362662974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489330782">
            <text:p>-2.3489330782</text:p>
          </table:table-cell>
          <table:table-cell table:style-name="Default"/>
          <table:table-cell table:style-name="ce26" table:formula="of:=ABS(([.T78]/[.S78])*100)" office:value-type="float" office:value="6.04930217516999">
            <text:p>6.0493021752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570011521">
            <text:p>-3.2570011521</text:p>
          </table:table-cell>
          <table:table-cell table:style-name="Default"/>
          <table:table-cell table:style-name="ce26" table:formula="of:=ABS(([.Z78]/[.Y78])*100)" office:value-type="float" office:value="6.31919095811347">
            <text:p>6.319190958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586584341">
            <text:p>-4.1586584341</text:p>
          </table:table-cell>
          <table:table-cell table:style-name="Default"/>
          <table:table-cell table:style-name="ce26" table:formula="of:=ABS(([.AF78]/[.AE78])*100)" office:value-type="float" office:value="6.92794400558979">
            <text:p>6.927944005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563735419">
            <text:p>-5.0563735419</text:p>
          </table:table-cell>
          <table:table-cell table:style-name="Default"/>
          <table:table-cell table:style-name="ce26" table:formula="of:=ABS(([.AL78]/[.AK78])*100)" office:value-type="float" office:value="7.6357484690721">
            <text:p>7.635748469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>
            <text:p>0.4135165671</text:p>
          </table:table-cell>
          <table:table-cell table:style-name="Default" table:formula="of:=[.F80]*conv" office:value-type="float" office:value="11.2523583044782">
            <text:p>11.2523583045</text:p>
          </table:table-cell>
          <table:table-cell table:style-name="ce30" table:formula="of:=[.G71]-[.G80]" office:value-type="float" office:value="-0.670921286660541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>
            <text:p>0.3511565096</text:p>
          </table:table-cell>
          <table:table-cell table:style-name="Default" table:formula="of:=[.L80]*conv" office:value-type="float" office:value="9.55545480240354">
            <text:p>9.5554548024</text:p>
          </table:table-cell>
          <table:table-cell table:style-name="ce30" table:formula="of:=[.M71]-[.M80]" office:value-type="float" office:value="-0.746228129306028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>
            <text:p>0.3158422427</text:p>
          </table:table-cell>
          <table:table-cell table:style-name="Default" table:formula="of:=[.R80]*conv" office:value-type="float" office:value="8.59450470745202">
            <text:p>8.5945047075</text:p>
          </table:table-cell>
          <table:table-cell table:style-name="ce30" table:formula="of:=[.S71]-[.S80]" office:value-type="float" office:value="-0.714649807399062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>
            <text:p>0.2928798972</text:p>
          </table:table-cell>
          <table:table-cell table:style-name="Default" table:formula="of:=[.X80]*conv" office:value-type="float" office:value="7.96966749502968">
            <text:p>7.969667495</text:p>
          </table:table-cell>
          <table:table-cell table:style-name="ce30" table:formula="of:=[.Y71]-[.Y80]" office:value-type="float" office:value="-0.685936493252356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>
            <text:p>0.2765395642</text:p>
          </table:table-cell>
          <table:table-cell table:style-name="Default" table:formula="of:=[.AD80]*conv" office:value-type="float" office:value="7.52502441090862">
            <text:p>7.5250244109</text:p>
          </table:table-cell>
          <table:table-cell table:style-name="ce30" table:formula="of:=[.AE71]-[.AE80]" office:value-type="float" office:value="-0.663164847498343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>
            <text:p>0.264205102</text:p>
          </table:table-cell>
          <table:table-cell table:style-name="Default" table:formula="of:=[.AJ80]*conv" office:value-type="float" office:value="7.18938661738372">
            <text:p>7.1893866174</text:p>
          </table:table-cell>
          <table:table-cell table:style-name="ce30" table:formula="of:=[.AK71]-[.AK80]" office:value-type="float" office:value="-0.645299074227436">
            <text:p>-0.6452990742</text:p>
          </table:table-cell>
          <table:table-cell table:number-columns-repeated="986"/>
        </table:table-row>
        <table:table-row table:style-name="ro1">
          <table:table-cell table:style-name="ce24" table:formula="of:=MAX(MAX([.H81];[.N81];[.T81];[.Z81];[.AF81];[.AL81]);-MIN([.H81];[.N81];[.T81];[.Z81];[.AF81];[.AL81]))" office:value-type="float" office:value="8.97571807679841">
            <text:p>8.9757180768</text:p>
          </table:table-cell>
          <table:table-cell table:style-name="ce26" table:formula="of:=AVERAGE([.H81];[.N81];[.T81];[.Z81];[.AF81];[.AL81])" office:value-type="float" office:value="8.08041451103436">
            <text:p>8.080414511</text:p>
          </table:table-cell>
          <table:table-cell table:style-name="ce26"/>
          <table:table-cell table:number-columns-repeated="4"/>
          <table:table-cell table:style-name="ce26" table:formula="of:=ABS(([.H80]/[.G80])*100)" office:value-type="float" office:value="5.96249487001788">
            <text:p>5.96249487</text:p>
          </table:table-cell>
          <table:table-cell table:number-columns-repeated="5"/>
          <table:table-cell table:style-name="ce26" table:formula="of:=ABS(([.N80]/[.M80])*100)" office:value-type="float" office:value="7.80944648619262">
            <text:p>7.8094464862</text:p>
          </table:table-cell>
          <table:table-cell table:number-columns-repeated="5"/>
          <table:table-cell table:style-name="ce26" table:formula="of:=ABS(([.T80]/[.S80])*100)" office:value-type="float" office:value="8.31519478695977">
            <text:p>8.315194787</text:p>
          </table:table-cell>
          <table:table-cell table:number-columns-repeated="5"/>
          <table:table-cell table:style-name="ce26" table:formula="of:=ABS(([.Z80]/[.Y80])*100)" office:value-type="float" office:value="8.60683954104916">
            <text:p>8.606839541</text:p>
          </table:table-cell>
          <table:table-cell table:number-columns-repeated="5"/>
          <table:table-cell table:style-name="ce26" table:formula="of:=ABS(([.AF80]/[.AE80])*100)" office:value-type="float" office:value="8.81279330518834">
            <text:p>8.8127933052</text:p>
          </table:table-cell>
          <table:table-cell table:number-columns-repeated="5"/>
          <table:table-cell table:style-name="ce26" table:formula="of:=ABS(([.AL80]/[.AK80])*100)" office:value-type="float" office:value="8.97571807679841">
            <text:p>8.9757180768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tpss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74">
            <text:p>-6.574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73">
            <text:p>-5.67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14">
            <text:p>-5.21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37">
            <text:p>-4.937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5">
            <text:p>-4.75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16">
            <text:p>-4.616</text:p>
          </table:table-cell>
          <table:table-cell/>
          <table:table-cell>
            <draw:frame table:end-cell-address="cnhn_2.AS96" table:end-x="0.308cm" table:end-y="0.441cm" draw:z-index="11" draw:style-name="gr1" draw:text-style-name="P1" svg:width="13cm" svg:height="6.001cm" svg:x="1.479cm" svg:y="0.366cm">
              <draw:object draw:notify-on-update-of-ranges="cnhn_2.D82:cnhn_2.D82 cnhn_2.D91:cnhn_2.D9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cnhn_2.AY96" table:end-x="0.29cm" table:end-y="0.244cm" draw:z-index="12" draw:style-name="gr1" draw:text-style-name="P1" svg:width="13cm" svg:height="6cm" svg:x="1.461cm" svg:y="0.17cm">
              <draw:object draw:notify-on-update-of-ranges="cnhn_2.D82:cnhn_2.D82 cnhn_2.D91:cnhn_2.D9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cnhn_2.BE96" table:end-x="0.434cm" table:end-y="0.324cm" draw:z-index="13" draw:style-name="gr1" draw:text-style-name="P1" svg:width="13cm" svg:height="6cm" svg:x="1.605cm" svg:y="0.25cm">
              <draw:object draw:notify-on-update-of-ranges="cnhn_2.D82:cnhn_2.D82 cnhn_2.D91:cnhn_2.D9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367227143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978479588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61312683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6256842936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904862975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555220903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68838847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853929453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757510842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563533461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9320921645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3049453088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>
            <text:p>0.1598388296</text:p>
          </table:table-cell>
          <table:table-cell table:style-name="ce11" table:formula="of:=[.F87]*conv" office:value-type="float" office:value="4.34943585027534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>
            <text:p>0.1124550135</text:p>
          </table:table-cell>
          <table:table-cell table:style-name="ce11" table:formula="of:=[.L87]*conv" office:value-type="float" office:value="3.06005661130148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>
            <text:p>0.0855615988</text:p>
          </table:table-cell>
          <table:table-cell table:style-name="ce11" table:formula="of:=[.R87]*conv" office:value-type="float" office:value="2.32824956338188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>
            <text:p>0.0693309475</text:p>
          </table:table-cell>
          <table:table-cell table:style-name="ce11" table:formula="of:=[.X87]*conv" office:value-type="float" office:value="1.88659107017083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>
            <text:p>0.058394133</text:p>
          </table:table-cell>
          <table:table-cell table:style-name="ce11" table:formula="of:=[.AD87]*conv" office:value-type="float" office:value="1.58898520560811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>
            <text:p>0.0505767815</text:p>
          </table:table-cell>
          <table:table-cell table:style-name="ce11" table:formula="of:=[.AJ87]*conv" office:value-type="float" office:value="1.37626424816933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531763552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780631564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752074243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6124259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7414222935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1180522388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>
            <text:p>0.3835463591</text:p>
          </table:table-cell>
          <table:table-cell table:style-name="Default" table:formula="of:=[.F89]*conv" office:value-type="float" office:value="10.436827451045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>
            <text:p>0.3197848024</text:p>
          </table:table-cell>
          <table:table-cell table:style-name="Default" table:formula="of:=[.L89]*conv" office:value-type="float" office:value="8.70178721536353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>
            <text:p>0.2861052587</text:p>
          </table:table-cell>
          <table:table-cell table:style-name="Default" table:formula="of:=[.R89]*conv" office:value-type="float" office:value="7.78532020195741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>
            <text:p>0.2644417036</text:p>
          </table:table-cell>
          <table:table-cell table:style-name="Default" table:formula="of:=[.X89]*conv" office:value-type="float" office:value="7.19582487449384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>
            <text:p>0.249064004</text:p>
          </table:table-cell>
          <table:table-cell table:style-name="Default" table:formula="of:=[.AD89]*conv" office:value-type="float" office:value="6.77737637795327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>
            <text:p>0.2374698515</text:p>
          </table:table-cell>
          <table:table-cell table:style-name="Default" table:formula="of:=[.AJ89]*conv" office:value-type="float" office:value="6.46188343632465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252">
            <text:p>-7.252</text:p>
          </table:table-cell>
          <table:table-cell table:style-name="ce30" table:formula="of:=[.G84]-[.G93]" office:value-type="float" office:value="0.678">
            <text:p>0.678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368">
            <text:p>-6.368</text:p>
          </table:table-cell>
          <table:table-cell table:style-name="ce30" table:formula="of:=[.M84]-[.M93]" office:value-type="float" office:value="0.695">
            <text:p>0.695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93">
            <text:p>-5.93</text:p>
          </table:table-cell>
          <table:table-cell table:style-name="ce30" table:formula="of:=[.S84]-[.S93]" office:value-type="float" office:value="0.715999999999999">
            <text:p>0.71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661">
            <text:p>-5.661</text:p>
          </table:table-cell>
          <table:table-cell table:style-name="ce30" table:formula="of:=[.Y84]-[.Y93]" office:value-type="float" office:value="0.723999999999999">
            <text:p>0.724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481">
            <text:p>-5.481</text:p>
          </table:table-cell>
          <table:table-cell table:style-name="ce30" table:formula="of:=[.AE84]-[.AE93]" office:value-type="float" office:value="0.731">
            <text:p>0.731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351">
            <text:p>-5.351</text:p>
          </table:table-cell>
          <table:table-cell table:style-name="ce30" table:formula="of:=[.AK84]-[.AK93]" office:value-type="float" office:value="0.735">
            <text:p>0.735</text:p>
          </table:table-cell>
          <table:table-cell table:number-columns-repeated="986"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13.7357503270417">
            <text:p>13.735750327</text:p>
          </table:table-cell>
          <table:table-cell table:style-name="ce26" table:formula="of:=AVERAGE([.H94];[.N94];[.T94];[.Z94];[.AF94];[.AL94])" office:value-type="float" office:value="12.0332135421448">
            <text:p>12.0332135421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9009549027">
            <text:p>-0.9009549027</text:p>
          </table:table-cell>
          <table:table-cell table:style-name="Default"/>
          <table:table-cell table:style-name="ce26" table:formula="of:=ABS(([.H93]/[.G93])*100)" office:value-type="float" office:value="9.34914506343078">
            <text:p>9.3491450634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6903792">
            <text:p>-1.786903792</text:p>
          </table:table-cell>
          <table:table-cell table:style-name="Default"/>
          <table:table-cell table:style-name="ce26" table:formula="of:=ABS(([.N93]/[.M93])*100)" office:value-type="float" office:value="10.9139447236181">
            <text:p>10.913944723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73758851">
            <text:p>-2.673758851</text:p>
          </table:table-cell>
          <table:table-cell table:style-name="Default"/>
          <table:table-cell table:style-name="ce26" table:formula="of:=ABS(([.T93]/[.S93])*100)" office:value-type="float" office:value="12.0741989881956">
            <text:p>12.0741989882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608861167">
            <text:p>-3.5608861167</text:p>
          </table:table-cell>
          <table:table-cell table:style-name="Default"/>
          <table:table-cell table:style-name="ce26" table:formula="of:=ABS(([.Z93]/[.Y93])*100)" office:value-type="float" office:value="12.7892598480834">
            <text:p>12.789259848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480386592">
            <text:p>-4.4480386592</text:p>
          </table:table-cell>
          <table:table-cell table:style-name="Default"/>
          <table:table-cell table:style-name="ce26" table:formula="of:=ABS(([.AF93]/[.AE93])*100)" office:value-type="float" office:value="13.3369823024995">
            <text:p>13.336982302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352486574">
            <text:p>-5.3352486574</text:p>
          </table:table-cell>
          <table:table-cell table:style-name="Default"/>
          <table:table-cell table:style-name="ce26" table:formula="of:=ABS(([.AL93]/[.AK93])*100)" office:value-type="float" office:value="13.7357503270417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95424486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839186121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98781569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5005090818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980552469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927919577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>
            <text:p>0.1514124541</text:p>
          </table:table-cell>
          <table:table-cell table:style-name="ce11" table:formula="of:=[.F96]*conv" office:value-type="float" office:value="4.1201425066037">
            <text:p>4.1201425066</text:p>
          </table:table-cell>
          <table:table-cell table:style-name="ce30" table:formula="of:=[.G87]-[.G96]" office:value-type="float" office:value="0.229293343671639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>
            <text:p>0.1029851799</text:p>
          </table:table-cell>
          <table:table-cell table:style-name="ce11" table:formula="of:=[.L96]*conv" office:value-type="float" office:value="2.80236932806057">
            <text:p>2.8023693281</text:p>
          </table:table-cell>
          <table:table-cell table:style-name="ce30" table:formula="of:=[.M87]-[.M96]" office:value-type="float" office:value="0.257687283240912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>
            <text:p>0.074977282</text:p>
          </table:table-cell>
          <table:table-cell table:style-name="ce11" table:formula="of:=[.R96]*conv" office:value-type="float" office:value="2.04023564926694">
            <text:p>2.0402356493</text:p>
          </table:table-cell>
          <table:table-cell table:style-name="ce30" table:formula="of:=[.S87]-[.S96]" office:value-type="float" office:value="0.28801391411494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>
            <text:p>0.0603770349</text:p>
          </table:table-cell>
          <table:table-cell table:style-name="ce11" table:formula="of:=[.X96]*conv" office:value-type="float" office:value="1.64294271163382">
            <text:p>1.6429427116</text:p>
          </table:table-cell>
          <table:table-cell table:style-name="ce30" table:formula="of:=[.Y87]-[.Y96]" office:value-type="float" office:value="0.243648358537004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>
            <text:p>0.0499834123</text:p>
          </table:table-cell>
          <table:table-cell table:style-name="ce11" table:formula="of:=[.AD96]*conv" office:value-type="float" office:value="1.36011785071732">
            <text:p>1.3601178507</text:p>
          </table:table-cell>
          <table:table-cell table:style-name="ce30" table:formula="of:=[.AE87]-[.AE96]" office:value-type="float" office:value="0.228867354890792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>
            <text:p>0.0424566997</text:p>
          </table:table-cell>
          <table:table-cell table:style-name="ce11" table:formula="of:=[.AJ96]*conv" office:value-type="float" office:value="1.15530558013773">
            <text:p>1.1553055801</text:p>
          </table:table-cell>
          <table:table-cell table:style-name="ce30" table:formula="of:=[.AK87]-[.AK96]" office:value-type="float" office:value="0.220958668031603">
            <text:p>0.220958668</text:p>
          </table:table-cell>
          <table:table-cell table:number-columns-repeated="986"/>
        </table:table-row>
        <table:table-row table:style-name="ro1">
          <table:table-cell table:style-name="ce24" table:formula="of:=MAX(MAX([.H97];[.N97];[.T97];[.Z97];[.AF97];[.AL97]);-MIN([.H97];[.N97];[.T97];[.Z97];[.AF97];[.AL97]))" office:value-type="float" office:value="19.1255605296446">
            <text:p>19.1255605296</text:p>
          </table:table-cell>
          <table:table-cell table:style-name="ce26" table:formula="of:=AVERAGE([.H97];[.N97];[.T97];[.Z97];[.AF97];[.AL97])" office:value-type="float" office:value="13.2766327040193">
            <text:p>13.276632704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0152379">
            <text:p>-0.480152379</text:p>
          </table:table-cell>
          <table:table-cell table:style-name="Default"/>
          <table:table-cell table:style-name="ce26" table:formula="of:=ABS(([.H96]/[.G96])*100)" office:value-type="float" office:value="5.56517992530916">
            <text:p>5.5651799253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34278978">
            <text:p>-1.434278978</text:p>
          </table:table-cell>
          <table:table-cell table:style-name="Default"/>
          <table:table-cell table:style-name="ce26" table:formula="of:=ABS(([.N96]/[.M96])*100)" office:value-type="float" office:value="9.19533626994302">
            <text:p>9.195336269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557837476">
            <text:p>-2.3557837476</text:p>
          </table:table-cell>
          <table:table-cell table:style-name="Default"/>
          <table:table-cell table:style-name="ce26" table:formula="of:=ABS(([.T96]/[.S96])*100)" office:value-type="float" office:value="14.1166984420856">
            <text:p>14.116698442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653928051">
            <text:p>-3.2653928051</text:p>
          </table:table-cell>
          <table:table-cell table:style-name="Default"/>
          <table:table-cell table:style-name="ce26" table:formula="of:=ABS(([.Z96]/[.Y96])*100)" office:value-type="float" office:value="14.8299972245963">
            <text:p>14.829997224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686439743">
            <text:p>-4.1686439743</text:p>
          </table:table-cell>
          <table:table-cell table:style-name="Default"/>
          <table:table-cell table:style-name="ce26" table:formula="of:=ABS(([.AF96]/[.AE96])*100)" office:value-type="float" office:value="16.8270238325369">
            <text:p>16.8270238325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680651832">
            <text:p>-5.0680651832</text:p>
          </table:table-cell>
          <table:table-cell table:style-name="Default"/>
          <table:table-cell table:style-name="ce26" table:formula="of:=ABS(([.AL96]/[.AK96])*100)" office:value-type="float" office:value="19.1255605296446">
            <text:p>19.1255605296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>
            <text:p>0.4208025237</text:p>
          </table:table-cell>
          <table:table-cell table:style-name="Default" table:formula="of:=[.F98]*conv" office:value-type="float" office:value="11.4506192709711">
            <text:p>11.450619271</text:p>
          </table:table-cell>
          <table:table-cell table:style-name="ce30" table:formula="of:=[.G89]-[.G98]" office:value-type="float" office:value="-1.01379181992602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>
            <text:p>0.352624814</text:p>
          </table:table-cell>
          <table:table-cell table:style-name="Default" table:formula="of:=[.L98]*conv" office:value-type="float" office:value="9.59540939799498">
            <text:p>9.595409398</text:p>
          </table:table-cell>
          <table:table-cell table:style-name="ce30" table:formula="of:=[.M89]-[.M98]" office:value-type="float" office:value="-0.893622182631452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>
            <text:p>0.3179751034</text:p>
          </table:table-cell>
          <table:table-cell table:style-name="Default" table:formula="of:=[.R98]*conv" office:value-type="float" office:value="8.65254280004466">
            <text:p>8.6525428</text:p>
          </table:table-cell>
          <table:table-cell table:style-name="ce30" table:formula="of:=[.S89]-[.S98]" office:value-type="float" office:value="-0.867222598087255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>
            <text:p>0.2954933116</text:p>
          </table:table-cell>
          <table:table-cell table:style-name="Default" table:formula="of:=[.X98]*conv" office:value-type="float" office:value="8.04078211912591">
            <text:p>8.0407821191</text:p>
          </table:table-cell>
          <table:table-cell table:style-name="ce30" table:formula="of:=[.Y89]-[.Y98]" office:value-type="float" office:value="-0.844957244632069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>
            <text:p>0.2793946849</text:p>
          </table:table-cell>
          <table:table-cell table:style-name="Default" table:formula="of:=[.AD98]*conv" office:value-type="float" office:value="7.60271619807024">
            <text:p>7.6027161981</text:p>
          </table:table-cell>
          <table:table-cell table:style-name="ce30" table:formula="of:=[.AE89]-[.AE98]" office:value-type="float" office:value="-0.825339820116963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>
            <text:p>0.2671834742</text:p>
          </table:table-cell>
          <table:table-cell table:style-name="Default" table:formula="of:=[.AJ98]*conv" office:value-type="float" office:value="7.27043224850204">
            <text:p>7.2704322485</text:p>
          </table:table-cell>
          <table:table-cell table:style-name="ce30" table:formula="of:=[.AK89]-[.AK98]" office:value-type="float" office:value="-0.808548812177389">
            <text:p>-0.8085488122</text:p>
          </table:table-cell>
          <table:table-cell table:number-columns-repeated="986"/>
        </table:table-row>
        <table:table-row table:style-name="ro1">
          <table:table-cell table:style-name="ce24" table:formula="of:=MAX(MAX([.H99];[.N99];[.T99];[.Z99];[.AF99];[.AL99]);-MIN([.H99];[.N99];[.T99];[.Z99];[.AF99];[.AL99]))" office:value-type="float" office:value="11.1210555925884">
            <text:p>11.1210555926</text:p>
          </table:table-cell>
          <table:table-cell table:style-name="ce26" table:formula="of:=AVERAGE([.H99];[.N99];[.T99];[.Z99];[.AF99];[.AL99])" office:value-type="float" office:value="10.112445143797">
            <text:p>10.1124451438</text:p>
          </table:table-cell>
          <table:table-cell table:style-name="ce26"/>
          <table:table-cell table:number-columns-repeated="4"/>
          <table:table-cell table:style-name="ce26" table:formula="of:=ABS(([.H98]/[.G98])*100)" office:value-type="float" office:value="8.85359818482594">
            <text:p>8.8535981848</text:p>
          </table:table-cell>
          <table:table-cell table:number-columns-repeated="5"/>
          <table:table-cell table:style-name="ce26" table:formula="of:=ABS(([.N98]/[.M98])*100)" office:value-type="float" office:value="9.31301777304238">
            <text:p>9.313017773</text:p>
          </table:table-cell>
          <table:table-cell table:number-columns-repeated="5"/>
          <table:table-cell table:style-name="ce26" table:formula="of:=ABS(([.T98]/[.S98])*100)" office:value-type="float" office:value="10.0227484350933">
            <text:p>10.0227484351</text:p>
          </table:table-cell>
          <table:table-cell table:number-columns-repeated="5"/>
          <table:table-cell table:style-name="ce26" table:formula="of:=ABS(([.Z98]/[.Y98])*100)" office:value-type="float" office:value="10.5083962245693">
            <text:p>10.5083962246</text:p>
          </table:table-cell>
          <table:table-cell table:number-columns-repeated="5"/>
          <table:table-cell table:style-name="ce26" table:formula="of:=ABS(([.AF98]/[.AE98])*100)" office:value-type="float" office:value="10.8558546526629">
            <text:p>10.8558546527</text:p>
          </table:table-cell>
          <table:table-cell table:number-columns-repeated="5"/>
          <table:table-cell table:style-name="ce26" table:formula="of:=ABS(([.AL98]/[.AK98])*100)" office:value-type="float" office:value="11.1210555925884">
            <text:p>11.1210555926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tpssh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7">
            <text:p>-7.07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097">
            <text:p>-6.097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594">
            <text:p>-5.59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286">
            <text:p>-5.286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077">
            <text:p>-5.077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925">
            <text:p>-4.925</text:p>
          </table:table-cell>
          <table:table-cell/>
          <table:table-cell>
            <draw:frame table:end-cell-address="cnhn_2.AS114" table:end-x="0.661cm" table:end-y="0.441cm" draw:z-index="14" draw:style-name="gr1" draw:text-style-name="P1" svg:width="13cm" svg:height="5.999cm" svg:x="1.832cm" svg:y="0.368cm">
              <draw:object draw:notify-on-update-of-ranges="cnhn_2.D100:cnhn_2.D100 cnhn_2.D109:cnhn_2.D10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cnhn_2.AY114" table:end-x="0.425cm" table:end-y="0.421cm" draw:z-index="15" draw:style-name="gr1" draw:text-style-name="P1" svg:width="13cm" svg:height="6cm" svg:x="1.596cm" svg:y="0.347cm">
              <draw:object draw:notify-on-update-of-ranges="cnhn_2.D100:cnhn_2.D100 cnhn_2.D109:cnhn_2.D10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cnhn_2.BE115" table:end-x="1.02cm" table:end-y="0.058cm" draw:z-index="16" draw:style-name="gr1" draw:text-style-name="P1" svg:width="13cm" svg:height="5.999cm" svg:x="2.191cm" svg:y="0.478cm">
              <draw:object draw:notify-on-update-of-ranges="cnhn_2.D100:cnhn_2.D100 cnhn_2.D109:cnhn_2.D10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28722059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810668353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355539484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5908498411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465163395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023798277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02564521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671934598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480099748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190685365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8853518092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2487783225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>
            <text:p>0.1584656069</text:p>
          </table:table-cell>
          <table:table-cell table:style-name="ce11" table:formula="of:=[.F105]*conv" office:value-type="float" office:value="4.312068559382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>
            <text:p>0.1138733755</text:p>
          </table:table-cell>
          <table:table-cell table:style-name="ce11" table:formula="of:=[.L105]*conv" office:value-type="float" office:value="3.09865220504316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>
            <text:p>0.0875439736</text:p>
          </table:table-cell>
          <table:table-cell table:style-name="ce11" table:formula="of:=[.R105]*conv" office:value-type="float" office:value="2.38219272628723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>
            <text:p>0.0717813046</text:p>
          </table:table-cell>
          <table:table-cell table:style-name="ce11" table:formula="of:=[.X105]*conv" office:value-type="float" office:value="1.95326867938207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>
            <text:p>0.0611645303</text:p>
          </table:table-cell>
          <table:table-cell table:style-name="ce11" table:formula="of:=[.AD105]*conv" office:value-type="float" office:value="1.66437155175532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>
            <text:p>0.0536015052</text:p>
          </table:table-cell>
          <table:table-cell table:style-name="ce11" table:formula="of:=[.AJ105]*conv" office:value-type="float" office:value="1.45857116777575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45612072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600041037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475039483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240703485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6948346687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0620764605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>
            <text:p>0.383109987</text:p>
          </table:table-cell>
          <table:table-cell table:style-name="Default" table:formula="of:=[.F107]*conv" office:value-type="float" office:value="10.4249531620469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>
            <text:p>0.3210627316</text:p>
          </table:table-cell>
          <table:table-cell table:style-name="Default" table:formula="of:=[.L107]*conv" office:value-type="float" office:value="8.73656143818775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>
            <text:p>0.2880500001</text:p>
          </table:table-cell>
          <table:table-cell table:style-name="Default" table:formula="of:=[.R107]*conv" office:value-type="float" office:value="7.83823930794576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>
            <text:p>0.2667794926</text:p>
          </table:table-cell>
          <table:table-cell table:style-name="Default" table:formula="of:=[.X107]*conv" office:value-type="float" office:value="7.25943934985335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>
            <text:p>0.2516816708</text:p>
          </table:table-cell>
          <table:table-cell table:style-name="Default" table:formula="of:=[.AD107]*conv" office:value-type="float" office:value="6.84860671574113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>
            <text:p>0.2403033672</text:p>
          </table:table-cell>
          <table:table-cell table:style-name="Default" table:formula="of:=[.AJ107]*conv" office:value-type="float" office:value="6.53898732152387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h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61">
            <text:p>-7.61</text:p>
          </table:table-cell>
          <table:table-cell table:style-name="ce30" table:formula="of:=[.G102]-[.G111]" office:value-type="float" office:value="0.54">
            <text:p>0.54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669">
            <text:p>-6.669</text:p>
          </table:table-cell>
          <table:table-cell table:style-name="ce30" table:formula="of:=[.M102]-[.M111]" office:value-type="float" office:value="0.572">
            <text:p>0.572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6.194">
            <text:p>-6.194</text:p>
          </table:table-cell>
          <table:table-cell table:style-name="ce30" table:formula="of:=[.S102]-[.S111]" office:value-type="float" office:value="0.6">
            <text:p>0.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902">
            <text:p>-5.902</text:p>
          </table:table-cell>
          <table:table-cell table:style-name="ce30" table:formula="of:=[.Y102]-[.Y111]" office:value-type="float" office:value="0.616000000000001">
            <text:p>0.616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704">
            <text:p>-5.704</text:p>
          </table:table-cell>
          <table:table-cell table:style-name="ce30" table:formula="of:=[.AE102]-[.AE111]" office:value-type="float" office:value="0.627">
            <text:p>0.627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561">
            <text:p>-5.561</text:p>
          </table:table-cell>
          <table:table-cell table:style-name="ce30" table:formula="of:=[.AK102]-[.AK111]" office:value-type="float" office:value="0.636">
            <text:p>0.636</text:p>
          </table:table-cell>
          <table:table-cell table:number-columns-repeated="986"/>
        </table:table-row>
        <table:table-row table:style-name="ro1">
          <table:table-cell table:style-name="ce24" table:formula="of:=MAX(MAX([.H112];[.N112];[.T112];[.Z112];[.AF112];[.AL112]);-MIN([.H112];[.N112];[.T112];[.Z112];[.AF112];[.AL112]))" office:value-type="float" office:value="11.436791943895">
            <text:p>11.4367919439</text:p>
          </table:table-cell>
          <table:table-cell table:style-name="ce26" table:formula="of:=AVERAGE([.H112];[.N112];[.T112];[.Z112];[.AF112];[.AL112])" office:value-type="float" office:value="9.70432269100875">
            <text:p>9.704322691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4261615">
            <text:p>-0.894261615</text:p>
          </table:table-cell>
          <table:table-cell table:style-name="Default"/>
          <table:table-cell table:style-name="ce26" table:formula="of:=ABS(([.H111]/[.G111])*100)" office:value-type="float" office:value="7.09592641261498">
            <text:p>7.09592641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728581415">
            <text:p>-1.7728581415</text:p>
          </table:table-cell>
          <table:table-cell table:style-name="Default"/>
          <table:table-cell table:style-name="ce26" table:formula="of:=ABS(([.N111]/[.M111])*100)" office:value-type="float" office:value="8.57699805068226">
            <text:p>8.5769980507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520780837">
            <text:p>-2.6520780837</text:p>
          </table:table-cell>
          <table:table-cell table:style-name="Default"/>
          <table:table-cell table:style-name="ce26" table:formula="of:=ABS(([.T111]/[.S111])*100)" office:value-type="float" office:value="9.6867936712948">
            <text:p>9.686793671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313950226">
            <text:p>-3.5313950226</text:p>
          </table:table-cell>
          <table:table-cell table:style-name="Default"/>
          <table:table-cell table:style-name="ce26" table:formula="of:=ABS(([.Z111]/[.Y111])*100)" office:value-type="float" office:value="10.4371399525585">
            <text:p>10.43713995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106597464">
            <text:p>-4.4106597464</text:p>
          </table:table-cell>
          <table:table-cell table:style-name="Default"/>
          <table:table-cell table:style-name="ce26" table:formula="of:=ABS(([.AF111]/[.AE111])*100)" office:value-type="float" office:value="10.992286115007">
            <text:p>10.99228611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899410335">
            <text:p>-5.2899410335</text:p>
          </table:table-cell>
          <table:table-cell table:style-name="Default"/>
          <table:table-cell table:style-name="ce26" table:formula="of:=ABS(([.AL111]/[.AK111])*100)" office:value-type="float" office:value="11.436791943895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11282736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66619028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44752023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678343576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574888801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441995364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>
            <text:p>0.1531333414</text:p>
          </table:table-cell>
          <table:table-cell table:style-name="ce11" table:formula="of:=[.F114]*conv" office:value-type="float" office:value="4.16697023260517">
            <text:p>4.1669702326</text:p>
          </table:table-cell>
          <table:table-cell table:style-name="ce30" table:formula="of:=[.G105]-[.G114]" office:value-type="float" office:value="0.145098326776829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>
            <text:p>0.1062391135</text:p>
          </table:table-cell>
          <table:table-cell table:style-name="ce11" table:formula="of:=[.L114]*conv" office:value-type="float" office:value="2.89091336638764">
            <text:p>2.8909133664</text:p>
          </table:table-cell>
          <table:table-cell table:style-name="ce30" table:formula="of:=[.M105]-[.M114]" office:value-type="float" office:value="0.207738838655517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>
            <text:p>0.0776028814</text:p>
          </table:table-cell>
          <table:table-cell table:style-name="ce11" table:formula="of:=[.R114]*conv" office:value-type="float" office:value="2.11168184408331">
            <text:p>2.1116818441</text:p>
          </table:table-cell>
          <table:table-cell table:style-name="ce30" table:formula="of:=[.S105]-[.S114]" office:value-type="float" office:value="0.270510882203923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>
            <text:p>0.063560665</text:p>
          </table:table-cell>
          <table:table-cell table:style-name="ce11" table:formula="of:=[.X114]*conv" office:value-type="float" office:value="1.72957369439069">
            <text:p>1.7295736944</text:p>
          </table:table-cell>
          <table:table-cell table:style-name="ce30" table:formula="of:=[.Y105]-[.Y114]" office:value-type="float" office:value="0.223694984991386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>
            <text:p>0.0531708663</text:p>
          </table:table-cell>
          <table:table-cell table:style-name="ce11" table:formula="of:=[.AD114]*conv" office:value-type="float" office:value="1.4468528870874">
            <text:p>1.4468528871</text:p>
          </table:table-cell>
          <table:table-cell table:style-name="ce30" table:formula="of:=[.AE105]-[.AE114]" office:value-type="float" office:value="0.217518664667923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>
            <text:p>0.0457414971</text:p>
          </table:table-cell>
          <table:table-cell table:style-name="ce11" table:formula="of:=[.AJ114]*conv" office:value-type="float" office:value="1.24468946519373">
            <text:p>1.2446894652</text:p>
          </table:table-cell>
          <table:table-cell table:style-name="ce30" table:formula="of:=[.AK105]-[.AK114]" office:value-type="float" office:value="0.213881702582015">
            <text:p>0.2138817026</text:p>
          </table:table-cell>
          <table:table-cell table:number-columns-repeated="986"/>
        </table:table-row>
        <table:table-row table:style-name="ro1">
          <table:table-cell table:style-name="ce24" table:formula="of:=MAX(MAX([.H115];[.N115];[.T115];[.Z115];[.AF115];[.AL115]);-MIN([.H115];[.N115];[.T115];[.Z115];[.AF115];[.AL115]))" office:value-type="float" office:value="17.183539233115">
            <text:p>17.1835392331</text:p>
          </table:table-cell>
          <table:table-cell table:style-name="ce26" table:formula="of:=AVERAGE([.H115];[.N115];[.T115];[.Z115];[.AF115];[.AL115])" office:value-type="float" office:value="11.4382049651213">
            <text:p>11.4382049651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758049117">
            <text:p>-0.4758049117</text:p>
          </table:table-cell>
          <table:table-cell table:style-name="Default"/>
          <table:table-cell table:style-name="ce26" table:formula="of:=ABS(([.H114]/[.G114])*100)" office:value-type="float" office:value="3.48210615092669">
            <text:p>3.482106150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24061624">
            <text:p>-1.4224061624</text:p>
          </table:table-cell>
          <table:table-cell table:style-name="Default"/>
          <table:table-cell table:style-name="ce26" table:formula="of:=ABS(([.N114]/[.M114])*100)" office:value-type="float" office:value="7.18592404292967">
            <text:p>7.185924042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358598145">
            <text:p>-2.3358598145</text:p>
          </table:table-cell>
          <table:table-cell table:style-name="Default"/>
          <table:table-cell table:style-name="ce26" table:formula="of:=ABS(([.T114]/[.S114])*100)" office:value-type="float" office:value="12.8102101631391">
            <text:p>12.810210163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373432033">
            <text:p>-3.2373432033</text:p>
          </table:table-cell>
          <table:table-cell table:style-name="Default"/>
          <table:table-cell table:style-name="ce26" table:formula="of:=ABS(([.Z114]/[.Y114])*100)" office:value-type="float" office:value="12.9335330270614">
            <text:p>12.933533027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324571277">
            <text:p>-4.1324571277</text:p>
          </table:table-cell>
          <table:table-cell table:style-name="Default"/>
          <table:table-cell table:style-name="ce26" table:formula="of:=ABS(([.AF114]/[.AE114])*100)" office:value-type="float" office:value="15.033917173556">
            <text:p>15.033917173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237563069">
            <text:p>-5.0237563069</text:p>
          </table:table-cell>
          <table:table-cell table:style-name="Default"/>
          <table:table-cell table:style-name="ce26" table:formula="of:=ABS(([.AL114]/[.AK114])*100)" office:value-type="float" office:value="17.183539233115">
            <text:p>17.183539233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>
            <text:p>0.4184567033</text:p>
          </table:table-cell>
          <table:table-cell table:style-name="Default" table:formula="of:=[.F116]*conv" office:value-type="float" office:value="11.3867862500987">
            <text:p>11.3867862501</text:p>
          </table:table-cell>
          <table:table-cell table:style-name="ce30" table:formula="of:=[.G107]-[.G116]" office:value-type="float" office:value="-0.961833088051787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>
            <text:p>0.3504519791</text:p>
          </table:table-cell>
          <table:table-cell table:style-name="Default" table:formula="of:=[.L116]*conv" office:value-type="float" office:value="9.53628355207607">
            <text:p>9.5362835521</text:p>
          </table:table-cell>
          <table:table-cell table:style-name="ce30" table:formula="of:=[.M107]-[.M116]" office:value-type="float" office:value="-0.79972211388832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>
            <text:p>0.3162182692</text:p>
          </table:table-cell>
          <table:table-cell table:style-name="Default" table:formula="of:=[.R116]*conv" office:value-type="float" office:value="8.60473690912571">
            <text:p>8.6047369091</text:p>
          </table:table-cell>
          <table:table-cell table:style-name="ce30" table:formula="of:=[.S107]-[.S116]" office:value-type="float" office:value="-0.766497601179957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>
            <text:p>0.2940518193</text:p>
          </table:table-cell>
          <table:table-cell table:style-name="Default" table:formula="of:=[.X116]*conv" office:value-type="float" office:value="8.00155711789682">
            <text:p>8.0015571179</text:p>
          </table:table-cell>
          <table:table-cell table:style-name="ce30" table:formula="of:=[.Y107]-[.Y116]" office:value-type="float" office:value="-0.742117768043472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>
            <text:p>0.2782026187</text:p>
          </table:table-cell>
          <table:table-cell table:style-name="Default" table:formula="of:=[.AD116]*conv" office:value-type="float" office:value="7.57027842635259">
            <text:p>7.5702784264</text:p>
          </table:table-cell>
          <table:table-cell table:style-name="ce30" table:formula="of:=[.AE107]-[.AE116]" office:value-type="float" office:value="-0.721671710611463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>
            <text:p>0.2661847266</text:p>
          </table:table-cell>
          <table:table-cell table:style-name="Default" table:formula="of:=[.AJ116]*conv" office:value-type="float" office:value="7.24325494353997">
            <text:p>7.2432549435</text:p>
          </table:table-cell>
          <table:table-cell table:style-name="ce30" table:formula="of:=[.AK107]-[.AK116]" office:value-type="float" office:value="-0.704267622016102">
            <text:p>-0.704267622</text:p>
          </table:table-cell>
          <table:table-cell table:number-columns-repeated="986"/>
        </table:table-row>
        <table:table-row table:style-name="ro1">
          <table:table-cell table:style-name="ce24" table:formula="of:=MAX(MAX([.H117];[.N117];[.T117];[.Z117];[.AF117];[.AL117]);-MIN([.H117];[.N117];[.T117];[.Z117];[.AF117];[.AL117]))" office:value-type="float" office:value="9.72308206056196">
            <text:p>9.7230820606</text:p>
          </table:table-cell>
          <table:table-cell table:style-name="ce26" table:formula="of:=AVERAGE([.H117];[.N117];[.T117];[.Z117];[.AF117];[.AL117])" office:value-type="float" office:value="9.04526467337404">
            <text:p>9.0452646734</text:p>
          </table:table-cell>
          <table:table-cell table:style-name="ce26"/>
          <table:table-cell table:number-columns-repeated="4"/>
          <table:table-cell table:style-name="ce26" table:formula="of:=ABS(([.H116]/[.G116])*100)" office:value-type="float" office:value="8.44692318733434">
            <text:p>8.4469231873</text:p>
          </table:table-cell>
          <table:table-cell table:number-columns-repeated="5"/>
          <table:table-cell table:style-name="ce26" table:formula="of:=ABS(([.N116]/[.M116])*100)" office:value-type="float" office:value="8.3860983109528">
            <text:p>8.386098311</text:p>
          </table:table-cell>
          <table:table-cell table:number-columns-repeated="5"/>
          <table:table-cell table:style-name="ce26" table:formula="of:=ABS(([.T116]/[.S116])*100)" office:value-type="float" office:value="8.90785632698487">
            <text:p>8.907856327</text:p>
          </table:table-cell>
          <table:table-cell table:number-columns-repeated="5"/>
          <table:table-cell table:style-name="ce26" table:formula="of:=ABS(([.Z116]/[.Y116])*100)" office:value-type="float" office:value="9.27466688181981">
            <text:p>9.2746668818</text:p>
          </table:table-cell>
          <table:table-cell table:number-columns-repeated="5"/>
          <table:table-cell table:style-name="ce26" table:formula="of:=ABS(([.AF116]/[.AE116])*100)" office:value-type="float" office:value="9.53296127259046">
            <text:p>9.5329612726</text:p>
          </table:table-cell>
          <table:table-cell table:number-columns-repeated="5"/>
          <table:table-cell table:style-name="ce26" table:formula="of:=ABS(([.AL116]/[.AK116])*100)" office:value-type="float" office:value="9.72308206056196">
            <text:p>9.7230820606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rpa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28"/>
          <table:table-cell table:style-name="ce23">
            <draw:frame table:end-cell-address="cnhn_2.AS131" table:end-x="2.238cm" table:end-y="0.33cm" draw:z-index="2" draw:style-name="gr1" draw:text-style-name="P1" svg:width="15.962cm" svg:height="6.499cm" svg:x="0.447cm" svg:y="0.25cm">
              <draw:object draw:notify-on-update-of-ranges="cnhn_2.D118:cnhn_2.D118 cnhn_2.D109:cnhn_2.D109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style-name="ce23" table:number-columns-repeated="98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2857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2004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72710034225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70941347402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48598837903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117172584782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81113235003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4242919996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>
            <text:p>0.1426205943</text:p>
          </table:table-cell>
          <table:table-cell table:style-name="ce11" table:formula="of:=[.F123]*conv" office:value-type="float" office:value="3.88090383034044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>
            <text:p>0.0945021002</text:p>
          </table:table-cell>
          <table:table-cell table:style-name="ce11" table:formula="of:=[.L123]*conv" office:value-type="float" office:value="2.57153298454568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>
            <text:p>0.0688418061</text:p>
          </table:table-cell>
          <table:table-cell table:style-name="ce11" table:formula="of:=[.R123]*conv" office:value-type="float" office:value="1.87328085537986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>
            <text:p>0.0529516156</text:p>
          </table:table-cell>
          <table:table-cell table:style-name="ce11" table:formula="of:=[.X123]*conv" office:value-type="float" office:value="1.4408867724772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>
            <text:p>0.0419941518</text:p>
          </table:table-cell>
          <table:table-cell table:style-name="ce11" table:formula="of:=[.AD123]*conv" office:value-type="float" office:value="1.14271901129911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>
            <text:p>0.0338124862</text:p>
          </table:table-cell>
          <table:table-cell table:style-name="ce11" table:formula="of:=[.AJ123]*conv" office:value-type="float" office:value="0.92008456397708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7559143008993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736817587181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663626013543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>
            <text:p>0.1234793738</text:p>
          </table:table-cell>
          <table:table-cell table:style-name="ce11" table:formula="of:=[.F130]*conv" office:value-type="float" office:value="3.36004471745039">
            <text:p>3.3600447175</text:p>
          </table:table-cell>
          <table:table-cell table:style-name="ce30" table:formula="of:=[.G123]-[.G130]" office:value-type="float" office:value="0.520859112890053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>
            <text:p>0.0691930134</text:p>
          </table:table-cell>
          <table:table-cell table:style-name="ce11" table:formula="of:=[.L130]*conv" office:value-type="float" office:value="1.88283769125777">
            <text:p>1.8828376913</text:p>
          </table:table-cell>
          <table:table-cell table:style-name="ce30" table:formula="of:=[.M123]-[.M130]" office:value-type="float" office:value="0.688695293287908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>
            <text:p>0.0359461761</text:p>
          </table:table-cell>
          <table:table-cell table:style-name="ce11" table:formula="of:=[.R130]*conv" office:value-type="float" office:value="0.978145220156926">
            <text:p>0.9781452202</text:p>
          </table:table-cell>
          <table:table-cell table:style-name="ce30" table:formula="of:=[.S123]-[.S130]" office:value-type="float" office:value="0.89513563522293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>
            <text:p>0.0718396363</text:p>
          </table:table-cell>
          <table:table-cell table:style-name="ce11" table:formula="of:=[.X130]*conv" office:value-type="float" office:value="1.95485596593401">
            <text:p>1.9548559659</text:p>
          </table:table-cell>
          <table:table-cell table:style-name="ce30" table:formula="of:=[.Y123]-[.Y130]" office:value-type="float" office:value="-0.513969193456812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>
            <text:p>0</text:p>
          </table:table-cell>
          <table:table-cell table:style-name="ce11" table:formula="of:=[.AD130]*conv" office:value-type="float" office:value="0">
            <text:p>0</text:p>
          </table:table-cell>
          <table:table-cell table:style-name="ce30" table:formula="of:=[.AE123]-[.AE130]" office:value-type="float" office:value="1.14271901129911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>
            <text:p>0</text:p>
          </table:table-cell>
          <table:table-cell table:style-name="ce11" table:formula="of:=[.AJ130]*conv" office:value-type="float" office:value="0">
            <text:p>0</text:p>
          </table:table-cell>
          <table:table-cell table:style-name="ce30" table:formula="of:=[.AK123]-[.AK130]" office:value-type="float" office:value="0.92008456397708">
            <text:p>0.920084564</text:p>
          </table:table-cell>
          <table:table-cell table:number-columns-repeated="986"/>
        </table:table-row>
        <table:table-row table:style-name="ro1">
          <table:table-cell table:style-name="ce24"/>
          <table:table-cell table:number-columns-repeated="6"/>
          <table:table-cell table:style-name="ce26" table:formula="of:=ABS(([.H130]/[.G130])*100)" office:value-type="float" office:value="15.5015530056779">
            <text:p>15.5015530057</text:p>
          </table:table-cell>
          <table:table-cell table:number-columns-repeated="5"/>
          <table:table-cell table:style-name="ce26" table:formula="of:=ABS(([.N130]/[.M130])*100)" office:value-type="float" office:value="36.577517886199">
            <text:p>36.5775178862</text:p>
          </table:table-cell>
          <table:table-cell table:number-columns-repeated="5"/>
          <table:table-cell table:style-name="ce26" table:formula="of:=ABS(([.T130]/[.S130])*100)" office:value-type="float" office:value="91.513572501977">
            <text:p>91.513572502</text:p>
          </table:table-cell>
          <table:table-cell table:number-columns-repeated="5"/>
          <table:table-cell table:style-name="ce26" table:formula="of:=ABS(([.Z130]/[.Y130])*100)" office:value-type="float" office:value="26.2919213698306">
            <text:p>26.2919213698</text:p>
          </table:table-cell>
          <table:table-cell table:number-columns-repeated="5"/>
          <table:table-cell table:style-name="ce26" table:formula="of:=ABS(([.AF130]/[.AE130])*100)" office:value-type="float" office:value="0">
            <text:p>#DIV/0!</text:p>
          </table:table-cell>
          <table:table-cell table:number-columns-repeated="5"/>
          <table:table-cell table:style-name="ce26" table:formula="of:=ABS(([.AL130]/[.AK130])*100)" office:value-type="float" office:value="0">
            <text:p>#DIV/0!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cis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/>
          <table:table-cell>
            <draw:frame table:end-cell-address="cnhn_2.AS145" table:end-x="0.195cm" table:end-y="0.299cm" draw:z-index="7" draw:style-name="gr1" draw:text-style-name="P1" svg:width="13cm" svg:height="5.999cm" svg:x="1.366cm" svg:y="0.225cm">
              <draw:object draw:notify-on-update-of-ranges="cnhn_2.D132:cnhn_2.D132 cnhn_2.D139:cnhn_2.D1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392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1947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543654466982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51583351341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2845312666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96174081813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59153961028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19387451927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>
            <text:p>0.1609651925</text:p>
          </table:table-cell>
          <table:table-cell table:style-name="ce11" table:formula="of:=[.F137]*conv" office:value-type="float" office:value="4.38008574428276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>
            <text:p>0.1138600963</text:p>
          </table:table-cell>
          <table:table-cell table:style-name="ce11" table:formula="of:=[.L137]*conv" office:value-type="float" office:value="3.09829085851075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>
            <text:p>0.0889875173</text:p>
          </table:table-cell>
          <table:table-cell table:style-name="ce11" table:formula="of:=[.R137]*conv" office:value-type="float" office:value="2.4214735500392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>
            <text:p>0.0739501129</text:p>
          </table:table-cell>
          <table:table-cell table:style-name="ce11" table:formula="of:=[.X137]*conv" office:value-type="float" office:value="2.01228495558707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>
            <text:p>0.0639534258</text:p>
          </table:table-cell>
          <table:table-cell table:style-name="ce11" table:formula="of:=[.AD137]*conv" office:value-type="float" office:value="1.74026125877291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>
            <text:p>0.0568542343</text:p>
          </table:table-cell>
          <table:table-cell table:style-name="ce11" table:formula="of:=[.AJ137]*conv" office:value-type="float" office:value="1.54708242925502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344751698143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10750381937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22702763773763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3555700096005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2608019700089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28260882016435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15543614623076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>
            <text:p>0.158335753</text:p>
          </table:table-cell>
          <table:table-cell table:style-name="ce11" table:formula="of:=[.F144]*conv" office:value-type="float" office:value="4.30853505509804">
            <text:p>4.3085350551</text:p>
          </table:table-cell>
          <table:table-cell table:style-name="ce30" table:formula="of:=[.G137]-[.G144]" office:value-type="float" office:value="0.0715506891847193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>
            <text:p>0.1110041883</text:p>
          </table:table-cell>
          <table:table-cell table:style-name="ce11" table:formula="of:=[.L144]*conv" office:value-type="float" office:value="3.02057764817843">
            <text:p>3.0205776482</text:p>
          </table:table-cell>
          <table:table-cell table:style-name="ce30" table:formula="of:=[.M137]-[.M144]" office:value-type="float" office:value="0.0777132103323241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>
            <text:p>0.0865022393</text:p>
          </table:table-cell>
          <table:table-cell table:style-name="ce11" table:formula="of:=[.R144]*conv" office:value-type="float" office:value="2.35384569291717">
            <text:p>2.3538456929</text:p>
          </table:table-cell>
          <table:table-cell table:style-name="ce30" table:formula="of:=[.S137]-[.S144]" office:value-type="float" office:value="0.0676278571220252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>
            <text:p>0.0718396363</text:p>
          </table:table-cell>
          <table:table-cell table:style-name="ce11" table:formula="of:=[.X144]*conv" office:value-type="float" office:value="1.95485596593401">
            <text:p>1.9548559659</text:p>
          </table:table-cell>
          <table:table-cell table:style-name="ce30" table:formula="of:=[.Y137]-[.Y144]" office:value-type="float" office:value="0.05742898965306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>
            <text:p>0.062142878</text:p>
          </table:table-cell>
          <table:table-cell table:style-name="ce11" table:formula="of:=[.AD144]*conv" office:value-type="float" office:value="1.69099374661361">
            <text:p>1.6909937466</text:p>
          </table:table-cell>
          <table:table-cell table:style-name="ce30" table:formula="of:=[.AE137]-[.AE144]" office:value-type="float" office:value="0.049267512159292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>
            <text:p>0.0553142357</text:p>
          </table:table-cell>
          <table:table-cell table:style-name="ce11" table:formula="of:=[.AJ144]*conv" office:value-type="float" office:value="1.50517693612614">
            <text:p>1.5051769361</text:p>
          </table:table-cell>
          <table:table-cell table:style-name="ce30" table:formula="of:=[.AK137]-[.AK144]" office:value-type="float" office:value="0.041905493128882">
            <text:p>0.0419054931</text:p>
          </table:table-cell>
          <table:table-cell table:number-columns-repeated="986"/>
        </table:table-row>
        <table:table-row table:style-name="ro1">
          <table:table-cell table:style-name="ce24" table:formula="of:=MAX(MAX([.H145];[.N145];[.T145];[.Z145];[.AF145];[.AL145]);-MIN([.H145];[.N145];[.T145];[.Z145];[.AF145];[.AL145]))" office:value-type="float" office:value="2.93776066645508">
            <text:p>2.9377606665</text:p>
          </table:table-cell>
          <table:table-cell table:style-name="ce26" table:formula="of:=AVERAGE([.H145];[.N145];[.T145];[.Z145];[.AF145];[.AL145])" office:value-type="float" office:value="2.62365357030314">
            <text:p>2.6236535703</text:p>
          </table:table-cell>
          <table:table-cell table:number-columns-repeated="5"/>
          <table:table-cell table:style-name="ce26" table:formula="of:=ABS(([.H144]/[.G144])*100)" office:value-type="float" office:value="1.6606732513423">
            <text:p>1.6606732513</text:p>
          </table:table-cell>
          <table:table-cell table:number-columns-repeated="5"/>
          <table:table-cell table:style-name="ce26" table:formula="of:=ABS(([.N144]/[.M144])*100)" office:value-type="float" office:value="2.57279300133832">
            <text:p>2.5727930013</text:p>
          </table:table-cell>
          <table:table-cell table:number-columns-repeated="5"/>
          <table:table-cell table:style-name="ce26" table:formula="of:=ABS(([.T144]/[.S144])*100)" office:value-type="float" office:value="2.87307945994593">
            <text:p>2.8730794599</text:p>
          </table:table-cell>
          <table:table-cell table:number-columns-repeated="5"/>
          <table:table-cell table:style-name="ce26" table:formula="of:=ABS(([.Z144]/[.Y144])*100)" office:value-type="float" office:value="2.93776066645508">
            <text:p>2.9377606665</text:p>
          </table:table-cell>
          <table:table-cell table:number-columns-repeated="5"/>
          <table:table-cell table:style-name="ce26" table:formula="of:=ABS(([.AF144]/[.AE144])*100)" office:value-type="float" office:value="2.9135242077598">
            <text:p>2.9135242078</text:p>
          </table:table-cell>
          <table:table-cell table:number-columns-repeated="5"/>
          <table:table-cell table:style-name="ce26" table:formula="of:=ABS(([.AL144]/[.AK144])*100)" office:value-type="float" office:value="2.78409083497744">
            <text:p>2.784090835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49]-[.F150]" office:value-type="float" office:value="0">
            <text:p>0</text:p>
          </table:table-cell>
          <table:table-cell table:style-name="ce11" table:formula="of:=[.F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49]-[.L150]" office:value-type="float" office:value="0">
            <text:p>0</text:p>
          </table:table-cell>
          <table:table-cell table:style-name="ce11" table:formula="of:=[.L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49]-[.R150]" office:value-type="float" office:value="0">
            <text:p>0</text:p>
          </table:table-cell>
          <table:table-cell table:style-name="ce11" table:formula="of:=[.R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49]-[.X150]" office:value-type="float" office:value="0">
            <text:p>0</text:p>
          </table:table-cell>
          <table:table-cell table:style-name="ce11" table:formula="of:=[.X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49]-[.AD150]" office:value-type="float" office:value="0">
            <text:p>0</text:p>
          </table:table-cell>
          <table:table-cell table:style-name="ce11" table:formula="of:=[.AD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49]-[.AJ150]" office:value-type="float" office:value="0">
            <text:p>0</text:p>
          </table:table-cell>
          <table:table-cell table:style-name="ce11" table:formula="of:=[.AJ151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49]-[.F152]" office:value-type="float" office:value="0">
            <text:p>0</text:p>
          </table:table-cell>
          <table:table-cell table:style-name="Default" table:formula="of:=[.F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49]-[.L152]" office:value-type="float" office:value="0">
            <text:p>0</text:p>
          </table:table-cell>
          <table:table-cell table:style-name="Default" table:formula="of:=[.L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49]-[.R152]" office:value-type="float" office:value="0">
            <text:p>0</text:p>
          </table:table-cell>
          <table:table-cell table:style-name="Default" table:formula="of:=[.R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49]-[.X152]" office:value-type="float" office:value="0">
            <text:p>0</text:p>
          </table:table-cell>
          <table:table-cell table:style-name="Default" table:formula="of:=[.X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49]-[.AD152]" office:value-type="float" office:value="0">
            <text:p>0</text:p>
          </table:table-cell>
          <table:table-cell table:style-name="Default" table:formula="of:=[.AD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49]-[.AJ152]" office:value-type="float" office:value="0">
            <text:p>0</text:p>
          </table:table-cell>
          <table:table-cell table:style-name="Default" table:formula="of:=[.AJ153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58]-[.F159]" office:value-type="float" office:value="0">
            <text:p>0</text:p>
          </table:table-cell>
          <table:table-cell table:style-name="ce11" table:formula="of:=[.F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58]-[.L159]" office:value-type="float" office:value="0">
            <text:p>0</text:p>
          </table:table-cell>
          <table:table-cell table:style-name="ce11" table:formula="of:=[.L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58]-[.R159]" office:value-type="float" office:value="0">
            <text:p>0</text:p>
          </table:table-cell>
          <table:table-cell table:style-name="ce11" table:formula="of:=[.R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58]-[.X159]" office:value-type="float" office:value="0">
            <text:p>0</text:p>
          </table:table-cell>
          <table:table-cell table:style-name="ce11" table:formula="of:=[.X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58]-[.AD159]" office:value-type="float" office:value="0">
            <text:p>0</text:p>
          </table:table-cell>
          <table:table-cell table:style-name="ce11" table:formula="of:=[.AD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58]-[.AJ159]" office:value-type="float" office:value="0">
            <text:p>0</text:p>
          </table:table-cell>
          <table:table-cell table:style-name="ce11" table:formula="of:=[.AJ160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58]-[.F161]" office:value-type="float" office:value="0">
            <text:p>0</text:p>
          </table:table-cell>
          <table:table-cell table:style-name="Default" table:formula="of:=[.F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58]-[.L161]" office:value-type="float" office:value="0">
            <text:p>0</text:p>
          </table:table-cell>
          <table:table-cell table:style-name="Default" table:formula="of:=[.L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58]-[.R161]" office:value-type="float" office:value="0">
            <text:p>0</text:p>
          </table:table-cell>
          <table:table-cell table:style-name="Default" table:formula="of:=[.R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58]-[.X161]" office:value-type="float" office:value="0">
            <text:p>0</text:p>
          </table:table-cell>
          <table:table-cell table:style-name="Default" table:formula="of:=[.X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58]-[.AD161]" office:value-type="float" office:value="0">
            <text:p>0</text:p>
          </table:table-cell>
          <table:table-cell table:style-name="Default" table:formula="of:=[.AD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58]-[.AJ161]" office:value-type="float" office:value="0">
            <text:p>0</text:p>
          </table:table-cell>
          <table:table-cell table:style-name="Default" table:formula="of:=[.AJ162]*conv" office:value-type="float" office:value="0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8"/>
          <table:table-cell table:style-name="ce11"/>
          <table:table-cell table:number-columns-repeated="985"/>
        </table:table-row>
        <table:table-row table:style-name="ro1">
          <table:table-cell table:number-columns-repeated="38"/>
          <table:table-cell table:style-name="Default"/>
          <table:table-cell table:number-columns-repeated="985"/>
        </table:table-row>
        <table:table-row table:style-name="ro1" table:number-rows-repeated="11">
          <table:table-cell table:number-columns-repeated="36"/>
          <table:table-cell table:style-name="Default" table:number-columns-repeated="3"/>
          <table:table-cell table:number-columns-repeated="98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ings" table:style-name="ta2" table:print="false">
        <table:table-column table:style-name="co18" table:default-cell-style-name="Default"/>
        <table:table-column table:style-name="co9" table:number-columns-repeated="1023" table:default-cell-style-name="Default"/>
        <table:table-row table:style-name="ro1" table:number-rows-repeated="4">
          <table:table-cell table:style-name="ce33" table:number-columns-repeated="3"/>
          <table:table-cell table:style-name="ce34"/>
          <table:table-cell table:style-name="ce33" table:number-columns-repeated="1020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HF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9.235">
            <text:p>-9.235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8.036">
            <text:p>-8.036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7.24">
            <text:p>-7.2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7.277">
            <text:p>-7.27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7.249">
            <text:p>-7.24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336">
            <text:p>-6.33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/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0.5181782147">
            <text:p>-230.518178214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3.0506858249">
            <text:p>-383.05068582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5.5749982335">
            <text:p>-535.574998233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1.2865904622">
            <text:p>-611.286590462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15.2362523765">
            <text:p>-915.23625237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54.154876633">
            <text:p>-2054.154876633</text:p>
          </table:table-cell>
          <table:table-cell table:number-columns-repeated="4"/>
          <table:table-cell office:value-type="string">
            <text:p>Singlet</text:p>
          </table:table-cell>
          <table:table-cell/>
          <table:table-cell table:number-columns-repeated="2"/>
          <table:table-cell table:style-name="ce2" table:number-columns-repeated="13"/>
          <table:table-cell table:style-name="ce2">
            <draw:frame table:end-cell-address="rings.BL20" table:end-x="0.742cm" table:end-y="0.332cm" draw:z-index="9" draw:style-name="gr1" draw:text-style-name="P1" svg:width="13cm" svg:height="5.907cm" svg:x="1.29cm" svg:y="0.351cm">
              <draw:object draw:notify-on-update-of-ranges="rings.D5:rings.D5 rings.D14:rings.D14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0.3916217519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2.9319016094">
            <text:p>-382.931901609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5.4944753656">
            <text:p>-535.494475365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1.1994143705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5.1317996893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54.141005961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/>
          <table:table-cell table:number-columns-repeated="2"/>
          <table:table-cell table:style-name="ce2"/>
          <table:table-cell table:style-name="ce2">
            <draw:frame table:end-cell-address="rings.AZ21" table:end-x="0.599cm" table:end-y="0.168cm" draw:z-index="15" draw:style-name="gr1" draw:text-style-name="P1" svg:width="13cm" svg:height="5.99cm" svg:x="1.148cm" svg:y="0.104cm">
              <draw:object draw:notify-on-update-of-ranges="rings.D5:rings.D5 rings.D14:rings.D14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21" table:end-x="0.183cm" table:end-y="0.045cm" draw:z-index="4" draw:style-name="gr1" draw:text-style-name="P1" svg:width="12.984cm" svg:height="5.917cm" svg:x="0.748cm" svg:y="0.054cm">
              <draw:object draw:notify-on-update-of-ranges="rings.D5:rings.D5 rings.D14:rings.D14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>
            <text:p>0.1265564628</text:p>
          </table:table-cell>
          <table:table-cell table:style-name="ce11" table:formula="of:=[.F10]*conv" office:value-type="float" office:value="3.44377657021026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>
            <text:p>0.1187842155</text:p>
          </table:table-cell>
          <table:table-cell table:style-name="ce11" table:formula="of:=[.L10]*conv" office:value-type="float" office:value="3.23228296050136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>
            <text:p>0.0805228679</text:p>
          </table:table-cell>
          <table:table-cell table:style-name="ce11" table:formula="of:=[.R10]*conv" office:value-type="float" office:value="2.19113871946847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>
            <text:p>0.0871760917</text:p>
          </table:table-cell>
          <table:table-cell table:style-name="ce11" table:formula="of:=[.X10]*conv" office:value-type="float" office:value="2.37218215045678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>
            <text:p>0.1044526872</text:p>
          </table:table-cell>
          <table:table-cell table:style-name="ce11" table:formula="of:=[.AD10]*conv" office:value-type="float" office:value="2.84230223345806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>
            <text:p>0.013870672</text:p>
          </table:table-cell>
          <table:table-cell table:style-name="ce11" table:formula="of:=[.AJ10]*conv" office:value-type="float" office:value="0.377440189076101">
            <text:p>0.3774401891</text:p>
          </table:table-cell>
          <table:table-cell table:number-columns-repeated="4"/>
          <table:table-cell table:style-name="ce11" table:formula="of:=[.AP9]-[.AP8]" office:value-type="float" office:value="0">
            <text:p>0</text:p>
          </table:table-cell>
          <table:table-cell table:style-name="ce11" table:formula="of:=[.AP10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0.2221636116">
            <text:p>-230.2221636116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2.7880222877">
            <text:p>-382.788022287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5.3409171967">
            <text:p>-535.34091719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1.0561115272">
            <text:p>-611.056111527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5.0063860561">
            <text:p>-915.006386056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53.995296129">
            <text:p>-2053.995296129</text:p>
          </table:table-cell>
          <table:table-cell table:number-columns-repeated="4"/>
          <table:table-cell office:value-type="string">
            <text:p>cation</text:p>
          </table:table-cell>
          <table:table-cell/>
          <table:table-cell table:number-columns-repeated="2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>
            <text:p>0.2960146031</text:p>
          </table:table-cell>
          <table:table-cell table:formula="of:=[.F12]*conv" office:value-type="float" office:value="8.05496718256874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>
            <text:p>0.2626635372</text:p>
          </table:table-cell>
          <table:table-cell table:formula="of:=[.L12]*conv" office:value-type="float" office:value="7.14743850487804">
            <text:p>7.1474385049</text:p>
          </table:table-cell>
          <table:table-cell table:number-columns-repeated="4"/>
          <table:table-cell table:formula="of:=[.R11]-[.R8]" office:value-type="float" office:value="0.234081036799921">
            <text:p>0.2340810368</text:p>
          </table:table-cell>
          <table:table-cell table:formula="of:=[.R12]*conv" office:value-type="float" office:value="6.3696690965213">
            <text:p>6.3696690965</text:p>
          </table:table-cell>
          <table:table-cell table:number-columns-repeated="4"/>
          <table:table-cell table:formula="of:=[.X11]-[.X8]" office:value-type="float" office:value="0.230478935000065">
            <text:p>0.230478935</text:p>
          </table:table-cell>
          <table:table-cell table:formula="of:=[.X12]*conv" office:value-type="float" office:value="6.27165091943727">
            <text:p>6.2716509194</text:p>
          </table:table-cell>
          <table:table-cell table:number-columns-repeated="4"/>
          <table:table-cell table:formula="of:=[.AD11]-[.AD8]" office:value-type="float" office:value="0.229866320399992">
            <text:p>0.2298663204</text:p>
          </table:table-cell>
          <table:table-cell table:formula="of:=[.AD12]*conv" office:value-type="float" office:value="6.25498082800438">
            <text:p>6.254980828</text:p>
          </table:table-cell>
          <table:table-cell table:number-columns-repeated="4"/>
          <table:table-cell table:formula="of:=[.AJ11]-[.AJ8]" office:value-type="float" office:value="0.159580504000132">
            <text:p>0.159580504</text:p>
          </table:table-cell>
          <table:table-cell table:formula="of:=[.AJ12]*conv" office:value-type="float" office:value="4.34240645305139">
            <text:p>4.3424064531</text:p>
          </table:table-cell>
          <table:table-cell table:number-columns-repeated="4"/>
          <table:table-cell table:formula="of:=[.AP11]-[.AP8]" office:value-type="float" office:value="0">
            <text:p>0</text:p>
          </table:table-cell>
          <table:table-cell table:formula="of:=[.AP12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9.331">
            <text:p>-9.331</text:p>
          </table:table-cell>
          <table:table-cell table:style-name="ce30" table:formula="of:=[.G7]-[.G16]" office:value-type="float" office:value="0.0960000000000001">
            <text:p>0.09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8.217">
            <text:p>-8.217</text:p>
          </table:table-cell>
          <table:table-cell table:style-name="ce30" table:formula="of:=[.M7]-[.M16]" office:value-type="float" office:value="0.181000000000001">
            <text:p>0.181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89">
            <text:p>-7.489</text:p>
          </table:table-cell>
          <table:table-cell table:style-name="ce30" table:formula="of:=[.S7]-[.S16]" office:value-type="float" office:value="0.249">
            <text:p>0.249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7.572">
            <text:p>-7.572</text:p>
          </table:table-cell>
          <table:table-cell table:style-name="ce30" table:formula="of:=[.Y7]-[.Y16]" office:value-type="float" office:value="0.295">
            <text:p>0.29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7.737">
            <text:p>-7.737</text:p>
          </table:table-cell>
          <table:table-cell table:style-name="ce30" table:formula="of:=[.AE7]-[.AE16]" office:value-type="float" office:value="0.488">
            <text:p>0.48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7.028">
            <text:p>-7.028</text:p>
          </table:table-cell>
          <table:table-cell table:style-name="ce30" table:formula="of:=[.AK7]-[.AK16]" office:value-type="float" office:value="0.691999999999999">
            <text:p>0.69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/>
          <table:table-cell table:style-name="ce30" table:formula="of:=[.AQ7]-[.AQ16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17];[.N17];[.T17];[.Z17];[.AF17];[.AL17]);-MIN([.H17];[.N17];[.T17];[.Z17];[.AF17];[.AL17]))" office:value-type="float" office:value="9.84632896983494">
            <text:p>9.8463289698</text:p>
          </table:table-cell>
          <table:table-cell table:style-name="ce26" table:formula="of:=AVERAGE([.H17];[.N17];[.T17];[.Z17];[.AF17];[.AL17])" office:value-type="float" office:value="4.43434519012368">
            <text:p>4.434345190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3377936238">
            <text:p>-2.3377936238</text:p>
          </table:table-cell>
          <table:table-cell/>
          <table:table-cell table:style-name="ce26" table:formula="of:=ABS(([.H16]/[.G16])*100)" office:value-type="float" office:value="1.02882863573036">
            <text:p>1.028828635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3.8642816382">
            <text:p>-3.8642816382</text:p>
          </table:table-cell>
          <table:table-cell/>
          <table:table-cell table:style-name="ce26" table:formula="of:=ABS(([.N16]/[.M16])*100)" office:value-type="float" office:value="2.20275039552149">
            <text:p>2.202750395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5.3833753031">
            <text:p>-5.3833753031</text:p>
          </table:table-cell>
          <table:table-cell/>
          <table:table-cell table:style-name="ce26" table:formula="of:=ABS(([.T16]/[.S16])*100)" office:value-type="float" office:value="3.32487648551208">
            <text:p>3.324876485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1420072813">
            <text:p>-6.1420072813</text:p>
          </table:table-cell>
          <table:table-cell/>
          <table:table-cell table:style-name="ce26" table:formula="of:=ABS(([.Z16]/[.Y16])*100)" office:value-type="float" office:value="3.8959323824617">
            <text:p>3.895932382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9.1796419539">
            <text:p>-9.1796419539</text:p>
          </table:table-cell>
          <table:table-cell/>
          <table:table-cell table:style-name="ce26" table:formula="of:=ABS(([.AF16]/[.AE16])*100)" office:value-type="float" office:value="6.30735427168154">
            <text:p>6.307354271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0.5130563254">
            <text:p>-20.5130563254</text:p>
          </table:table-cell>
          <table:table-cell/>
          <table:table-cell table:style-name="ce26" table:formula="of:=ABS(([.AL16]/[.AK16])*100)" office:value-type="float" office:value="9.84632896983494">
            <text:p>9.8463289698</text:p>
          </table:table-cell>
          <table:table-cell table:number-columns-repeated="2"/>
          <table:table-cell office:value-type="string">
            <text:p>Singlet</text:p>
          </table:table-cell>
          <table:table-cell/>
          <table:table-cell/>
          <table:table-cell table:style-name="ce26" table:formula="of:=ABS(([.AR16]/[.AQ16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Triplet 2a”</text:p>
          </table:table-cell>
          <table:table-cell office:value-type="float" office:value="-2.2182328891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.7436482805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3030370955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5773967655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.0804579054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0.5627839163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/>
          <table:table-cell/>
          <table:table-cell table:style-name="ce2" table:number-columns-repeated="981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>
            <text:p>0.1195607347</text:p>
          </table:table-cell>
          <table:table-cell table:style-name="ce11" table:formula="of:=[.F19]*conv" office:value-type="float" office:value="3.2534131230242">
            <text:p>3.253413123</text:p>
          </table:table-cell>
          <table:table-cell table:style-name="ce30" table:formula="of:=[.G10]-[.G19]" office:value-type="float" office:value="0.190363447186063">
            <text:p>0.1903634472</text:p>
          </table:table-cell>
          <table:table-cell table:style-name="ce30"/>
          <table:table-cell table:number-columns-repeated="2"/>
          <table:table-cell table:style-name="ce11" table:formula="of:=[.L18]-[.L17]" office:value-type="float" office:value="0.1206333577">
            <text:p>0.1206333577</text:p>
          </table:table-cell>
          <table:table-cell table:style-name="ce11" table:formula="of:=[.L19]*conv" office:value-type="float" office:value="3.28260067990074">
            <text:p>3.2826006799</text:p>
          </table:table-cell>
          <table:table-cell table:style-name="ce30" table:formula="of:=[.M10]-[.M19]" office:value-type="float" office:value="-0.0503177193993816">
            <text:p>-0.0503177194</text:p>
          </table:table-cell>
          <table:table-cell table:style-name="ce30"/>
          <table:table-cell table:number-columns-repeated="2"/>
          <table:table-cell table:style-name="ce11" table:formula="of:=[.R18]-[.R17]" office:value-type="float" office:value="0.0803382076000005">
            <text:p>0.0803382076</text:p>
          </table:table-cell>
          <table:table-cell table:style-name="ce11" table:formula="of:=[.R19]*conv" office:value-type="float" office:value="2.18611385704444">
            <text:p>2.186113857</text:p>
          </table:table-cell>
          <table:table-cell table:style-name="ce30" table:formula="of:=[.S10]-[.S19]" office:value-type="float" office:value="0.00502486242403677">
            <text:p>0.0050248624</text:p>
          </table:table-cell>
          <table:table-cell table:style-name="ce30"/>
          <table:table-cell table:number-columns-repeated="2"/>
          <table:table-cell table:style-name="ce11" table:formula="of:=[.X18]-[.X17]" office:value-type="float" office:value="0.08426760475">
            <text:p>0.0842676048</text:p>
          </table:table-cell>
          <table:table-cell table:style-name="ce11" table:formula="of:=[.X19]*conv" office:value-type="float" office:value="2.29303819374628">
            <text:p>2.2930381937</text:p>
          </table:table-cell>
          <table:table-cell table:style-name="ce30" table:formula="of:=[.Y10]-[.Y19]" office:value-type="float" office:value="0.0791439567105043">
            <text:p>0.0791439567</text:p>
          </table:table-cell>
          <table:table-cell table:style-name="ce30"/>
          <table:table-cell table:number-columns-repeated="2"/>
          <table:table-cell table:style-name="ce11" table:formula="of:=[.AD18]-[.AD17]" office:value-type="float" office:value="0.0991840484999997">
            <text:p>0.0991840485</text:p>
          </table:table-cell>
          <table:table-cell table:style-name="ce11" table:formula="of:=[.AD19]*conv" office:value-type="float" office:value="2.69893528000014">
            <text:p>2.69893528</text:p>
          </table:table-cell>
          <table:table-cell table:style-name="ce30" table:formula="of:=[.AE10]-[.AE19]" office:value-type="float" office:value="0.143366953457922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>
            <text:p>-0.0497275909</text:p>
          </table:table-cell>
          <table:table-cell table:style-name="ce11" table:formula="of:=[.AJ19]*conv" office:value-type="float" office:value="-1.35315659623855">
            <text:p>-1.3531565962</text:p>
          </table:table-cell>
          <table:table-cell table:style-name="ce30" table:formula="of:=[.AK10]-[.AK19]" office:value-type="float" office:value="1.73059678531465">
            <text:p>1.7305967853</text:p>
          </table:table-cell>
          <table:table-cell table:number-columns-repeated="3"/>
          <table:table-cell table:style-name="ce11" table:formula="of:=[.AP18]-[.AP17]" office:value-type="float" office:value="0">
            <text:p>0</text:p>
          </table:table-cell>
          <table:table-cell table:style-name="ce11" table:formula="of:=[.AP19]*conv" office:value-type="float" office:value="0">
            <text:p>0</text:p>
          </table:table-cell>
          <table:table-cell table:style-name="ce30" table:formula="of:=[.AQ10]-[.AQ19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20];[.N20];[.T20];[.Z20];[.AF20];[.AL20]);-MIN([.H20];[.N20];[.T20];[.Z20];[.AF20];[.AL20]))" office:value-type="float" office:value="127.893311840277">
            <text:p>127.8933118403</text:p>
          </table:table-cell>
          <table:table-cell table:style-name="ce26" table:formula="of:=AVERAGE([.H20];[.N20];[.T20];[.Z20];[.AF20];[.AL20])" office:value-type="float" office:value="24.0451149297353">
            <text:p>24.045114929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0166944739">
            <text:p>-2.0166944739</text:p>
          </table:table-cell>
          <table:table-cell/>
          <table:table-cell table:style-name="ce26" table:formula="of:=ABS(([.H19]/[.G19])*100)" office:value-type="float" office:value="5.85119196326077">
            <text:p>5.851191963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3.5813487354">
            <text:p>-3.5813487354</text:p>
          </table:table-cell>
          <table:table-cell/>
          <table:table-cell table:style-name="ce26" table:formula="of:=ABS(([.N19]/[.M19])*100)" office:value-type="float" office:value="1.53286142013786">
            <text:p>1.532861420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1302909553">
            <text:p>-5.1302909553</text:p>
          </table:table-cell>
          <table:table-cell/>
          <table:table-cell table:style-name="ce26" table:formula="of:=ABS(([.T19]/[.S19])*100)" office:value-type="float" office:value="0.229853646819212">
            <text:p>0.2298536468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8940311138">
            <text:p>-5.8940311138</text:p>
          </table:table-cell>
          <table:table-cell/>
          <table:table-cell table:style-name="ce26" table:formula="of:=ABS(([.Z19]/[.Y19])*100)" office:value-type="float" office:value="3.45148881193305">
            <text:p>3.451488811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8.9315223978">
            <text:p>-8.9315223978</text:p>
          </table:table-cell>
          <table:table-cell/>
          <table:table-cell table:style-name="ce26" table:formula="of:=ABS(([.AF19]/[.AE19])*100)" office:value-type="float" office:value="5.31198189598362">
            <text:p>5.31198189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0.3655222809">
            <text:p>-20.3655222809</text:p>
          </table:table-cell>
          <table:table-cell/>
          <table:table-cell table:style-name="ce26" table:formula="of:=ABS(([.AL19]/[.AK19])*100)" office:value-type="float" office:value="127.893311840277">
            <text:p>127.8933118403</text:p>
          </table:table-cell>
          <table:table-cell table:number-columns-repeated="2"/>
          <table:table-cell office:value-type="string">
            <text:p>cation</text:p>
          </table:table-cell>
          <table:table-cell/>
          <table:table-cell/>
          <table:table-cell table:style-name="ce26" table:formula="of:=ABS(([.AR19]/[.AQ19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>
            <text:p>0.3210991499</text:p>
          </table:table-cell>
          <table:table-cell table:formula="of:=[.F21]*conv" office:value-type="float" office:value="8.73755243055204">
            <text:p>8.7375524306</text:p>
          </table:table-cell>
          <table:table-cell table:style-name="ce30" table:formula="of:=[.G12]-[.G21]" office:value-type="float" office:value="-0.682585247983299">
            <text:p>-0.682585248</text:p>
          </table:table-cell>
          <table:table-cell table:style-name="ce30"/>
          <table:table-cell table:number-columns-repeated="2"/>
          <table:table-cell table:formula="of:=[.L20]-[.L17]" office:value-type="float" office:value="0.2829329028">
            <text:p>0.2829329028</text:p>
          </table:table-cell>
          <table:table-cell table:formula="of:=[.L21]*conv" office:value-type="float" office:value="7.69899600579193">
            <text:p>7.6989960058</text:p>
          </table:table-cell>
          <table:table-cell table:style-name="ce30" table:formula="of:=[.M12]-[.M21]" office:value-type="float" office:value="-0.551557500913892">
            <text:p>-0.5515575009</text:p>
          </table:table-cell>
          <table:table-cell table:style-name="ce30"/>
          <table:table-cell table:number-columns-repeated="2"/>
          <table:table-cell table:formula="of:=[.R20]-[.R17]" office:value-type="float" office:value="0.253084347800001">
            <text:p>0.2530843478</text:p>
          </table:table-cell>
          <table:table-cell table:formula="of:=[.R21]*conv" office:value-type="float" office:value="6.88677549891755">
            <text:p>6.8867754989</text:p>
          </table:table-cell>
          <table:table-cell table:style-name="ce30" table:formula="of:=[.S12]-[.S21]" office:value-type="float" office:value="-0.517106402396244">
            <text:p>-0.5171064024</text:p>
          </table:table-cell>
          <table:table-cell table:style-name="ce30"/>
          <table:table-cell table:number-columns-repeated="2"/>
          <table:table-cell table:formula="of:=[.X20]-[.X17]" office:value-type="float" office:value="0.2479761675">
            <text:p>0.2479761675</text:p>
          </table:table-cell>
          <table:table-cell table:formula="of:=[.X21]*conv" office:value-type="float" office:value="6.74777484067891">
            <text:p>6.7477748407</text:p>
          </table:table-cell>
          <table:table-cell table:style-name="ce30" table:formula="of:=[.Y12]-[.Y21]" office:value-type="float" office:value="-0.476123921241638">
            <text:p>-0.4761239212</text:p>
          </table:table-cell>
          <table:table-cell table:style-name="ce30"/>
          <table:table-cell table:number-columns-repeated="2"/>
          <table:table-cell table:formula="of:=[.AD20]-[.AD17]" office:value-type="float" office:value="0.248119556099999">
            <text:p>0.2481195561</text:p>
          </table:table-cell>
          <table:table-cell table:formula="of:=[.AD21]*conv" office:value-type="float" office:value="6.75167664300639">
            <text:p>6.751676643</text:p>
          </table:table-cell>
          <table:table-cell table:style-name="ce30" table:formula="of:=[.AE12]-[.AE21]" office:value-type="float" office:value="-0.496695815002009">
            <text:p>-0.496695815</text:p>
          </table:table-cell>
          <table:table-cell table:number-columns-repeated="3"/>
          <table:table-cell table:formula="of:=[.AJ20]-[.AJ17]" office:value-type="float" office:value="0.147534044500002">
            <text:p>0.1475340445</text:p>
          </table:table-cell>
          <table:table-cell table:formula="of:=[.AJ21]*conv" office:value-type="float" office:value="4.01460561172967">
            <text:p>4.0146056117</text:p>
          </table:table-cell>
          <table:table-cell table:style-name="ce30" table:formula="of:=[.AK12]-[.AK21]" office:value-type="float" office:value="0.32780084132172">
            <text:p>0.3278008413</text:p>
          </table:table-cell>
          <table:table-cell table:number-columns-repeated="3"/>
          <table:table-cell table:formula="of:=[.AP20]-[.AP17]" office:value-type="float" office:value="0">
            <text:p>0</text:p>
          </table:table-cell>
          <table:table-cell table:formula="of:=[.AP21]*conv" office:value-type="float" office:value="0">
            <text:p>0</text:p>
          </table:table-cell>
          <table:table-cell table:style-name="ce30" table:formula="of:=[.AQ12]-[.AQ21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22];[.N22];[.T22];[.Z22];[.AF22];[.AL22]);-MIN([.H22];[.N22];[.T22];[.Z22];[.AF22];[.AL22]))" office:value-type="float" office:value="8.16520657381557">
            <text:p>8.1652065738</text:p>
          </table:table-cell>
          <table:table-cell table:style-name="ce26" table:formula="of:=AVERAGE([.H22];[.N22];[.T22];[.Z22];[.AF22];[.AL22])" office:value-type="float" office:value="7.5104404056996">
            <text:p>7.5104404057</text:p>
          </table:table-cell>
          <table:table-cell table:number-columns-repeated="5"/>
          <table:table-cell table:style-name="ce26" table:formula="of:=ABS(([.H21]/[.G21])*100)" office:value-type="float" office:value="7.81208757725501">
            <text:p>7.8120875773</text:p>
          </table:table-cell>
          <table:table-cell table:style-name="ce26"/>
          <table:table-cell table:number-columns-repeated="4"/>
          <table:table-cell table:style-name="ce26" table:formula="of:=ABS(([.N21]/[.M21])*100)" office:value-type="float" office:value="7.16401853565005">
            <text:p>7.1640185357</text:p>
          </table:table-cell>
          <table:table-cell table:style-name="ce26"/>
          <table:table-cell table:number-columns-repeated="4"/>
          <table:table-cell table:style-name="ce26" table:formula="of:=ABS(([.T21]/[.S21])*100)" office:value-type="float" office:value="7.50868679366014">
            <text:p>7.5086867937</text:p>
          </table:table-cell>
          <table:table-cell table:style-name="ce26"/>
          <table:table-cell table:number-columns-repeated="4"/>
          <table:table-cell table:style-name="ce26" table:formula="of:=ABS(([.Z21]/[.Y21])*100)" office:value-type="float" office:value="7.05601375984463">
            <text:p>7.0560137598</text:p>
          </table:table-cell>
          <table:table-cell table:style-name="ce26"/>
          <table:table-cell table:number-columns-repeated="4"/>
          <table:table-cell table:style-name="ce26" table:formula="of:=ABS(([.AF21]/[.AE21])*100)" office:value-type="float" office:value="7.35662919397218">
            <text:p>7.356629194</text:p>
          </table:table-cell>
          <table:table-cell table:number-columns-repeated="5"/>
          <table:table-cell table:style-name="ce26" table:formula="of:=ABS(([.AL21]/[.AK21])*100)" office:value-type="float" office:value="8.16520657381557">
            <text:p>8.1652065738</text:p>
          </table:table-cell>
          <table:table-cell table:number-columns-repeated="5"/>
          <table:table-cell table:style-name="ce26" table:formula="of:=ABS(([.AR21]/[.AQ21])*100)" office:value-type="float" office:value="0">
            <text:p>#DIV/0!</text:p>
          </table:table-cell>
          <table:table-cell table:number-columns-repeated="980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pbe0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7.26">
            <text:p>-7.2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6.304">
            <text:p>-6.304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5.72">
            <text:p>-5.7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823">
            <text:p>-5.8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957">
            <text:p>-5.95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23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rings.AZ38" table:end-x="1.379cm" table:end-y="0.237cm" draw:z-index="0" draw:style-name="gr1" draw:text-style-name="P1" svg:width="13cm" svg:height="5.923cm" svg:x="1.928cm" svg:y="0.239cm">
              <draw:object draw:notify-on-update-of-ranges="rings.D23:rings.D23 rings.D32:rings.D32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38" table:end-x="1.04cm" table:end-y="0.201cm" draw:z-index="5" draw:style-name="gr1" draw:text-style-name="P1" svg:width="13cm" svg:height="5.997cm" svg:x="1.589cm" svg:y="0.129cm">
              <draw:object draw:notify-on-update-of-ranges="rings.D23:rings.D23 rings.D32:rings.D32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38" table:end-x="1.11cm" table:end-y="0.073cm" draw:z-index="10" draw:style-name="gr1" draw:text-style-name="P1" svg:width="13cm" svg:height="5.992cm" svg:x="1.658cm" svg:y="0.006cm">
              <draw:object draw:notify-on-update-of-ranges="rings.D23:rings.D23 rings.D32:rings.D32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273551151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253092175">
            <text:p>-385.025309217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092608364">
            <text:p>-538.409260836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39953293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471435232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24500018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>
            <text:p>0.1601432595</text:p>
          </table:table-cell>
          <table:table-cell table:style-name="ce11" table:formula="of:=[.F28]*conv" office:value-type="float" office:value="4.35771980933826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>
            <text:p>0.1150384523</text:p>
          </table:table-cell>
          <table:table-cell table:style-name="ce11" table:formula="of:=[.L28]*conv" office:value-type="float" office:value="3.13035555781978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>
            <text:p>0.0774977477</text:p>
          </table:table-cell>
          <table:table-cell table:style-name="ce11" table:formula="of:=[.R28]*conv" office:value-type="float" office:value="2.10882101054929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>
            <text:p>0.0889587641</text:p>
          </table:table-cell>
          <table:table-cell table:style-name="ce11" table:formula="of:=[.X28]*conv" office:value-type="float" office:value="2.4206911345691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>
            <text:p>0.1063205928</text:p>
          </table:table-cell>
          <table:table-cell table:style-name="ce11" table:formula="of:=[.AD28]*conv" office:value-type="float" office:value="2.89313053094843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>
            <text:p>0.075010228</text:p>
          </table:table-cell>
          <table:table-cell table:style-name="ce11" table:formula="of:=[.AJ28]*conv" office:value-type="float" office:value="2.04113215554985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454876014">
            <text:p>-231.4454876014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459978353">
            <text:p>-384.845997835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2222071026">
            <text:p>-538.222207102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3261226099">
            <text:p>-614.32612260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881479667">
            <text:p>-919.88814796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866519185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>
            <text:p>0.3420107732</text:p>
          </table:table-cell>
          <table:table-cell table:formula="of:=[.F30]*conv" office:value-type="float" office:value="9.30658665268755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>
            <text:p>0.2943498345</text:p>
          </table:table-cell>
          <table:table-cell table:formula="of:=[.L30]*conv" office:value-type="float" office:value="8.00966652409077">
            <text:p>8.0096665241</text:p>
          </table:table-cell>
          <table:table-cell table:number-columns-repeated="4"/>
          <table:table-cell table:formula="of:=[.R29]-[.R26]" office:value-type="float" office:value="0.264551481500007">
            <text:p>0.2645514815</text:p>
          </table:table-cell>
          <table:table-cell table:formula="of:=[.R30]*conv" office:value-type="float" office:value="7.19881208314133">
            <text:p>7.1988120831</text:p>
          </table:table-cell>
          <table:table-cell table:number-columns-repeated="4"/>
          <table:table-cell table:formula="of:=[.X29]-[.X26]" office:value-type="float" office:value="0.266831483499914">
            <text:p>0.2668314835</text:p>
          </table:table-cell>
          <table:table-cell table:formula="of:=[.X30]*conv" office:value-type="float" office:value="7.26085409422156">
            <text:p>7.2608540942</text:p>
          </table:table-cell>
          <table:table-cell table:number-columns-repeated="4"/>
          <table:table-cell table:formula="of:=[.AD29]-[.AD26]" office:value-type="float" office:value="0.26531614930002">
            <text:p>0.2653161493</text:p>
          </table:table-cell>
          <table:table-cell table:formula="of:=[.AD30]*conv" office:value-type="float" office:value="7.21961975266224">
            <text:p>7.2196197527</text:p>
          </table:table-cell>
          <table:table-cell table:number-columns-repeated="4"/>
          <table:table-cell table:formula="of:=[.AJ29]-[.AJ26]" office:value-type="float" office:value="0.232991061000121">
            <text:p>0.232991061</text:p>
          </table:table-cell>
          <table:table-cell table:formula="of:=[.AJ30]*conv" office:value-type="float" office:value="6.34000934593724">
            <text:p>6.3400093459</text:p>
          </table:table-cell>
          <table:table-cell/>
          <table:table-cell table:style-name="ce3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7.785">
            <text:p>-7.785</text:p>
          </table:table-cell>
          <table:table-cell table:style-name="ce30" table:formula="of:=[.G25]-[.G34]" office:value-type="float" office:value="0.525">
            <text:p>0.52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837">
            <text:p>-6.837</text:p>
          </table:table-cell>
          <table:table-cell table:style-name="ce30" table:formula="of:=[.M25]-[.M34]" office:value-type="float" office:value="0.533">
            <text:p>0.533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329">
            <text:p>-6.329</text:p>
          </table:table-cell>
          <table:table-cell table:style-name="ce30" table:formula="of:=[.S25]-[.S34]" office:value-type="float" office:value="0.609">
            <text:p>0.609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478">
            <text:p>-6.478</text:p>
          </table:table-cell>
          <table:table-cell table:style-name="ce30" table:formula="of:=[.Y25]-[.Y34]" office:value-type="float" office:value="0.654999999999999">
            <text:p>0.65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77">
            <text:p>-6.77</text:p>
          </table:table-cell>
          <table:table-cell table:style-name="ce30" table:formula="of:=[.AE25]-[.AE34]" office:value-type="float" office:value="0.813">
            <text:p>0.81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395">
            <text:p>-6.395</text:p>
          </table:table-cell>
          <table:table-cell table:style-name="ce30" table:formula="of:=[.AK25]-[.AK34]" office:value-type="float" office:value="0.972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35];[.N35];[.T35];[.Z35];[.AF35];[.AL35]);-MIN([.H35];[.N35];[.T35];[.Z35];[.AF35];[.AL35]))" office:value-type="float" office:value="15.199374511337">
            <text:p>15.1993745113</text:p>
          </table:table-cell>
          <table:table-cell table:style-name="ce26" table:formula="of:=AVERAGE([.H35];[.N35];[.T35];[.Z35];[.AF35];[.AL35])" office:value-type="float" office:value="10.2468850991519">
            <text:p>10.2468850992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formula="of:=ABS(([.H34]/[.G34])*100)" office:value-type="float" office:value="6.74373795761079">
            <text:p>6.743737957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6" table:formula="of:=ABS(([.N34]/[.M34])*100)" office:value-type="float" office:value="7.79581687874798">
            <text:p>7.795816878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6" table:formula="of:=ABS(([.T34]/[.S34])*100)" office:value-type="float" office:value="9.62237320271765">
            <text:p>9.622373202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6" table:formula="of:=ABS(([.Z34]/[.Y34])*100)" office:value-type="float" office:value="10.1111454152516">
            <text:p>10.1111454153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6" table:formula="of:=ABS(([.AF34]/[.AE34])*100)" office:value-type="float" office:value="12.0088626292467">
            <text:p>12.00886262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6" table:formula="of:=ABS(([.AL34]/[.AK34])*100)" office:value-type="float" office:value="15.199374511337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282504817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9986732117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57732133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2912281008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379752527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>
            <text:p>0.1549329455</text:p>
          </table:table-cell>
          <table:table-cell table:style-name="ce11" table:formula="of:=[.F37]*conv" office:value-type="float" office:value="4.21593995171805">
            <text:p>4.2159399517</text:p>
          </table:table-cell>
          <table:table-cell table:style-name="ce30" table:formula="of:=[.G28]-[.G37]" office:value-type="float" office:value="0.141779857620208">
            <text:p>0.1417798576</text:p>
          </table:table-cell>
          <table:table-cell table:style-name="ce30"/>
          <table:table-cell table:number-columns-repeated="2"/>
          <table:table-cell table:style-name="ce11" table:formula="of:=[.L36]-[.L35]" office:value-type="float" office:value="0.1124025685">
            <text:p>0.1124025685</text:p>
          </table:table-cell>
          <table:table-cell table:style-name="ce11" table:formula="of:=[.L37]*conv" office:value-type="float" office:value="3.0586295102411">
            <text:p>3.0586295102</text:p>
          </table:table-cell>
          <table:table-cell table:style-name="ce30" table:formula="of:=[.M28]-[.M37]" office:value-type="float" office:value="0.0717260475786863">
            <text:p>0.0717260476</text:p>
          </table:table-cell>
          <table:table-cell table:style-name="ce30"/>
          <table:table-cell table:number-columns-repeated="2"/>
          <table:table-cell table:style-name="ce11" table:formula="of:=[.R36]-[.R35]" office:value-type="float" office:value="0.0781152434000001">
            <text:p>0.0781152434</text:p>
          </table:table-cell>
          <table:table-cell table:style-name="ce11" table:formula="of:=[.R37]*conv" office:value-type="float" office:value="2.12562392346849">
            <text:p>2.1256239235</text:p>
          </table:table-cell>
          <table:table-cell table:style-name="ce30" table:formula="of:=[.S28]-[.S37]" office:value-type="float" office:value="-0.0168029129191991">
            <text:p>-0.0168029129</text:p>
          </table:table-cell>
          <table:table-cell table:style-name="ce30"/>
          <table:table-cell table:number-columns-repeated="2"/>
          <table:table-cell table:style-name="ce11" table:formula="of:=[.X36]-[.X35]" office:value-type="float" office:value="0.0874520007999999">
            <text:p>0.0874520008</text:p>
          </table:table-cell>
          <table:table-cell table:style-name="ce11" table:formula="of:=[.X37]*conv" office:value-type="float" office:value="2.37969001906311">
            <text:p>2.3796900191</text:p>
          </table:table-cell>
          <table:table-cell table:style-name="ce30" table:formula="of:=[.Y28]-[.Y37]" office:value-type="float" office:value="0.0410011155059942">
            <text:p>0.0410011155</text:p>
          </table:table-cell>
          <table:table-cell table:style-name="ce30"/>
          <table:table-cell table:number-columns-repeated="2"/>
          <table:table-cell table:style-name="ce11" table:formula="of:=[.AD36]-[.AD35]" office:value-type="float" office:value="0.1075677973">
            <text:p>0.1075677973</text:p>
          </table:table-cell>
          <table:table-cell table:style-name="ce11" table:formula="of:=[.AD37]*conv" office:value-type="float" office:value="2.92706869214836">
            <text:p>2.9270686921</text:p>
          </table:table-cell>
          <table:table-cell table:style-name="ce30" table:formula="of:=[.AE28]-[.AE37]" office:value-type="float" office:value="-0.0339381611999277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>
            <text:p>0.0724425123</text:p>
          </table:table-cell>
          <table:table-cell table:style-name="ce11" table:formula="of:=[.AJ37]*conv" office:value-type="float" office:value="1.97126105634129">
            <text:p>1.9712610563</text:p>
          </table:table-cell>
          <table:table-cell table:style-name="ce30" table:formula="of:=[.AK28]-[.AK37]" office:value-type="float" office:value="0.0698710992085625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38];[.N38];[.T38];[.Z38];[.AF38];[.AL38]);-MIN([.H38];[.N38];[.T38];[.Z38];[.AF38];[.AL38]))" office:value-type="float" office:value="3.54448737186769">
            <text:p>3.5444873719</text:p>
          </table:table-cell>
          <table:table-cell table:style-name="ce26" table:formula="of:=AVERAGE([.H38];[.N38];[.T38];[.Z38];[.AF38];[.AL38])" office:value-type="float" office:value="2.15423107350851">
            <text:p>2.154231073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8067915">
            <text:p>-2.2518067915</text:p>
          </table:table-cell>
          <table:table-cell/>
          <table:table-cell table:style-name="ce26" table:formula="of:=ABS(([.H37]/[.G37])*100)" office:value-type="float" office:value="3.36294774697707">
            <text:p>3.362947747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0171909975">
            <text:p>-4.0171909975</text:p>
          </table:table-cell>
          <table:table-cell/>
          <table:table-cell table:style-name="ce26" table:formula="of:=ABS(([.N37]/[.M37])*100)" office:value-type="float" office:value="2.3450387612664">
            <text:p>2.34503876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7826920981">
            <text:p>-5.7826920981</text:p>
          </table:table-cell>
          <table:table-cell/>
          <table:table-cell table:style-name="ce26" table:formula="of:=ABS(([.T37]/[.S37])*100)" office:value-type="float" office:value="0.790493216306153">
            <text:p>0.790493216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6457987831">
            <text:p>-6.6457987831</text:p>
          </table:table-cell>
          <table:table-cell/>
          <table:table-cell table:style-name="ce26" table:formula="of:=ABS(([.Z37]/[.Y37])*100)" office:value-type="float" office:value="1.72296035103498">
            <text:p>1.72296035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0982905777">
            <text:p>-10.0982905777</text:p>
          </table:table-cell>
          <table:table-cell/>
          <table:table-cell table:style-name="ce26" table:formula="of:=ABS(([.AF37]/[.AE37])*100)" office:value-type="float" office:value="1.15945899359876">
            <text:p>1.159458993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0398898121">
            <text:p>-23.0398898121</text:p>
          </table:table-cell>
          <table:table-cell/>
          <table:table-cell table:style-name="ce26" table:formula="of:=ABS(([.AL37]/[.AK37])*100)" office:value-type="float" office:value="3.54448737186769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>
            <text:p>0.3756219113</text:p>
          </table:table-cell>
          <table:table-cell table:formula="of:=[.F39]*conv" office:value-type="float" office:value="10.2211922550092">
            <text:p>10.221192255</text:p>
          </table:table-cell>
          <table:table-cell table:style-name="ce30" table:formula="of:=[.G30]-[.G39]" office:value-type="float" office:value="-0.914605602321648">
            <text:p>-0.9146056023</text:p>
          </table:table-cell>
          <table:table-cell table:style-name="ce30"/>
          <table:table-cell table:number-columns-repeated="2"/>
          <table:table-cell table:formula="of:=[.L38]-[.L35]" office:value-type="float" office:value="0.3234620527">
            <text:p>0.3234620527</text:p>
          </table:table-cell>
          <table:table-cell table:formula="of:=[.L39]*conv" office:value-type="float" office:value="8.80185028717897">
            <text:p>8.8018502872</text:p>
          </table:table-cell>
          <table:table-cell table:style-name="ce30" table:formula="of:=[.M30]-[.M39]" office:value-type="float" office:value="-0.792183763088191">
            <text:p>-0.7921837631</text:p>
          </table:table-cell>
          <table:table-cell table:style-name="ce30"/>
          <table:table-cell table:number-columns-repeated="2"/>
          <table:table-cell table:formula="of:=[.R38]-[.R35]" office:value-type="float" office:value="0.294096357">
            <text:p>0.294096357</text:p>
          </table:table-cell>
          <table:table-cell table:formula="of:=[.R39]*conv" office:value-type="float" office:value="8.00276905037626">
            <text:p>8.0027690504</text:p>
          </table:table-cell>
          <table:table-cell table:style-name="ce30" table:formula="of:=[.S30]-[.S39]" office:value-type="float" office:value="-0.803956967234938">
            <text:p>-0.8039569672</text:p>
          </table:table-cell>
          <table:table-cell table:style-name="ce30"/>
          <table:table-cell table:number-columns-repeated="2"/>
          <table:table-cell table:formula="of:=[.X38]-[.X35]" office:value-type="float" office:value="0.297426431">
            <text:p>0.297426431</text:p>
          </table:table-cell>
          <table:table-cell table:formula="of:=[.X39]*conv" office:value-type="float" office:value="8.09338497440372">
            <text:p>8.0933849744</text:p>
          </table:table-cell>
          <table:table-cell table:style-name="ce30" table:formula="of:=[.Y30]-[.Y39]" office:value-type="float" office:value="-0.832530880182159">
            <text:p>-0.8325308802</text:p>
          </table:table-cell>
          <table:table-cell table:style-name="ce30"/>
          <table:table-cell table:number-columns-repeated="2"/>
          <table:table-cell table:formula="of:=[.AD38]-[.AD35]" office:value-type="float" office:value="0.300505320399999">
            <text:p>0.3005053204</text:p>
          </table:table-cell>
          <table:table-cell table:formula="of:=[.AD39]*conv" office:value-type="float" office:value="8.17716581770007">
            <text:p>8.1771658177</text:p>
          </table:table-cell>
          <table:table-cell table:style-name="ce30" table:formula="of:=[.AE30]-[.AE39]" office:value-type="float" office:value="-0.957546065037829">
            <text:p>-0.957546065</text:p>
          </table:table-cell>
          <table:table-cell table:number-columns-repeated="3"/>
          <table:table-cell table:formula="of:=[.AJ38]-[.AJ35]" office:value-type="float" office:value="0.2705279529">
            <text:p>0.2705279529</text:p>
          </table:table-cell>
          <table:table-cell table:formula="of:=[.AJ39]*conv" office:value-type="float" office:value="7.3614401443598">
            <text:p>7.3614401444</text:p>
          </table:table-cell>
          <table:table-cell table:style-name="ce30" table:formula="of:=[.AK30]-[.AK39]" office:value-type="float" office:value="-1.02143079842256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40];[.N40];[.T40];[.Z40];[.AF40];[.AL40]);-MIN([.H40];[.N40];[.T40];[.Z40];[.AF40];[.AL40]))" office:value-type="float" office:value="13.8754208197313">
            <text:p>13.8754208197</text:p>
          </table:table-cell>
          <table:table-cell table:style-name="ce26" table:formula="of:=AVERAGE([.H40];[.N40];[.T40];[.Z40];[.AF40];[.AL40])" office:value-type="float" office:value="10.6443818211726">
            <text:p>10.6443818212</text:p>
          </table:table-cell>
          <table:table-cell table:number-columns-repeated="5"/>
          <table:table-cell table:style-name="ce26" table:formula="of:=ABS(([.H39]/[.G39])*100)" office:value-type="float" office:value="8.94813031105465">
            <text:p>8.9481303111</text:p>
          </table:table-cell>
          <table:table-cell table:style-name="ce26"/>
          <table:table-cell table:number-columns-repeated="4"/>
          <table:table-cell table:style-name="ce26" table:formula="of:=ABS(([.N39]/[.M39])*100)" office:value-type="float" office:value="9.00019583657438">
            <text:p>9.0001958366</text:p>
          </table:table-cell>
          <table:table-cell table:style-name="ce26"/>
          <table:table-cell table:number-columns-repeated="4"/>
          <table:table-cell table:style-name="ce26" table:formula="of:=ABS(([.T39]/[.S39])*100)" office:value-type="float" office:value="10.0459848606669">
            <text:p>10.0459848607</text:p>
          </table:table-cell>
          <table:table-cell table:style-name="ce26"/>
          <table:table-cell table:number-columns-repeated="4"/>
          <table:table-cell table:style-name="ce26" table:formula="of:=ABS(([.Z39]/[.Y39])*100)" office:value-type="float" office:value="10.2865597375528">
            <text:p>10.2865597376</text:p>
          </table:table-cell>
          <table:table-cell table:style-name="ce26"/>
          <table:table-cell table:number-columns-repeated="4"/>
          <table:table-cell table:style-name="ce26" table:formula="of:=ABS(([.AF39]/[.AE39])*100)" office:value-type="float" office:value="11.7099993614554">
            <text:p>11.7099993615</text:p>
          </table:table-cell>
          <table:table-cell table:number-columns-repeated="5"/>
          <table:table-cell table:style-name="ce26" table:formula="of:=ABS(([.AL39]/[.AK39])*100)" office:value-type="float" office:value="13.8754208197313">
            <text:p>13.8754208197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pbe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6.196">
            <text:p>-6.19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79">
            <text:p>-5.379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4.894">
            <text:p>-4.89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02">
            <text:p>-5.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2">
            <text:p>-5.18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94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55" table:end-x="2cm" table:end-y="0.364cm" draw:z-index="1" draw:style-name="gr1" draw:text-style-name="P1" svg:width="13cm" svg:height="6.009cm" svg:x="0.291cm" svg:y="0.281cm">
              <draw:object draw:notify-on-update-of-ranges="rings.D41:rings.D41 rings.D50:rings.D50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style-name="ce2" table:number-columns-repeated="10"/>
          <table:table-cell table:style-name="ce2">
            <draw:frame table:end-cell-address="rings.BL56" table:end-x="1.405cm" table:end-y="0.076cm" draw:z-index="11" draw:style-name="gr1" draw:text-style-name="P1" svg:width="13cm" svg:height="6.009cm" svg:x="1.953cm" svg:y="0.487cm">
              <draw:object draw:notify-on-update-of-ranges="rings.D41:rings.D41 rings.D50:rings.D50"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600877802">
            <text:p>-231.7600877802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00218942">
            <text:p>-385.10021894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347697843">
            <text:p>-538.43476978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355213155">
            <text:p>-614.535521315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0724687244">
            <text:p>-920.072468724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4.937866035">
            <text:p>-2064.937866035</text:p>
          </table:table-cell>
          <table:table-cell table:number-columns-repeated="5"/>
          <table:table-cell table:style-name="ce2" table:number-columns-repeated="10"/>
          <table:table-cell table:style-name="ce2">
            <draw:frame table:end-cell-address="rings.BF56" table:end-x="1.619cm" table:end-y="0.135cm" draw:z-index="6" draw:style-name="gr1" draw:text-style-name="P1" svg:width="13cm" svg:height="5.992cm" svg:x="2.168cm" svg:y="0.069cm">
              <draw:object draw:notify-on-update-of-ranges="rings.D41:rings.D41 rings.D50:rings.D50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5997284001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4.9922447895">
            <text:p>-384.992244789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3630487758">
            <text:p>-538.363048775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4529447213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9.9766818041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4.873880071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>
            <text:p>0.1603593801</text:p>
          </table:table-cell>
          <table:table-cell table:style-name="ce11" table:formula="of:=[.F46]*conv" office:value-type="float" office:value="4.36360075008287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>
            <text:p>0.1079741525</text:p>
          </table:table-cell>
          <table:table-cell table:style-name="ce11" table:formula="of:=[.L46]*conv" office:value-type="float" office:value="2.93812617974046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>
            <text:p>0.0717210085</text:p>
          </table:table-cell>
          <table:table-cell table:style-name="ce11" table:formula="of:=[.R46]*conv" office:value-type="float" office:value="1.9516279390195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>
            <text:p>0.0825765942</text:p>
          </table:table-cell>
          <table:table-cell table:style-name="ce11" table:formula="of:=[.X46]*conv" office:value-type="float" office:value="2.24702345547567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>
            <text:p>0.0957869203</text:p>
          </table:table-cell>
          <table:table-cell table:style-name="ce11" table:formula="of:=[.AD46]*conv" office:value-type="float" office:value="2.60649471835223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>
            <text:p>0.063985964</text:p>
          </table:table-cell>
          <table:table-cell table:style-name="ce11" table:formula="of:=[.AJ46]*conv" office:value-type="float" office:value="1.74114666900823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206716489">
            <text:p>-231.420671648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114918093">
            <text:p>-384.8114918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1758268744">
            <text:p>-538.17582687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2742564203">
            <text:p>-614.27425642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150892352">
            <text:p>-919.81508923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713125884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>
            <text:p>0.3394161313</text:p>
          </table:table-cell>
          <table:table-cell table:formula="of:=[.F48]*conv" office:value-type="float" office:value="9.23598285430674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>
            <text:p>0.2887271327</text:p>
          </table:table-cell>
          <table:table-cell table:formula="of:=[.L48]*conv" office:value-type="float" office:value="7.85666502348348">
            <text:p>7.8566650235</text:p>
          </table:table-cell>
          <table:table-cell table:number-columns-repeated="4"/>
          <table:table-cell table:formula="of:=[.R47]-[.R44]" office:value-type="float" office:value="0.258942909900043">
            <text:p>0.2589429099</text:p>
          </table:table-cell>
          <table:table-cell table:formula="of:=[.R48]*conv" office:value-type="float" office:value="7.04619508483892">
            <text:p>7.0461950848</text:p>
          </table:table-cell>
          <table:table-cell table:number-columns-repeated="4"/>
          <table:table-cell table:formula="of:=[.X47]-[.X44]" office:value-type="float" office:value="0.261264895199929">
            <text:p>0.2612648952</text:p>
          </table:table-cell>
          <table:table-cell table:formula="of:=[.X48]*conv" office:value-type="float" office:value="7.10937951963747">
            <text:p>7.1093795196</text:p>
          </table:table-cell>
          <table:table-cell table:number-columns-repeated="4"/>
          <table:table-cell table:formula="of:=[.AD47]-[.AD44]" office:value-type="float" office:value="0.257379489199934">
            <text:p>0.2573794892</text:p>
          </table:table-cell>
          <table:table-cell table:formula="of:=[.AD48]*conv" office:value-type="float" office:value="7.00365224303301">
            <text:p>7.003652243</text:p>
          </table:table-cell>
          <table:table-cell table:number-columns-repeated="4"/>
          <table:table-cell table:formula="of:=[.AJ47]-[.AJ44]" office:value-type="float" office:value="0.224740150999878">
            <text:p>0.224740151</text:p>
          </table:table-cell>
          <table:table-cell table:formula="of:=[.AJ48]*conv" office:value-type="float" office:value="6.11549066144574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6.981">
            <text:p>-6.981</text:p>
          </table:table-cell>
          <table:table-cell table:style-name="ce30" table:formula="of:=[.G43]-[.G52]" office:value-type="float" office:value="0.785">
            <text:p>0.78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2">
            <text:p>-6.2</text:p>
          </table:table-cell>
          <table:table-cell table:style-name="ce30" table:formula="of:=[.M43]-[.M52]" office:value-type="float" office:value="0.821000000000001">
            <text:p>0.821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5.747">
            <text:p>-5.747</text:p>
          </table:table-cell>
          <table:table-cell table:style-name="ce30" table:formula="of:=[.S43]-[.S52]" office:value-type="float" office:value="0.853">
            <text:p>0.853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0" table:formula="of:=[.Y43]-[.Y52]" office:value-type="float" office:value="0.896000000000001">
            <text:p>0.89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0" table:formula="of:=[.AE43]-[.AE52]" office:value-type="float" office:value="0.734">
            <text:p>0.734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96">
            <text:p>-5.996</text:p>
          </table:table-cell>
          <table:table-cell table:style-name="ce30" table:formula="of:=[.AK43]-[.AK52]" office:value-type="float" office:value="1.202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53];[.N53];[.T53];[.Z53];[.AF53];[.AL53]);-MIN([.H53];[.N53];[.T53];[.Z53];[.AF53];[.AL53]))" office:value-type="float" office:value="20.0466977985324">
            <text:p>20.0466977985</text:p>
          </table:table-cell>
          <table:table-cell table:style-name="ce26" table:formula="of:=AVERAGE([.H53];[.N53];[.T53];[.Z53];[.AF53];[.AL53])" office:value-type="float" office:value="14.4880612371055">
            <text:p>14.488061237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formula="of:=ABS(([.H52]/[.G52])*100)" office:value-type="float" office:value="11.2448073341928">
            <text:p>11.244807334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511021184">
            <text:p>-4.4511021184</text:p>
          </table:table-cell>
          <table:table-cell/>
          <table:table-cell table:style-name="ce26" table:formula="of:=ABS(([.N52]/[.M52])*100)" office:value-type="float" office:value="13.241935483871">
            <text:p>13.2419354839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2135270035">
            <text:p>-6.2135270035</text:p>
          </table:table-cell>
          <table:table-cell/>
          <table:table-cell table:style-name="ce26" table:formula="of:=ABS(([.T52]/[.S52])*100)" office:value-type="float" office:value="14.8425265355838">
            <text:p>14.842526535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1009653838">
            <text:p>-7.1009653838</text:p>
          </table:table-cell>
          <table:table-cell/>
          <table:table-cell table:style-name="ce26" table:formula="of:=ABS(([.Z52]/[.Y52])*100)" office:value-type="float" office:value="15.1453684922245">
            <text:p>15.145368492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6399419323">
            <text:p>-10.6399419323</text:p>
          </table:table-cell>
          <table:table-cell/>
          <table:table-cell table:style-name="ce26" table:formula="of:=ABS(([.AF52]/[.AE52])*100)" office:value-type="float" office:value="12.4070317782285">
            <text:p>12.407031778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8687806591">
            <text:p>-23.8687806591</text:p>
          </table:table-cell>
          <table:table-cell/>
          <table:table-cell table:style-name="ce26" table:formula="of:=ABS(([.AL52]/[.AK52])*100)" office:value-type="float" office:value="20.0466977985324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423516074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1417788562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205542566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425600245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045007104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>
            <text:p>0.1549329455</text:p>
          </table:table-cell>
          <table:table-cell table:style-name="ce11" table:formula="of:=[.F55]*conv" office:value-type="float" office:value="4.21593995171805">
            <text:p>4.2159399517</text:p>
          </table:table-cell>
          <table:table-cell table:style-name="ce30" table:formula="of:=[.G46]-[.G55]" office:value-type="float" office:value="0.147660798364822">
            <text:p>0.1476607984</text:p>
          </table:table-cell>
          <table:table-cell table:style-name="ce30"/>
          <table:table-cell table:number-columns-repeated="2"/>
          <table:table-cell table:style-name="ce11" table:formula="of:=[.L54]-[.L53]" office:value-type="float" office:value="0.108750510999999">
            <text:p>0.108750511</text:p>
          </table:table-cell>
          <table:table-cell table:style-name="ce11" table:formula="of:=[.L55]*conv" office:value-type="float" office:value="2.95925196939246">
            <text:p>2.9592519694</text:p>
          </table:table-cell>
          <table:table-cell table:style-name="ce30" table:formula="of:=[.M46]-[.M55]" office:value-type="float" office:value="-0.0211257896520025">
            <text:p>-0.0211257897</text:p>
          </table:table-cell>
          <table:table-cell table:style-name="ce30"/>
          <table:table-cell table:number-columns-repeated="2"/>
          <table:table-cell table:style-name="ce11" table:formula="of:=[.R54]-[.R53]" office:value-type="float" office:value="0.0717481473000001">
            <text:p>0.0717481473</text:p>
          </table:table-cell>
          <table:table-cell table:style-name="ce11" table:formula="of:=[.R55]*conv" office:value-type="float" office:value="1.95236642334294">
            <text:p>1.9523664233</text:p>
          </table:table-cell>
          <table:table-cell table:style-name="ce30" table:formula="of:=[.S46]-[.S55]" office:value-type="float" office:value="-0.000738484323437261">
            <text:p>-0.0007384843</text:p>
          </table:table-cell>
          <table:table-cell table:style-name="ce30"/>
          <table:table-cell table:number-columns-repeated="2"/>
          <table:table-cell table:style-name="ce11" table:formula="of:=[.X54]-[.X53]" office:value-type="float" office:value="0.0804111272000005">
            <text:p>0.0804111272</text:p>
          </table:table-cell>
          <table:table-cell table:style-name="ce11" table:formula="of:=[.X55]*conv" office:value-type="float" office:value="2.18809810031762">
            <text:p>2.1880981003</text:p>
          </table:table-cell>
          <table:table-cell table:style-name="ce30" table:formula="of:=[.Y46]-[.Y55]" office:value-type="float" office:value="0.0589253551580518">
            <text:p>0.0589253552</text:p>
          </table:table-cell>
          <table:table-cell table:style-name="ce30"/>
          <table:table-cell table:number-columns-repeated="2"/>
          <table:table-cell table:style-name="ce11" table:formula="of:=[.AD54]-[.AD53]" office:value-type="float" office:value="0.0973819077999991">
            <text:p>0.0973819078</text:p>
          </table:table-cell>
          <table:table-cell table:style-name="ce11" table:formula="of:=[.AD55]*conv" office:value-type="float" office:value="2.64989653648932">
            <text:p>2.6498965365</text:p>
          </table:table-cell>
          <table:table-cell table:style-name="ce30" table:formula="of:=[.AE46]-[.AE55]" office:value-type="float" office:value="-0.0434018181370992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>
            <text:p>0.0642799487</text:p>
          </table:table-cell>
          <table:table-cell table:style-name="ce11" table:formula="of:=[.AJ55]*conv" office:value-type="float" office:value="1.74914639971601">
            <text:p>1.7491463997</text:p>
          </table:table-cell>
          <table:table-cell table:style-name="ce30" table:formula="of:=[.AK46]-[.AK55]" office:value-type="float" office:value="-0.00799973070777416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56];[.N56];[.T56];[.Z56];[.AF56];[.AL56]);-MIN([.H56];[.N56];[.T56];[.Z56];[.AF56];[.AL56]))" office:value-type="float" office:value="3.50244073814782">
            <text:p>3.5024407381</text:p>
          </table:table-cell>
          <table:table-cell table:style-name="ce26" table:formula="of:=AVERAGE([.H56];[.N56];[.T56];[.Z56];[.AF56];[.AL56])" office:value-type="float" office:value="1.50706141874769">
            <text:p>1.507061418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1175751">
            <text:p>-2.2511175751</text:p>
          </table:table-cell>
          <table:table-cell/>
          <table:table-cell table:style-name="ce26" table:formula="of:=ABS(([.H55]/[.G55])*100)" office:value-type="float" office:value="3.50244073814782">
            <text:p>3.502440738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1225827648">
            <text:p>-4.1225827648</text:p>
          </table:table-cell>
          <table:table-cell/>
          <table:table-cell table:style-name="ce26" table:formula="of:=ABS(([.N55]/[.M55])*100)" office:value-type="float" office:value="0.713889519057739">
            <text:p>0.713889519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9161850418">
            <text:p>-5.9161850418</text:p>
          </table:table-cell>
          <table:table-cell/>
          <table:table-cell table:style-name="ce26" table:formula="of:=ABS(([.T55]/[.S55])*100)" office:value-type="float" office:value="0.0378250882932514">
            <text:p>0.037825088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8001573537">
            <text:p>-6.8001573537</text:p>
          </table:table-cell>
          <table:table-cell/>
          <table:table-cell table:style-name="ce26" table:formula="of:=ABS(([.Z55]/[.Y55])*100)" office:value-type="float" office:value="2.6929942103372">
            <text:p>2.692994210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3384489307">
            <text:p>-10.3384489307</text:p>
          </table:table-cell>
          <table:table-cell/>
          <table:table-cell table:style-name="ce26" table:formula="of:=ABS(([.AF55]/[.AE55])*100)" office:value-type="float" office:value="1.63786840502835">
            <text:p>1.6378684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5973761432">
            <text:p>-23.5973761432</text:p>
          </table:table-cell>
          <table:table-cell/>
          <table:table-cell table:style-name="ce26" table:formula="of:=ABS(([.AL55]/[.AK55])*100)" office:value-type="float" office:value="0.457350551621808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>
            <text:p>0.3763111277</text:p>
          </table:table-cell>
          <table:table-cell table:formula="of:=[.F57]*conv" office:value-type="float" office:value="10.2399467874733">
            <text:p>10.2399467875</text:p>
          </table:table-cell>
          <table:table-cell table:style-name="ce30" table:formula="of:=[.G48]-[.G57]" office:value-type="float" office:value="-1.00396393316657">
            <text:p>-1.0039639332</text:p>
          </table:table-cell>
          <table:table-cell table:style-name="ce30"/>
          <table:table-cell table:number-columns-repeated="2"/>
          <table:table-cell table:formula="of:=[.L56]-[.L53]" office:value-type="float" office:value="0.3285193536">
            <text:p>0.3285193536</text:p>
          </table:table-cell>
          <table:table-cell table:formula="of:=[.L57]*conv" office:value-type="float" office:value="8.93946644650106">
            <text:p>8.9394664465</text:p>
          </table:table-cell>
          <table:table-cell table:style-name="ce30" table:formula="of:=[.M48]-[.M57]" office:value-type="float" office:value="-1.08280142301758">
            <text:p>-1.082801423</text:p>
          </table:table-cell>
          <table:table-cell table:style-name="ce30"/>
          <table:table-cell table:number-columns-repeated="2"/>
          <table:table-cell table:formula="of:=[.R56]-[.R53]" office:value-type="float" office:value="0.2973419617">
            <text:p>0.2973419617</text:p>
          </table:table-cell>
          <table:table-cell table:formula="of:=[.R57]*conv" office:value-type="float" office:value="8.09108644780297">
            <text:p>8.0910864478</text:p>
          </table:table-cell>
          <table:table-cell table:style-name="ce30" table:formula="of:=[.S48]-[.S57]" office:value-type="float" office:value="-1.04489136296406">
            <text:p>-1.044891363</text:p>
          </table:table-cell>
          <table:table-cell table:style-name="ce30"/>
          <table:table-cell table:number-columns-repeated="2"/>
          <table:table-cell table:formula="of:=[.X56]-[.X53]" office:value-type="float" office:value="0.3008080301">
            <text:p>0.3008080301</text:p>
          </table:table-cell>
          <table:table-cell table:formula="of:=[.X57]*conv" office:value-type="float" office:value="8.18540296773867">
            <text:p>8.1854029677</text:p>
          </table:table-cell>
          <table:table-cell table:style-name="ce30" table:formula="of:=[.Y48]-[.Y57]" office:value-type="float" office:value="-1.07602344810119">
            <text:p>-1.0760234481</text:p>
          </table:table-cell>
          <table:table-cell table:style-name="ce30"/>
          <table:table-cell table:number-columns-repeated="2"/>
          <table:table-cell table:formula="of:=[.AD56]-[.AD53]" office:value-type="float" office:value="0.301493001599999">
            <text:p>0.3014930016</text:p>
          </table:table-cell>
          <table:table-cell table:formula="of:=[.AD57]*conv" office:value-type="float" office:value="8.20404199059669">
            <text:p>8.2040419906</text:p>
          </table:table-cell>
          <table:table-cell table:style-name="ce30" table:formula="of:=[.AE48]-[.AE57]" office:value-type="float" office:value="-1.20038974756368">
            <text:p>-1.2003897476</text:p>
          </table:table-cell>
          <table:table-cell table:number-columns-repeated="3"/>
          <table:table-cell table:formula="of:=[.AJ56]-[.AJ53]" office:value-type="float" office:value="0.271404515899999">
            <text:p>0.2714045159</text:p>
          </table:table-cell>
          <table:table-cell table:formula="of:=[.AJ57]*conv" office:value-type="float" office:value="7.38529263719123">
            <text:p>7.3852926372</text:p>
          </table:table-cell>
          <table:table-cell table:style-name="ce30" table:formula="of:=[.AK48]-[.AK57]" office:value-type="float" office:value="-1.26980197574549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17.1936582357069">
            <text:p>17.1936582357</text:p>
          </table:table-cell>
          <table:table-cell table:style-name="ce26" table:formula="of:=AVERAGE([.H58];[.N58];[.T58];[.Z58];[.AF58];[.AL58])" office:value-type="float" office:value="13.3003449577084">
            <text:p>13.3003449577</text:p>
          </table:table-cell>
          <table:table-cell table:number-columns-repeated="5"/>
          <table:table-cell table:style-name="ce26" table:formula="of:=ABS(([.H57]/[.G57])*100)" office:value-type="float" office:value="9.8043862336739">
            <text:p>9.8043862337</text:p>
          </table:table-cell>
          <table:table-cell table:style-name="ce26"/>
          <table:table-cell table:number-columns-repeated="4"/>
          <table:table-cell table:style-name="ce26" table:formula="of:=ABS(([.N57]/[.M57])*100)" office:value-type="float" office:value="12.1125956397699">
            <text:p>12.1125956398</text:p>
          </table:table-cell>
          <table:table-cell table:style-name="ce26"/>
          <table:table-cell table:number-columns-repeated="4"/>
          <table:table-cell table:style-name="ce26" table:formula="of:=ABS(([.T57]/[.S57])*100)" office:value-type="float" office:value="12.9141045483179">
            <text:p>12.9141045483</text:p>
          </table:table-cell>
          <table:table-cell table:style-name="ce26"/>
          <table:table-cell table:number-columns-repeated="4"/>
          <table:table-cell table:style-name="ce26" table:formula="of:=ABS(([.Z57]/[.Y57])*100)" office:value-type="float" office:value="13.1456380625627">
            <text:p>13.1456380626</text:p>
          </table:table-cell>
          <table:table-cell table:style-name="ce26"/>
          <table:table-cell table:number-columns-repeated="4"/>
          <table:table-cell table:style-name="ce26" table:formula="of:=ABS(([.AF57]/[.AE57])*100)" office:value-type="float" office:value="14.6316870262189">
            <text:p>14.6316870262</text:p>
          </table:table-cell>
          <table:table-cell table:number-columns-repeated="5"/>
          <table:table-cell table:style-name="ce26" table:formula="of:=ABS(([.AL57]/[.AK57])*100)" office:value-type="float" office:value="17.1936582357069">
            <text:p>17.1936582357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pss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182">
            <text:p>-6.18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5">
            <text:p>-5.3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854">
            <text:p>-4.85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4.98">
            <text:p>-4.98</text:p>
          </table:table-cell>
          <table:table-cell table:number-columns-repeated="3"/>
          <table:table-cell table:style-name="ce2" office:value-type="string">
            <text:p>HOMO</text:p>
          </table:table-cell>
          <table:table-cell table:style-name="ce2"/>
          <table:table-cell office:value-type="float" office:value="-5.139">
            <text:p>-5.13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4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73" table:end-x="2.158cm" table:end-y="0.485cm" draw:z-index="2" draw:style-name="gr1" draw:text-style-name="P1" svg:width="13cm" svg:height="6.007cm" svg:x="0.449cm" svg:y="0.403cm">
              <draw:object draw:notify-on-update-of-ranges="rings.D59:rings.D59 rings.D68:rings.D68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73" table:end-x="1.798cm" table:end-y="0.411cm" draw:z-index="7" draw:style-name="gr1" draw:text-style-name="P1" svg:width="13cm" svg:height="6.007cm" svg:x="0.089cm" svg:y="0.329cm">
              <draw:object draw:notify-on-update-of-ranges="rings.D59:rings.D59 rings.D68:rings.D68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73" table:end-x="2.167cm" table:end-y="0.391cm" draw:z-index="12" draw:style-name="gr1" draw:text-style-name="P1" svg:width="13cm" svg:height="5.99cm" svg:x="0.457cm" svg:y="0.326cm">
              <draw:object draw:notify-on-update-of-ranges="rings.D59:rings.D59 rings.D68:rings.D68"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1184249417">
            <text:p>-232.118424941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814770654">
            <text:p>-385.681477065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2388385513">
            <text:p>-539.238838551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4439514945">
            <text:p>-615.443951494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4125571449">
            <text:p>-921.41255714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885187597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601936348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734528217">
            <text:p>-385.573452821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671775503">
            <text:p>-539.16717755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361481431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3161208163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820548329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>
            <text:p>0.1582313069</text:p>
          </table:table-cell>
          <table:table-cell table:style-name="ce11" table:formula="of:=[.F64]*conv" office:value-type="float" office:value="4.30569293199358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>
            <text:p>0.1080242437</text:p>
          </table:table-cell>
          <table:table-cell table:style-name="ce11" table:formula="of:=[.L64]*conv" office:value-type="float" office:value="2.93948923064127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>
            <text:p>0.071661001</text:p>
          </table:table-cell>
          <table:table-cell table:style-name="ce11" table:formula="of:=[.R64]*conv" office:value-type="float" office:value="1.94999505186421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>
            <text:p>0.0824700635</text:p>
          </table:table-cell>
          <table:table-cell table:style-name="ce11" table:formula="of:=[.X64]*conv" office:value-type="float" office:value="2.24412460763668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>
            <text:p>0.0964363286</text:p>
          </table:table-cell>
          <table:table-cell table:style-name="ce11" table:formula="of:=[.AD64]*conv" office:value-type="float" office:value="2.62416601730351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>
            <text:p>0.064639268</text:p>
          </table:table-cell>
          <table:table-cell table:style-name="ce11" table:formula="of:=[.AJ64]*conv" office:value-type="float" office:value="1.7589239753483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825417868">
            <text:p>-231.7825417868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956394579">
            <text:p>-385.395639457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827967175">
            <text:p>-538.982796717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855564815">
            <text:p>-615.185556481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1576942991">
            <text:p>-921.157694299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663008464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>
            <text:p>0.3358831549</text:p>
          </table:table-cell>
          <table:table-cell table:formula="of:=[.F66]*conv" office:value-type="float" office:value="9.13984567505665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>
            <text:p>0.2858376075</text:p>
          </table:table-cell>
          <table:table-cell table:formula="of:=[.L66]*conv" office:value-type="float" office:value="7.77803704224141">
            <text:p>7.7780370422</text:p>
          </table:table-cell>
          <table:table-cell table:number-columns-repeated="4"/>
          <table:table-cell table:formula="of:=[.R65]-[.R62]" office:value-type="float" office:value="0.256041833799941">
            <text:p>0.2560418338</text:p>
          </table:table-cell>
          <table:table-cell table:formula="of:=[.R66]*conv" office:value-type="float" office:value="6.96725278761529">
            <text:p>6.9672527876</text:p>
          </table:table-cell>
          <table:table-cell table:number-columns-repeated="4"/>
          <table:table-cell table:formula="of:=[.X65]-[.X62]" office:value-type="float" office:value="0.258395012999927">
            <text:p>0.258395013</text:p>
          </table:table-cell>
          <table:table-cell table:formula="of:=[.X66]*conv" office:value-type="float" office:value="7.0312860516235">
            <text:p>7.0312860516</text:p>
          </table:table-cell>
          <table:table-cell table:number-columns-repeated="4"/>
          <table:table-cell table:formula="of:=[.AD65]-[.AD62]" office:value-type="float" office:value="0.254862845800062">
            <text:p>0.2548628458</text:p>
          </table:table-cell>
          <table:table-cell table:formula="of:=[.AD66]*conv" office:value-type="float" office:value="6.9351708918297">
            <text:p>6.9351708918</text:p>
          </table:table-cell>
          <table:table-cell table:number-columns-repeated="4"/>
          <table:table-cell table:formula="of:=[.AJ65]-[.AJ62]" office:value-type="float" office:value="0.222179132999827">
            <text:p>0.222179133</text:p>
          </table:table-cell>
          <table:table-cell table:formula="of:=[.AJ66]*conv" office:value-type="float" office:value="6.04580181593493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pss</text:p>
          </table:table-cell>
          <table:table-cell table:style-name="ce23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17">
            <text:p>-7.17</text:p>
          </table:table-cell>
          <table:table-cell table:style-name="ce30" table:formula="of:=[.G61]-[.G70]" office:value-type="float" office:value="0.988">
            <text:p>0.9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376">
            <text:p>-6.376</text:p>
          </table:table-cell>
          <table:table-cell table:style-name="ce30" table:formula="of:=[.M61]-[.M70]" office:value-type="float" office:value="1.026">
            <text:p>1.02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22">
            <text:p>-5.922</text:p>
          </table:table-cell>
          <table:table-cell table:style-name="ce30" table:formula="of:=[.S61]-[.S70]" office:value-type="float" office:value="1.068">
            <text:p>1.06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088">
            <text:p>-6.088</text:p>
          </table:table-cell>
          <table:table-cell table:style-name="ce30" table:formula="of:=[.Y61]-[.Y70]" office:value-type="float" office:value="1.108">
            <text:p>1.10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394">
            <text:p>-6.394</text:p>
          </table:table-cell>
          <table:table-cell table:style-name="ce30" table:formula="of:=[.AE61]-[.AE70]" office:value-type="float" office:value="1.255">
            <text:p>1.2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15">
            <text:p>-6.15</text:p>
          </table:table-cell>
          <table:table-cell table:style-name="ce30" table:formula="of:=[.AK61]-[.AK70]" office:value-type="float" office:value="1.41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71];[.N71];[.T71];[.Z71];[.AF71];[.AL71]);-MIN([.H71];[.N71];[.T71];[.Z71];[.AF71];[.AL71]))" office:value-type="float" office:value="22.9268292682927">
            <text:p>22.9268292683</text:p>
          </table:table-cell>
          <table:table-cell table:style-name="ce26" table:formula="of:=AVERAGE([.H71];[.N71];[.T71];[.Z71];[.AF71];[.AL71])" office:value-type="float" office:value="18.11000352857">
            <text:p>18.1100035286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888470571">
            <text:p>-2.6888470571</text:p>
          </table:table-cell>
          <table:table-cell/>
          <table:table-cell table:style-name="ce26" table:formula="of:=ABS(([.H70]/[.G70])*100)" office:value-type="float" office:value="13.7796373779637">
            <text:p>13.779637378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586121514">
            <text:p>-4.4586121514</text:p>
          </table:table-cell>
          <table:table-cell/>
          <table:table-cell table:style-name="ce26" table:formula="of:=ABS(([.N70]/[.M70])*100)" office:value-type="float" office:value="16.0915934755333">
            <text:p>16.091593475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6.2255886341">
            <text:p>-6.2255886341</text:p>
          </table:table-cell>
          <table:table-cell/>
          <table:table-cell table:style-name="ce26" table:formula="of:=ABS(([.T70]/[.S70])*100)" office:value-type="float" office:value="18.0344478216819">
            <text:p>18.034447821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1137575796">
            <text:p>-7.1137575796</text:p>
          </table:table-cell>
          <table:table-cell/>
          <table:table-cell table:style-name="ce26" table:formula="of:=ABS(([.Z70]/[.Y70])*100)" office:value-type="float" office:value="18.1997371879106">
            <text:p>18.1997371879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6571277729">
            <text:p>-10.6571277729</text:p>
          </table:table-cell>
          <table:table-cell/>
          <table:table-cell table:style-name="ce26" table:formula="of:=ABS(([.AF70]/[.AE70])*100)" office:value-type="float" office:value="19.6277760400375">
            <text:p>19.6277760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9018106482">
            <text:p>-23.9018106482</text:p>
          </table:table-cell>
          <table:table-cell/>
          <table:table-cell table:style-name="ce26" table:formula="of:=ABS(([.AL70]/[.AK70])*100)" office:value-type="float" office:value="22.9268292682927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478841089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551890069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6.1576335662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379766387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633470415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409528726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>
            <text:p>0.1409629482</text:p>
          </table:table-cell>
          <table:table-cell table:style-name="ce11" table:formula="of:=[.F73]*conv" office:value-type="float" office:value="3.83579698372379">
            <text:p>3.8357969837</text:p>
          </table:table-cell>
          <table:table-cell table:style-name="ce30" table:formula="of:=[.G64]-[.G73]" office:value-type="float" office:value="0.469895948269789">
            <text:p>0.4698959483</text:p>
          </table:table-cell>
          <table:table-cell table:style-name="ce30"/>
          <table:table-cell table:number-columns-repeated="2"/>
          <table:table-cell table:style-name="ce11" table:formula="of:=[.L72]-[.L71]" office:value-type="float" office:value="0.1034231445">
            <text:p>0.1034231445</text:p>
          </table:table-cell>
          <table:table-cell table:style-name="ce11" table:formula="of:=[.L73]*conv" office:value-type="float" office:value="2.81428695118855">
            <text:p>2.8142869512</text:p>
          </table:table-cell>
          <table:table-cell table:style-name="ce30" table:formula="of:=[.M64]-[.M73]" office:value-type="float" office:value="0.125202279452714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>
            <text:p>0.0679550679</text:p>
          </table:table-cell>
          <table:table-cell table:style-name="ce11" table:formula="of:=[.R73]*conv" office:value-type="float" office:value="1.8491514813505">
            <text:p>1.8491514814</text:p>
          </table:table-cell>
          <table:table-cell table:style-name="ce30" table:formula="of:=[.S64]-[.S73]" office:value-type="float" office:value="0.100843570513709">
            <text:p>0.1008435705</text:p>
          </table:table-cell>
          <table:table-cell table:style-name="ce30"/>
          <table:table-cell table:number-columns-repeated="2"/>
          <table:table-cell table:style-name="ce11" table:formula="of:=[.X72]-[.X71]" office:value-type="float" office:value="0.0757809408999997">
            <text:p>0.0757809409</text:p>
          </table:table-cell>
          <table:table-cell table:style-name="ce11" table:formula="of:=[.X73]*conv" office:value-type="float" office:value="2.06210432060167">
            <text:p>2.0621043206</text:p>
          </table:table-cell>
          <table:table-cell table:style-name="ce30" table:formula="of:=[.Y64]-[.Y73]" office:value-type="float" office:value="0.18202028703501">
            <text:p>0.182020287</text:p>
          </table:table-cell>
          <table:table-cell table:style-name="ce30"/>
          <table:table-cell table:number-columns-repeated="2"/>
          <table:table-cell table:style-name="ce11" table:formula="of:=[.AD72]-[.AD71]" office:value-type="float" office:value="0.0937807314000008">
            <text:p>0.0937807314</text:p>
          </table:table-cell>
          <table:table-cell table:style-name="ce11" table:formula="of:=[.AD73]*conv" office:value-type="float" office:value="2.55190354081664">
            <text:p>2.5519035408</text:p>
          </table:table-cell>
          <table:table-cell table:style-name="ce30" table:formula="of:=[.AE64]-[.AE73]" office:value-type="float" office:value="0.0722624764868662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>
            <text:p>0.0608577756</text:p>
          </table:table-cell>
          <table:table-cell table:style-name="ce11" table:formula="of:=[.AJ73]*conv" office:value-type="float" office:value="1.65602433166638">
            <text:p>1.6560243317</text:p>
          </table:table-cell>
          <table:table-cell table:style-name="ce30" table:formula="of:=[.AK64]-[.AK73]" office:value-type="float" office:value="0.102899643681917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74];[.N74];[.T74];[.Z74];[.AF74];[.AL74]);-MIN([.H74];[.N74];[.T74];[.Z74];[.AF74];[.AL74]))" office:value-type="float" office:value="12.2502820212767">
            <text:p>12.2502820213</text:p>
          </table:table-cell>
          <table:table-cell table:style-name="ce26" table:formula="of:=AVERAGE([.H74];[.N74];[.T74];[.Z74];[.AF74];[.AL74])" office:value-type="float" office:value="6.67081344106662">
            <text:p>6.6708134411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3069200268">
            <text:p>-2.3069200268</text:p>
          </table:table-cell>
          <table:table-cell/>
          <table:table-cell table:style-name="ce26" table:formula="of:=ABS(([.H73]/[.G73])*100)" office:value-type="float" office:value="12.2502820212767">
            <text:p>12.25028202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1274823018">
            <text:p>-4.1274823018</text:p>
          </table:table-cell>
          <table:table-cell/>
          <table:table-cell table:style-name="ce26" table:formula="of:=ABS(([.N73]/[.M73])*100)" office:value-type="float" office:value="4.44881000495836">
            <text:p>4.4488100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5.9249223428">
            <text:p>-5.9249223428</text:p>
          </table:table-cell>
          <table:table-cell/>
          <table:table-cell table:style-name="ce26" table:formula="of:=ABS(([.T73]/[.S73])*100)" office:value-type="float" office:value="5.45350510927637">
            <text:p>5.453505109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8099481002">
            <text:p>-6.8099481002</text:p>
          </table:table-cell>
          <table:table-cell/>
          <table:table-cell table:style-name="ce26" table:formula="of:=ABS(([.Z73]/[.Y73])*100)" office:value-type="float" office:value="8.82691943450761">
            <text:p>8.8269194345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3520510522">
            <text:p>-10.3520510522</text:p>
          </table:table-cell>
          <table:table-cell/>
          <table:table-cell table:style-name="ce26" table:formula="of:=ABS(([.AF73]/[.AE73])*100)" office:value-type="float" office:value="2.83170877468751">
            <text:p>2.83170877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6269693199">
            <text:p>-23.6269693199</text:p>
          </table:table-cell>
          <table:table-cell/>
          <table:table-cell table:style-name="ce26" table:formula="of:=ABS(([.AL73]/[.AK73])*100)" office:value-type="float" office:value="6.21365530169319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>
            <text:p>0.3819270303</text:p>
          </table:table-cell>
          <table:table-cell table:formula="of:=[.F75]*conv" office:value-type="float" office:value="10.3927632724365">
            <text:p>10.3927632724</text:p>
          </table:table-cell>
          <table:table-cell table:style-name="ce30" table:formula="of:=[.G66]-[.G75]" office:value-type="float" office:value="-1.25291759737981">
            <text:p>-1.2529175974</text:p>
          </table:table-cell>
          <table:table-cell table:style-name="ce30"/>
          <table:table-cell table:number-columns-repeated="2"/>
          <table:table-cell table:formula="of:=[.L74]-[.L71]" office:value-type="float" office:value="0.3311298496">
            <text:p>0.3311298496</text:p>
          </table:table-cell>
          <table:table-cell table:formula="of:=[.L75]*conv" office:value-type="float" office:value="9.01050165689277">
            <text:p>9.0105016569</text:p>
          </table:table-cell>
          <table:table-cell table:style-name="ce30" table:formula="of:=[.M66]-[.M75]" office:value-type="float" office:value="-1.23246461465136">
            <text:p>-1.2324646147</text:p>
          </table:table-cell>
          <table:table-cell table:number-columns-repeated="3"/>
          <table:table-cell table:formula="of:=[.R74]-[.R71]" office:value-type="float" office:value="0.3006662913">
            <text:p>0.3006662913</text:p>
          </table:table-cell>
          <table:table-cell table:formula="of:=[.R75]*conv" office:value-type="float" office:value="8.1815460587533">
            <text:p>8.1815460588</text:p>
          </table:table-cell>
          <table:table-cell table:style-name="ce30" table:formula="of:=[.S66]-[.S75]" office:value-type="float" office:value="-1.21429327113801">
            <text:p>-1.2142932711</text:p>
          </table:table-cell>
          <table:table-cell table:style-name="ce30"/>
          <table:table-cell table:number-columns-repeated="2"/>
          <table:table-cell table:formula="of:=[.X74]-[.X71]" office:value-type="float" office:value="0.3038094794">
            <text:p>0.3038094794</text:p>
          </table:table-cell>
          <table:table-cell table:formula="of:=[.X75]*conv" office:value-type="float" office:value="8.26707655869823">
            <text:p>8.2670765587</text:p>
          </table:table-cell>
          <table:table-cell table:style-name="ce30" table:formula="of:=[.Y66]-[.Y75]" office:value-type="float" office:value="-1.23579050707473">
            <text:p>-1.2357905071</text:p>
          </table:table-cell>
          <table:table-cell table:style-name="ce30"/>
          <table:table-cell table:number-columns-repeated="2"/>
          <table:table-cell table:formula="of:=[.AD74]-[.AD71]" office:value-type="float" office:value="0.305076720700001">
            <text:p>0.3050767207</text:p>
          </table:table-cell>
          <table:table-cell table:formula="of:=[.AD75]*conv" office:value-type="float" office:value="8.30155994896683">
            <text:p>8.301559949</text:p>
          </table:table-cell>
          <table:table-cell table:style-name="ce30" table:formula="of:=[.AE66]-[.AE75]" office:value-type="float" office:value="-1.36638905713713">
            <text:p>-1.3663890571</text:p>
          </table:table-cell>
          <table:table-cell table:number-columns-repeated="3"/>
          <table:table-cell table:formula="of:=[.AJ74]-[.AJ71]" office:value-type="float" office:value="0.274841328300003">
            <text:p>0.2748413283</text:p>
          </table:table-cell>
          <table:table-cell table:formula="of:=[.AJ75]*conv" office:value-type="float" office:value="7.4788130608621">
            <text:p>7.4788130609</text:p>
          </table:table-cell>
          <table:table-cell table:style-name="ce30" table:formula="of:=[.AK66]-[.AK75]" office:value-type="float" office:value="-1.43301124492718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19.1609448353024">
            <text:p>19.1609448353</text:p>
          </table:table-cell>
          <table:table-cell table:style-name="ce26" table:formula="of:=AVERAGE([.H76];[.N76];[.T76];[.Z76];[.AF76];[.AL76])" office:value-type="float" office:value="15.190721309573">
            <text:p>15.1907213096</text:p>
          </table:table-cell>
          <table:table-cell table:number-columns-repeated="5"/>
          <table:table-cell table:style-name="ce26" table:formula="of:=ABS(([.H75]/[.G75])*100)" office:value-type="float" office:value="12.0556734001897">
            <text:p>12.0556734002</text:p>
          </table:table-cell>
          <table:table-cell table:style-name="ce26"/>
          <table:table-cell table:number-columns-repeated="4"/>
          <table:table-cell table:style-name="ce26" table:formula="of:=ABS(([.N75]/[.M75])*100)" office:value-type="float" office:value="13.678090982965">
            <text:p>13.678090983</text:p>
          </table:table-cell>
          <table:table-cell table:number-columns-repeated="5"/>
          <table:table-cell table:style-name="ce26" table:formula="of:=ABS(([.T75]/[.S75])*100)" office:value-type="float" office:value="14.84185583529">
            <text:p>14.8418558353</text:p>
          </table:table-cell>
          <table:table-cell table:style-name="ce26"/>
          <table:table-cell table:number-columns-repeated="4"/>
          <table:table-cell table:style-name="ce26" table:formula="of:=ABS(([.Z75]/[.Y75])*100)" office:value-type="float" office:value="14.9483375205288">
            <text:p>14.9483375205</text:p>
          </table:table-cell>
          <table:table-cell table:style-name="ce26"/>
          <table:table-cell table:number-columns-repeated="4"/>
          <table:table-cell table:style-name="ce26" table:formula="of:=ABS(([.AF75]/[.AE75])*100)" office:value-type="float" office:value="16.4594252831624">
            <text:p>16.4594252832</text:p>
          </table:table-cell>
          <table:table-cell table:number-columns-repeated="5"/>
          <table:table-cell table:style-name="ce26" table:formula="of:=ABS(([.AL75]/[.AK75])*100)" office:value-type="float" office:value="19.1609448353024">
            <text:p>19.1609448353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pssh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61">
            <text:p>-6.61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723">
            <text:p>-5.7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7">
            <text:p>-5.187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03">
            <text:p>-5.30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52">
            <text:p>-5.45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994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BA91" table:end-x="0.284cm" table:end-y="0.305cm" draw:z-index="3" draw:style-name="gr1" draw:text-style-name="P1" svg:width="13cm" svg:height="5.994cm" svg:x="0.833cm" svg:y="0.237cm">
              <draw:object draw:notify-on-update-of-ranges="rings.D77:rings.D77 rings.D86:rings.D86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G91" table:end-x="0.334cm" table:end-y="0.073cm" draw:z-index="8" draw:style-name="gr1" draw:text-style-name="P1" svg:width="13cm" svg:height="5.99cm" svg:x="0.883cm" svg:y="0.009cm">
              <draw:object draw:notify-on-update-of-ranges="rings.D77:rings.D77 rings.D86:rings.D86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M91" table:end-x="0.139cm" table:end-y="0.152cm" draw:z-index="13" draw:style-name="gr1" draw:text-style-name="P1" svg:width="13cm" svg:height="5.994cm" svg:x="0.688cm" svg:y="0.084cm">
              <draw:object draw:notify-on-update-of-ranges="rings.D77:rings.D77 rings.D86:rings.D86"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0938624355">
            <text:p>-232.0938624355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398673066">
            <text:p>-385.639867306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1798434543">
            <text:p>-539.17984345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3767584489">
            <text:p>-615.376758448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3119400187">
            <text:p>-921.311940018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657208466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354661703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289409928">
            <text:p>-385.528940992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05767029">
            <text:p>-539.10576702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2916742506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2111996982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588322379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>
            <text:p>0.1583962652</text:p>
          </table:table-cell>
          <table:table-cell table:style-name="ce11" table:formula="of:=[.F82]*conv" office:value-type="float" office:value="4.31018167572108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>
            <text:p>0.1109263138</text:p>
          </table:table-cell>
          <table:table-cell table:style-name="ce11" table:formula="of:=[.L82]*conv" office:value-type="float" office:value="3.01845857597966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>
            <text:p>0.0740764253</text:p>
          </table:table-cell>
          <table:table-cell table:style-name="ce11" table:formula="of:=[.R82]*conv" office:value-type="float" office:value="2.01572209122246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>
            <text:p>0.0850841983</text:p>
          </table:table-cell>
          <table:table-cell table:style-name="ce11" table:formula="of:=[.X82]*conv" office:value-type="float" office:value="2.31525883481619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>
            <text:p>0.1007403205</text:p>
          </table:table-cell>
          <table:table-cell table:style-name="ce11" table:formula="of:=[.AD82]*conv" office:value-type="float" office:value="2.74128359578168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>
            <text:p>0.068886087</text:p>
          </table:table-cell>
          <table:table-cell table:style-name="ce11" table:formula="of:=[.AJ82]*conv" office:value-type="float" office:value="1.87448580005772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564611919">
            <text:p>-231.756461191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514104338">
            <text:p>-385.351410433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211845303">
            <text:p>-538.92118453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157852488">
            <text:p>-615.11578524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0535618144">
            <text:p>-921.05356181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431400315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>
            <text:p>0.3374012436</text:p>
          </table:table-cell>
          <table:table-cell table:formula="of:=[.F84]*conv" office:value-type="float" office:value="9.18115497037773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>
            <text:p>0.2884568728</text:p>
          </table:table-cell>
          <table:table-cell table:formula="of:=[.L84]*conv" office:value-type="float" office:value="7.84931087742833">
            <text:p>7.8493108774</text:p>
          </table:table-cell>
          <table:table-cell table:number-columns-repeated="4"/>
          <table:table-cell table:formula="of:=[.R83]-[.R80]" office:value-type="float" office:value="0.258658923999974">
            <text:p>0.258658924</text:p>
          </table:table-cell>
          <table:table-cell table:formula="of:=[.R84]*conv" office:value-type="float" office:value="7.03846743531957">
            <text:p>7.0384674353</text:p>
          </table:table-cell>
          <table:table-cell table:number-columns-repeated="4"/>
          <table:table-cell table:formula="of:=[.X83]-[.X80]" office:value-type="float" office:value="0.260973200100011">
            <text:p>0.2609732001</text:p>
          </table:table-cell>
          <table:table-cell table:formula="of:=[.X84]*conv" office:value-type="float" office:value="7.10144209211684">
            <text:p>7.1014420921</text:p>
          </table:table-cell>
          <table:table-cell table:number-columns-repeated="4"/>
          <table:table-cell table:formula="of:=[.AD83]-[.AD80]" office:value-type="float" office:value="0.258378204300016">
            <text:p>0.2583782043</text:p>
          </table:table-cell>
          <table:table-cell table:formula="of:=[.AD84]*conv" office:value-type="float" office:value="7.03082866362728">
            <text:p>7.0308286636</text:p>
          </table:table-cell>
          <table:table-cell table:number-columns-repeated="4"/>
          <table:table-cell table:formula="of:=[.AJ83]-[.AJ80]" office:value-type="float" office:value="0.225808151000365">
            <text:p>0.225808151</text:p>
          </table:table-cell>
          <table:table-cell table:formula="of:=[.AJ84]*conv" office:value-type="float" office:value="6.14455242010499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pssh</text:p>
          </table:table-cell>
          <table:table-cell table:style-name="ce23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7">
            <text:p>-7.47</text:p>
          </table:table-cell>
          <table:table-cell table:style-name="ce30" table:formula="of:=[.G79]-[.G88]" office:value-type="float" office:value="0.859999999999999">
            <text:p>0.8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611">
            <text:p>-6.611</text:p>
          </table:table-cell>
          <table:table-cell table:style-name="ce30" table:formula="of:=[.M79]-[.M88]" office:value-type="float" office:value="0.888">
            <text:p>0.8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134">
            <text:p>-6.134</text:p>
          </table:table-cell>
          <table:table-cell table:style-name="ce30" table:formula="of:=[.S79]-[.S88]" office:value-type="float" office:value="0.947">
            <text:p>0.947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291">
            <text:p>-6.291</text:p>
          </table:table-cell>
          <table:table-cell table:style-name="ce30" table:formula="of:=[.Y79]-[.Y88]" office:value-type="float" office:value="0.988">
            <text:p>0.9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59">
            <text:p>-6.59</text:p>
          </table:table-cell>
          <table:table-cell table:style-name="ce30" table:formula="of:=[.AE79]-[.AE88]" office:value-type="float" office:value="1.138">
            <text:p>1.13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289">
            <text:p>-6.289</text:p>
          </table:table-cell>
          <table:table-cell table:style-name="ce30" table:formula="of:=[.AK79]-[.AK88]" office:value-type="float" office:value="1.295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89];[.N89];[.T89];[.Z89];[.AF89];[.AL89]);-MIN([.H89];[.N89];[.T89];[.Z89];[.AF89];[.AL89]))" office:value-type="float" office:value="20.5915089839402">
            <text:p>20.5915089839</text:p>
          </table:table-cell>
          <table:table-cell table:style-name="ce26" table:formula="of:=AVERAGE([.H89];[.N89];[.T89];[.Z89];[.AF89];[.AL89])" office:value-type="float" office:value="15.6580814110212">
            <text:p>15.65808141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661371381">
            <text:p>-2.6661371381</text:p>
          </table:table-cell>
          <table:table-cell/>
          <table:table-cell table:style-name="ce26" table:formula="of:=ABS(([.H88]/[.G88])*100)" office:value-type="float" office:value="11.5127175368139">
            <text:p>11.5127175368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135395603">
            <text:p>-4.4135395603</text:p>
          </table:table-cell>
          <table:table-cell/>
          <table:table-cell table:style-name="ce26" table:formula="of:=ABS(([.N88]/[.M88])*100)" office:value-type="float" office:value="13.4321585236727">
            <text:p>13.432158523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169678347">
            <text:p>-6.169678347</text:p>
          </table:table-cell>
          <table:table-cell/>
          <table:table-cell table:style-name="ce26" table:formula="of:=ABS(([.T88]/[.S88])*100)" office:value-type="float" office:value="15.4385392892077">
            <text:p>15.438539289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0493699565">
            <text:p>-7.0493699565</text:p>
          </table:table-cell>
          <table:table-cell/>
          <table:table-cell table:style-name="ce26" table:formula="of:=ABS(([.Z88]/[.Y88])*100)" office:value-type="float" office:value="15.7049753616277">
            <text:p>15.704975361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5588498659">
            <text:p>-10.5588498659</text:p>
          </table:table-cell>
          <table:table-cell/>
          <table:table-cell table:style-name="ce26" table:formula="of:=ABS(([.AF88]/[.AE88])*100)" office:value-type="float" office:value="17.2685887708649">
            <text:p>17.268588770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6749138905">
            <text:p>-23.6749138905</text:p>
          </table:table-cell>
          <table:table-cell/>
          <table:table-cell table:style-name="ce26" table:formula="of:=ABS(([.AL88]/[.AK88])*100)" office:value-type="float" office:value="20.5915089839402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24050462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085366329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991530194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9708236643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4612093051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6115832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>
            <text:p>0.1420866761</text:p>
          </table:table-cell>
          <table:table-cell table:style-name="ce11" table:formula="of:=[.F91]*conv" office:value-type="float" office:value="3.86637517568406">
            <text:p>3.8663751757</text:p>
          </table:table-cell>
          <table:table-cell table:style-name="ce30" table:formula="of:=[.G82]-[.G91]" office:value-type="float" office:value="0.443806500037025">
            <text:p>0.4438065</text:p>
          </table:table-cell>
          <table:table-cell table:style-name="ce30"/>
          <table:table-cell table:number-columns-repeated="2"/>
          <table:table-cell table:style-name="ce11" table:formula="of:=[.L90]-[.L89]" office:value-type="float" office:value="0.1050029274">
            <text:p>0.1050029274</text:p>
          </table:table-cell>
          <table:table-cell table:style-name="ce11" table:formula="of:=[.L91]*conv" office:value-type="float" office:value="2.85727503110699">
            <text:p>2.8572750311</text:p>
          </table:table-cell>
          <table:table-cell table:style-name="ce30" table:formula="of:=[.M82]-[.M91]" office:value-type="float" office:value="0.161183544872667">
            <text:p>0.1611835449</text:p>
          </table:table-cell>
          <table:table-cell table:style-name="ce30"/>
          <table:table-cell table:number-columns-repeated="2"/>
          <table:table-cell table:style-name="ce11" table:formula="of:=[.R90]-[.R89]" office:value-type="float" office:value="0.0705253275999995">
            <text:p>0.0705253276</text:p>
          </table:table-cell>
          <table:table-cell table:style-name="ce11" table:formula="of:=[.R91]*conv" office:value-type="float" office:value="1.91909180631205">
            <text:p>1.9190918063</text:p>
          </table:table-cell>
          <table:table-cell table:style-name="ce30" table:formula="of:=[.S82]-[.S91]" office:value-type="float" office:value="0.0966302849104108">
            <text:p>0.0966302849</text:p>
          </table:table-cell>
          <table:table-cell table:style-name="ce30"/>
          <table:table-cell table:number-columns-repeated="2"/>
          <table:table-cell table:style-name="ce11" table:formula="of:=[.X90]-[.X89]" office:value-type="float" office:value="0.0785462921999995">
            <text:p>0.0785462922</text:p>
          </table:table-cell>
          <table:table-cell table:style-name="ce11" table:formula="of:=[.X91]*conv" office:value-type="float" office:value="2.13735335810354">
            <text:p>2.1373533581</text:p>
          </table:table-cell>
          <table:table-cell table:style-name="ce30" table:formula="of:=[.Y82]-[.Y91]" office:value-type="float" office:value="0.177905476712652">
            <text:p>0.1779054767</text:p>
          </table:table-cell>
          <table:table-cell table:style-name="ce30"/>
          <table:table-cell table:number-columns-repeated="2"/>
          <table:table-cell table:style-name="ce11" table:formula="of:=[.AD90]-[.AD89]" office:value-type="float" office:value="0.0976405608000004">
            <text:p>0.0976405608</text:p>
          </table:table-cell>
          <table:table-cell table:style-name="ce11" table:formula="of:=[.AD91]*conv" office:value-type="float" office:value="2.65693484272444">
            <text:p>2.6569348427</text:p>
          </table:table-cell>
          <table:table-cell table:style-name="ce30" table:formula="of:=[.AE82]-[.AE91]" office:value-type="float" office:value="0.0843487530572404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>
            <text:p>0.0633306905</text:p>
          </table:table-cell>
          <table:table-cell table:style-name="ce11" table:formula="of:=[.AJ91]*conv" office:value-type="float" office:value="1.72331576984607">
            <text:p>1.7233157698</text:p>
          </table:table-cell>
          <table:table-cell table:style-name="ce30" table:formula="of:=[.AK82]-[.AK91]" office:value-type="float" office:value="0.151170030211651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92];[.N92];[.T92];[.Z92];[.AF92];[.AL92]);-MIN([.H92];[.N92];[.T92];[.Z92];[.AF92];[.AL92]))" office:value-type="float" office:value="11.4786196339186">
            <text:p>11.4786196339</text:p>
          </table:table-cell>
          <table:table-cell table:style-name="ce26" table:formula="of:=AVERAGE([.H92];[.N92];[.T92];[.Z92];[.AF92];[.AL92])" office:value-type="float" office:value="7.07088913251777">
            <text:p>7.070889132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872821112">
            <text:p>-2.2872821112</text:p>
          </table:table-cell>
          <table:table-cell/>
          <table:table-cell table:style-name="ce26" table:formula="of:=ABS(([.H91]/[.G91])*100)" office:value-type="float" office:value="11.4786196339186">
            <text:p>11.478619633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084903103">
            <text:p>-4.084903103</text:p>
          </table:table-cell>
          <table:table-cell/>
          <table:table-cell table:style-name="ce26" table:formula="of:=ABS(([.N91]/[.M91])*100)" office:value-type="float" office:value="5.64116310533187">
            <text:p>5.641163105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8708402642">
            <text:p>-5.8708402642</text:p>
          </table:table-cell>
          <table:table-cell/>
          <table:table-cell table:style-name="ce26" table:formula="of:=ABS(([.T91]/[.S91])*100)" office:value-type="float" office:value="5.03520908132617">
            <text:p>5.03520908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7474828057">
            <text:p>-6.7474828057</text:p>
          </table:table-cell>
          <table:table-cell/>
          <table:table-cell table:style-name="ce26" table:formula="of:=ABS(([.Z91]/[.Y91])*100)" office:value-type="float" office:value="8.32363427592088">
            <text:p>8.323634275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2548002852">
            <text:p>-10.2548002852</text:p>
          </table:table-cell>
          <table:table-cell/>
          <table:table-cell table:style-name="ce26" table:formula="of:=ABS(([.AF91]/[.AE91])*100)" office:value-type="float" office:value="3.17466396619454">
            <text:p>3.17466396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4010414401">
            <text:p>-23.4010414401</text:p>
          </table:table-cell>
          <table:table-cell/>
          <table:table-cell table:style-name="ce26" table:formula="of:=ABS(([.AL91]/[.AK91])*100)" office:value-type="float" office:value="8.77204473241456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>
            <text:p>0.3788550269</text:p>
          </table:table-cell>
          <table:table-cell table:formula="of:=[.F93]*conv" office:value-type="float" office:value="10.3091698067337">
            <text:p>10.3091698067</text:p>
          </table:table-cell>
          <table:table-cell table:style-name="ce30" table:formula="of:=[.G84]-[.G93]" office:value-type="float" office:value="-1.12801483635601">
            <text:p>-1.1280148364</text:p>
          </table:table-cell>
          <table:table-cell table:style-name="ce30"/>
          <table:table-cell table:number-columns-repeated="2"/>
          <table:table-cell table:formula="of:=[.L92]-[.L89]" office:value-type="float" office:value="0.3286364573">
            <text:p>0.3286364573</text:p>
          </table:table-cell>
          <table:table-cell table:formula="of:=[.L93]*conv" office:value-type="float" office:value="8.94265300030813">
            <text:p>8.9426530003</text:p>
          </table:table-cell>
          <table:table-cell table:style-name="ce30" table:formula="of:=[.M84]-[.M93]" office:value-type="float" office:value="-1.0933421228798">
            <text:p>-1.0933421229</text:p>
          </table:table-cell>
          <table:table-cell table:style-name="ce30"/>
          <table:table-cell table:number-columns-repeated="2"/>
          <table:table-cell table:formula="of:=[.R92]-[.R89]" office:value-type="float" office:value="0.2988380828">
            <text:p>0.2988380828</text:p>
          </table:table-cell>
          <table:table-cell table:formula="of:=[.R93]*conv" office:value-type="float" office:value="8.13179797431363">
            <text:p>8.1317979743</text:p>
          </table:table-cell>
          <table:table-cell table:style-name="ce30" table:formula="of:=[.S84]-[.S93]" office:value-type="float" office:value="-1.09333053899406">
            <text:p>-1.093330539</text:p>
          </table:table-cell>
          <table:table-cell table:style-name="ce30"/>
          <table:table-cell table:number-columns-repeated="2"/>
          <table:table-cell table:formula="of:=[.X92]-[.X89]" office:value-type="float" office:value="0.3018871508">
            <text:p>0.3018871508</text:p>
          </table:table-cell>
          <table:table-cell table:formula="of:=[.X93]*conv" office:value-type="float" office:value="8.21476733602828">
            <text:p>8.214767336</text:p>
          </table:table-cell>
          <table:table-cell table:style-name="ce30" table:formula="of:=[.Y84]-[.Y93]" office:value-type="float" office:value="-1.11332524391144">
            <text:p>-1.1133252439</text:p>
          </table:table-cell>
          <table:table-cell table:style-name="ce30"/>
          <table:table-cell table:number-columns-repeated="2"/>
          <table:table-cell table:formula="of:=[.AD92]-[.AD89]" office:value-type="float" office:value="0.304049580700001">
            <text:p>0.3040495807</text:p>
          </table:table-cell>
          <table:table-cell table:formula="of:=[.AD93]*conv" office:value-type="float" office:value="8.27361004749151">
            <text:p>8.2736100475</text:p>
          </table:table-cell>
          <table:table-cell table:style-name="ce30" table:formula="of:=[.AE84]-[.AE93]" office:value-type="float" office:value="-1.24278138386423">
            <text:p>-1.2427813839</text:p>
          </table:table-cell>
          <table:table-cell table:number-columns-repeated="3"/>
          <table:table-cell table:formula="of:=[.AJ92]-[.AJ89]" office:value-type="float" office:value="0.273872450400003">
            <text:p>0.2738724504</text:p>
          </table:table-cell>
          <table:table-cell table:formula="of:=[.AJ93]*conv" office:value-type="float" office:value="7.45244855179165">
            <text:p>7.4524485518</text:p>
          </table:table-cell>
          <table:table-cell table:style-name="ce30" table:formula="of:=[.AK84]-[.AK93]" office:value-type="float" office:value="-1.30789613168666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17.5498847472382">
            <text:p>17.5498847472</text:p>
          </table:table-cell>
          <table:table-cell table:style-name="ce26" table:formula="of:=AVERAGE([.H94];[.N94];[.T94];[.Z94];[.AF94];[.AL94])" office:value-type="float" office:value="13.7894632223586">
            <text:p>13.7894632224</text:p>
          </table:table-cell>
          <table:table-cell table:number-columns-repeated="5"/>
          <table:table-cell table:style-name="ce26" table:formula="of:=ABS(([.H93]/[.G93])*100)" office:value-type="float" office:value="10.9418591167177">
            <text:p>10.9418591167</text:p>
          </table:table-cell>
          <table:table-cell table:style-name="ce26"/>
          <table:table-cell table:number-columns-repeated="4"/>
          <table:table-cell table:style-name="ce26" table:formula="of:=ABS(([.N93]/[.M93])*100)" office:value-type="float" office:value="12.2261494753529">
            <text:p>12.2261494754</text:p>
          </table:table-cell>
          <table:table-cell table:style-name="ce26"/>
          <table:table-cell table:number-columns-repeated="4"/>
          <table:table-cell table:style-name="ce26" table:formula="of:=ABS(([.T93]/[.S93])*100)" office:value-type="float" office:value="13.4451266798268">
            <text:p>13.4451266798</text:p>
          </table:table-cell>
          <table:table-cell table:style-name="ce26"/>
          <table:table-cell table:number-columns-repeated="4"/>
          <table:table-cell table:style-name="ce26" table:formula="of:=ABS(([.Z93]/[.Y93])*100)" office:value-type="float" office:value="13.5527300819418">
            <text:p>13.5527300819</text:p>
          </table:table-cell>
          <table:table-cell table:style-name="ce26"/>
          <table:table-cell table:number-columns-repeated="4"/>
          <table:table-cell table:style-name="ce26" table:formula="of:=ABS(([.AF93]/[.AE93])*100)" office:value-type="float" office:value="15.0210292330738">
            <text:p>15.0210292331</text:p>
          </table:table-cell>
          <table:table-cell table:number-columns-repeated="5"/>
          <table:table-cell table:style-name="ce26" table:formula="of:=ABS(([.AL93]/[.AK93])*100)" office:value-type="float" office:value="17.5498847472382">
            <text:p>17.5498847472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table:number-columns-repeated="38"/>
          <table:table-cell table:style-name="ce23">
            <draw:frame table:end-cell-address="rings.BA107" table:end-x="0.347cm" table:end-y="0.213cm" draw:z-index="14" draw:style-name="gr1" draw:text-style-name="P1" svg:width="13cm" svg:height="5.994cm" svg:x="0.896cm" svg:y="0.144cm">
              <draw:object draw:notify-on-update-of-ranges="rings.D95:rings.D95 rings.D101:rings.D101" xlink:href="./Object 51" xlink:type="simple" xlink:show="embed" xlink:actuate="onLoad">
                <text:p/>
              </draw:object>
              <draw:image xlink:href="./ObjectReplacements/Object 51" xlink:type="simple" xlink:show="embed" xlink:actuate="onLoad"/>
            </draw:frame>
          </table:table-cell>
          <table:table-cell table:style-name="ce23" table:number-columns-repeated="97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36063240584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3021569034">
            <text:p>-385.03021569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11175575671">
            <text:p>-538.411175575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5361752062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56469476193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3081181135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>
            <text:p>0.151435134</text:p>
          </table:table-cell>
          <table:table-cell table:style-name="ce11" table:formula="of:=[.F99]*conv" office:value-type="float" office:value="4.12075965851834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>
            <text:p>0.1101319795</text:p>
          </table:table-cell>
          <table:table-cell table:style-name="ce11" table:formula="of:=[.L99]*conv" office:value-type="float" office:value="2.99684363883197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>
            <text:p>0.0755830084</text:p>
          </table:table-cell>
          <table:table-cell table:style-name="ce11" table:formula="of:=[.R99]*conv" office:value-type="float" office:value="2.05671830402883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>
            <text:p>0.0875923413</text:p>
          </table:table-cell>
          <table:table-cell table:style-name="ce11" table:formula="of:=[.X99]*conv" office:value-type="float" office:value="2.38350887940343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>
            <text:p>0.0969946398</text:p>
          </table:table-cell>
          <table:table-cell table:style-name="ce11" table:formula="of:=[.AD99]*conv" office:value-type="float" office:value="2.6393584382275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>
            <text:p>0.0686984347</text:p>
          </table:table-cell>
          <table:table-cell table:style-name="ce11" table:formula="of:=[.AJ99]*conv" office:value-type="float" office:value="1.86937951981708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/>
          <table:table-cell table:style-name="ce26"/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6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.48264343910411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3681886475896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0146453728005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790641366515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3055781459798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443020482733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105];[.N105];[.T105];[.Z105];[.AF105];[.AL105]);-MIN([.H105];[.N105];[.T105];[.Z105];[.AF105];[.AL105]))" office:value-type="float" office:value="0.180952178155582">
            <text:p>0.1809521782</text:p>
          </table:table-cell>
          <table:table-cell table:style-name="ce26" table:formula="of:=AVERAGE([.H105];[.N105];[.T105];[.Z105];[.AF105];[.AL105])" office:value-type="float" office:value="0.0990489926859445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>
            <text:p>0.1447852637</text:p>
          </table:table-cell>
          <table:table-cell table:style-name="ce11" table:formula="of:=[.F105]*conv" office:value-type="float" office:value="3.93980748036276">
            <text:p>3.9398074804</text:p>
          </table:table-cell>
          <table:table-cell table:style-name="ce30" table:formula="of:=[.G99]-[.G105]" office:value-type="float" office:value="0.180952178155582">
            <text:p>0.1809521782</text:p>
          </table:table-cell>
          <table:table-cell table:style-name="ce30"/>
          <table:table-cell table:number-columns-repeated="2"/>
          <table:table-cell table:style-name="ce11" table:formula="of:=[.L104]-[.L103]" office:value-type="float" office:value="0.10383418544104">
            <text:p>0.1038341854</text:p>
          </table:table-cell>
          <table:table-cell table:style-name="ce11" table:formula="of:=[.L105]*conv" office:value-type="float" office:value="2.82547194428045">
            <text:p>2.8254719443</text:p>
          </table:table-cell>
          <table:table-cell table:style-name="ce30" table:formula="of:=[.M99]-[.M105]" office:value-type="float" office:value="0.171371694551525">
            <text:p>0.1713716946</text:p>
          </table:table-cell>
          <table:table-cell table:style-name="ce30"/>
          <table:table-cell table:number-columns-repeated="2"/>
          <table:table-cell table:style-name="ce11" table:formula="of:=[.R104]-[.R103]" office:value-type="float" office:value="0.0753239178199499">
            <text:p>0.0753239178</text:p>
          </table:table-cell>
          <table:table-cell table:style-name="ce11" table:formula="of:=[.R105]*conv" office:value-type="float" office:value="2.04966808984506">
            <text:p>2.0496680898</text:p>
          </table:table-cell>
          <table:table-cell table:style-name="ce30" table:formula="of:=[.S99]-[.S105]" office:value-type="float" office:value="0.00705021418377427">
            <text:p>0.0070502142</text:p>
          </table:table-cell>
          <table:table-cell table:style-name="ce30"/>
          <table:table-cell table:number-columns-repeated="2"/>
          <table:table-cell table:style-name="ce11" table:formula="of:=[.X104]-[.X103]" office:value-type="float" office:value="0.08531880043485">
            <text:p>0.0853188004</text:p>
          </table:table-cell>
          <table:table-cell table:style-name="ce11" table:formula="of:=[.X105]*conv" office:value-type="float" office:value="2.32164268371147">
            <text:p>2.3216426837</text:p>
          </table:table-cell>
          <table:table-cell table:style-name="ce30" table:formula="of:=[.Y99]-[.Y105]" office:value-type="float" office:value="0.0618661956919597">
            <text:p>0.0618661957</text:p>
          </table:table-cell>
          <table:table-cell table:style-name="ce30"/>
          <table:table-cell table:number-columns-repeated="2"/>
          <table:table-cell table:style-name="ce11" table:formula="of:=[.AD104]-[.AD103]" office:value-type="float" office:value="0.0932177521202">
            <text:p>0.0932177521</text:p>
          </table:table-cell>
          <table:table-cell table:style-name="ce11" table:formula="of:=[.AD105]*conv" office:value-type="float" office:value="2.53658409516845">
            <text:p>2.5365840952</text:p>
          </table:table-cell>
          <table:table-cell table:style-name="ce30" table:formula="of:=[.AE99]-[.AE105]" office:value-type="float" office:value="0.102774343059044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>
            <text:p>0.0661157167</text:p>
          </table:table-cell>
          <table:table-cell table:style-name="ce11" table:formula="of:=[.AJ105]*conv" office:value-type="float" office:value="1.79910018934329">
            <text:p>1.7991001893</text:p>
          </table:table-cell>
          <table:table-cell table:style-name="ce30" table:formula="of:=[.AK99]-[.AK105]" office:value-type="float" office:value="0.0702793304737825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ong chains" table:style-name="ta2" table:print="false">
        <table:table-column table:style-name="co9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hf</text:p>
          </table:table-cell>
          <table:table-cell table:style-name="ce23" table:number-columns-repeated="1020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6.798">
            <text:p>-6.79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07">
            <text:p>-6.60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526">
            <text:p>-6.52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85">
            <text:p>-6.48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24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69.4099017298">
            <text:p>-769.4099017298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3.54640951">
            <text:p>-1153.5464095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37.682917479">
            <text:p>-1537.68291747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21.819425365">
            <text:p>-1921.8194253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42.501964291">
            <text:p>-3842.501964291</text:p>
          </table:table-cell>
          <table:table-cell table:number-columns-repeated="3"/>
          <table:table-cell>
            <draw:frame table:end-cell-address="'Long chains'.AM20" table:end-x="2.136cm" table:end-y="0.2cm" draw:z-index="0" draw:style-name="gr1" draw:text-style-name="P1" svg:width="13cm" svg:height="5.979cm" svg:x="0.426cm" svg:y="0.147cm">
              <draw:object draw:notify-on-update-of-ranges="'Long chains'.A5:'Long chains'.A5 'Long chains'.A14:'Long chains'.A14"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Long chains'.AY20" table:end-x="2.067cm" table:end-y="0.228cm" draw:z-index="10" draw:style-name="gr1" draw:text-style-name="P1" svg:width="13cm" svg:height="5.98cm" svg:x="0.358cm" svg:y="0.174cm">
              <draw:object draw:notify-on-update-of-ranges="'Long chains'.A5:'Long chains'.A5 'Long chains'.A14:'Long chains'.A14"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69.3824272861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3.55517669">
            <text:p>-1153.5551766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37.717825068">
            <text:p>-1537.71782506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21.86992586">
            <text:p>-1921.869925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42.723486608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5"/>
          <table:table-cell table:style-name="ce2">
            <draw:frame table:end-cell-address="'Long chains'.AS21" table:end-x="1.929cm" table:end-y="0.061cm" draw:z-index="5" draw:style-name="gr1" draw:text-style-name="P1" svg:width="13cm" svg:height="5.981cm" svg:x="0.219cm" svg:y="0.006cm">
              <draw:object draw:notify-on-update-of-ranges="'Long chains'.A5:'Long chains'.A5 'Long chains'.A14:'Long chains'.A14"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>
            <text:p>0.0274744437</text:p>
          </table:table-cell>
          <table:table-cell table:style-name="ce11" table:formula="of:=[.F10]*conv" office:value-type="float" office:value="0.747617651445489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>
            <text:p>-0.00876718</text:p>
          </table:table-cell>
          <table:table-cell table:style-name="ce11" table:formula="of:=[.L10]*conv" office:value-type="float" office:value="-0.238567105959344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>
            <text:p>-0.034907589</text:p>
          </table:table-cell>
          <table:table-cell table:style-name="ce11" table:formula="of:=[.R10]*conv" office:value-type="float" office:value="-0.949883826243862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>
            <text:p>-0.050500495</text:p>
          </table:table-cell>
          <table:table-cell table:style-name="ce11" table:formula="of:=[.X10]*conv" office:value-type="float" office:value="-1.37418838688672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>
            <text:p>-0.221522317</text:p>
          </table:table-cell>
          <table:table-cell table:style-name="ce11" table:formula="of:=[.AD10]*conv" office:value-type="float" office:value="-6.02792894320846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69.2271826355">
            <text:p>-769.2271826355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3.395856851">
            <text:p>-1153.39585685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37.563618508">
            <text:p>-1537.56361850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21.73127705">
            <text:p>-1921.7312770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42.548889085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>
            <text:p>0.1827190943</text:p>
          </table:table-cell>
          <table:table-cell table:formula="of:=[.F12]*conv" office:value-type="float" office:value="4.97203953049093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>
            <text:p>0.150552659</text:p>
          </table:table-cell>
          <table:table-cell table:formula="of:=[.L12]*conv" office:value-type="float" office:value="4.09674629155022">
            <text:p>4.0967462916</text:p>
          </table:table-cell>
          <table:table-cell table:number-columns-repeated="4"/>
          <table:table-cell table:formula="of:=[.R11]-[.R8]" office:value-type="float" office:value="0.119298971000035">
            <text:p>0.119298971</text:p>
          </table:table-cell>
          <table:table-cell table:formula="of:=[.R12]*conv" office:value-type="float" office:value="3.24629017033629">
            <text:p>3.2462901703</text:p>
          </table:table-cell>
          <table:table-cell table:number-columns-repeated="4"/>
          <table:table-cell table:formula="of:=[.X11]-[.X8]" office:value-type="float" office:value="0.0881483149998985">
            <text:p>0.088148315</text:p>
          </table:table-cell>
          <table:table-cell table:formula="of:=[.X12]*conv" office:value-type="float" office:value="2.39863769248936">
            <text:p>2.3986376925</text:p>
          </table:table-cell>
          <table:table-cell table:number-columns-repeated="4"/>
          <table:table-cell table:formula="of:=[.AD11]-[.AD8]" office:value-type="float" office:value="-0.0469247940000059">
            <text:p>-0.046924794</text:p>
          </table:table-cell>
          <table:table-cell table:formula="of:=[.AD12]*conv" office:value-type="float" office:value="-1.27688861211745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867">
            <text:p>-6.867</text:p>
          </table:table-cell>
          <table:table-cell table:style-name="ce30" table:formula="of:=[.G7]-[.G16]" office:value-type="float" office:value="0.069">
            <text:p>0.0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716">
            <text:p>-6.716</text:p>
          </table:table-cell>
          <table:table-cell table:style-name="ce30" table:formula="of:=[.M7]-[.M16]" office:value-type="float" office:value="0.109">
            <text:p>0.10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54">
            <text:p>-6.654</text:p>
          </table:table-cell>
          <table:table-cell table:style-name="ce30" table:formula="of:=[.S7]-[.S16]" office:value-type="float" office:value="0.128">
            <text:p>0.12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22">
            <text:p>-6.622</text:p>
          </table:table-cell>
          <table:table-cell table:style-name="ce30" table:formula="of:=[.Y7]-[.Y16]" office:value-type="float" office:value="0.137">
            <text:p>0.13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576">
            <text:p>-6.576</text:p>
          </table:table-cell>
          <table:table-cell table:style-name="ce30" table:formula="of:=[.AE7]-[.AE16]" office:value-type="float" office:value="0.152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17];[.N17];[.T17];[.Z17];[.AF17];[.AL17]);-MIN([.H17];[.N17];[.T17];[.Z17];[.AF17];[.AL17]))" office:value-type="float" office:value="2.31143552311436">
            <text:p>2.3114355231</text:p>
          </table:table-cell>
          <table:table-cell table:style-name="ce26" table:formula="of:=AVERAGE([.H17];[.N17];[.T17];[.Z17];[.AF17];[.AL17])" office:value-type="float" office:value="1.78634946111655">
            <text:p>1.78634946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7.7498528047">
            <text:p>-7.7498528047</text:p>
          </table:table-cell>
          <table:table-cell/>
          <table:table-cell table:style-name="ce26" table:formula="of:=ABS(([.H16]/[.G16])*100)" office:value-type="float" office:value="1.00480559196155">
            <text:p>1.0048055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1.6117238478">
            <text:p>-11.6117238478</text:p>
          </table:table-cell>
          <table:table-cell/>
          <table:table-cell table:style-name="ce26" table:formula="of:=ABS(([.N16]/[.M16])*100)" office:value-type="float" office:value="1.62298987492555">
            <text:p>1.622989874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5.4736015985">
            <text:p>-15.4736015985</text:p>
          </table:table-cell>
          <table:table-cell/>
          <table:table-cell table:style-name="ce26" table:formula="of:=ABS(([.T16]/[.S16])*100)" office:value-type="float" office:value="1.92365494439435">
            <text:p>1.923654944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9.3354407017">
            <text:p>-19.3354407017</text:p>
          </table:table-cell>
          <table:table-cell/>
          <table:table-cell table:style-name="ce26" table:formula="of:=ABS(([.Z16]/[.Y16])*100)" office:value-type="float" office:value="2.06886137118695">
            <text:p>2.068861371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38.6448615003">
            <text:p>-38.6448615003</text:p>
          </table:table-cell>
          <table:table-cell/>
          <table:table-cell table:style-name="ce26" table:formula="of:=ABS(([.AF16]/[.AE16])*100)" office:value-type="float" office:value="2.31143552311436">
            <text:p>2.311435523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7.7339619902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.6481592967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5.5473181009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9.4564742238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38.9101691004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>
            <text:p>0.0158908145</text:p>
          </table:table-cell>
          <table:table-cell table:style-name="ce11" table:formula="of:=[.F19]*conv" office:value-type="float" office:value="0.432411063377665">
            <text:p>0.4324110634</text:p>
          </table:table-cell>
          <table:table-cell table:style-name="ce30" table:formula="of:=[.G10]-[.G19]" office:value-type="float" office:value="0.315206588067824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>
            <text:p>-0.0364354489</text:p>
          </table:table-cell>
          <table:table-cell table:style-name="ce11" table:formula="of:=[.L19]*conv" office:value-type="float" office:value="-0.991459009447973">
            <text:p>-0.9914590094</text:p>
          </table:table-cell>
          <table:table-cell table:style-name="ce30" table:formula="of:=[.M10]-[.M19]" office:value-type="float" office:value="0.752891903488629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>
            <text:p>-0.0737165024</text:p>
          </table:table-cell>
          <table:table-cell table:style-name="ce11" table:formula="of:=[.R19]*conv" office:value-type="float" office:value="-2.00592809080157">
            <text:p>-2.0059280908</text:p>
          </table:table-cell>
          <table:table-cell table:style-name="ce30" table:formula="of:=[.S10]-[.S19]" office:value-type="float" office:value="1.05604426455771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>
            <text:p>-0.1210335221</text:p>
          </table:table-cell>
          <table:table-cell table:style-name="ce11" table:formula="of:=[.X19]*conv" office:value-type="float" office:value="-3.29348970725233">
            <text:p>-3.2934897073</text:p>
          </table:table-cell>
          <table:table-cell table:style-name="ce30" table:formula="of:=[.Y10]-[.Y19]" office:value-type="float" office:value="1.91930132036561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>
            <text:p>-0.2653076001</text:p>
          </table:table-cell>
          <table:table-cell table:style-name="ce11" table:formula="of:=[.AD19]*conv" office:value-type="float" office:value="-7.21938711709319">
            <text:p>-7.2193871171</text:p>
          </table:table-cell>
          <table:table-cell table:style-name="ce30" table:formula="of:=[.AE10]-[.AE19]" office:value-type="float" office:value="1.19145817388474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20];[.N20];[.T20];[.Z20];[.AF20];[.AL20]);-MIN([.H20];[.N20];[.T20];[.Z20];[.AF20];[.AL20]))" office:value-type="float" office:value="75.9377741605098">
            <text:p>75.9377741605</text:p>
          </table:table-cell>
          <table:table-cell table:style-name="ce26" table:formula="of:=AVERAGE([.H20];[.N20];[.T20];[.Z20];[.AF20];[.AL20])" office:value-type="float" office:value="55.2516544547192">
            <text:p>55.25165445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7.5632133964">
            <text:p>-7.5632133964</text:p>
          </table:table-cell>
          <table:table-cell/>
          <table:table-cell table:style-name="ce26" table:formula="of:=ABS(([.H19]/[.G19])*100)" office:value-type="float" office:value="72.8951256717787">
            <text:p>72.895125671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1.467281888">
            <text:p>-11.467281888</text:p>
          </table:table-cell>
          <table:table-cell/>
          <table:table-cell table:style-name="ce26" table:formula="of:=ABS(([.N19]/[.M19])*100)" office:value-type="float" office:value="75.9377741605098">
            <text:p>75.93777416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5.3712819937">
            <text:p>-15.3712819937</text:p>
          </table:table-cell>
          <table:table-cell/>
          <table:table-cell table:style-name="ce26" table:formula="of:=ABS(([.T19]/[.S19])*100)" office:value-type="float" office:value="52.6461675969507">
            <text:p>52.64616759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9.2753528715">
            <text:p>-19.2753528715</text:p>
          </table:table-cell>
          <table:table-cell/>
          <table:table-cell table:style-name="ce26" table:formula="of:=ABS(([.Z19]/[.Y19])*100)" office:value-type="float" office:value="58.2756131327592">
            <text:p>58.275613132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38.7513702649">
            <text:p>-38.7513702649</text:p>
          </table:table-cell>
          <table:table-cell/>
          <table:table-cell table:style-name="ce26" table:formula="of:=ABS(([.AF19]/[.AE19])*100)" office:value-type="float" office:value="16.5035917115976">
            <text:p>16.503591711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>
            <text:p>0.1866394083</text:p>
          </table:table-cell>
          <table:table-cell table:formula="of:=[.F21]*conv" office:value-type="float" office:value="5.07871670210378">
            <text:p>5.0787167021</text:p>
          </table:table-cell>
          <table:table-cell table:style-name="ce30" table:formula="of:=[.G12]-[.G21]" office:value-type="float" office:value="-0.106677171612852">
            <text:p>-0.1066771716</text:p>
          </table:table-cell>
          <table:table-cell table:number-columns-repeated="3"/>
          <table:table-cell table:formula="of:=[.L20]-[.L17]" office:value-type="float" office:value="0.1444419598">
            <text:p>0.1444419598</text:p>
          </table:table-cell>
          <table:table-cell table:formula="of:=[.L21]*conv" office:value-type="float" office:value="3.93046570605134">
            <text:p>3.9304657061</text:p>
          </table:table-cell>
          <table:table-cell table:style-name="ce30" table:formula="of:=[.M12]-[.M21]" office:value-type="float" office:value="0.166280585498878">
            <text:p>0.1662805855</text:p>
          </table:table-cell>
          <table:table-cell table:number-columns-repeated="3"/>
          <table:table-cell table:formula="of:=[.R20]-[.R17]" office:value-type="float" office:value="0.1023196048">
            <text:p>0.1023196048</text:p>
          </table:table-cell>
          <table:table-cell table:formula="of:=[.R21]*conv" office:value-type="float" office:value="2.78425810810084">
            <text:p>2.7842581081</text:p>
          </table:table-cell>
          <table:table-cell table:style-name="ce30" table:formula="of:=[.S12]-[.S21]" office:value-type="float" office:value="0.462032062235451">
            <text:p>0.4620320622</text:p>
          </table:table-cell>
          <table:table-cell table:number-columns-repeated="3"/>
          <table:table-cell table:formula="of:=[.X20]-[.X17]" office:value-type="float" office:value="0.0600878302000005">
            <text:p>0.0600878302</text:p>
          </table:table-cell>
          <table:table-cell table:formula="of:=[.X21]*conv" office:value-type="float" office:value="1.63507305134293">
            <text:p>1.6350730513</text:p>
          </table:table-cell>
          <table:table-cell table:style-name="ce30" table:formula="of:=[.Y12]-[.Y21]" office:value-type="float" office:value="0.763564641146429">
            <text:p>0.7635646411</text:p>
          </table:table-cell>
          <table:table-cell table:number-columns-repeated="3"/>
          <table:table-cell table:formula="of:=[.AD20]-[.AD17]" office:value-type="float" office:value="-0.106508764599994">
            <text:p>-0.1065087646</text:p>
          </table:table-cell>
          <table:table-cell table:formula="of:=[.AD21]*conv" office:value-type="float" office:value="-2.89825094615042">
            <text:p>-2.8982509462</text:p>
          </table:table-cell>
          <table:table-cell table:style-name="ce30" table:formula="of:=[.AE12]-[.AE21]" office:value-type="float" office:value="1.62136233403297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22];[.N22];[.T22];[.Z22];[.AF22];[.AL22]);-MIN([.H22];[.N22];[.T22];[.Z22];[.AF22];[.AL22]))" office:value-type="float" office:value="55.9427863272684">
            <text:p>55.9427863273</text:p>
          </table:table-cell>
          <table:table-cell table:style-name="ce26" table:formula="of:=AVERAGE([.H22];[.N22];[.T22];[.Z22];[.AF22];[.AL22])" office:value-type="float" office:value="25.113474729253">
            <text:p>25.1134747293</text:p>
          </table:table-cell>
          <table:table-cell table:number-columns-repeated="5"/>
          <table:table-cell table:style-name="ce26" table:formula="of:=ABS(([.H21]/[.G21])*100)" office:value-type="float" office:value="2.10047494022777">
            <text:p>2.1004749402</text:p>
          </table:table-cell>
          <table:table-cell table:number-columns-repeated="5"/>
          <table:table-cell table:style-name="ce26" table:formula="of:=ABS(([.N21]/[.M21])*100)" office:value-type="float" office:value="4.23055683307127">
            <text:p>4.2305568331</text:p>
          </table:table-cell>
          <table:table-cell table:number-columns-repeated="5"/>
          <table:table-cell table:style-name="ce26" table:formula="of:=ABS(([.T21]/[.S21])*100)" office:value-type="float" office:value="16.5944407557317">
            <text:p>16.5944407557</text:p>
          </table:table-cell>
          <table:table-cell table:number-columns-repeated="5"/>
          <table:table-cell table:style-name="ce26" table:formula="of:=ABS(([.Z21]/[.Y21])*100)" office:value-type="float" office:value="46.6991147899658">
            <text:p>46.69911479</text:p>
          </table:table-cell>
          <table:table-cell table:number-columns-repeated="5"/>
          <table:table-cell table:style-name="ce26" table:formula="of:=ABS(([.AF21]/[.AE21])*100)" office:value-type="float" office:value="55.9427863272684">
            <text:p>55.9427863273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pbe0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5.065">
            <text:p>-5.06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61">
            <text:p>-4.86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55">
            <text:p>-4.7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02">
            <text:p>-4.7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603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chains'.AS37" table:end-x="2.113cm" table:end-y="0.284cm" draw:z-index="6" draw:style-name="gr1" draw:text-style-name="P1" svg:width="13cm" svg:height="5.81cm" svg:x="0.403cm" svg:y="0.399cm">
              <draw:object draw:notify-on-update-of-ranges="'Long chains'.A23:'Long chains'.A23 'Long chains'.A32:'Long chains'.A32"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37" table:end-x="0.049cm" table:end-y="0.252cm" draw:z-index="11" draw:style-name="gr1" draw:text-style-name="P1" svg:width="13cm" svg:height="5.812cm" svg:x="0.598cm" svg:y="0.365cm">
              <draw:object draw:notify-on-update-of-ranges="'Long chains'.A23:'Long chains'.A23 'Long chains'.A32:'Long chains'.A32"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1707">
            <text:p>-773.6893231707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838">
            <text:p>-1159.95600483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3"/>
          <table:table-cell>
            <draw:frame table:end-cell-address="'Long chains'.AN37" table:end-x="0.065cm" table:end-y="0.414cm" draw:z-index="1" draw:style-name="gr1" draw:text-style-name="P1" svg:width="13cm" svg:height="5.814cm" svg:x="0.614cm" svg:y="0.031cm">
              <draw:object draw:notify-on-update-of-ranges="'Long chains'.A23:'Long chains'.A23 'Long chains'.A32:'Long chains'.A32"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62515746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0313744">
            <text:p>-1159.92031374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0315282">
            <text:p>-1546.19031528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58898231">
            <text:p>-1932.45889823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819784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>
            <text:p>0.0430715961</text:p>
          </table:table-cell>
          <table:table-cell table:style-name="ce11" table:formula="of:=[.F28]*conv" office:value-type="float" office:value="1.17203776250713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>
            <text:p>0.035691094</text:p>
          </table:table-cell>
          <table:table-cell table:style-name="ce11" table:formula="of:=[.L28]*conv" office:value-type="float" office:value="0.971204082058499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>
            <text:p>0.03240829</text:p>
          </table:table-cell>
          <table:table-cell table:style-name="ce11" table:formula="of:=[.R28]*conv" office:value-type="float" office:value="0.88187444017536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>
            <text:p>0.030583651</text:p>
          </table:table-cell>
          <table:table-cell table:style-name="ce11" table:formula="of:=[.X28]*conv" office:value-type="float" office:value="0.832223486778693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>
            <text:p>0.026388937</text:p>
          </table:table-cell>
          <table:table-cell table:style-name="ce11" table:formula="of:=[.AD28]*conv" office:value-type="float" office:value="0.718079511249606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686044968">
            <text:p>-773.4686044968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750777342">
            <text:p>-1159.75077734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6.02604252">
            <text:p>-1546.026042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297824345">
            <text:p>-1932.2978243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641895469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>
            <text:p>0.2207186739</text:p>
          </table:table-cell>
          <table:table-cell table:formula="of:=[.F30]*conv" office:value-type="float" office:value="6.00606070182366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>
            <text:p>0.205227496</text:p>
          </table:table-cell>
          <table:table-cell table:formula="of:=[.L30]*conv" office:value-type="float" office:value="5.58452430362568">
            <text:p>5.5845243036</text:p>
          </table:table-cell>
          <table:table-cell table:number-columns-repeated="4"/>
          <table:table-cell table:formula="of:=[.R29]-[.R26]" office:value-type="float" office:value="0.196681052000031">
            <text:p>0.196681052</text:p>
          </table:table-cell>
          <table:table-cell table:formula="of:=[.R30]*conv" office:value-type="float" office:value="5.35196372983733">
            <text:p>5.3519637298</text:p>
          </table:table-cell>
          <table:table-cell table:number-columns-repeated="4"/>
          <table:table-cell table:formula="of:=[.X29]-[.X26]" office:value-type="float" office:value="0.191657537000083">
            <text:p>0.191657537</text:p>
          </table:table-cell>
          <table:table-cell table:formula="of:=[.X30]*conv" office:value-type="float" office:value="5.21526693163223">
            <text:p>5.2152669316</text:p>
          </table:table-cell>
          <table:table-cell table:number-columns-repeated="4"/>
          <table:table-cell table:formula="of:=[.AD29]-[.AD26]" office:value-type="float" office:value="0.181313252000109">
            <text:p>0.181313252</text:p>
          </table:table-cell>
          <table:table-cell table:formula="of:=[.AD30]*conv" office:value-type="float" office:value="4.93378461512036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8"/>
          <table:table-cell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404">
            <text:p>-5.404</text:p>
          </table:table-cell>
          <table:table-cell table:style-name="ce30" table:formula="of:=[.G25]-[.G34]" office:value-type="float" office:value="0.339">
            <text:p>0.33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22">
            <text:p>-5.222</text:p>
          </table:table-cell>
          <table:table-cell table:style-name="ce30" table:formula="of:=[.M25]-[.M34]" office:value-type="float" office:value="0.361000000000001">
            <text:p>0.361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33">
            <text:p>-5.133</text:p>
          </table:table-cell>
          <table:table-cell table:style-name="ce30" table:formula="of:=[.S25]-[.S34]" office:value-type="float" office:value="0.378">
            <text:p>0.37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88">
            <text:p>-5.088</text:p>
          </table:table-cell>
          <table:table-cell table:style-name="ce30" table:formula="of:=[.Y25]-[.Y34]" office:value-type="float" office:value="0.386">
            <text:p>0.3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12">
            <text:p>-5.012</text:p>
          </table:table-cell>
          <table:table-cell table:style-name="ce30" table:formula="of:=[.AE25]-[.AE34]" office:value-type="float" office:value="0.409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35];[.N35];[.T35];[.Z35];[.AF35];[.AL35]);-MIN([.H35];[.N35];[.T35];[.Z35];[.AF35];[.AL35]))" office:value-type="float" office:value="8.16041500399042">
            <text:p>8.160415004</text:p>
          </table:table-cell>
          <table:table-cell table:style-name="ce26" table:formula="of:=AVERAGE([.H35];[.N35];[.T35];[.Z35];[.AF35];[.AL35])" office:value-type="float" office:value="7.25943973771736">
            <text:p>7.259439737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6743250885">
            <text:p>-8.6743250885</text:p>
          </table:table-cell>
          <table:table-cell/>
          <table:table-cell table:style-name="ce26" table:formula="of:=ABS(([.H34]/[.G34])*100)" office:value-type="float" office:value="6.27313101406365">
            <text:p>6.273131014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6" table:formula="of:=ABS(([.N34]/[.M34])*100)" office:value-type="float" office:value="6.91306013021832">
            <text:p>6.913060130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6" table:formula="of:=ABS(([.T34]/[.S34])*100)" office:value-type="float" office:value="7.36411455289305">
            <text:p>7.3641145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6" table:formula="of:=ABS(([.Z34]/[.Y34])*100)" office:value-type="float" office:value="7.58647798742139">
            <text:p>7.586477987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6" table:formula="of:=ABS(([.AF34]/[.AE34])*100)" office:value-type="float" office:value="8.16041500399042">
            <text:p>8.160415004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47004607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741253014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119609147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464654942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3236123272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>
            <text:p>0.0396246278</text:p>
          </table:table-cell>
          <table:table-cell table:style-name="ce11" table:formula="of:=[.F37]*conv" office:value-type="float" office:value="1.0782409827352">
            <text:p>1.0782409827</text:p>
          </table:table-cell>
          <table:table-cell table:style-name="ce30" table:formula="of:=[.G28]-[.G37]" office:value-type="float" office:value="0.0937967797719292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>
            <text:p>0.0291253519</text:p>
          </table:table-cell>
          <table:table-cell table:style-name="ce11" table:formula="of:=[.L37]*conv" office:value-type="float" office:value="0.79254114924869">
            <text:p>0.7925411492</text:p>
          </table:table-cell>
          <table:table-cell table:style-name="ce30" table:formula="of:=[.M28]-[.M37]" office:value-type="float" office:value="0.178662932809809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>
            <text:p>0.0212719789</text:p>
          </table:table-cell>
          <table:table-cell table:style-name="ce11" table:formula="of:=[.R37]*conv" office:value-type="float" office:value="0.578839996923877">
            <text:p>0.5788399969</text:p>
          </table:table-cell>
          <table:table-cell table:style-name="ce30" table:formula="of:=[.S28]-[.S37]" office:value-type="float" office:value="0.303034443251483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>
            <text:p>0.0141754444</text:p>
          </table:table-cell>
          <table:table-cell table:style-name="ce11" table:formula="of:=[.X37]*conv" office:value-type="float" office:value="0.385733468026753">
            <text:p>0.385733468</text:p>
          </table:table-cell>
          <table:table-cell table:style-name="ce30" table:formula="of:=[.Y28]-[.Y37]" office:value-type="float" office:value="0.44649001875194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>
            <text:p>-0.0203592421</text:p>
          </table:table-cell>
          <table:table-cell table:style-name="ce11" table:formula="of:=[.AD37]*conv" office:value-type="float" office:value="-0.554003164911677">
            <text:p>-0.5540031649</text:p>
          </table:table-cell>
          <table:table-cell table:style-name="ce30" table:formula="of:=[.AE28]-[.AE37]" office:value-type="float" office:value="1.27208267616128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38];[.N38];[.T38];[.Z38];[.AF38];[.AL38]);-MIN([.H38];[.N38];[.T38];[.Z38];[.AF38];[.AL38]))" office:value-type="float" office:value="229.616499819832">
            <text:p>229.6164998198</text:p>
          </table:table-cell>
          <table:table-cell table:style-name="ce26" table:formula="of:=AVERAGE([.H38];[.N38];[.T38];[.Z38];[.AF38];[.AL38])" office:value-type="float" office:value="85.792308087184">
            <text:p>85.792308087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4387401516">
            <text:p>-8.4387401516</text:p>
          </table:table-cell>
          <table:table-cell/>
          <table:table-cell table:style-name="ce26" table:formula="of:=ABS(([.H37]/[.G37])*100)" office:value-type="float" office:value="8.6990553386306">
            <text:p>8.699055338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7849114602">
            <text:p>-12.7849114602</text:p>
          </table:table-cell>
          <table:table-cell/>
          <table:table-cell table:style-name="ce26" table:formula="of:=ABS(([.N37]/[.M37])*100)" office:value-type="float" office:value="22.5430481406772">
            <text:p>22.543048140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1257665178">
            <text:p>-17.1257665178</text:p>
          </table:table-cell>
          <table:table-cell/>
          <table:table-cell table:style-name="ce26" table:formula="of:=ABS(([.T37]/[.S37])*100)" office:value-type="float" office:value="52.3520221238849">
            <text:p>52.352022123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4615298792">
            <text:p>-21.4615298792</text:p>
          </table:table-cell>
          <table:table-cell/>
          <table:table-cell table:style-name="ce26" table:formula="of:=ABS(([.Z37]/[.Y37])*100)" office:value-type="float" office:value="115.750915012895">
            <text:p>115.750915012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1413676371">
            <text:p>-43.1413676371</text:p>
          </table:table-cell>
          <table:table-cell/>
          <table:table-cell table:style-name="ce26" table:formula="of:=ABS(([.AF37]/[.AE37])*100)" office:value-type="float" office:value="229.616499819832">
            <text:p>229.616499819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>
            <text:p>0.2355849369</text:p>
          </table:table-cell>
          <table:table-cell table:formula="of:=[.F39]*conv" office:value-type="float" office:value="6.41059230039415">
            <text:p>6.4105923004</text:p>
          </table:table-cell>
          <table:table-cell table:style-name="ce30" table:formula="of:=[.G30]-[.G39]" office:value-type="float" office:value="-0.404531598570497">
            <text:p>-0.4045315986</text:p>
          </table:table-cell>
          <table:table-cell table:number-columns-repeated="3"/>
          <table:table-cell table:formula="of:=[.L38]-[.L35]" office:value-type="float" office:value="0.2183391931">
            <text:p>0.2183391931</text:p>
          </table:table-cell>
          <table:table-cell table:formula="of:=[.L39]*conv" office:value-type="float" office:value="5.94131173486386">
            <text:p>5.9413117349</text:p>
          </table:table-cell>
          <table:table-cell table:style-name="ce30" table:formula="of:=[.M30]-[.M39]" office:value-type="float" office:value="-0.35678743123818">
            <text:p>-0.3567874312</text:p>
          </table:table-cell>
          <table:table-cell table:number-columns-repeated="3"/>
          <table:table-cell table:formula="of:=[.R38]-[.R35]" office:value-type="float" office:value="0.207466375800003">
            <text:p>0.2074663758</text:p>
          </table:table-cell>
          <table:table-cell table:formula="of:=[.R39]*conv" office:value-type="float" office:value="5.64544732271537">
            <text:p>5.6454473227</text:p>
          </table:table-cell>
          <table:table-cell table:style-name="ce30" table:formula="of:=[.S30]-[.S39]" office:value-type="float" office:value="-0.293483592878039">
            <text:p>-0.2934835929</text:p>
          </table:table-cell>
          <table:table-cell table:number-columns-repeated="3"/>
          <table:table-cell table:formula="of:=[.X38]-[.X35]" office:value-type="float" office:value="0.1991110594">
            <text:p>0.1991110594</text:p>
          </table:table-cell>
          <table:table-cell table:formula="of:=[.X39]*conv" office:value-type="float" office:value="5.41808759553574">
            <text:p>5.4180875955</text:p>
          </table:table-cell>
          <table:table-cell table:style-name="ce30" table:formula="of:=[.Y30]-[.Y39]" office:value-type="float" office:value="-0.202820663903505">
            <text:p>-0.2028206639</text:p>
          </table:table-cell>
          <table:table-cell table:number-columns-repeated="3"/>
          <table:table-cell table:formula="of:=[.AD38]-[.AD35]" office:value-type="float" office:value="0.161885448000007">
            <text:p>0.161885448</text:p>
          </table:table-cell>
          <table:table-cell table:formula="of:=[.AD39]*conv" office:value-type="float" office:value="4.40512717048294">
            <text:p>4.4051271705</text:p>
          </table:table-cell>
          <table:table-cell table:style-name="ce30" table:formula="of:=[.AE30]-[.AE39]" office:value-type="float" office:value="0.528657444637424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40];[.N40];[.T40];[.Z40];[.AF40];[.AL40]);-MIN([.H40];[.N40];[.T40];[.Z40];[.AF40];[.AL40]))" office:value-type="float" office:value="12.0009576154748">
            <text:p>12.0009576155</text:p>
          </table:table-cell>
          <table:table-cell table:style-name="ce26" table:formula="of:=AVERAGE([.H40];[.N40];[.T40];[.Z40];[.AF40];[.AL40])" office:value-type="float" office:value="6.6517008974058">
            <text:p>6.6517008974</text:p>
          </table:table-cell>
          <table:table-cell table:number-columns-repeated="5"/>
          <table:table-cell table:style-name="ce26" table:formula="of:=ABS(([.H39]/[.G39])*100)" office:value-type="float" office:value="6.3103622819006">
            <text:p>6.3103622819</text:p>
          </table:table-cell>
          <table:table-cell table:number-columns-repeated="5"/>
          <table:table-cell table:style-name="ce26" table:formula="of:=ABS(([.N39]/[.M39])*100)" office:value-type="float" office:value="6.00519627920779">
            <text:p>6.0051962792</text:p>
          </table:table-cell>
          <table:table-cell table:number-columns-repeated="5"/>
          <table:table-cell table:style-name="ce26" table:formula="of:=ABS(([.T39]/[.S39])*100)" office:value-type="float" office:value="5.1985888115041">
            <text:p>5.1985888115</text:p>
          </table:table-cell>
          <table:table-cell table:number-columns-repeated="5"/>
          <table:table-cell table:style-name="ce26" table:formula="of:=ABS(([.Z39]/[.Y39])*100)" office:value-type="float" office:value="3.74339949894167">
            <text:p>3.7433994989</text:p>
          </table:table-cell>
          <table:table-cell table:number-columns-repeated="5"/>
          <table:table-cell table:style-name="ce26" table:formula="of:=ABS(([.AF39]/[.AE39])*100)" office:value-type="float" office:value="12.0009576154748">
            <text:p>12.0009576155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pbe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75">
            <text:p>-4.37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216">
            <text:p>-4.21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31">
            <text:p>-4.13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8">
            <text:p>-4.08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971">
            <text:p>-3.971</text:p>
          </table:table-cell>
          <table:table-cell/>
          <table:table-cell table:style-name="ce2"/>
          <table:table-cell>
            <draw:frame table:end-cell-address="'Long chains'.AN55" table:end-x="0.563cm" table:end-y="0.342cm" draw:z-index="2" draw:style-name="gr1" draw:text-style-name="P1" svg:width="13cm" svg:height="5.996cm" svg:x="1.112cm" svg:y="0.272cm">
              <draw:object draw:notify-on-update-of-ranges="'Long chains'.A41:'Long chains'.A41 'Long chains'.A50:'Long chains'.A50"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55" table:end-x="0.24cm" table:end-y="0.254cm" draw:z-index="7" draw:style-name="gr1" draw:text-style-name="P1" svg:width="13cm" svg:height="5.999cm" svg:x="0.788cm" svg:y="0.181cm">
              <draw:object draw:notify-on-update-of-ranges="'Long chains'.A41:'Long chains'.A41 'Long chains'.A50:'Long chains'.A50"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55" table:end-x="0.669cm" table:end-y="0.075cm" draw:z-index="12" draw:style-name="gr1" draw:text-style-name="P1" svg:width="13cm" svg:height="5.999cm" svg:x="1.218cm" svg:y="0.002cm">
              <draw:object draw:notify-on-update-of-ranges="'Long chains'.A41:'Long chains'.A41 'Long chains'.A32:'Long chains'.A32"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152399124">
            <text:p>-773.615239912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850031021">
            <text:p>-1159.85003102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085097999">
            <text:p>-1546.08509799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320299274">
            <text:p>-1932.32029927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496735244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5820924715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826505838">
            <text:p>-1159.82650583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066629732">
            <text:p>-1546.06662973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304978221">
            <text:p>-1932.30497822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487893464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>
            <text:p>0.0331474409</text:p>
          </table:table-cell>
          <table:table-cell table:style-name="ce11" table:formula="of:=[.F46]*conv" office:value-type="float" office:value="0.901987759522343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>
            <text:p>0.023525183</text:p>
          </table:table-cell>
          <table:table-cell table:style-name="ce11" table:formula="of:=[.L46]*conv" office:value-type="float" office:value="0.640152800044421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>
            <text:p>0.018468267</text:p>
          </table:table-cell>
          <table:table-cell table:style-name="ce11" table:formula="of:=[.R46]*conv" office:value-type="float" office:value="0.502547114388835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>
            <text:p>0.015321053</text:p>
          </table:table-cell>
          <table:table-cell table:style-name="ce11" table:formula="of:=[.X46]*conv" office:value-type="float" office:value="0.416907064127325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>
            <text:p>0.00884178</text:p>
          </table:table-cell>
          <table:table-cell table:style-name="ce11" table:formula="of:=[.AD46]*conv" office:value-type="float" office:value="0.240597075238538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026824614">
            <text:p>-773.4026824614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654876014">
            <text:p>-1159.65487601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5.900008186">
            <text:p>-1545.900008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141814763">
            <text:p>-1932.14181476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333441527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>
            <text:p>0.212557451</text:p>
          </table:table-cell>
          <table:table-cell table:formula="of:=[.F48]*conv" office:value-type="float" office:value="5.78398252750271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>
            <text:p>0.195155007</text:p>
          </table:table-cell>
          <table:table-cell table:formula="of:=[.L48]*conv" office:value-type="float" office:value="5.31043793257826">
            <text:p>5.3104379326</text:p>
          </table:table-cell>
          <table:table-cell table:number-columns-repeated="4"/>
          <table:table-cell table:formula="of:=[.R47]-[.R44]" office:value-type="float" office:value="0.185089813000104">
            <text:p>0.185089813</text:p>
          </table:table-cell>
          <table:table-cell table:formula="of:=[.R48]*conv" office:value-type="float" office:value="5.03655006857893">
            <text:p>5.0365500686</text:p>
          </table:table-cell>
          <table:table-cell table:number-columns-repeated="4"/>
          <table:table-cell table:formula="of:=[.X47]-[.X44]" office:value-type="float" office:value="0.178484511000079">
            <text:p>0.178484511</text:p>
          </table:table-cell>
          <table:table-cell table:formula="of:=[.X48]*conv" office:value-type="float" office:value="4.85681065611762">
            <text:p>4.8568106561</text:p>
          </table:table-cell>
          <table:table-cell table:number-columns-repeated="4"/>
          <table:table-cell table:formula="of:=[.AD47]-[.AD44]" office:value-type="float" office:value="0.16329371699976">
            <text:p>0.163293717</text:p>
          </table:table-cell>
          <table:table-cell table:formula="of:=[.AD48]*conv" office:value-type="float" office:value="4.44344811971467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94">
            <text:p>-4.894</text:p>
          </table:table-cell>
          <table:table-cell table:style-name="ce30" table:formula="of:=[.G43]-[.G52]" office:value-type="float" office:value="0.519">
            <text:p>0.51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743">
            <text:p>-4.743</text:p>
          </table:table-cell>
          <table:table-cell table:style-name="ce30" table:formula="of:=[.M43]-[.M52]" office:value-type="float" office:value="0.527">
            <text:p>0.52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61">
            <text:p>-4.661</text:p>
          </table:table-cell>
          <table:table-cell table:style-name="ce30" table:formula="of:=[.S43]-[.S52]" office:value-type="float" office:value="0.529999999999999">
            <text:p>0.5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12">
            <text:p>-4.612</text:p>
          </table:table-cell>
          <table:table-cell table:style-name="ce30" table:formula="of:=[.Y43]-[.Y52]" office:value-type="float" office:value="0.532">
            <text:p>0.53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508">
            <text:p>-4.508</text:p>
          </table:table-cell>
          <table:table-cell table:style-name="ce30" table:formula="of:=[.AE43]-[.AE52]" office:value-type="float" office:value="0.537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53];[.N53];[.T53];[.Z53];[.AF53];[.AL53]);-MIN([.H53];[.N53];[.T53];[.Z53];[.AF53];[.AL53]))" office:value-type="float" office:value="11.9121561668146">
            <text:p>11.9121561668</text:p>
          </table:table-cell>
          <table:table-cell table:style-name="ce26" table:formula="of:=AVERAGE([.H53];[.N53];[.T53];[.Z53];[.AF53];[.AL53])" office:value-type="float" office:value="11.3068331415878">
            <text:p>11.306833141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622374898">
            <text:p>-8.8622374898</text:p>
          </table:table-cell>
          <table:table-cell/>
          <table:table-cell table:style-name="ce26" table:formula="of:=ABS(([.H52]/[.G52])*100)" office:value-type="float" office:value="10.6048222313036">
            <text:p>10.604822231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891885517">
            <text:p>-13.2891885517</text:p>
          </table:table-cell>
          <table:table-cell/>
          <table:table-cell table:style-name="ce26" table:formula="of:=ABS(([.N52]/[.M52])*100)" office:value-type="float" office:value="11.1111111111111">
            <text:p>11.11111111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162445121">
            <text:p>-17.7162445121</text:p>
          </table:table-cell>
          <table:table-cell/>
          <table:table-cell table:style-name="ce26" table:formula="of:=ABS(([.T52]/[.S52])*100)" office:value-type="float" office:value="11.3709504398198">
            <text:p>11.3709504398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427610812">
            <text:p>-22.1427610812</text:p>
          </table:table-cell>
          <table:table-cell/>
          <table:table-cell table:style-name="ce26" table:formula="of:=ABS(([.Z52]/[.Y52])*100)" office:value-type="float" office:value="11.5351257588899">
            <text:p>11.535125758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2754406983">
            <text:p>-44.2754406983</text:p>
          </table:table-cell>
          <table:table-cell/>
          <table:table-cell table:style-name="ce26" table:formula="of:=ABS(([.AF52]/[.AE52])*100)" office:value-type="float" office:value="11.9121561668146">
            <text:p>11.912156166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325239653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2694571384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022577228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328394095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2798685104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>
            <text:p>0.0297135245</text:p>
          </table:table-cell>
          <table:table-cell table:style-name="ce11" table:formula="of:=[.F55]*conv" office:value-type="float" office:value="0.80854614001967">
            <text:p>0.80854614</text:p>
          </table:table-cell>
          <table:table-cell table:style-name="ce30" table:formula="of:=[.G46]-[.G55]" office:value-type="float" office:value="0.0934416195026732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>
            <text:p>0.0197314133</text:p>
          </table:table-cell>
          <table:table-cell table:style-name="ce11" table:formula="of:=[.L55]*conv" office:value-type="float" office:value="0.536919074034731">
            <text:p>0.536919074</text:p>
          </table:table-cell>
          <table:table-cell table:style-name="ce30" table:formula="of:=[.M46]-[.M55]" office:value-type="float" office:value="0.103233726009691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>
            <text:p>0.0139867893</text:p>
          </table:table-cell>
          <table:table-cell table:style-name="ce11" table:formula="of:=[.R55]*conv" office:value-type="float" office:value="0.380599901562848">
            <text:p>0.3805999016</text:p>
          </table:table-cell>
          <table:table-cell table:style-name="ce30" table:formula="of:=[.S46]-[.S55]" office:value-type="float" office:value="0.121947212825986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>
            <text:p>0.0099216717</text:p>
          </table:table-cell>
          <table:table-cell table:style-name="ce11" table:formula="of:=[.X55]*conv" office:value-type="float" office:value="0.269982423511442">
            <text:p>0.2699824235</text:p>
          </table:table-cell>
          <table:table-cell table:style-name="ce30" table:formula="of:=[.Y46]-[.Y55]" office:value-type="float" office:value="0.146924640615883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>
            <text:p>-0.0044278121</text:p>
          </table:table-cell>
          <table:table-cell table:style-name="ce11" table:formula="of:=[.AD55]*conv" office:value-type="float" office:value="-0.120486897546789">
            <text:p>-0.1204868975</text:p>
          </table:table-cell>
          <table:table-cell table:style-name="ce30" table:formula="of:=[.AE46]-[.AE55]" office:value-type="float" office:value="0.361083972785326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56];[.N56];[.T56];[.Z56];[.AF56];[.AL56]);-MIN([.H56];[.N56];[.T56];[.Z56];[.AF56];[.AL56]))" office:value-type="float" office:value="299.687335417618">
            <text:p>299.6873354176</text:p>
          </table:table-cell>
          <table:table-cell table:style-name="ce26" table:formula="of:=AVERAGE([.H56];[.N56];[.T56];[.Z56];[.AF56];[.AL56])" office:value-type="float" office:value="83.3864003087881">
            <text:p>83.386400308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276142678">
            <text:p>-8.6276142678</text:p>
          </table:table-cell>
          <table:table-cell/>
          <table:table-cell table:style-name="ce26" table:formula="of:=ABS(([.H55]/[.G55])*100)" office:value-type="float" office:value="11.5567454815133">
            <text:p>11.556745481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0730832301">
            <text:p>-13.0730832301</text:p>
          </table:table-cell>
          <table:table-cell/>
          <table:table-cell table:style-name="ce26" table:formula="of:=ABS(([.N55]/[.M55])*100)" office:value-type="float" office:value="19.227055063239">
            <text:p>19.227055063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10995246">
            <text:p>-17.510995246</text:p>
          </table:table-cell>
          <table:table-cell/>
          <table:table-cell table:style-name="ce26" table:formula="of:=ABS(([.T55]/[.S55])*100)" office:value-type="float" office:value="32.040789376255">
            <text:p>32.04078937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448561814">
            <text:p>-21.9448561814</text:p>
          </table:table-cell>
          <table:table-cell/>
          <table:table-cell table:style-name="ce26" table:formula="of:=ABS(([.Z55]/[.Y55])*100)" office:value-type="float" office:value="54.4200762053149">
            <text:p>54.420076205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0978460219">
            <text:p>-44.0978460219</text:p>
          </table:table-cell>
          <table:table-cell/>
          <table:table-cell table:style-name="ce26" table:formula="of:=ABS(([.AF55]/[.AE55])*100)" office:value-type="float" office:value="299.687335417618">
            <text:p>299.687335417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>
            <text:p>0.234623222</text:p>
          </table:table-cell>
          <table:table-cell table:formula="of:=[.F57]*conv" office:value-type="float" office:value="6.38442270647085">
            <text:p>6.3844227065</text:p>
          </table:table-cell>
          <table:table-cell table:style-name="ce30" table:formula="of:=[.G48]-[.G57]" office:value-type="float" office:value="-0.600440178968145">
            <text:p>-0.600440179</text:p>
          </table:table-cell>
          <table:table-cell table:number-columns-repeated="3"/>
          <table:table-cell table:formula="of:=[.L56]-[.L53]" office:value-type="float" office:value="0.216105321600001">
            <text:p>0.2161053216</text:p>
          </table:table-cell>
          <table:table-cell table:formula="of:=[.L57]*conv" office:value-type="float" office:value="5.88052499855377">
            <text:p>5.8805249986</text:p>
          </table:table-cell>
          <table:table-cell table:style-name="ce30" table:formula="of:=[.M48]-[.M57]" office:value-type="float" office:value="-0.570087065975509">
            <text:p>-0.570087066</text:p>
          </table:table-cell>
          <table:table-cell table:number-columns-repeated="3"/>
          <table:table-cell table:formula="of:=[.R56]-[.R53]" office:value-type="float" office:value="0.205249266100001">
            <text:p>0.2052492661</text:p>
          </table:table-cell>
          <table:table-cell table:formula="of:=[.R57]*conv" office:value-type="float" office:value="5.58511669818994">
            <text:p>5.5851166982</text:p>
          </table:table-cell>
          <table:table-cell table:style-name="ce30" table:formula="of:=[.S48]-[.S57]" office:value-type="float" office:value="-0.548566629611008">
            <text:p>-0.5485666296</text:p>
          </table:table-cell>
          <table:table-cell table:number-columns-repeated="3"/>
          <table:table-cell table:formula="of:=[.X56]-[.X53]" office:value-type="float" office:value="0.197904899800001">
            <text:p>0.1979048998</text:p>
          </table:table-cell>
          <table:table-cell table:formula="of:=[.X57]*conv" office:value-type="float" office:value="5.3852663228918">
            <text:p>5.3852663229</text:p>
          </table:table-cell>
          <table:table-cell table:style-name="ce30" table:formula="of:=[.Y48]-[.Y57]" office:value-type="float" office:value="-0.528455666774178">
            <text:p>-0.5284556668</text:p>
          </table:table-cell>
          <table:table-cell table:number-columns-repeated="3"/>
          <table:table-cell table:formula="of:=[.AD56]-[.AD53]" office:value-type="float" office:value="0.177594676400005">
            <text:p>0.1775946764</text:p>
          </table:table-cell>
          <table:table-cell table:formula="of:=[.AD57]*conv" office:value-type="float" office:value="4.83259702467362">
            <text:p>4.8325970247</text:p>
          </table:table-cell>
          <table:table-cell table:style-name="ce30" table:formula="of:=[.AE48]-[.AE57]" office:value-type="float" office:value="-0.389148904958956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9.82193675181023">
            <text:p>9.8219367518</text:p>
          </table:table-cell>
          <table:table-cell table:style-name="ce26" table:formula="of:=AVERAGE([.H58];[.N58];[.T58];[.Z58];[.AF58];[.AL58])" office:value-type="float" office:value="9.35735435306215">
            <text:p>9.3573543531</text:p>
          </table:table-cell>
          <table:table-cell table:number-columns-repeated="5"/>
          <table:table-cell table:style-name="ce26" table:formula="of:=ABS(([.H57]/[.G57])*100)" office:value-type="float" office:value="9.40476855267707">
            <text:p>9.4047685527</text:p>
          </table:table-cell>
          <table:table-cell table:number-columns-repeated="5"/>
          <table:table-cell table:style-name="ce26" table:formula="of:=ABS(([.N57]/[.M57])*100)" office:value-type="float" office:value="9.69449268756978">
            <text:p>9.6944926876</text:p>
          </table:table-cell>
          <table:table-cell table:number-columns-repeated="5"/>
          <table:table-cell table:style-name="ce26" table:formula="of:=ABS(([.T57]/[.S57])*100)" office:value-type="float" office:value="9.82193675181023">
            <text:p>9.8219367518</text:p>
          </table:table-cell>
          <table:table-cell table:number-columns-repeated="5"/>
          <table:table-cell table:style-name="ce26" table:formula="of:=ABS(([.Z57]/[.Y57])*100)" office:value-type="float" office:value="9.81299039061091">
            <text:p>9.8129903906</text:p>
          </table:table-cell>
          <table:table-cell table:number-columns-repeated="5"/>
          <table:table-cell table:style-name="ce26" table:formula="of:=ABS(([.AF57]/[.AE57])*100)" office:value-type="float" office:value="8.05258338264276">
            <text:p>8.052583382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pss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2">
            <text:p>-4.32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155">
            <text:p>-4.1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66">
            <text:p>-4.06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13">
            <text:p>-4.01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898">
            <text:p>-3.898</text:p>
          </table:table-cell>
          <table:table-cell/>
          <table:table-cell table:style-name="ce2"/>
          <table:table-cell>
            <draw:frame table:end-cell-address="'Long chains'.AN73" table:end-x="1.118cm" table:end-y="0.235cm" draw:z-index="3" draw:style-name="gr1" draw:text-style-name="P1" svg:width="13cm" svg:height="5.981cm" svg:x="1.667cm" svg:y="0.179cm">
              <draw:object draw:notify-on-update-of-ranges="'Long chains'.A59:'Long chains'.A59 'Long chains'.A68:'Long chains'.A68"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73" table:end-x="1.037cm" table:end-y="0.15cm" draw:z-index="8" draw:style-name="gr1" draw:text-style-name="P1" svg:width="13cm" svg:height="5.982cm" svg:x="1.585cm" svg:y="0.093cm">
              <draw:object draw:notify-on-update-of-ranges="'Long chains'.A59:'Long chains'.A59 'Long chains'.A68:'Long chains'.A68"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73" table:end-x="1.063cm" table:end-y="0.394cm" draw:z-index="13" draw:style-name="gr1" draw:text-style-name="P1" svg:width="13cm" svg:height="5.981cm" svg:x="1.612cm" svg:y="0.338cm">
              <draw:object draw:notify-on-update-of-ranges="'Long chains'.A59:'Long chains'.A59 'Long chains'.A68:'Long chains'.A68"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8166777972">
            <text:p>-774.8166777972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643936288">
            <text:p>-1161.64393628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471450007">
            <text:p>-1548.47145000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299083497">
            <text:p>-1935.29908349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9.437604484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7832809939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620006152">
            <text:p>-1161.62000615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452490761">
            <text:p>-1548.45249076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283206019">
            <text:p>-1935.2832060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9.428252727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>
            <text:p>0.0333968033</text:p>
          </table:table-cell>
          <table:table-cell table:style-name="ce11" table:formula="of:=[.F64]*conv" office:value-type="float" office:value="0.908773255666602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>
            <text:p>0.023930136</text:p>
          </table:table-cell>
          <table:table-cell table:style-name="ce11" table:formula="of:=[.L64]*conv" office:value-type="float" office:value="0.651172131833018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>
            <text:p>0.018959246</text:p>
          </table:table-cell>
          <table:table-cell table:style-name="ce11" table:formula="of:=[.R64]*conv" office:value-type="float" office:value="0.515907332733226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>
            <text:p>0.015877478</text:p>
          </table:table-cell>
          <table:table-cell table:style-name="ce11" table:formula="of:=[.X64]*conv" office:value-type="float" office:value="0.432048158748102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>
            <text:p>0.009351757</text:p>
          </table:table-cell>
          <table:table-cell table:style-name="ce11" table:formula="of:=[.AD64]*conv" office:value-type="float" office:value="0.254474255474211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6069953903">
            <text:p>-774.6069953903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451598167">
            <text:p>-1161.4515981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289152457">
            <text:p>-1548.28915245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5.123368313">
            <text:p>-1935.12336831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9.277114937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>
            <text:p>0.2096824069</text:p>
          </table:table-cell>
          <table:table-cell table:formula="of:=[.F66]*conv" office:value-type="float" office:value="5.70574859704176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>
            <text:p>0.192338121</text:p>
          </table:table-cell>
          <table:table-cell table:formula="of:=[.L66]*conv" office:value-type="float" office:value="5.23378656454255">
            <text:p>5.2337865645</text:p>
          </table:table-cell>
          <table:table-cell table:number-columns-repeated="4"/>
          <table:table-cell table:formula="of:=[.R65]-[.R62]" office:value-type="float" office:value="0.18229754999993">
            <text:p>0.18229755</text:p>
          </table:table-cell>
          <table:table-cell table:formula="of:=[.R66]*conv" office:value-type="float" office:value="4.96056872645608">
            <text:p>4.9605687265</text:p>
          </table:table-cell>
          <table:table-cell table:number-columns-repeated="4"/>
          <table:table-cell table:formula="of:=[.X65]-[.X62]" office:value-type="float" office:value="0.175715184000183">
            <text:p>0.175715184</text:p>
          </table:table-cell>
          <table:table-cell table:formula="of:=[.X66]*conv" office:value-type="float" office:value="4.78145343431721">
            <text:p>4.7814534343</text:p>
          </table:table-cell>
          <table:table-cell table:number-columns-repeated="4"/>
          <table:table-cell table:formula="of:=[.AD65]-[.AD62]" office:value-type="float" office:value="0.160489546999997">
            <text:p>0.160489547</text:p>
          </table:table-cell>
          <table:table-cell table:formula="of:=[.AD66]*conv" office:value-type="float" office:value="4.36714277164775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tpss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6">
            <text:p>-5.066</text:p>
          </table:table-cell>
          <table:table-cell table:style-name="ce30" table:formula="of:=[.G61]-[.G70]" office:value-type="float" office:value="0.746">
            <text:p>0.74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07">
            <text:p>-4.907</text:p>
          </table:table-cell>
          <table:table-cell table:style-name="ce30" table:formula="of:=[.M61]-[.M70]" office:value-type="float" office:value="0.752">
            <text:p>0.75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22">
            <text:p>-4.822</text:p>
          </table:table-cell>
          <table:table-cell table:style-name="ce30" table:formula="of:=[.S61]-[.S70]" office:value-type="float" office:value="0.756">
            <text:p>0.75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06">
            <text:p>-5.106</text:p>
          </table:table-cell>
          <table:table-cell table:style-name="ce30" table:formula="of:=[.Y61]-[.Y70]" office:value-type="float" office:value="1.093">
            <text:p>1.09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58">
            <text:p>-4.658</text:p>
          </table:table-cell>
          <table:table-cell table:style-name="ce30" table:formula="of:=[.AE61]-[.AE70]" office:value-type="float" office:value="0.76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71];[.N71];[.T71];[.Z71];[.AF71];[.AL71]);-MIN([.H71];[.N71];[.T71];[.Z71];[.AF71];[.AL71]))" office:value-type="float" office:value="21.4061887974931">
            <text:p>21.4061887975</text:p>
          </table:table-cell>
          <table:table-cell table:style-name="ce26" table:formula="of:=AVERAGE([.H71];[.N71];[.T71];[.Z71];[.AF71];[.AL71])" office:value-type="float" office:value="16.690202749966">
            <text:p>16.690202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83875781951">
            <text:p>-8.883875782</text:p>
          </table:table-cell>
          <table:table-cell/>
          <table:table-cell table:style-name="ce26" table:formula="of:=ABS(([.H70]/[.G70])*100)" office:value-type="float" office:value="14.7256217923411">
            <text:p>14.725621792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3191890705">
            <text:p>-13.3191890705</text:p>
          </table:table-cell>
          <table:table-cell/>
          <table:table-cell table:style-name="ce26" table:formula="of:=ABS(([.N70]/[.M70])*100)" office:value-type="float" office:value="15.3250458528633">
            <text:p>15.3250458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543778676">
            <text:p>-17.7543778676</text:p>
          </table:table-cell>
          <table:table-cell/>
          <table:table-cell table:style-name="ce26" table:formula="of:=ABS(([.T70]/[.S70])*100)" office:value-type="float" office:value="15.6781418498548">
            <text:p>15.678141849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890519255">
            <text:p>-22.1890519255</text:p>
          </table:table-cell>
          <table:table-cell/>
          <table:table-cell table:style-name="ce26" table:formula="of:=ABS(([.Z70]/[.Y70])*100)" office:value-type="float" office:value="21.4061887974931">
            <text:p>21.40618879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3605751205">
            <text:p>-44.3605751205</text:p>
          </table:table-cell>
          <table:table-cell/>
          <table:table-cell table:style-name="ce26" table:formula="of:=ABS(([.AF70]/[.AE70])*100)" office:value-type="float" office:value="16.3160154572778">
            <text:p>16.316015457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592464453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3069328203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51583031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94922173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4085199931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>
            <text:p>0.0246293367</text:p>
          </table:table-cell>
          <table:table-cell table:style-name="ce11" table:formula="of:=[.F73]*conv" office:value-type="float" office:value="0.670198349590291">
            <text:p>0.6701983496</text:p>
          </table:table-cell>
          <table:table-cell table:style-name="ce30" table:formula="of:=[.G64]-[.G73]" office:value-type="float" office:value="0.238574906076312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>
            <text:p>0.0122562502</text:p>
          </table:table-cell>
          <table:table-cell table:style-name="ce11" table:formula="of:=[.L73]*conv" office:value-type="float" office:value="0.333509536720404">
            <text:p>0.3335095367</text:p>
          </table:table-cell>
          <table:table-cell table:style-name="ce30" table:formula="of:=[.M64]-[.M73]" office:value-type="float" office:value="0.317662595112614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>
            <text:p>0.0027948366</text:p>
          </table:table-cell>
          <table:table-cell table:style-name="ce11" table:formula="of:=[.R73]*conv" office:value-type="float" office:value="0.0760513733372641">
            <text:p>0.0760513733</text:p>
          </table:table-cell>
          <table:table-cell table:style-name="ce30" table:formula="of:=[.S64]-[.S73]" office:value-type="float" office:value="0.439855959395962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>
            <text:p>-0.0058702475</text:p>
          </table:table-cell>
          <table:table-cell table:style-name="ce11" table:formula="of:=[.X73]*conv" office:value-type="float" office:value="-0.159737561832636">
            <text:p>-0.1597375618</text:p>
          </table:table-cell>
          <table:table-cell table:style-name="ce30" table:formula="of:=[.Y64]-[.Y73]" office:value-type="float" office:value="0.591785720580738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>
            <text:p>-0.0479448726</text:p>
          </table:table-cell>
          <table:table-cell table:style-name="ce11" table:formula="of:=[.AD73]*conv" office:value-type="float" office:value="-1.30464636312208">
            <text:p>-1.3046463631</text:p>
          </table:table-cell>
          <table:table-cell table:style-name="ce30" table:formula="of:=[.AE64]-[.AE73]" office:value-type="float" office:value="1.55912061859629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74];[.N74];[.T74];[.Z74];[.AF74];[.AL74]);-MIN([.H74];[.N74];[.T74];[.Z74];[.AF74];[.AL74]))" office:value-type="float" office:value="578.366885559499">
            <text:p>578.3668855595</text:p>
          </table:table-cell>
          <table:table-cell table:style-name="ce26" table:formula="of:=AVERAGE([.H74];[.N74];[.T74];[.Z74];[.AF74];[.AL74])" office:value-type="float" office:value="239.838388106209">
            <text:p>239.83838810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464872919">
            <text:p>-8.6464872919</text:p>
          </table:table-cell>
          <table:table-cell/>
          <table:table-cell table:style-name="ce26" table:formula="of:=ABS(([.H73]/[.G73])*100)" office:value-type="float" office:value="35.5976564582946">
            <text:p>35.597656458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1015618721">
            <text:p>-13.1015618721</text:p>
          </table:table-cell>
          <table:table-cell/>
          <table:table-cell table:style-name="ce26" table:formula="of:=ABS(([.N73]/[.M73])*100)" office:value-type="float" office:value="95.248429246245">
            <text:p>95.24842924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497327835">
            <text:p>-17.5497327835</text:p>
          </table:table-cell>
          <table:table-cell/>
          <table:table-cell table:style-name="ce26" table:formula="of:=ABS(([.T73]/[.S73])*100)" office:value-type="float" office:value="578.366885559499">
            <text:p>578.366885559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94727095">
            <text:p>-21.994727095</text:p>
          </table:table-cell>
          <table:table-cell/>
          <table:table-cell table:style-name="ce26" table:formula="of:=ABS(([.Z73]/[.Y73])*100)" office:value-type="float" office:value="370.473740672703">
            <text:p>370.473740672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2116734987">
            <text:p>-44.2116734987</text:p>
          </table:table-cell>
          <table:table-cell/>
          <table:table-cell table:style-name="ce26" table:formula="of:=ABS(([.AF73]/[.AE73])*100)" office:value-type="float" office:value="119.505228594302">
            <text:p>119.505228594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>
            <text:p>0.2373884901</text:p>
          </table:table-cell>
          <table:table-cell table:formula="of:=[.F75]*conv" office:value-type="float" office:value="6.45966947865218">
            <text:p>6.4596694787</text:p>
          </table:table-cell>
          <table:table-cell table:style-name="ce30" table:formula="of:=[.G66]-[.G75]" office:value-type="float" office:value="-0.753920881610425">
            <text:p>-0.7539208816</text:p>
          </table:table-cell>
          <table:table-cell table:number-columns-repeated="3"/>
          <table:table-cell table:formula="of:=[.L74]-[.L71]" office:value-type="float" office:value="0.217627198400001">
            <text:p>0.2176271984</text:p>
          </table:table-cell>
          <table:table-cell table:formula="of:=[.L75]*conv" office:value-type="float" office:value="5.9219373733202">
            <text:p>5.9219373733</text:p>
          </table:table-cell>
          <table:table-cell table:style-name="ce30" table:formula="of:=[.M66]-[.M75]" office:value-type="float" office:value="-0.68815080877765">
            <text:p>-0.6881508088</text:p>
          </table:table-cell>
          <table:table-cell table:number-columns-repeated="3"/>
          <table:table-cell table:formula="of:=[.R74]-[.R71]" office:value-type="float" office:value="0.204645084099997">
            <text:p>0.2046450841</text:p>
          </table:table-cell>
          <table:table-cell table:formula="of:=[.R75]*conv" office:value-type="float" office:value="5.56867606947987">
            <text:p>5.5686760695</text:p>
          </table:table-cell>
          <table:table-cell table:style-name="ce30" table:formula="of:=[.S66]-[.S75]" office:value-type="float" office:value="-0.608107343023789">
            <text:p>-0.608107343</text:p>
          </table:table-cell>
          <table:table-cell table:number-columns-repeated="3"/>
          <table:table-cell table:formula="of:=[.X74]-[.X71]" office:value-type="float" office:value="0.194324830499998">
            <text:p>0.1943248305</text:p>
          </table:table-cell>
          <table:table-cell table:formula="of:=[.X75]*conv" office:value-type="float" office:value="5.28784768063276">
            <text:p>5.2878476806</text:p>
          </table:table-cell>
          <table:table-cell table:style-name="ce30" table:formula="of:=[.Y66]-[.Y75]" office:value-type="float" office:value="-0.506394246315548">
            <text:p>-0.5063942463</text:p>
          </table:table-cell>
          <table:table-cell table:number-columns-repeated="3"/>
          <table:table-cell table:formula="of:=[.AD74]-[.AD71]" office:value-type="float" office:value="0.1489016218">
            <text:p>0.1489016218</text:p>
          </table:table-cell>
          <table:table-cell table:formula="of:=[.AD75]*conv" office:value-type="float" office:value="4.05181928347339">
            <text:p>4.0518192835</text:p>
          </table:table-cell>
          <table:table-cell table:style-name="ce30" table:formula="of:=[.AE66]-[.AE75]" office:value-type="float" office:value="0.31532348817436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11.6711990311884">
            <text:p>11.6711990312</text:p>
          </table:table-cell>
          <table:table-cell table:style-name="ce26" table:formula="of:=AVERAGE([.H76];[.N76];[.T76];[.Z76];[.AF76];[.AL76])" office:value-type="float" office:value="10.3141086247574">
            <text:p>10.3141086248</text:p>
          </table:table-cell>
          <table:table-cell table:number-columns-repeated="5"/>
          <table:table-cell table:style-name="ce26" table:formula="of:=ABS(([.H75]/[.G75])*100)" office:value-type="float" office:value="11.6711990311884">
            <text:p>11.6711990312</text:p>
          </table:table-cell>
          <table:table-cell table:number-columns-repeated="5"/>
          <table:table-cell table:style-name="ce26" table:formula="of:=ABS(([.N75]/[.M75])*100)" office:value-type="float" office:value="11.6203661976896">
            <text:p>11.6203661977</text:p>
          </table:table-cell>
          <table:table-cell table:number-columns-repeated="5"/>
          <table:table-cell table:style-name="ce26" table:formula="of:=ABS(([.T75]/[.S75])*100)" office:value-type="float" office:value="10.9201421565286">
            <text:p>10.9201421565</text:p>
          </table:table-cell>
          <table:table-cell table:number-columns-repeated="5"/>
          <table:table-cell table:style-name="ce26" table:formula="of:=ABS(([.Z75]/[.Y75])*100)" office:value-type="float" office:value="9.57656643874717">
            <text:p>9.5765664387</text:p>
          </table:table-cell>
          <table:table-cell table:number-columns-repeated="5"/>
          <table:table-cell table:style-name="ce26" table:formula="of:=ABS(([.AF75]/[.AE75])*100)" office:value-type="float" office:value="7.78226929963301">
            <text:p>7.782269299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pssh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5"/>
          <table:table-cell>
            <draw:frame table:end-cell-address="'Long chains'.AN90" table:end-x="1.392cm" table:end-y="0.408cm" draw:z-index="4" draw:style-name="gr1" draw:text-style-name="P1" svg:width="13cm" svg:height="5.993cm" svg:x="1.941cm" svg:y="0.341cm">
              <draw:object draw:notify-on-update-of-ranges="'Long chains'.A77:'Long chains'.A77 'Long chains'.A86:'Long chains'.A86"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90" table:end-x="1.208cm" table:end-y="0.475cm" draw:z-index="9" draw:style-name="gr1" draw:text-style-name="P1" svg:width="13cm" svg:height="5.989cm" svg:x="1.756cm" svg:y="0.412cm">
              <draw:object draw:notify-on-update-of-ranges="'Long chains'.A77:'Long chains'.A77 'Long chains'.A86:'Long chains'.A86"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588">
            <text:p>-4.58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399">
            <text:p>-4.3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table:style-name="ce11" office:value-type="float" office:value="-4.299">
            <text:p>-4.2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24">
            <text:p>-4.24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28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chains'.AZ91" table:end-x="1.519cm" table:end-y="0.228cm" draw:z-index="14" draw:style-name="gr1" draw:text-style-name="P1" svg:width="13.004cm" svg:height="6.002cm" svg:x="2.064cm" svg:y="0.152cm">
              <draw:object draw:notify-on-update-of-ranges="'Long chains'.A77:'Long chains'.A77 'Long chains'.A86:'Long chains'.A86"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7266185884">
            <text:p>-774.72661858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507491837">
            <text:p>-1161.50749183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288503062">
            <text:p>-1548.28850306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069570533">
            <text:p>-1935.06957053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8.974968496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6894141821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479037087">
            <text:p>-1161.47903708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264408386">
            <text:p>-1548.2644083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048043809">
            <text:p>-1935.04804380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8.958018104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>
            <text:p>0.0372044063</text:p>
          </table:table-cell>
          <table:table-cell table:style-name="ce11" table:formula="of:=[.F82]*conv" office:value-type="float" office:value="1.01238340492408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>
            <text:p>0.02845475</text:p>
          </table:table-cell>
          <table:table-cell table:style-name="ce11" table:formula="of:=[.L82]*conv" office:value-type="float" office:value="0.774293143102386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>
            <text:p>0.024094676</text:p>
          </table:table-cell>
          <table:table-cell table:style-name="ce11" table:formula="of:=[.R82]*conv" office:value-type="float" office:value="0.655649493039038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>
            <text:p>0.021526724</text:p>
          </table:table-cell>
          <table:table-cell table:style-name="ce11" table:formula="of:=[.X82]*conv" office:value-type="float" office:value="0.585771963785055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>
            <text:p>0.016950392</text:p>
          </table:table-cell>
          <table:table-cell table:style-name="ce11" table:formula="of:=[.AD82]*conv" office:value-type="float" office:value="0.461243634141157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5134665699">
            <text:p>-774.5134665699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311121673">
            <text:p>-1161.31112167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101708759">
            <text:p>-1548.10170875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4.888940189">
            <text:p>-1934.88894018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8.80781932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>
            <text:p>0.2131520185</text:p>
          </table:table-cell>
          <table:table-cell table:formula="of:=[.F84]*conv" office:value-type="float" office:value="5.80016153235647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>
            <text:p>0.196370164</text:p>
          </table:table-cell>
          <table:table-cell table:formula="of:=[.L84]*conv" office:value-type="float" office:value="5.3435040369375">
            <text:p>5.3435040369</text:p>
          </table:table-cell>
          <table:table-cell table:number-columns-repeated="4"/>
          <table:table-cell table:formula="of:=[.R83]-[.R80]" office:value-type="float" office:value="0.186794302999942">
            <text:p>0.186794303</text:p>
          </table:table-cell>
          <table:table-cell table:formula="of:=[.R84]*conv" office:value-type="float" office:value="5.08293160134094">
            <text:p>5.0829316013</text:p>
          </table:table-cell>
          <table:table-cell table:number-columns-repeated="4"/>
          <table:table-cell table:formula="of:=[.X83]-[.X80]" office:value-type="float" office:value="0.180630343999837">
            <text:p>0.180630344</text:p>
          </table:table-cell>
          <table:table-cell table:formula="of:=[.X84]*conv" office:value-type="float" office:value="4.91520174294684">
            <text:p>4.9152017429</text:p>
          </table:table-cell>
          <table:table-cell table:number-columns-repeated="4"/>
          <table:table-cell table:formula="of:=[.AD83]-[.AD80]" office:value-type="float" office:value="0.167149176000294">
            <text:p>0.167149176</text:p>
          </table:table-cell>
          <table:table-cell table:formula="of:=[.AD84]*conv" office:value-type="float" office:value="4.54836049700216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tpssh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43">
            <text:p>-5.243</text:p>
          </table:table-cell>
          <table:table-cell table:style-name="ce30" table:formula="of:=[.G79]-[.G88]" office:value-type="float" office:value="0.655">
            <text:p>0.6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8">
            <text:p>-5.068</text:p>
          </table:table-cell>
          <table:table-cell table:style-name="ce30" table:formula="of:=[.M79]-[.M88]" office:value-type="float" office:value="0.669">
            <text:p>0.6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78">
            <text:p>-4.978</text:p>
          </table:table-cell>
          <table:table-cell table:style-name="ce30" table:formula="of:=[.S79]-[.S88]" office:value-type="float" office:value="0.678999999999999">
            <text:p>0.67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26">
            <text:p>-4.926</text:p>
          </table:table-cell>
          <table:table-cell table:style-name="ce30" table:formula="of:=[.Y79]-[.Y88]" office:value-type="float" office:value="0.686">
            <text:p>0.6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32">
            <text:p>-4.832</text:p>
          </table:table-cell>
          <table:table-cell table:style-name="ce30" table:formula="of:=[.AE79]-[.AE88]" office:value-type="float" office:value="0.704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24" table:formula="of:=MAX(MAX([.H89];[.N89];[.T89];[.Z89];[.AF89];[.AL89]);-MIN([.H89];[.N89];[.T89];[.Z89];[.AF89];[.AL89]))" office:value-type="float" office:value="14.5695364238411">
            <text:p>14.5695364238</text:p>
          </table:table-cell>
          <table:table-cell table:style-name="ce26" table:formula="of:=AVERAGE([.H89];[.N89];[.T89];[.Z89];[.AF89];[.AL89])" office:value-type="float" office:value="13.5657960069628">
            <text:p>13.5657960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065618762">
            <text:p>-8.8065618762</text:p>
          </table:table-cell>
          <table:table-cell/>
          <table:table-cell table:style-name="ce26" table:formula="of:=ABS(([.H88]/[.G88])*100)" office:value-type="float" office:value="12.4928476063323">
            <text:p>12.492847606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015734453">
            <text:p>-13.2015734453</text:p>
          </table:table-cell>
          <table:table-cell/>
          <table:table-cell table:style-name="ce26" table:formula="of:=ABS(([.N88]/[.M88])*100)" office:value-type="float" office:value="13.2004735595896">
            <text:p>13.200473559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5961648648">
            <text:p>-17.5961648648</text:p>
          </table:table-cell>
          <table:table-cell/>
          <table:table-cell table:style-name="ce26" table:formula="of:=ABS(([.T88]/[.S88])*100)" office:value-type="float" office:value="13.6400160707111">
            <text:p>13.64001607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990494061">
            <text:p>-21.990494061</text:p>
          </table:table-cell>
          <table:table-cell/>
          <table:table-cell table:style-name="ce26" table:formula="of:=ABS(([.Z88]/[.Y88])*100)" office:value-type="float" office:value="13.9261063743402">
            <text:p>13.926106374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9616135391">
            <text:p>-43.9616135391</text:p>
          </table:table-cell>
          <table:table-cell/>
          <table:table-cell table:style-name="ce26" table:formula="of:=ABS(([.AF88]/[.AE88])*100)" office:value-type="float" office:value="14.5695364238411">
            <text:p>14.569536423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7789291313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1877475138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5939555349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9993541753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0241793873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>
            <text:p>0.0276327449</text:p>
          </table:table-cell>
          <table:table-cell table:style-name="ce11" table:formula="of:=[.F91]*conv" office:value-type="float" office:value="0.751925246264314">
            <text:p>0.7519252463</text:p>
          </table:table-cell>
          <table:table-cell table:style-name="ce30" table:formula="of:=[.G82]-[.G91]" office:value-type="float" office:value="0.260458158659761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>
            <text:p>0.0138259315</text:p>
          </table:table-cell>
          <table:table-cell table:style-name="ce11" table:formula="of:=[.L91]*conv" office:value-type="float" office:value="0.37622273811715">
            <text:p>0.3762227381</text:p>
          </table:table-cell>
          <table:table-cell table:style-name="ce30" table:formula="of:=[.M82]-[.M91]" office:value-type="float" office:value="0.398070404985237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>
            <text:p>0.0022093299</text:p>
          </table:table-cell>
          <table:table-cell table:style-name="ce11" table:formula="of:=[.R91]*conv" office:value-type="float" office:value="0.0601189253961831">
            <text:p>0.0601189254</text:p>
          </table:table-cell>
          <table:table-cell table:style-name="ce30" table:formula="of:=[.S82]-[.S91]" office:value-type="float" office:value="0.595530567642855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>
            <text:p>-0.0088601143</text:p>
          </table:table-cell>
          <table:table-cell table:style-name="ce11" table:formula="of:=[.X91]*conv" office:value-type="float" office:value="-0.241095976931224">
            <text:p>-0.2410959769</text:p>
          </table:table-cell>
          <table:table-cell table:style-name="ce30" table:formula="of:=[.Y82]-[.Y91]" office:value-type="float" office:value="0.826867940716279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>
            <text:p>-0.0625658482</text:p>
          </table:table-cell>
          <table:table-cell table:style-name="ce11" table:formula="of:=[.AD91]*conv" office:value-type="float" office:value="-1.70250335193889">
            <text:p>-1.7025033519</text:p>
          </table:table-cell>
          <table:table-cell table:style-name="ce30" table:formula="of:=[.AE82]-[.AE91]" office:value-type="float" office:value="2.16374698608004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4" table:formula="of:=MAX(MAX([.H92];[.N92];[.T92];[.Z92];[.AF92];[.AL92]);-MIN([.H92];[.N92];[.T92];[.Z92];[.AF92];[.AL92]))" office:value-type="float" office:value="990.587512531726">
            <text:p>990.5875125317</text:p>
          </table:table-cell>
          <table:table-cell table:style-name="ce26" table:formula="of:=AVERAGE([.H92];[.N92];[.T92];[.Z92];[.AF92];[.AL92])" office:value-type="float" office:value="320.217538096328">
            <text:p>320.21753809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5697721248">
            <text:p>-8.5697721248</text:p>
          </table:table-cell>
          <table:table-cell/>
          <table:table-cell table:style-name="ce26" table:formula="of:=ABS(([.H91]/[.G91])*100)" office:value-type="float" office:value="34.6388367665215">
            <text:p>34.638836766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9848144897">
            <text:p>-12.9848144897</text:p>
          </table:table-cell>
          <table:table-cell/>
          <table:table-cell table:style-name="ce26" table:formula="of:=ABS(([.N91]/[.M91])*100)" office:value-type="float" office:value="105.807109633359">
            <text:p>105.8071096334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3934379021">
            <text:p>-17.3934379021</text:p>
          </table:table-cell>
          <table:table-cell/>
          <table:table-cell table:style-name="ce26" table:formula="of:=ABS(([.T91]/[.S91])*100)" office:value-type="float" office:value="990.587512531726">
            <text:p>990.587512531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7998203954">
            <text:p>-21.7998203954</text:p>
          </table:table-cell>
          <table:table-cell/>
          <table:table-cell table:style-name="ce26" table:formula="of:=ABS(([.Z91]/[.Y91])*100)" office:value-type="float" office:value="342.962147789033">
            <text:p>342.96214778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8285663593">
            <text:p>-43.8285663593</text:p>
          </table:table-cell>
          <table:table-cell/>
          <table:table-cell table:style-name="ce26" table:formula="of:=ABS(([.AF91]/[.AE91])*100)" office:value-type="float" office:value="127.092083761002">
            <text:p>127.09208376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>
            <text:p>0.2367897514</text:p>
          </table:table-cell>
          <table:table-cell table:formula="of:=[.F93]*conv" office:value-type="float" office:value="6.44337697100481">
            <text:p>6.443376971</text:p>
          </table:table-cell>
          <table:table-cell table:style-name="ce30" table:formula="of:=[.G84]-[.G93]" office:value-type="float" office:value="-0.643215438648343">
            <text:p>-0.6432154386</text:p>
          </table:table-cell>
          <table:table-cell table:number-columns-repeated="3"/>
          <table:table-cell table:formula="of:=[.L92]-[.L89]" office:value-type="float" office:value="0.2167589556">
            <text:p>0.2167589556</text:p>
          </table:table-cell>
          <table:table-cell table:formula="of:=[.L93]*conv" office:value-type="float" office:value="5.89831128465002">
            <text:p>5.8983112847</text:p>
          </table:table-cell>
          <table:table-cell table:style-name="ce30" table:formula="of:=[.M84]-[.M93]" office:value-type="float" office:value="-0.554807247712516">
            <text:p>-0.5548072477</text:p>
          </table:table-cell>
          <table:table-cell table:number-columns-repeated="3"/>
          <table:table-cell table:formula="of:=[.R92]-[.R89]" office:value-type="float" office:value="0.202726962699998">
            <text:p>0.2027269627</text:p>
          </table:table-cell>
          <table:table-cell table:formula="of:=[.R93]*conv" office:value-type="float" office:value="5.51648133054681">
            <text:p>5.5164813305</text:p>
          </table:table-cell>
          <table:table-cell table:style-name="ce30" table:formula="of:=[.S84]-[.S93]" office:value-type="float" office:value="-0.433549729205872">
            <text:p>-0.4335497292</text:p>
          </table:table-cell>
          <table:table-cell table:number-columns-repeated="3"/>
          <table:table-cell table:formula="of:=[.X92]-[.X89]" office:value-type="float" office:value="0.190673665599999">
            <text:p>0.1906736656</text:p>
          </table:table-cell>
          <table:table-cell table:formula="of:=[.X93]*conv" office:value-type="float" office:value="5.18849442866598">
            <text:p>5.1884944287</text:p>
          </table:table-cell>
          <table:table-cell table:style-name="ce30" table:formula="of:=[.Y84]-[.Y93]" office:value-type="float" office:value="-0.273292685719142">
            <text:p>-0.2732926857</text:p>
          </table:table-cell>
          <table:table-cell table:number-columns-repeated="3"/>
          <table:table-cell table:formula="of:=[.AD92]-[.AD89]" office:value-type="float" office:value="0.133047179800002">
            <text:p>0.1330471798</text:p>
          </table:table-cell>
          <table:table-cell table:formula="of:=[.AD93]*conv" office:value-type="float" office:value="3.62039796617849">
            <text:p>3.6203979662</text:p>
          </table:table-cell>
          <table:table-cell table:style-name="ce30" table:formula="of:=[.AE84]-[.AE93]" office:value-type="float" office:value="0.927962530823678">
            <text:p>0.9279625308</text:p>
          </table:table-cell>
          <table:table-cell/>
          <table:table-cell>
            <draw:frame table:end-cell-address="'Long chains'.AN105" table:end-x="1.154cm" table:end-y="0.227cm" draw:z-index="15" draw:style-name="gr1" draw:text-style-name="P1" svg:width="13cm" svg:height="6.002cm" svg:x="1.703cm" svg:y="0.151cm">
              <draw:object draw:notify-on-update-of-ranges="'Long chains'.A95:'Long chains'.A95 'Long chains'.A101:'Long chains'.A10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2" table:number-columns-repeated="989"/>
          <table:table-cell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25.6315062457951">
            <text:p>25.6315062458</text:p>
          </table:table-cell>
          <table:table-cell table:style-name="ce26" table:formula="of:=AVERAGE([.H94];[.N94];[.T94];[.Z94];[.AF94];[.AL94])" office:value-type="float" office:value="11.6293496952628">
            <text:p>11.6293496953</text:p>
          </table:table-cell>
          <table:table-cell table:number-columns-repeated="5"/>
          <table:table-cell table:style-name="ce26" table:formula="of:=ABS(([.H93]/[.G93])*100)" office:value-type="float" office:value="9.98258275967419">
            <text:p>9.9825827597</text:p>
          </table:table-cell>
          <table:table-cell table:number-columns-repeated="5"/>
          <table:table-cell table:style-name="ce26" table:formula="of:=ABS(([.N93]/[.M93])*100)" office:value-type="float" office:value="9.40620494473336">
            <text:p>9.4062049447</text:p>
          </table:table-cell>
          <table:table-cell table:number-columns-repeated="5"/>
          <table:table-cell table:style-name="ce26" table:formula="of:=ABS(([.T93]/[.S93])*100)" office:value-type="float" office:value="7.85917151219466">
            <text:p>7.8591715122</text:p>
          </table:table-cell>
          <table:table-cell table:number-columns-repeated="5"/>
          <table:table-cell table:style-name="ce26" table:formula="of:=ABS(([.Z93]/[.Y93])*100)" office:value-type="float" office:value="5.26728301391677">
            <text:p>5.2672830139</text:p>
          </table:table-cell>
          <table:table-cell table:number-columns-repeated="5"/>
          <table:table-cell table:style-name="ce26" table:formula="of:=ABS(([.AF93]/[.AE93])*100)" office:value-type="float" office:value="25.6315062457951">
            <text:p>25.6315062458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2284">
            <text:p>-773.68932322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908">
            <text:p>-1159.95600490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7380995497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14733154">
            <text:p>-1159.921473315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160481586">
            <text:p>-1546.191604815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600976819">
            <text:p>-1932.46009768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42828448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8]-[.F97]" office:value-type="float" office:value="0.0419422329030112">
            <text:p>0.0419422329</text:p>
          </table:table-cell>
          <table:table-cell table:style-name="ce11" table:formula="of:=[.F99]*conv" office:value-type="float" office:value="1.14130622631239">
            <text:p>1.1413062263</text:p>
          </table:table-cell>
          <table:table-cell table:style-name="ce2"/>
          <table:table-cell table:number-columns-repeated="3"/>
          <table:table-cell table:style-name="ce11" table:formula="of:=[.L98]-[.L97]" office:value-type="float" office:value="0.0345315926001604">
            <text:p>0.0345315926</text:p>
          </table:table-cell>
          <table:table-cell table:style-name="ce11" table:formula="of:=[.L99]*conv" office:value-type="float" office:value="0.939652443640319">
            <text:p>0.9396524436</text:p>
          </table:table-cell>
          <table:table-cell table:number-columns-repeated="4"/>
          <table:table-cell table:style-name="ce11" table:formula="of:=[.R98]-[.R97]" office:value-type="float" office:value="0.0311187561399038">
            <text:p>0.0311187561</text:p>
          </table:table-cell>
          <table:table-cell table:style-name="ce11" table:formula="of:=[.R99]*conv" office:value-type="float" office:value="0.846784438484658">
            <text:p>0.8467844385</text:p>
          </table:table-cell>
          <table:table-cell table:number-columns-repeated="4"/>
          <table:table-cell table:style-name="ce11" table:formula="of:=[.X98]-[.X97]" office:value-type="float" office:value="0.0293842001001394">
            <text:p>0.0293842001</text:p>
          </table:table-cell>
          <table:table-cell table:style-name="ce11" table:formula="of:=[.X99]*conv" office:value-type="float" office:value="0.799584767149832">
            <text:p>0.7995847671</text:p>
          </table:table-cell>
          <table:table-cell table:number-columns-repeated="4"/>
          <table:table-cell table:style-name="ce11" table:formula="of:=[.AD98]-[.AD97]" office:value-type="float" office:value="0.0267804365198572">
            <text:p>0.0267804365</text:p>
          </table:table-cell>
          <table:table-cell table:style-name="ce11" table:formula="of:=[.AD99]*conv" office:value-type="float" office:value="0.728732755219675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5" table:number-columns-repeated="2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996"/>
        </table:table-row>
        <table:table-row table:style-name="ro1">
          <table:table-cell table:style-name="ce24"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8.6743251438">
            <text:p>-8.6743251438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6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324218985033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69117274713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02243780077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312118050046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2761322603039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1">
          <table:table-cell table:style-name="ce24" table:formula="of:=MAX(MAX([.H105];[.N105];[.T105];[.Z105];[.AF105];[.AL105]);-MIN([.H105];[.N105];[.T105];[.Z105];[.AF105];[.AL105]))" office:value-type="float" office:value="0.0233821699921084">
            <text:p>0.02338217</text:p>
          </table:table-cell>
          <table:table-cell table:style-name="ce26" table:formula="of:=AVERAGE([.H105];[.N105];[.T105];[.Z105];[.AF105];[.AL105])" office:value-type="float" office:value="0.00545214816659529">
            <text:p>0.0054521482</text:p>
          </table:table-cell>
          <table:table-cell table:number-columns-repeated="3"/>
          <table:table-cell table:style-name="ce11" table:formula="of:=[.F104]-[.F103]" office:value-type="float" office:value="0.0410829539496707">
            <text:p>0.0410829539</text:p>
          </table:table-cell>
          <table:table-cell table:style-name="ce11" table:formula="of:=[.F105]*conv" office:value-type="float" office:value="1.11792405632028">
            <text:p>1.1179240563</text:p>
          </table:table-cell>
          <table:table-cell table:style-name="ce30" table:formula="of:=[.G99]-[.G105]" office:value-type="float" office:value="0.0233821699921084">
            <text:p>0.02338217</text:p>
          </table:table-cell>
          <table:table-cell table:number-columns-repeated="3"/>
          <table:table-cell table:style-name="ce11" table:formula="of:=[.L104]-[.L103]" office:value-type="float" office:value="0.0341333785870006">
            <text:p>0.0341333786</text:p>
          </table:table-cell>
          <table:table-cell table:style-name="ce11" table:formula="of:=[.L105]*conv" office:value-type="float" office:value="0.92881648901494">
            <text:p>0.928816489</text:p>
          </table:table-cell>
          <table:table-cell table:style-name="ce30" table:formula="of:=[.M99]-[.M105]" office:value-type="float" office:value="0.0108359546253782">
            <text:p>0.0108359546</text:p>
          </table:table-cell>
          <table:table-cell table:number-columns-repeated="3"/>
          <table:table-cell table:style-name="ce11" table:formula="of:=[.R104]-[.R103]" office:value-type="float" office:value="0.0309891135230025">
            <text:p>0.0309891135</text:p>
          </table:table-cell>
          <table:table-cell table:style-name="ce11" table:formula="of:=[.R105]*conv" office:value-type="float" office:value="0.84325668338857">
            <text:p>0.8432566834</text:p>
          </table:table-cell>
          <table:table-cell table:style-name="ce30" table:formula="of:=[.S99]-[.S105]" office:value-type="float" office:value="0.00352775509608727">
            <text:p>0.0035277551</text:p>
          </table:table-cell>
          <table:table-cell table:number-columns-repeated="3"/>
          <table:table-cell table:style-name="ce11" table:formula="of:=[.X104]-[.X103]" office:value-type="float" office:value="0.0294291335954">
            <text:p>0.0294291336</text:p>
          </table:table-cell>
          <table:table-cell table:style-name="ce11" table:formula="of:=[.X105]*conv" office:value-type="float" office:value="0.800807469766297">
            <text:p>0.8008074698</text:p>
          </table:table-cell>
          <table:table-cell table:style-name="ce30" table:formula="of:=[.Y99]-[.Y105]" office:value-type="float" office:value="-0.00122270261646451">
            <text:p>-0.0012227026</text:p>
          </table:table-cell>
          <table:table-cell table:number-columns-repeated="3"/>
          <table:table-cell table:style-name="ce11" table:formula="of:=[.AD104]-[.AD103]" office:value-type="float" office:value="0.0271208247960999">
            <text:p>0.0271208248</text:p>
          </table:table-cell>
          <table:table-cell table:style-name="ce11" table:formula="of:=[.AD105]*conv" office:value-type="float" office:value="0.737995191483808">
            <text:p>0.7379951915</text:p>
          </table:table-cell>
          <table:table-cell table:style-name="ce30" table:formula="of:=[.AE99]-[.AE105]" office:value-type="float" office:value="-0.00926243626413292">
            <text:p>-0.0092624363</text:p>
          </table:table-cell>
          <table:table-cell table:number-columns-repeated="5"/>
          <table:table-cell/>
          <table:table-cell table:number-columns-repeated="98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CP Stutt" table:style-name="ta2" table:print="false">
        <table:table-column table:style-name="co9" table:number-columns-repeated="6" table:default-cell-style-name="Default"/>
        <table:table-row table:style-name="ro1">
          <table:table-cell/>
          <table:table-cell table:style-name="ce36" office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6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/>
          <table:table-cell table:style-name="ce36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>
            <draw:frame table:end-cell-address="'ECP Stutt'.L15" table:end-x="0.773cm" table:end-y="0.141cm" draw:z-index="0" draw:style-name="gr1" draw:text-style-name="P1" svg:width="13cm" svg:height="5.996cm" svg:x="1.322cm" svg:y="0.071cm">
              <draw:object draw:notify-on-update-of-ranges="'ECP Stutt'.A16:'ECP Stutt'.A21 'ECP Stutt'.C14:'ECP Stutt'.C14 'ECP Stutt'.C16:'ECP Stutt'.C21 'ECP Stutt'.E14:'ECP Stutt'.E14 'ECP Stutt'.E16:'ECP Stutt'.E21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6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/>
          <table:table-cell table:style-name="ce36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/>
          <table:table-cell table:style-name="ce36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/>
          <table:table-cell table:style-name="ce36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/>
          <table:table-cell table:style-name="ce36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6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6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6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6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6" office:value-type="string">
            <text:p>PBE0</text:p>
          </table:table-cell>
          <table:table-cell office:value-type="string">
            <text:p>Reference alkenes</text:p>
          </table:table-cell>
          <table:table-cell/>
          <table:table-cell office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6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 office:value-type="string">
            <text:p>C2H4</text:p>
          </table:table-cell>
          <table:table-cell table:style-name="ce36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/>
        </table:table-row>
        <table:table-row table:style-name="ro1">
          <table:table-cell office:value-type="string">
            <text:p>C4H6</text:p>
          </table:table-cell>
          <table:table-cell table:style-name="ce36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 office:value-type="string">
            <text:p>C6H8</text:p>
          </table:table-cell>
          <table:table-cell table:style-name="ce36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 office:value-type="string">
            <text:p>C8H10</text:p>
          </table:table-cell>
          <table:table-cell table:style-name="ce36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 office:value-type="string">
            <text:p>C10H12</text:p>
          </table:table-cell>
          <table:table-cell table:style-name="ce36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 office:value-type="string">
            <text:p>C12H14</text:p>
          </table:table-cell>
          <table:table-cell table:style-name="ce36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6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6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6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6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named-expressions>
        <table:named-range table:name="h2ev" table:base-cell-address="$Sheet1.$A$1" table:cell-range-address="Sheet1.$B$3"/>
        <table:named-range table:name="conv" table:base-cell-address="$Sheet7.$B$2" table:cell-range-address="$cnhn_2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21/09/2017</text:date>, <text:time>21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ex punter</meta:initial-creator>
    <meta:creation-date>2017-02-27T15:57:40Z</meta:creation-date>
    <dc:date>2017-09-21T21:10:21.88</dc:date>
    <meta:editing-cycles>94</meta:editing-cycles>
    <meta:editing-duration>P26DT3H30M53S</meta:editing-duration>
    <meta:document-statistic meta:table-count="7" meta:cell-count="5482" meta:object-count="5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42cm" xlink:href="." xlink:type="simple" chart:class="chart:bar" chart:style-name="ch1">
        <chart:title svg:x="5.295cm" svg:y="5.808cm" chart:style-name="ch2">
          <text:p>Singlet-Triplet split ECP1</text:p>
        </chart:title>
        <chart:legend svg:x="11.373cm" svg:y="3.755cm" style:legend-expansion="custom" chartooo:width="2.743cm" chartooo:height="1.602cm" style:legend-expansion-aspect-ratio="1.71223470661673" chart:style-name="ch3"/>
        <chart:plot-area chart:style-name="ch4" chart:data-source-has-labels="both" svg:x="0.662cm" svg:y="0.235cm" svg:width="12.359cm" svg:height="5.499cm">
          <chartooo:coordinate-region svg:x="1.389cm" svg:y="0.447cm" svg:width="11.632cm" svg:height="5.075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001cm" svg:y="3.557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41cm" svg:y="0.142cm" chart:style-name="ch2">
          <text:p>Triplet-Singlet TPSS</text:p>
        </chart:title>
        <chart:legend svg:x="5.247cm" svg:y="0.935cm" style:legend-expansion="custom" chartooo:width="7.073cm" chartooo:height="0.99cm" style:legend-expansion-aspect-ratio="7.14444444444445" chart:style-name="ch3"/>
        <chart:plot-area chart:style-name="ch4" table:cell-range-address="cnhn_2.D47:cnhn_2.D47 cnhn_2.J47:cnhn_2.J47 cnhn_2.P47:cnhn_2.P47 cnhn_2.V47:cnhn_2.V47 cnhn_2.AB47:cnhn_2.AB47 cnhn_2.AH47:cnhn_2.AH47 cnhn_2.D82:cnhn_2.D82 cnhn_2.G87:cnhn_2.G87 cnhn_2.M87:cnhn_2.M87 cnhn_2.S87:cnhn_2.S87 cnhn_2.Y87:cnhn_2.Y87 cnhn_2.AE87:cnhn_2.AE87 cnhn_2.AK87:cnhn_2.AK87 cnhn_2.D91:cnhn_2.D91 cnhn_2.G96:cnhn_2.G96 cnhn_2.M96:cnhn_2.M96 cnhn_2.S96:cnhn_2.S96 cnhn_2.Y96:cnhn_2.Y96 cnhn_2.AE96:cnhn_2.AE96 cnhn_2.AK96:cnhn_2.AK96" chart:data-source-has-labels="both" svg:x="0.863cm" svg:y="0.687cm" svg:width="11.435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87:cnhn_2.G87 cnhn_2.M87:cnhn_2.M87 cnhn_2.S87:cnhn_2.S87 cnhn_2.Y87:cnhn_2.Y87 cnhn_2.AE87:cnhn_2.AE87 cnhn_2.AK87:cnhn_2.AK87" chart:label-cell-address="cnhn_2.D82:cnhn_2.D82" chart:class="chart:bar">
            <chart:data-point chart:repeated="6"/>
          </chart:series>
          <chart:series chart:style-name="ch10" chart:values-cell-range-address="cnhn_2.G96:cnhn_2.G96 cnhn_2.M96:cnhn_2.M96 cnhn_2.S96:cnhn_2.S96 cnhn_2.Y96:cnhn_2.Y96 cnhn_2.AE96:cnhn_2.AE96 cnhn_2.AK96:cnhn_2.AK96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4.34943585027534">
                <text:p>4.34943585027534</text:p>
                <draw:g>
                  <svg:desc>cnhn_2.G87:cnhn_2.G87 cnhn_2.M87:cnhn_2.M87 cnhn_2.S87:cnhn_2.S87 cnhn_2.Y87:cnhn_2.Y87 cnhn_2.AE87:cnhn_2.AE87 cnhn_2.AK87:cnhn_2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4.1201425066037">
                <text:p>4.1201425066037</text:p>
                <draw:g>
                  <svg:desc>cnhn_2.G96:cnhn_2.G96 cnhn_2.M96:cnhn_2.M96 cnhn_2.S96:cnhn_2.S96 cnhn_2.Y96:cnhn_2.Y96 cnhn_2.AE96:cnhn_2.AE96 cnhn_2.AK96:cnhn_2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78cm" svg:y="0.14cm" chart:style-name="ch2">
          <text:p>Triplet-Cation TPSS</text:p>
        </chart:title>
        <chart:legend svg:x="6.83cm" svg:y="0.897cm" style:legend-expansion="custom" chartooo:width="5.443cm" chartooo:height="1.417cm" style:legend-expansion-aspect-ratio="3.84121383203952" chart:style-name="ch3"/>
        <chart:plot-area chart:style-name="ch4" table:cell-range-address="cnhn_2.D47:cnhn_2.D47 cnhn_2.J47:cnhn_2.J47 cnhn_2.P47:cnhn_2.P47 cnhn_2.V47:cnhn_2.V47 cnhn_2.AB47:cnhn_2.AB47 cnhn_2.AH47:cnhn_2.AH47 cnhn_2.D82:cnhn_2.D82 cnhn_2.G89:cnhn_2.G89 cnhn_2.M89:cnhn_2.M89 cnhn_2.S89:cnhn_2.S89 cnhn_2.Y89:cnhn_2.Y89 cnhn_2.AE89:cnhn_2.AE89 cnhn_2.AK89:cnhn_2.AK89 cnhn_2.D91:cnhn_2.D91 cnhn_2.G98:cnhn_2.G98 cnhn_2.M98:cnhn_2.M98 cnhn_2.S98:cnhn_2.S98 cnhn_2.Y98:cnhn_2.Y98 cnhn_2.AE98:cnhn_2.AE98 cnhn_2.AK98:cnhn_2.AK98" chart:data-source-has-labels="both" svg:x="0.678cm" svg:y="0.686cm" svg:width="11.62cm" svg:height="5.275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cnhn_2.G89:cnhn_2.G89 cnhn_2.M89:cnhn_2.M89 cnhn_2.S89:cnhn_2.S89 cnhn_2.Y89:cnhn_2.Y89 cnhn_2.AE89:cnhn_2.AE89 cnhn_2.AK89:cnhn_2.AK89" chart:label-cell-address="cnhn_2.D82:cnhn_2.D82" chart:class="chart:bar">
            <chart:data-point chart:repeated="6"/>
          </chart:series>
          <chart:series chart:style-name="ch10" chart:values-cell-range-address="cnhn_2.G98:cnhn_2.G98 cnhn_2.M98:cnhn_2.M98 cnhn_2.S98:cnhn_2.S98 cnhn_2.Y98:cnhn_2.Y98 cnhn_2.AE98:cnhn_2.AE98 cnhn_2.AK98:cnhn_2.AK98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10.436827451045">
                <text:p>10.436827451045</text:p>
                <draw:g>
                  <svg:desc>cnhn_2.G89:cnhn_2.G89 cnhn_2.M89:cnhn_2.M89 cnhn_2.S89:cnhn_2.S89 cnhn_2.Y89:cnhn_2.Y89 cnhn_2.AE89:cnhn_2.AE89 cnhn_2.AK89:cnhn_2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11.4506192709711">
                <text:p>11.4506192709711</text:p>
                <draw:g>
                  <svg:desc>cnhn_2.G98:cnhn_2.G98 cnhn_2.M98:cnhn_2.M98 cnhn_2.S98:cnhn_2.S98 cnhn_2.Y98:cnhn_2.Y98 cnhn_2.AE98:cnhn_2.AE98 cnhn_2.AK98:cnhn_2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25cm" svg:y="0.142cm" chart:style-name="ch2">
          <text:p>Triplet-Cation TPSSH</text:p>
        </chart:title>
        <chart:legend svg:x="6.924cm" svg:y="0.896cm" style:legend-expansion="custom" chartooo:width="5.443cm" chartooo:height="1.622cm" style:legend-expansion-aspect-ratio="3.3557336621455" chart:style-name="ch3"/>
        <chart:plot-area chart:style-name="ch4" table:cell-range-address="cnhn_2.D47:cnhn_2.D47 cnhn_2.J47:cnhn_2.J47 cnhn_2.P47:cnhn_2.P47 cnhn_2.V47:cnhn_2.V47 cnhn_2.AB47:cnhn_2.AB47 cnhn_2.AH47:cnhn_2.AH47 cnhn_2.D100:cnhn_2.D100 cnhn_2.G107:cnhn_2.G107 cnhn_2.M107:cnhn_2.M107 cnhn_2.S107:cnhn_2.S107 cnhn_2.Y107:cnhn_2.Y107 cnhn_2.AE107:cnhn_2.AE107 cnhn_2.AK107:cnhn_2.AK107 cnhn_2.D109:cnhn_2.D109 cnhn_2.G116:cnhn_2.G116 cnhn_2.M116:cnhn_2.M116 cnhn_2.S116:cnhn_2.S116 cnhn_2.Y116:cnhn_2.Y116 cnhn_2.AE116:cnhn_2.AE116 cnhn_2.AK116:cnhn_2.AK116" chart:data-source-has-labels="both" svg:x="0.678cm" svg:y="0.687cm" svg:width="11.62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107:cnhn_2.G107 cnhn_2.M107:cnhn_2.M107 cnhn_2.S107:cnhn_2.S107 cnhn_2.Y107:cnhn_2.Y107 cnhn_2.AE107:cnhn_2.AE107 cnhn_2.AK107:cnhn_2.AK107" chart:label-cell-address="cnhn_2.D100:cnhn_2.D100" chart:class="chart:bar">
            <chart:data-point chart:repeated="6"/>
          </chart:series>
          <chart:series chart:style-name="ch10" chart:values-cell-range-address="cnhn_2.G116:cnhn_2.G116 cnhn_2.M116:cnhn_2.M116 cnhn_2.S116:cnhn_2.S116 cnhn_2.Y116:cnhn_2.Y116 cnhn_2.AE116:cnhn_2.AE116 cnhn_2.AK116:cnhn_2.AK116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10.4249531620469">
                <text:p>10.4249531620469</text:p>
                <draw:g>
                  <svg:desc>cnhn_2.G107:cnhn_2.G107 cnhn_2.M107:cnhn_2.M107 cnhn_2.S107:cnhn_2.S107 cnhn_2.Y107:cnhn_2.Y107 cnhn_2.AE107:cnhn_2.AE107 cnhn_2.AK107:cnhn_2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11.3867862500987">
                <text:p>11.3867862500987</text:p>
                <draw:g>
                  <svg:desc>cnhn_2.G116:cnhn_2.G116 cnhn_2.M116:cnhn_2.M116 cnhn_2.S116:cnhn_2.S116 cnhn_2.Y116:cnhn_2.Y116 cnhn_2.AE116:cnhn_2.AE116 cnhn_2.AK116:cnhn_2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341cm" svg:y="0.139cm" chart:style-name="ch2">
          <text:p>Singlet HOMO TPSS</text:p>
        </chart:title>
        <chart:legend svg:x="6.641cm" svg:y="4.214cm" style:legend-expansion="custom" chartooo:width="5.585cm" chartooo:height="1.096cm" style:legend-expansion-aspect-ratio="5.09580291970803" chart:style-name="ch3"/>
        <chart:plot-area chart:style-name="ch4" table:cell-range-address="cnhn_2.D47:cnhn_2.D47 cnhn_2.J47:cnhn_2.J47 cnhn_2.P47:cnhn_2.P47 cnhn_2.V47:cnhn_2.V47 cnhn_2.AB47:cnhn_2.AB47 cnhn_2.AH47:cnhn_2.AH47 cnhn_2.D82:cnhn_2.D82 cnhn_2.G84:cnhn_2.G84 cnhn_2.M84:cnhn_2.M84 cnhn_2.S84:cnhn_2.S84 cnhn_2.Y84:cnhn_2.Y84 cnhn_2.AE84:cnhn_2.AE84 cnhn_2.AK84:cnhn_2.AK84 cnhn_2.D91:cnhn_2.D91 cnhn_2.G93:cnhn_2.G93 cnhn_2.M93:cnhn_2.M93 cnhn_2.S93:cnhn_2.S93 cnhn_2.Y93:cnhn_2.Y93 cnhn_2.AE93:cnhn_2.AE93 cnhn_2.AK93:cnhn_2.AK93" chart:data-source-has-labels="both" svg:x="0.757cm" svg:y="0.687cm" svg:width="11.541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84:cnhn_2.G84 cnhn_2.M84:cnhn_2.M84 cnhn_2.S84:cnhn_2.S84 cnhn_2.Y84:cnhn_2.Y84 cnhn_2.AE84:cnhn_2.AE84 cnhn_2.AK84:cnhn_2.AK84" chart:label-cell-address="cnhn_2.D82:cnhn_2.D82" chart:class="chart:bar">
            <chart:data-point chart:repeated="6"/>
          </chart:series>
          <chart:series chart:style-name="ch10" chart:values-cell-range-address="cnhn_2.G93:cnhn_2.G93 cnhn_2.M93:cnhn_2.M93 cnhn_2.S93:cnhn_2.S93 cnhn_2.Y93:cnhn_2.Y93 cnhn_2.AE93:cnhn_2.AE93 cnhn_2.AK93:cnhn_2.AK93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-6.574">
                <text:p>-6.574</text:p>
                <draw:g>
                  <svg:desc>cnhn_2.G84:cnhn_2.G84 cnhn_2.M84:cnhn_2.M84 cnhn_2.S84:cnhn_2.S84 cnhn_2.Y84:cnhn_2.Y84 cnhn_2.AE84:cnhn_2.AE84 cnhn_2.AK84:cnhn_2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-7.252">
                <text:p>-7.252</text:p>
                <draw:g>
                  <svg:desc>cnhn_2.G93:cnhn_2.G93 cnhn_2.M93:cnhn_2.M93 cnhn_2.S93:cnhn_2.S93 cnhn_2.Y93:cnhn_2.Y93 cnhn_2.AE93:cnhn_2.AE93 cnhn_2.AK93:cnhn_2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166cm" svg:y="0.141cm" chart:style-name="ch2">
          <text:p>Triplet-Singlet TPSSH</text:p>
        </chart:title>
        <chart:legend svg:x="5.71cm" svg:y="0.848cm" style:legend-expansion="custom" chartooo:width="6.61cm" chartooo:height="0.998cm" style:legend-expansion-aspect-ratio="6.62324649298597" chart:style-name="ch3"/>
        <chart:plot-area chart:style-name="ch4" table:cell-range-address="cnhn_2.D47:cnhn_2.D47 cnhn_2.J47:cnhn_2.J47 cnhn_2.P47:cnhn_2.P47 cnhn_2.V47:cnhn_2.V47 cnhn_2.AB47:cnhn_2.AB47 cnhn_2.AH47:cnhn_2.AH47 cnhn_2.D100:cnhn_2.D100 cnhn_2.G105:cnhn_2.G105 cnhn_2.M105:cnhn_2.M105 cnhn_2.S105:cnhn_2.S105 cnhn_2.Y105:cnhn_2.Y105 cnhn_2.AE105:cnhn_2.AE105 cnhn_2.AK105:cnhn_2.AK105 cnhn_2.D109:cnhn_2.D109 cnhn_2.G114:cnhn_2.G114 cnhn_2.M114:cnhn_2.M114 cnhn_2.S114:cnhn_2.S114 cnhn_2.Y114:cnhn_2.Y114 cnhn_2.AE114:cnhn_2.AE114 cnhn_2.AK114:cnhn_2.AK114" chart:data-source-has-labels="both" svg:x="0.863cm" svg:y="0.686cm" svg:width="11.435cm" svg:height="5.273cm">
          <chartooo:coordinate-region svg:x="1.299cm" svg:y="0.898cm" svg:width="10.999cm" svg:height="4.38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78cm" chart:style-name="ch7">
              <text:p>eV</text:p>
            </chart:title>
            <chart:grid chart:style-name="ch8" chart:class="major"/>
          </chart:axis>
          <chart:series chart:style-name="ch9" chart:values-cell-range-address="cnhn_2.G105:cnhn_2.G105 cnhn_2.M105:cnhn_2.M105 cnhn_2.S105:cnhn_2.S105 cnhn_2.Y105:cnhn_2.Y105 cnhn_2.AE105:cnhn_2.AE105 cnhn_2.AK105:cnhn_2.AK105" chart:label-cell-address="cnhn_2.D100:cnhn_2.D100" chart:class="chart:bar">
            <chart:data-point chart:repeated="6"/>
          </chart:series>
          <chart:series chart:style-name="ch10" chart:values-cell-range-address="cnhn_2.G114:cnhn_2.G114 cnhn_2.M114:cnhn_2.M114 cnhn_2.S114:cnhn_2.S114 cnhn_2.Y114:cnhn_2.Y114 cnhn_2.AE114:cnhn_2.AE114 cnhn_2.AK114:cnhn_2.AK114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4.312068559382">
                <text:p>4.312068559382</text:p>
                <draw:g>
                  <svg:desc>cnhn_2.G105:cnhn_2.G105 cnhn_2.M105:cnhn_2.M105 cnhn_2.S105:cnhn_2.S105 cnhn_2.Y105:cnhn_2.Y105 cnhn_2.AE105:cnhn_2.AE105 cnhn_2.AK105:cnhn_2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4.16697023260517">
                <text:p>4.16697023260517</text:p>
                <draw:g>
                  <svg:desc>cnhn_2.G114:cnhn_2.G114 cnhn_2.M114:cnhn_2.M114 cnhn_2.S114:cnhn_2.S114 cnhn_2.Y114:cnhn_2.Y114 cnhn_2.AE114:cnhn_2.AE114 cnhn_2.AK114:cnhn_2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18cm" svg:y="0.14cm" chart:style-name="ch2">
          <text:p>Singlet HOMO TPSSH</text:p>
        </chart:title>
        <chart:legend svg:x="6.547cm" svg:y="4.135cm" style:legend-expansion="custom" chartooo:width="5.773cm" chartooo:height="1.125cm" style:legend-expansion-aspect-ratio="5.13155555555556" chart:style-name="ch3"/>
        <chart:plot-area chart:style-name="ch4" table:cell-range-address="cnhn_2.D47:cnhn_2.D47 cnhn_2.J47:cnhn_2.J47 cnhn_2.P47:cnhn_2.P47 cnhn_2.V47:cnhn_2.V47 cnhn_2.AB47:cnhn_2.AB47 cnhn_2.AH47:cnhn_2.AH47 cnhn_2.D100:cnhn_2.D100 cnhn_2.G102:cnhn_2.G102 cnhn_2.M102:cnhn_2.M102 cnhn_2.S102:cnhn_2.S102 cnhn_2.Y102:cnhn_2.Y102 cnhn_2.AE102:cnhn_2.AE102 cnhn_2.AK102:cnhn_2.AK102 cnhn_2.D109:cnhn_2.D109 cnhn_2.G111:cnhn_2.G111 cnhn_2.M111:cnhn_2.M111 cnhn_2.S111:cnhn_2.S111 cnhn_2.Y111:cnhn_2.Y111 cnhn_2.AE111:cnhn_2.AE111 cnhn_2.AK111:cnhn_2.AK111" chart:data-source-has-labels="both" svg:x="0.757cm" svg:y="0.686cm" svg:width="11.541cm" svg:height="5.273cm">
          <chartooo:coordinate-region svg:x="1.299cm" svg:y="0.898cm" svg:width="10.999cm" svg:height="4.38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cnhn_2.G102:cnhn_2.G102 cnhn_2.M102:cnhn_2.M102 cnhn_2.S102:cnhn_2.S102 cnhn_2.Y102:cnhn_2.Y102 cnhn_2.AE102:cnhn_2.AE102 cnhn_2.AK102:cnhn_2.AK102" chart:label-cell-address="cnhn_2.D100:cnhn_2.D100" chart:class="chart:bar">
            <chart:data-point chart:repeated="6"/>
          </chart:series>
          <chart:series chart:style-name="ch10" chart:values-cell-range-address="cnhn_2.G111:cnhn_2.G111 cnhn_2.M111:cnhn_2.M111 cnhn_2.S111:cnhn_2.S111 cnhn_2.Y111:cnhn_2.Y111 cnhn_2.AE111:cnhn_2.AE111 cnhn_2.AK111:cnhn_2.AK111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-7.07">
                <text:p>-7.07</text:p>
                <draw:g>
                  <svg:desc>cnhn_2.G102:cnhn_2.G102 cnhn_2.M102:cnhn_2.M102 cnhn_2.S102:cnhn_2.S102 cnhn_2.Y102:cnhn_2.Y102 cnhn_2.AE102:cnhn_2.AE102 cnhn_2.AK102:cnhn_2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-7.61">
                <text:p>-7.61</text:p>
                <draw:g>
                  <svg:desc>cnhn_2.G111:cnhn_2.G111 cnhn_2.M111:cnhn_2.M111 cnhn_2.S111:cnhn_2.S111 cnhn_2.Y111:cnhn_2.Y111 cnhn_2.AE111:cnhn_2.AE111 cnhn_2.AK111:cnhn_2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cm" svg:y="0.131cm" chart:style-name="ch2">
          <text:p>Triplet-Singlet HF</text:p>
        </chart:title>
        <chart:legend svg:x="6.093cm" svg:y="0.944cm" style:legend-expansion="custom" chartooo:width="6.155cm" chartooo:height="0.651cm" style:legend-expansion-aspect-ratio="9.45468509984639" chart:style-name="ch3"/>
        <chart:plot-area chart:style-name="ch4" table:cell-range-address="rings.D5:rings.D6 rings.J6:rings.J6 rings.P6:rings.P6 rings.V6:rings.V6 rings.AB6:rings.AB6 rings.AH6:rings.AH6 rings.G10:rings.G10 rings.M10:rings.M10 rings.S10:rings.S10 rings.Y10:rings.Y10 rings.AE10:rings.AE10 rings.AK10:rings.AK10 rings.D14:rings.D14 rings.G19:rings.G19 rings.M19:rings.M19 rings.S19:rings.S19 rings.Y19:rings.Y19 rings.AE19:rings.AE19 rings.AK19:rings.AK19" chart:data-source-has-labels="both" svg:x="0.757cm" svg:y="0.687cm" svg:width="11.539cm" svg:height="5.272cm">
          <chartooo:coordinate-region svg:x="1.299cm" svg:y="0.899cm" svg:width="10.997cm" svg:height="4.387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10:rings.G10 rings.M10:rings.M10 rings.S10:rings.S10 rings.Y10:rings.Y10 rings.AE10:rings.AE10 rings.AK10:rings.AK10" chart:label-cell-address="rings.D5:rings.D5" chart:class="chart:bar">
            <chart:data-point chart:repeated="6"/>
          </chart:series>
          <chart:series chart:style-name="ch10" chart:values-cell-range-address="rings.G19:rings.G19 rings.M19:rings.M19 rings.S19:rings.S19 rings.Y19:rings.Y19 rings.AE19:rings.AE19 rings.AK19:rings.AK19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3.44377657021026">
                <text:p>3.44377657021026</text:p>
                <draw:g>
                  <svg:desc>rings.G10:rings.G10 rings.M10:rings.M10 rings.S10:rings.S10 rings.Y10:rings.Y10 rings.AE10:rings.AE10 rings.AK10:rings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3.2534131230242">
                <text:p>3.2534131230242</text:p>
                <draw:g>
                  <svg:desc>rings.G19:rings.G19 rings.M19:rings.M19 rings.S19:rings.S19 rings.Y19:rings.Y19 rings.AE19:rings.AE19 rings.AK19:rings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35cm" xlink:href=".." xlink:type="simple" chart:class="chart:bar" chart:style-name="ch1">
        <chart:title svg:x="4.889cm" svg:y="0.145cm" chart:style-name="ch2">
          <text:p>Triplet-Singlet PBE0</text:p>
        </chart:title>
        <chart:legend svg:x="6.552cm" svg:y="0.903cm" style:legend-expansion="custom" chartooo:width="5.71cm" chartooo:height="0.911cm" style:legend-expansion-aspect-ratio="6.26783754116356" chart:style-name="ch3"/>
        <chart:plot-area chart:style-name="ch4" table:cell-range-address="rings.D6:rings.D6 rings.J6:rings.J6 rings.P6:rings.P6 rings.V6:rings.V6 rings.AB6:rings.AB6 rings.AH6:rings.AH6 rings.D23:rings.D23 rings.G28:rings.G28 rings.M28:rings.M28 rings.S28:rings.S28 rings.Y28:rings.Y28 rings.AE28:rings.AE28 rings.AK28:rings.AK28 rings.D32:rings.D32 rings.G37:rings.G37 rings.M37:rings.M37 rings.S37:rings.S37 rings.Y37:rings.Y37 rings.AE37:rings.AE37 rings.AK37:rings.AK37" chart:data-source-has-labels="both" svg:x="0.864cm" svg:y="0.674cm" svg:width="11.434cm" svg:height="5.223cm">
          <chartooo:coordinate-region svg:x="1.3cm" svg:y="0.886cm" svg:width="10.998cm" svg:height="4.338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7cm" svg:y="3.541cm" chart:style-name="ch7">
              <text:p>eV</text:p>
            </chart:title>
            <chart:grid chart:style-name="ch8" chart:class="major"/>
          </chart:axis>
          <chart:series chart:style-name="ch9" chart:values-cell-range-address="rings.G28:rings.G28 rings.M28:rings.M28 rings.S28:rings.S28 rings.Y28:rings.Y28 rings.AE28:rings.AE28 rings.AK28:rings.AK28" chart:label-cell-address="rings.D23:rings.D23" chart:class="chart:bar">
            <chart:data-point chart:repeated="6"/>
          </chart:series>
          <chart:series chart:style-name="ch10" chart:values-cell-range-address="rings.G37:rings.G37 rings.M37:rings.M37 rings.S37:rings.S37 rings.Y37:rings.Y37 rings.AE37:rings.AE37 rings.AK37:rings.AK37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4.35771980933826">
                <text:p>4.35771980933826</text:p>
                <draw:g>
                  <svg:desc>rings.G28:rings.G28 rings.M28:rings.M28 rings.S28:rings.S28 rings.Y28:rings.Y28 rings.AE28:rings.AE28 rings.AK28:rings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4.21593995171805">
                <text:p>4.21593995171805</text:p>
                <draw:g>
                  <svg:desc>rings.G37:rings.G37 rings.M37:rings.M37 rings.S37:rings.S37 rings.Y37:rings.Y37 rings.AE37:rings.AE37 rings.AK37:rings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4.014cm" svg:y="0.136cm" chart:style-name="ch2">
          <text:p>Excitation TDDFT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ECP Stutt'.A16:'ECP Stutt'.A21 'ECP Stutt'.C14:'ECP Stutt'.C14 'ECP Stutt'.C16:'ECP Stutt'.C21 'ECP Stutt'.E14:'ECP Stutt'.E14 'ECP Stutt'.E16:'ECP Stutt'.E21" chart:data-source-has-labels="both" svg:x="0.864cm" svg:y="0.685cm" svg:width="11.434cm" svg:height="4.919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ECP Stutt'.A16:'ECP Stutt'.A21"/>
          </chart:axis>
          <chart:axis chart:dimension="y" chart:name="primary-y" chart:style-name="ch6">
            <chart:title svg:x="0.017cm" svg:y="3.4cm" chart:style-name="ch7">
              <text:p>eV</text:p>
            </chart:title>
            <chart:grid chart:style-name="ch8" chart:class="major"/>
          </chart:axis>
          <chart:series chart:style-name="ch9" chart:values-cell-range-address="'ECP Stutt'.C16:'ECP Stutt'.C21" chart:label-cell-address="'ECP Stutt'.C14:'ECP Stutt'.C14" chart:class="chart:bar">
            <chart:data-point chart:repeated="6"/>
          </chart:series>
          <chart:series chart:style-name="ch10" chart:values-cell-range-address="'ECP Stutt'.E16:'ECP Stutt'.E21" chart:label-cell-address="'ECP Stutt'.E14:'ECP Stutt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ECP Stutt'.C14:'ECP Stutt'.C14</svg:desc>
                </draw:g>
              </table:table-cell>
              <table:table-cell office:value-type="string">
                <text:p>Pseudo-alkenes</text:p>
                <draw:g>
                  <svg:desc>'ECP Stutt'.E14:'ECP Stutt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2H4</text:p>
                <draw:g>
                  <svg:desc>'ECP Stutt'.A16:'ECP Stutt'.A21</svg:desc>
                </draw:g>
              </table:table-cell>
              <table:table-cell office:value-type="float" office:value="4.25996595">
                <text:p>4.25996595</text:p>
                <draw:g>
                  <svg:desc>'ECP Stutt'.C16:'ECP Stutt'.C21</svg:desc>
                </draw:g>
              </table:table-cell>
              <table:table-cell office:value-type="float" office:value="4.19849911">
                <text:p>4.19849911</text:p>
                <draw:g>
                  <svg:desc>'ECP Stutt'.E16:'ECP Stutt'.E21</svg:desc>
                </draw:g>
              </table:table-cell>
            </table:table-row>
            <table:table-row>
              <table:table-cell office:value-type="string">
                <text:p>C4H6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6H8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8H10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10H12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12H14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501cm" xlink:href=".." xlink:type="simple" chart:class="chart:bar" chart:style-name="ch1">
        <chart:legend chart:legend-position="end" svg:x="12.377cm" svg:y="2.676cm" style:legend-expansion="high" chart:style-name="ch2"/>
        <chart:plot-area chart:style-name="ch3" table:cell-range-address="cnhn_2.D118:cnhn_2.D118 cnhn_2.G123:cnhn_2.G123 cnhn_2.M123:cnhn_2.M123 cnhn_2.S123:cnhn_2.S123 cnhn_2.Y123:cnhn_2.Y123 cnhn_2.AE123:cnhn_2.AE123 cnhn_2.AK123:cnhn_2.AK123 cnhn_2.D109:cnhn_2.D109 cnhn_2.G130:cnhn_2.G130 cnhn_2.M130:cnhn_2.M130 cnhn_2.S130:cnhn_2.S130 cnhn_2.Y130:cnhn_2.Y130 cnhn_2.AE130:cnhn_2.AE130 cnhn_2.AK130:cnhn_2.AK130" chart:data-source-has-labels="column" svg:x="0.769cm" svg:y="0.655cm" svg:width="10.97cm" svg:height="5.296cm">
          <chartooo:coordinate-region svg:x="1.496cm" svg:y="0.867cm" svg:width="10.243cm" svg:height="4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nhn_2.G123:cnhn_2.G123 cnhn_2.M123:cnhn_2.M123 cnhn_2.S123:cnhn_2.S123 cnhn_2.Y123:cnhn_2.Y123 cnhn_2.AE123:cnhn_2.AE123 cnhn_2.AK123:cnhn_2.AK123" chart:label-cell-address="cnhn_2.D118:cnhn_2.D118" chart:class="chart:bar">
            <chart:data-point chart:repeated="6"/>
          </chart:series>
          <chart:series chart:style-name="ch8" chart:values-cell-range-address="cnhn_2.G130:cnhn_2.G130 cnhn_2.M130:cnhn_2.M130 cnhn_2.S130:cnhn_2.S130 cnhn_2.Y130:cnhn_2.Y130 cnhn_2.AE130:cnhn_2.AE130 cnhn_2.AK130:cnhn_2.AK130" chart:label-cell-address="cnhn_2.D109:cnhn_2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18:cnhn_2.D118</svg:desc>
                </draw:g>
              </table:table-cell>
              <table:table-cell office:value-type="float" office:value="3.88090383034044">
                <text:p>3.88090383034044</text:p>
                <draw:g>
                  <svg:desc>cnhn_2.G123:cnhn_2.G123 cnhn_2.M123:cnhn_2.M123 cnhn_2.S123:cnhn_2.S123 cnhn_2.Y123:cnhn_2.Y123 cnhn_2.AE123:cnhn_2.AE123 cnhn_2.AK123:cnhn_2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3.36004471745039">
                <text:p>3.36004471745039</text:p>
                <draw:g>
                  <svg:desc>cnhn_2.G130:cnhn_2.G130 cnhn_2.M130:cnhn_2.M130 cnhn_2.S130:cnhn_2.S130 cnhn_2.Y130:cnhn_2.Y130 cnhn_2.AE130:cnhn_2.AE130 cnhn_2.AK130:cnhn_2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39cm" svg:y="0.141cm" chart:style-name="ch2">
          <text:p>Triplet-Singlet PBE0</text:p>
        </chart:title>
        <chart:legend svg:x="6.588cm" svg:y="0.989cm" style:legend-expansion="custom" chartooo:width="5.654cm" chartooo:height="1.678cm" style:legend-expansion-aspect-ratio="3.36948748510131" chart:style-name="ch3"/>
        <chart:plot-area chart:style-name="ch4" table:cell-range-address="cnhn_2.D46:cnhn_2.D47 cnhn_2.J47:cnhn_2.J47 cnhn_2.P47:cnhn_2.P47 cnhn_2.V47:cnhn_2.V47 cnhn_2.AB47:cnhn_2.AB47 cnhn_2.AH47:cnhn_2.AH47 cnhn_2.D36:cnhn_2.D36 cnhn_2.G41:cnhn_2.G41 cnhn_2.M41:cnhn_2.M41 cnhn_2.S41:cnhn_2.S41 cnhn_2.Y41:cnhn_2.Y41 cnhn_2.AE41:cnhn_2.AE41 cnhn_2.AK41:cnhn_2.AK41 cnhn_2.G60:cnhn_2.G60 cnhn_2.M60:cnhn_2.M60 cnhn_2.S60:cnhn_2.S60 cnhn_2.Y60:cnhn_2.Y60 cnhn_2.AE60:cnhn_2.AE60 cnhn_2.AK60:cnhn_2.AK60" chart:data-source-has-labels="both" svg:x="0.863cm" svg:y="0.687cm" svg:width="11.435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27cm" svg:y="3.599cm" chart:style-name="ch7">
              <text:p>eV</text:p>
            </chart:title>
            <chart:grid chart:style-name="ch8" chart:class="major"/>
          </chart:axis>
          <chart:series chart:style-name="ch9" chart:values-cell-range-address="cnhn_2.G41:cnhn_2.G41 cnhn_2.M41:cnhn_2.M41 cnhn_2.S41:cnhn_2.S41 cnhn_2.Y41:cnhn_2.Y41 cnhn_2.AE41:cnhn_2.AE41 cnhn_2.AK41:cnhn_2.AK41" chart:label-cell-address="cnhn_2.D36:cnhn_2.D36" chart:class="chart:bar">
            <chart:data-point chart:repeated="6"/>
          </chart:series>
          <chart:series chart:style-name="ch10" chart:values-cell-range-address="cnhn_2.G60:cnhn_2.G60 cnhn_2.M60:cnhn_2.M60 cnhn_2.S60:cnhn_2.S60 cnhn_2.Y60:cnhn_2.Y60 cnhn_2.AE60:cnhn_2.AE60 cnhn_2.AK60:cnhn_2.AK60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4.33744373598246">
                <text:p>4.33744373598246</text:p>
                <draw:g>
                  <svg:desc>cnhn_2.G41:cnhn_2.G41 cnhn_2.M41:cnhn_2.M41 cnhn_2.S41:cnhn_2.S41 cnhn_2.Y41:cnhn_2.Y41 cnhn_2.AE41:cnhn_2.AE41 cnhn_2.AK41:cnhn_2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4.04275390052477">
                <text:p>4.04275390052477</text:p>
                <draw:g>
                  <svg:desc>cnhn_2.G60:cnhn_2.G60 cnhn_2.M60:cnhn_2.M60 cnhn_2.S60:cnhn_2.S60 cnhn_2.Y60:cnhn_2.Y60 cnhn_2.AE60:cnhn_2.AE60 cnhn_2.AK60:cnhn_2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5.012cm" svg:y="0.142cm" chart:style-name="ch2">
          <text:p>Triplet-Singlet HF </text:p>
        </chart:title>
        <chart:legend svg:x="6.543cm" svg:y="1.126cm" style:legend-expansion="custom" chartooo:width="5.514cm" chartooo:height="1.771cm" style:legend-expansion-aspect-ratio="3.11349520045172" chart:style-name="ch3"/>
        <chart:plot-area chart:style-name="ch4" table:cell-range-address="cnhn_2.D46:cnhn_2.D47 cnhn_2.J47:cnhn_2.J47 cnhn_2.P47:cnhn_2.P47 cnhn_2.V47:cnhn_2.V47 cnhn_2.AB47:cnhn_2.AB47 cnhn_2.AH47:cnhn_2.AH47 cnhn_2.D26:cnhn_2.D26 cnhn_2.G31:cnhn_2.G31 cnhn_2.M31:cnhn_2.M31 cnhn_2.S31:cnhn_2.S31 cnhn_2.Y31:cnhn_2.Y31 cnhn_2.AE31:cnhn_2.AE31 cnhn_2.AK31:cnhn_2.AK31 cnhn_2.G51:cnhn_2.G51 cnhn_2.M51:cnhn_2.M51 cnhn_2.S51:cnhn_2.S51 cnhn_2.Y51:cnhn_2.Y51 cnhn_2.AE51:cnhn_2.AE51 cnhn_2.AK51:cnhn_2.AK51" chart:data-source-has-labels="both" svg:x="0.863cm" svg:y="0.685cm" svg:width="11.434cm" svg:height="5.379cm">
          <chartooo:coordinate-region svg:x="1.299cm" svg:y="0.897cm" svg:width="10.998cm" svg:height="4.49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cm" chart:style-name="ch7">
              <text:p>eV</text:p>
            </chart:title>
            <chart:grid chart:style-name="ch8" chart:class="major"/>
          </chart:axis>
          <chart:series chart:style-name="ch9" chart:values-cell-range-address="cnhn_2.G31:cnhn_2.G31 cnhn_2.M31:cnhn_2.M31 cnhn_2.S31:cnhn_2.S31 cnhn_2.Y31:cnhn_2.Y31 cnhn_2.AE31:cnhn_2.AE31 cnhn_2.AK31:cnhn_2.AK31" chart:label-cell-address="cnhn_2.D26:cnhn_2.D26" chart:class="chart:bar">
            <chart:data-point chart:repeated="6"/>
          </chart:series>
          <chart:series chart:style-name="ch10" chart:values-cell-range-address="cnhn_2.G51:cnhn_2.G51 cnhn_2.M51:cnhn_2.M51 cnhn_2.S51:cnhn_2.S51 cnhn_2.Y51:cnhn_2.Y51 cnhn_2.AE51:cnhn_2.AE51 cnhn_2.AK51:cnhn_2.AK51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3.5329549304006">
                <text:p>3.5329549304006</text:p>
                <draw:g>
                  <svg:desc>cnhn_2.G31:cnhn_2.G31 cnhn_2.M31:cnhn_2.M31 cnhn_2.S31:cnhn_2.S31 cnhn_2.Y31:cnhn_2.Y31 cnhn_2.AE31:cnhn_2.AE31 cnhn_2.AK31:cnhn_2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3.53291220825498">
                <text:p>3.53291220825498</text:p>
                <draw:g>
                  <svg:desc>cnhn_2.G51:cnhn_2.G51 cnhn_2.M51:cnhn_2.M51 cnhn_2.S51:cnhn_2.S51 cnhn_2.Y51:cnhn_2.Y51 cnhn_2.AE51:cnhn_2.AE51 cnhn_2.AK51:cnhn_2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4.59cm" svg:y="0.144cm" chart:style-name="ch2">
          <text:p>Triplet-Cation HF</text:p>
        </chart:title>
        <chart:legend svg:x="6.468cm" svg:y="0.901cm" style:legend-expansion="custom" chartooo:width="5.687cm" chartooo:height="1.479cm" style:legend-expansion-aspect-ratio="3.84516565246788" chart:style-name="ch3"/>
        <chart:plot-area chart:style-name="ch4" table:cell-range-address="cnhn_2.D46:cnhn_2.D47 cnhn_2.J47:cnhn_2.J47 cnhn_2.P47:cnhn_2.P47 cnhn_2.V47:cnhn_2.V47 cnhn_2.AB47:cnhn_2.AB47 cnhn_2.AH47:cnhn_2.AH47 cnhn_2.D26:cnhn_2.D26 cnhn_2.G34:cnhn_2.G34 cnhn_2.M34:cnhn_2.M34 cnhn_2.S34:cnhn_2.S34 cnhn_2.Y34:cnhn_2.Y34 cnhn_2.AE34:cnhn_2.AE34 cnhn_2.AK34:cnhn_2.AK34 cnhn_2.G53:cnhn_2.G53 cnhn_2.M53:cnhn_2.M53 cnhn_2.S53:cnhn_2.S53 cnhn_2.Y53:cnhn_2.Y53 cnhn_2.AE53:cnhn_2.AE53 cnhn_2.AK53:cnhn_2.AK53" chart:data-source-has-labels="both" svg:x="0.679cm" svg:y="0.684cm" svg:width="11.619cm" svg:height="5.38cm">
          <chartooo:coordinate-region svg:x="1.3cm" svg:y="0.897cm" svg:width="10.998cm" svg:height="4.49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cm" chart:style-name="ch7">
              <text:p>eV</text:p>
            </chart:title>
            <chart:grid chart:style-name="ch8" chart:class="major"/>
          </chart:axis>
          <chart:series chart:style-name="ch9" chart:values-cell-range-address="cnhn_2.G34:cnhn_2.G34 cnhn_2.M34:cnhn_2.M34 cnhn_2.S34:cnhn_2.S34 cnhn_2.Y34:cnhn_2.Y34 cnhn_2.AE34:cnhn_2.AE34 cnhn_2.AK34:cnhn_2.AK34" chart:label-cell-address="cnhn_2.D26:cnhn_2.D26" chart:class="chart:bar">
            <chart:data-point chart:repeated="6"/>
          </chart:series>
          <chart:series chart:style-name="ch10" chart:values-cell-range-address="cnhn_2.G53:cnhn_2.G53 cnhn_2.M53:cnhn_2.M53 cnhn_2.S53:cnhn_2.S53 cnhn_2.Y53:cnhn_2.Y53 cnhn_2.AE53:cnhn_2.AE53 cnhn_2.AK53:cnhn_2.AK53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9.09111850734099">
                <text:p>9.09111850734099</text:p>
                <draw:g>
                  <svg:desc>cnhn_2.G34:cnhn_2.G34 cnhn_2.M34:cnhn_2.M34 cnhn_2.S34:cnhn_2.S34 cnhn_2.Y34:cnhn_2.Y34 cnhn_2.AE34:cnhn_2.AE34 cnhn_2.AK34:cnhn_2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9.80634374572444">
                <text:p>9.80634374572444</text:p>
                <draw:g>
                  <svg:desc>cnhn_2.G53:cnhn_2.G53 cnhn_2.M53:cnhn_2.M53 cnhn_2.S53:cnhn_2.S53 cnhn_2.Y53:cnhn_2.Y53 cnhn_2.AE53:cnhn_2.AE53 cnhn_2.AK53:cnhn_2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2cm" xlink:href=".." xlink:type="simple" chart:class="chart:bar" chart:style-name="ch1">
        <chart:title svg:x="4.598cm" svg:y="0.148cm" chart:style-name="ch2">
          <text:p>Triplet-Singlet PBE</text:p>
        </chart:title>
        <chart:legend svg:x="6.73cm" svg:y="0.882cm" style:legend-expansion="custom" chartooo:width="5.568cm" chartooo:height="0.96cm" style:legend-expansion-aspect-ratio="5.8" chart:style-name="ch3"/>
        <chart:plot-area chart:style-name="ch4" table:cell-range-address="rings.D6:rings.D6 rings.J6:rings.J6 rings.P6:rings.P6 rings.V6:rings.V6 rings.AB6:rings.AB6 rings.AH6:rings.AH6 rings.D41:rings.D41 rings.G46:rings.G46 rings.M46:rings.M46 rings.S46:rings.S46 rings.Y46:rings.Y46 rings.AE46:rings.AE46 rings.AK46:rings.AK46 rings.D50:rings.D50 rings.G55:rings.G55 rings.M55:rings.M55 rings.S55:rings.S55 rings.Y55:rings.Y55 rings.AE55:rings.AE55 rings.AK55:rings.AK55" chart:data-source-has-labels="both" svg:x="0.863cm" svg:y="0.685cm" svg:width="11.435cm" svg:height="5.284cm">
          <chartooo:coordinate-region svg:x="1.299cm" svg:y="0.897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83cm" chart:style-name="ch7">
              <text:p>eV</text:p>
            </chart:title>
            <chart:grid chart:style-name="ch8" chart:class="major"/>
          </chart:axis>
          <chart:series chart:style-name="ch9" chart:values-cell-range-address="rings.G46:rings.G46 rings.M46:rings.M46 rings.S46:rings.S46 rings.Y46:rings.Y46 rings.AE46:rings.AE46 rings.AK46:rings.AK46" chart:label-cell-address="rings.D41:rings.D41" chart:class="chart:bar">
            <chart:data-point chart:repeated="6"/>
          </chart:series>
          <chart:series chart:style-name="ch10" chart:values-cell-range-address="rings.G55:rings.G55 rings.M55:rings.M55 rings.S55:rings.S55 rings.Y55:rings.Y55 rings.AE55:rings.AE55 rings.AK55:rings.AK55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4.36360075008287">
                <text:p>4.36360075008287</text:p>
                <draw:g>
                  <svg:desc>rings.G46:rings.G46 rings.M46:rings.M46 rings.S46:rings.S46 rings.Y46:rings.Y46 rings.AE46:rings.AE46 rings.AK46:rings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4.21593995171805">
                <text:p>4.21593995171805</text:p>
                <draw:g>
                  <svg:desc>rings.G55:rings.G55 rings.M55:rings.M55 rings.S55:rings.S55 rings.Y55:rings.Y55 rings.AE55:rings.AE55 rings.AK55:rings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9cm" xlink:href=".." xlink:type="simple" chart:class="chart:bar" chart:style-name="ch1">
        <chart:title svg:x="4.344cm" svg:y="0.144cm" chart:style-name="ch2">
          <text:p>Triplet-Singlet TPSS</text:p>
        </chart:title>
        <chart:legend svg:x="6.44cm" svg:y="0.958cm" style:legend-expansion="custom" chartooo:width="5.868cm" chartooo:height="0.84cm" style:legend-expansion-aspect-ratio="6.98571428571429" chart:style-name="ch3"/>
        <chart:plot-area chart:style-name="ch4" table:cell-range-address="rings.D6:rings.D6 rings.J6:rings.J6 rings.P6:rings.P6 rings.V6:rings.V6 rings.AB6:rings.AB6 rings.AH6:rings.AH6 rings.D59:rings.D59 rings.G64:rings.G64 rings.M64:rings.M64 rings.S64:rings.S64 rings.Y64:rings.Y64 rings.AE64:rings.AE64 rings.AK64:rings.AK64 rings.D68:rings.D68 rings.G73:rings.G73 rings.M73:rings.M73 rings.S73:rings.S73 rings.Y73:rings.Y73 rings.AE73:rings.AE73 rings.AK73:rings.AK73" chart:data-source-has-labels="both" svg:x="0.863cm" svg:y="0.686cm" svg:width="11.435cm" svg:height="5.284cm">
          <chartooo:coordinate-region svg:x="1.299cm" svg:y="0.898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84cm" chart:style-name="ch7">
              <text:p>eV</text:p>
            </chart:title>
            <chart:grid chart:style-name="ch8" chart:class="major"/>
          </chart:axis>
          <chart:series chart:style-name="ch9" chart:values-cell-range-address="rings.G64:rings.G64 rings.M64:rings.M64 rings.S64:rings.S64 rings.Y64:rings.Y64 rings.AE64:rings.AE64 rings.AK64:rings.AK64" chart:label-cell-address="rings.D59:rings.D59" chart:class="chart:bar">
            <chart:data-point chart:repeated="6"/>
          </chart:series>
          <chart:series chart:style-name="ch10" chart:values-cell-range-address="rings.G73:rings.G73 rings.M73:rings.M73 rings.S73:rings.S73 rings.Y73:rings.Y73 rings.AE73:rings.AE73 rings.AK73:rings.AK73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4.30569293199358">
                <text:p>4.30569293199358</text:p>
                <draw:g>
                  <svg:desc>rings.G64:rings.G64 rings.M64:rings.M64 rings.S64:rings.S64 rings.Y64:rings.Y64 rings.AE64:rings.AE64 rings.AK64:rings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3.83579698372379">
                <text:p>3.83579698372379</text:p>
                <draw:g>
                  <svg:desc>rings.G73:rings.G73 rings.M73:rings.M73 rings.S73:rings.S73 rings.Y73:rings.Y73 rings.AE73:rings.AE73 rings.AK73:rings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cm" svg:y="0.146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rings.D6:rings.D6 rings.J6:rings.J6 rings.P6:rings.P6 rings.V6:rings.V6 rings.AB6:rings.AB6 rings.AH6:rings.AH6 rings.D77:rings.D77 rings.G82:rings.G82 rings.M82:rings.M82 rings.S82:rings.S82 rings.Y82:rings.Y82 rings.AE82:rings.AE82 rings.AK82:rings.AK82 rings.D86:rings.D86 rings.G91:rings.G91 rings.M91:rings.M91 rings.S91:rings.S91 rings.Y91:rings.Y91 rings.AE91:rings.AE91 rings.AK91:rings.AK91" chart:data-source-has-labels="both" svg:x="0.863cm" svg:y="0.681cm" svg:width="11.435cm" svg:height="5.378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626cm" chart:style-name="ch7">
              <text:p>eV</text:p>
            </chart:title>
            <chart:grid chart:style-name="ch8" chart:class="major"/>
          </chart:axis>
          <chart:series chart:style-name="ch9" chart:values-cell-range-address="rings.G82:rings.G82 rings.M82:rings.M82 rings.S82:rings.S82 rings.Y82:rings.Y82 rings.AE82:rings.AE82 rings.AK82:rings.AK82" chart:label-cell-address="rings.D77:rings.D77" chart:class="chart:bar">
            <chart:data-point chart:repeated="6"/>
          </chart:series>
          <chart:series chart:style-name="ch10" chart:values-cell-range-address="rings.G91:rings.G91 rings.M91:rings.M91 rings.S91:rings.S91 rings.Y91:rings.Y91 rings.AE91:rings.AE91 rings.AK91:rings.AK91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4.31018167572108">
                <text:p>4.31018167572108</text:p>
                <draw:g>
                  <svg:desc>rings.G82:rings.G82 rings.M82:rings.M82 rings.S82:rings.S82 rings.Y82:rings.Y82 rings.AE82:rings.AE82 rings.AK82:rings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3.86637517568406">
                <text:p>3.86637517568406</text:p>
                <draw:g>
                  <svg:desc>rings.G91:rings.G91 rings.M91:rings.M91 rings.S91:rings.S91 rings.Y91:rings.Y91 rings.AE91:rings.AE91 rings.AK91:rings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8cm" xlink:href=".." xlink:type="simple" chart:class="chart:bar" chart:style-name="ch1">
        <chart:title svg:x="5.141cm" svg:y="0.143cm" chart:style-name="ch2">
          <text:p>Triplet-Cation HF</text:p>
        </chart:title>
        <chart:legend svg:x="5.807cm" svg:y="0.871cm" style:legend-expansion="custom" chartooo:width="6.441cm" chartooo:height="0.929cm" style:legend-expansion-aspect-ratio="6.93326157158235" chart:style-name="ch3"/>
        <chart:plot-area chart:style-name="ch4" table:cell-range-address="rings.D5:rings.D6 rings.J6:rings.J6 rings.P6:rings.P6 rings.V6:rings.V6 rings.AB6:rings.AB6 rings.AH6:rings.AH6 rings.G12:rings.G12 rings.M12:rings.M12 rings.S12:rings.S12 rings.Y12:rings.Y12 rings.AE12:rings.AE12 rings.AK12:rings.AK12 rings.D14:rings.D14 rings.G21:rings.G21 rings.M21:rings.M21 rings.S21:rings.S21 rings.Y21:rings.Y21 rings.AE21:rings.AE21 rings.AK21:rings.AK21" chart:data-source-has-labels="both" svg:x="0.677cm" svg:y="0.676cm" svg:width="11.576cm" svg:height="5.228cm">
          <chartooo:coordinate-region svg:x="1.298cm" svg:y="0.888cm" svg:width="10.955cm" svg:height="4.343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6cm" chart:style-name="ch7">
              <text:p>eV</text:p>
            </chart:title>
            <chart:grid chart:style-name="ch8" chart:class="major"/>
          </chart:axis>
          <chart:series chart:style-name="ch9" chart:values-cell-range-address="rings.G12:rings.G12 rings.M12:rings.M12 rings.S12:rings.S12 rings.Y12:rings.Y12 rings.AE12:rings.AE12 rings.AK12:rings.AK12" chart:label-cell-address="rings.D5:rings.D5" chart:class="chart:bar">
            <chart:data-point chart:repeated="6"/>
          </chart:series>
          <chart:series chart:style-name="ch10" chart:values-cell-range-address="rings.G21:rings.G21 rings.M21:rings.M21 rings.S21:rings.S21 rings.Y21:rings.Y21 rings.AE21:rings.AE21 rings.AK21:rings.AK21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8.05496718256874">
                <text:p>8.05496718256874</text:p>
                <draw:g>
                  <svg:desc>rings.G12:rings.G12 rings.M12:rings.M12 rings.S12:rings.S12 rings.Y12:rings.Y12 rings.AE12:rings.AE12 rings.AK12:rings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8.73755243055204">
                <text:p>8.73755243055204</text:p>
                <draw:g>
                  <svg:desc>rings.G21:rings.G21 rings.M21:rings.M21 rings.S21:rings.S21 rings.Y21:rings.Y21 rings.AE21:rings.AE21 rings.AK21:rings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9cm" xlink:href=".." xlink:type="simple" chart:class="chart:bar" chart:style-name="ch1">
        <chart:title svg:x="5cm" svg:y="0.146cm" chart:style-name="ch2">
          <text:p>Triplet-Cation PBE0</text:p>
        </chart:title>
        <chart:legend svg:x="6.698cm" svg:y="0.896cm" style:legend-expansion="custom" chartooo:width="5.498cm" chartooo:height="0.694cm" style:legend-expansion-aspect-ratio="7.92219020172911" chart:style-name="ch3"/>
        <chart:plot-area chart:style-name="ch4" table:cell-range-address="rings.D6:rings.D6 rings.J6:rings.J6 rings.P6:rings.P6 rings.V6:rings.V6 rings.AB6:rings.AB6 rings.AH6:rings.AH6 rings.D23:rings.D23 rings.G30:rings.G30 rings.M30:rings.M30 rings.S30:rings.S30 rings.Y30:rings.Y30 rings.AE30:rings.AE30 rings.AK30:rings.AK30 rings.D32:rings.D32 rings.G39:rings.G39 rings.M39:rings.M39 rings.S39:rings.S39 rings.Y39:rings.Y39 rings.AE39:rings.AE39 rings.AK39:rings.AK39" chart:data-source-has-labels="both" svg:x="0.679cm" svg:y="0.684cm" svg:width="11.589cm" svg:height="5.29cm">
          <chartooo:coordinate-region svg:x="1.3cm" svg:y="0.896cm" svg:width="10.968cm" svg:height="4.405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5cm" chart:style-name="ch7">
              <text:p>eV</text:p>
            </chart:title>
            <chart:grid chart:style-name="ch8" chart:class="major"/>
          </chart:axis>
          <chart:series chart:style-name="ch9" chart:values-cell-range-address="rings.G30:rings.G30 rings.M30:rings.M30 rings.S30:rings.S30 rings.Y30:rings.Y30 rings.AE30:rings.AE30 rings.AK30:rings.AK30" chart:label-cell-address="rings.D23:rings.D23" chart:class="chart:bar">
            <chart:data-point chart:repeated="6"/>
          </chart:series>
          <chart:series chart:style-name="ch10" chart:values-cell-range-address="rings.G39:rings.G39 rings.M39:rings.M39 rings.S39:rings.S39 rings.Y39:rings.Y39 rings.AE39:rings.AE39 rings.AK39:rings.AK39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9.30658665268755">
                <text:p>9.30658665268755</text:p>
                <draw:g>
                  <svg:desc>rings.G30:rings.G30 rings.M30:rings.M30 rings.S30:rings.S30 rings.Y30:rings.Y30 rings.AE30:rings.AE30 rings.AK30:rings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10.2211922550092">
                <text:p>10.2211922550092</text:p>
                <draw:g>
                  <svg:desc>rings.G39:rings.G39 rings.M39:rings.M39 rings.S39:rings.S39 rings.Y39:rings.Y39 rings.AE39:rings.AE39 rings.AK39:rings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3cm" xlink:href=".." xlink:type="simple" chart:class="chart:bar" chart:style-name="ch1">
        <chart:title svg:x="4.992cm" svg:y="0.146cm" chart:style-name="ch2">
          <text:p>Triplet-Cation PBE</text:p>
        </chart:title>
        <chart:legend svg:x="6.111cm" svg:y="0.896cm" style:legend-expansion="custom" chartooo:width="6.152cm" chartooo:height="0.764cm" style:legend-expansion-aspect-ratio="8.05235602094241" chart:style-name="ch3"/>
        <chart:plot-area chart:style-name="ch4" table:cell-range-address="rings.D6:rings.D6 rings.J6:rings.J6 rings.P6:rings.P6 rings.V6:rings.V6 rings.AB6:rings.AB6 rings.AH6:rings.AH6 rings.D41:rings.D41 rings.G48:rings.G48 rings.M48:rings.M48 rings.S48:rings.S48 rings.Y48:rings.Y48 rings.AE48:rings.AE48 rings.AK48:rings.AK48 rings.D50:rings.D50 rings.G57:rings.G57 rings.M57:rings.M57 rings.S57:rings.S57 rings.Y57:rings.Y57 rings.AE57:rings.AE57 rings.AK57:rings.AK57" chart:data-source-has-labels="both" svg:x="0.678cm" svg:y="0.685cm" svg:width="11.59cm" svg:height="5.272cm">
          <chartooo:coordinate-region svg:x="1.299cm" svg:y="0.897cm" svg:width="10.969cm" svg:height="4.387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48:rings.G48 rings.M48:rings.M48 rings.S48:rings.S48 rings.Y48:rings.Y48 rings.AE48:rings.AE48 rings.AK48:rings.AK48" chart:label-cell-address="rings.D41:rings.D41" chart:class="chart:bar">
            <chart:data-point chart:repeated="6"/>
          </chart:series>
          <chart:series chart:style-name="ch10" chart:values-cell-range-address="rings.G57:rings.G57 rings.M57:rings.M57 rings.S57:rings.S57 rings.Y57:rings.Y57 rings.AE57:rings.AE57 rings.AK57:rings.AK57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9.23598285430674">
                <text:p>9.23598285430674</text:p>
                <draw:g>
                  <svg:desc>rings.G48:rings.G48 rings.M48:rings.M48 rings.S48:rings.S48 rings.Y48:rings.Y48 rings.AE48:rings.AE48 rings.AK48:rings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10.2399467874733">
                <text:p>10.2399467874733</text:p>
                <draw:g>
                  <svg:desc>rings.G57:rings.G57 rings.M57:rings.M57 rings.S57:rings.S57 rings.Y57:rings.Y57 rings.AE57:rings.AE57 rings.AK57:rings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9cm" xlink:href=".." xlink:type="simple" chart:class="chart:bar" chart:style-name="ch1">
        <chart:title svg:x="4.78cm" svg:y="0.143cm" chart:style-name="ch2">
          <text:p>Triplet-Cation TPSS</text:p>
        </chart:title>
        <chart:legend svg:x="6.521cm" svg:y="0.99cm" style:legend-expansion="custom" chartooo:width="5.747cm" chartooo:height="0.657cm" style:legend-expansion-aspect-ratio="8.74733637747336" chart:style-name="ch3"/>
        <chart:plot-area chart:style-name="ch4" table:cell-range-address="rings.D6:rings.D6 rings.J6:rings.J6 rings.P6:rings.P6 rings.V6:rings.V6 rings.AB6:rings.AB6 rings.AH6:rings.AH6 rings.D59:rings.D59 rings.G66:rings.G66 rings.M66:rings.M66 rings.S66:rings.S66 rings.Y66:rings.Y66 rings.AE66:rings.AE66 rings.AK66:rings.AK66 rings.D68:rings.D68 rings.G75:rings.G75 rings.M75:rings.M75 rings.S75:rings.S75 rings.Y75:rings.Y75 rings.AE75:rings.AE75 rings.AK75:rings.AK75" chart:data-source-has-labels="both" svg:x="0.679cm" svg:y="0.687cm" svg:width="11.619cm" svg:height="5.284cm">
          <chartooo:coordinate-region svg:x="1.3cm" svg:y="0.9cm" svg:width="10.998cm" svg:height="4.398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5cm" chart:style-name="ch7">
              <text:p>eV</text:p>
            </chart:title>
            <chart:grid chart:style-name="ch8" chart:class="major"/>
          </chart:axis>
          <chart:series chart:style-name="ch9" chart:values-cell-range-address="rings.G66:rings.G66 rings.M66:rings.M66 rings.S66:rings.S66 rings.Y66:rings.Y66 rings.AE66:rings.AE66 rings.AK66:rings.AK66" chart:label-cell-address="rings.D59:rings.D59" chart:class="chart:bar">
            <chart:data-point chart:repeated="6"/>
          </chart:series>
          <chart:series chart:style-name="ch10" chart:values-cell-range-address="rings.G75:rings.G75 rings.M75:rings.M75 rings.S75:rings.S75 rings.Y75:rings.Y75 rings.AE75:rings.AE75 rings.AK75:rings.AK75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9.13984567505665">
                <text:p>9.13984567505665</text:p>
                <draw:g>
                  <svg:desc>rings.G66:rings.G66 rings.M66:rings.M66 rings.S66:rings.S66 rings.Y66:rings.Y66 rings.AE66:rings.AE66 rings.AK66:rings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10.3927632724365">
                <text:p>10.3927632724365</text:p>
                <draw:g>
                  <svg:desc>rings.G75:rings.G75 rings.M75:rings.M75 rings.S75:rings.S75 rings.Y75:rings.Y75 rings.AE75:rings.AE75 rings.AK75:rings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3cm" svg:y="0.135cm" chart:style-name="ch2">
          <text:p>Triplet-Cation TPSSH</text:p>
        </chart:title>
        <chart:legend svg:x="6.62cm" svg:y="0.734cm" style:legend-expansion="custom" chartooo:width="5.65cm" chartooo:height="0.857cm" style:legend-expansion-aspect-ratio="6.59276546091015" chart:style-name="ch3"/>
        <chart:plot-area chart:style-name="ch4" table:cell-range-address="rings.D6:rings.D6 rings.J6:rings.J6 rings.P6:rings.P6 rings.V6:rings.V6 rings.AB6:rings.AB6 rings.AH6:rings.AH6 rings.D77:rings.D77 rings.G84:rings.G84 rings.M84:rings.M84 rings.S84:rings.S84 rings.Y84:rings.Y84 rings.AE84:rings.AE84 rings.AK84:rings.AK84 rings.D86:rings.D86 rings.G93:rings.G93 rings.M93:rings.M93 rings.S93:rings.S93 rings.Y93:rings.Y93 rings.AE93:rings.AE93 rings.AK93:rings.AK93" chart:data-source-has-labels="both" svg:x="0.679cm" svg:y="0.687cm" svg:width="11.617cm" svg:height="5.282cm">
          <chartooo:coordinate-region svg:x="1.3cm" svg:y="0.899cm" svg:width="10.996cm" svg:height="4.397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4cm" chart:style-name="ch7">
              <text:p>eV</text:p>
            </chart:title>
            <chart:grid chart:style-name="ch8" chart:class="major"/>
          </chart:axis>
          <chart:series chart:style-name="ch9" chart:values-cell-range-address="rings.G84:rings.G84 rings.M84:rings.M84 rings.S84:rings.S84 rings.Y84:rings.Y84 rings.AE84:rings.AE84 rings.AK84:rings.AK84" chart:label-cell-address="rings.D77:rings.D77" chart:class="chart:bar">
            <chart:data-point chart:repeated="6"/>
          </chart:series>
          <chart:series chart:style-name="ch10" chart:values-cell-range-address="rings.G93:rings.G93 rings.M93:rings.M93 rings.S93:rings.S93 rings.Y93:rings.Y93 rings.AE93:rings.AE93 rings.AK93:rings.AK93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9.18115497037773">
                <text:p>9.18115497037773</text:p>
                <draw:g>
                  <svg:desc>rings.G84:rings.G84 rings.M84:rings.M84 rings.S84:rings.S84 rings.Y84:rings.Y84 rings.AE84:rings.AE84 rings.AK84:rings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10.3091698067337">
                <text:p>10.3091698067337</text:p>
                <draw:g>
                  <svg:desc>rings.G93:rings.G93 rings.M93:rings.M93 rings.S93:rings.S93 rings.Y93:rings.Y93 rings.AE93:rings.AE93 rings.AK93:rings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78cm" svg:y="0.141cm" chart:style-name="ch2">
          <text:p>Triplet-Cation PBE0</text:p>
        </chart:title>
        <chart:legend svg:x="6.44cm" svg:y="0.911cm" style:legend-expansion="custom" chartooo:width="5.752cm" chartooo:height="1.493cm" style:legend-expansion-aspect-ratio="3.85264567983925" chart:style-name="ch3"/>
        <chart:plot-area chart:style-name="ch4" table:cell-range-address="cnhn_2.D46:cnhn_2.D47 cnhn_2.J47:cnhn_2.J47 cnhn_2.P47:cnhn_2.P47 cnhn_2.V47:cnhn_2.V47 cnhn_2.AB47:cnhn_2.AB47 cnhn_2.AH47:cnhn_2.AH47 cnhn_2.D36:cnhn_2.D36 cnhn_2.G44:cnhn_2.G44 cnhn_2.M44:cnhn_2.M44 cnhn_2.S44:cnhn_2.S44 cnhn_2.Y44:cnhn_2.Y44 cnhn_2.AE44:cnhn_2.AE44 cnhn_2.AK44:cnhn_2.AK44 cnhn_2.G62:cnhn_2.G62 cnhn_2.M62:cnhn_2.M62 cnhn_2.S62:cnhn_2.S62 cnhn_2.Y62:cnhn_2.Y62 cnhn_2.AE62:cnhn_2.AE62 cnhn_2.AK62:cnhn_2.AK62" chart:data-source-has-labels="both" svg:x="0.678cm" svg:y="0.687cm" svg:width="11.62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44:cnhn_2.G44 cnhn_2.M44:cnhn_2.M44 cnhn_2.S44:cnhn_2.S44 cnhn_2.Y44:cnhn_2.Y44 cnhn_2.AE44:cnhn_2.AE44 cnhn_2.AK44:cnhn_2.AK44" chart:label-cell-address="cnhn_2.D36:cnhn_2.D36" chart:class="chart:bar">
            <chart:data-point chart:repeated="6"/>
          </chart:series>
          <chart:series chart:style-name="ch10" chart:values-cell-range-address="cnhn_2.G62:cnhn_2.G62 cnhn_2.M62:cnhn_2.M62 cnhn_2.S62:cnhn_2.S62 cnhn_2.Y62:cnhn_2.Y62 cnhn_2.AE62:cnhn_2.AE62 cnhn_2.AK62:cnhn_2.AK62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10.5098102183218">
                <text:p>10.5098102183218</text:p>
                <draw:g>
                  <svg:desc>cnhn_2.G44:cnhn_2.G44 cnhn_2.M44:cnhn_2.M44 cnhn_2.S44:cnhn_2.S44 cnhn_2.Y44:cnhn_2.Y44 cnhn_2.AE44:cnhn_2.AE44 cnhn_2.AK44:cnhn_2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11.1117607543036">
                <text:p>11.1117607543036</text:p>
                <draw:g>
                  <svg:desc>cnhn_2.G62:cnhn_2.G62 cnhn_2.M62:cnhn_2.M62 cnhn_2.S62:cnhn_2.S62 cnhn_2.Y62:cnhn_2.Y62 cnhn_2.AE62:cnhn_2.AE62 cnhn_2.AK62:cnhn_2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8cm" xlink:href=".." xlink:type="simple" chart:class="chart:bar" chart:style-name="ch1">
        <chart:title svg:x="5.013cm" svg:y="0.141cm" chart:style-name="ch2">
          <text:p>Singlet HOMO HF</text:p>
        </chart:title>
        <chart:legend svg:x="6.552cm" svg:y="4.327cm" style:legend-expansion="custom" chartooo:width="5.744cm" chartooo:height="0.962cm" style:legend-expansion-aspect-ratio="5.97089397089397" chart:style-name="ch3"/>
        <chart:plot-area chart:style-name="ch4" table:cell-range-address="rings.D5:rings.D6 rings.J6:rings.J6 rings.P6:rings.P6 rings.V6:rings.V6 rings.AB6:rings.AB6 rings.AH6:rings.AH6 rings.G7:rings.G7 rings.M7:rings.M7 rings.S7:rings.S7 rings.Y7:rings.Y7 rings.AE7:rings.AE7 rings.AK7:rings.AK7 rings.D14:rings.D14 rings.G16:rings.G16 rings.M16:rings.M16 rings.S16:rings.S16 rings.Y16:rings.Y16 rings.AE16:rings.AE16 rings.AK16:rings.AK16" chart:data-source-has-labels="both" svg:x="0.573cm" svg:y="0.674cm" svg:width="11.695cm" svg:height="5.222cm">
          <chartooo:coordinate-region svg:x="1.3cm" svg:y="0.886cm" svg:width="10.968cm" svg:height="4.337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1cm" chart:style-name="ch7">
              <text:p>eV</text:p>
            </chart:title>
            <chart:grid chart:style-name="ch8" chart:class="major"/>
          </chart:axis>
          <chart:series chart:style-name="ch9" chart:values-cell-range-address="rings.G7:rings.G7 rings.M7:rings.M7 rings.S7:rings.S7 rings.Y7:rings.Y7 rings.AE7:rings.AE7 rings.AK7:rings.AK7" chart:label-cell-address="rings.D5:rings.D5" chart:class="chart:bar">
            <chart:data-point chart:repeated="6"/>
          </chart:series>
          <chart:series chart:style-name="ch10" chart:values-cell-range-address="rings.G16:rings.G16 rings.M16:rings.M16 rings.S16:rings.S16 rings.Y16:rings.Y16 rings.AE16:rings.AE16 rings.AK16:rings.AK16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-9.235">
                <text:p>-9.235</text:p>
                <draw:g>
                  <svg:desc>rings.G7:rings.G7 rings.M7:rings.M7 rings.S7:rings.S7 rings.Y7:rings.Y7 rings.AE7:rings.AE7 rings.AK7:rings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-9.331">
                <text:p>-9.331</text:p>
                <draw:g>
                  <svg:desc>rings.G16:rings.G16 rings.M16:rings.M16 rings.S16:rings.S16 rings.Y16:rings.Y16 rings.AE16:rings.AE16 rings.AK16:rings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4cm" xlink:href=".." xlink:type="simple" chart:class="chart:bar" chart:style-name="ch1">
        <chart:title svg:x="4.295cm" svg:y="0.135cm" chart:style-name="ch2">
          <text:p>Singlet HOMO PBE0</text:p>
        </chart:title>
        <chart:legend svg:x="6.377cm" svg:y="4.319cm" style:legend-expansion="custom" chartooo:width="5.956cm" chartooo:height="1.013cm" style:legend-expansion-aspect-ratio="5.87956564659427" chart:style-name="ch3"/>
        <chart:plot-area chart:style-name="ch4" table:cell-range-address="rings.D6:rings.D6 rings.J6:rings.J6 rings.P6:rings.P6 rings.V6:rings.V6 rings.AB6:rings.AB6 rings.AH6:rings.AH6 rings.D23:rings.D23 rings.G25:rings.G25 rings.M25:rings.M25 rings.S25:rings.S25 rings.Y25:rings.Y25 rings.AE25:rings.AE25 rings.AK25:rings.AK25 rings.D32:rings.D32 rings.G34:rings.G34 rings.M34:rings.M34 rings.S34:rings.S34 rings.Y34:rings.Y34 rings.AE34:rings.AE34 rings.AK34:rings.AK34" chart:data-source-has-labels="both" svg:x="0.573cm" svg:y="0.686cm" svg:width="11.695cm" svg:height="5.285cm">
          <chartooo:coordinate-region svg:x="1.3cm" svg:y="0.898cm" svg:width="10.968cm" svg:height="4.4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4cm" chart:style-name="ch7">
              <text:p>eV</text:p>
            </chart:title>
            <chart:grid chart:style-name="ch8" chart:class="major"/>
          </chart:axis>
          <chart:series chart:style-name="ch9" chart:values-cell-range-address="rings.G25:rings.G25 rings.M25:rings.M25 rings.S25:rings.S25 rings.Y25:rings.Y25 rings.AE25:rings.AE25 rings.AK25:rings.AK25" chart:label-cell-address="rings.D23:rings.D23" chart:class="chart:bar">
            <chart:data-point chart:repeated="6"/>
          </chart:series>
          <chart:series chart:style-name="ch10" chart:values-cell-range-address="rings.G34:rings.G34 rings.M34:rings.M34 rings.S34:rings.S34 rings.Y34:rings.Y34 rings.AE34:rings.AE34 rings.AK34:rings.AK34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-7.26">
                <text:p>-7.26</text:p>
                <draw:g>
                  <svg:desc>rings.G25:rings.G25 rings.M25:rings.M25 rings.S25:rings.S25 rings.Y25:rings.Y25 rings.AE25:rings.AE25 rings.AK25:rings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-7.785">
                <text:p>-7.785</text:p>
                <draw:g>
                  <svg:desc>rings.G34:rings.G34 rings.M34:rings.M34 rings.S34:rings.S34 rings.Y34:rings.Y34 rings.AE34:rings.AE34 rings.AK34:rings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2cm" xlink:href=".." xlink:type="simple" chart:class="chart:bar" chart:style-name="ch1">
        <chart:title svg:x="4.465cm" svg:y="0.134cm" chart:style-name="ch2">
          <text:p>Singlet HOMO PBE</text:p>
        </chart:title>
        <chart:legend svg:x="6.065cm" svg:y="4.132cm" style:legend-expansion="custom" chartooo:width="6.351cm" chartooo:height="1.172cm" style:legend-expansion-aspect-ratio="5.41894197952218" chart:style-name="ch3"/>
        <chart:plot-area chart:style-name="ch4" table:cell-range-address="rings.D6:rings.D6 rings.J6:rings.J6 rings.P6:rings.P6 rings.V6:rings.V6 rings.AB6:rings.AB6 rings.AH6:rings.AH6 rings.D41:rings.D41 rings.G43:rings.G43 rings.M43:rings.M43 rings.S43:rings.S43 rings.Y43:rings.Y43 rings.AE43:rings.AE43 rings.AK43:rings.AK43 rings.D50:rings.D50 rings.G52:rings.G52 rings.M52:rings.M52 rings.S52:rings.S52 rings.Y52:rings.Y52 rings.AE52:rings.AE52 rings.AK52:rings.AK52" chart:data-source-has-labels="both" svg:x="0.757cm" svg:y="0.685cm" svg:width="11.541cm" svg:height="5.284cm">
          <chartooo:coordinate-region svg:x="1.299cm" svg:y="0.897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3cm" chart:style-name="ch7">
              <text:p>eV</text:p>
            </chart:title>
            <chart:grid chart:style-name="ch8" chart:class="major"/>
          </chart:axis>
          <chart:series chart:style-name="ch9" chart:values-cell-range-address="rings.G43:rings.G43 rings.M43:rings.M43 rings.S43:rings.S43 rings.Y43:rings.Y43 rings.AE43:rings.AE43 rings.AK43:rings.AK43" chart:label-cell-address="rings.D41:rings.D41" chart:class="chart:bar">
            <chart:data-point chart:repeated="6"/>
          </chart:series>
          <chart:series chart:style-name="ch10" chart:values-cell-range-address="rings.G52:rings.G52 rings.M52:rings.M52 rings.S52:rings.S52 rings.Y52:rings.Y52 rings.AE52:rings.AE52 rings.AK52:rings.AK52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-6.196">
                <text:p>-6.196</text:p>
                <draw:g>
                  <svg:desc>rings.G43:rings.G43 rings.M43:rings.M43 rings.S43:rings.S43 rings.Y43:rings.Y43 rings.AE43:rings.AE43 rings.AK43:rings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-6.981">
                <text:p>-6.981</text:p>
                <draw:g>
                  <svg:desc>rings.G52:rings.G52 rings.M52:rings.M52 rings.S52:rings.S52 rings.Y52:rings.Y52 rings.AE52:rings.AE52 rings.AK52:rings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01cm" svg:y="0.144cm" chart:style-name="ch2">
          <text:p>Singlet HOMO TPSS</text:p>
        </chart:title>
        <chart:legend svg:x="6.761cm" svg:y="4.154cm" style:legend-expansion="custom" chartooo:width="5.546cm" chartooo:height="1.147cm" style:legend-expansion-aspect-ratio="4.83522231909329" chart:style-name="ch3"/>
        <chart:plot-area chart:style-name="ch4" table:cell-range-address="rings.D6:rings.D6 rings.J6:rings.J6 rings.P6:rings.P6 rings.V6:rings.V6 rings.AB6:rings.AB6 rings.AH6:rings.AH6 rings.D59:rings.D59 rings.G61:rings.G61 rings.M61:rings.M61 rings.S61:rings.S61 rings.Y61:rings.Y61 rings.AE61:rings.AE61 rings.AK61:rings.AK61 rings.D68:rings.D68 rings.G70:rings.G70 rings.M70:rings.M70 rings.S70:rings.S70 rings.Y70:rings.Y70 rings.AE70:rings.AE70 rings.AK70:rings.AK70" chart:data-source-has-labels="both" svg:x="0.758cm" svg:y="0.683cm" svg:width="11.54cm" svg:height="5.28cm">
          <chartooo:coordinate-region svg:x="1.3cm" svg:y="0.895cm" svg:width="10.998cm" svg:height="4.395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61:rings.G61 rings.M61:rings.M61 rings.S61:rings.S61 rings.Y61:rings.Y61 rings.AE61:rings.AE61 rings.AK61:rings.AK61" chart:label-cell-address="rings.D59:rings.D59" chart:class="chart:bar">
            <chart:data-point chart:repeated="6"/>
          </chart:series>
          <chart:series chart:style-name="ch10" chart:values-cell-range-address="rings.G70:rings.G70 rings.M70:rings.M70 rings.S70:rings.S70 rings.Y70:rings.Y70 rings.AE70:rings.AE70 rings.AK70:rings.AK70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-6.182">
                <text:p>-6.182</text:p>
                <draw:g>
                  <svg:desc>rings.G61:rings.G61 rings.M61:rings.M61 rings.S61:rings.S61 rings.Y61:rings.Y61 rings.AE61:rings.AE61 rings.AK61:rings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-7.17">
                <text:p>-7.17</text:p>
                <draw:g>
                  <svg:desc>rings.G70:rings.G70 rings.M70:rings.M70 rings.S70:rings.S70 rings.Y70:rings.Y70 rings.AE70:rings.AE70 rings.AK70:rings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5cm" xlink:href=".." xlink:type="simple" chart:class="chart:bar" chart:style-name="ch1">
        <chart:title svg:x="4.06cm" svg:y="0.134cm" chart:style-name="ch2">
          <text:p>Singlet HOMO TPSSH</text:p>
        </chart:title>
        <chart:legend svg:x="5.55cm" svg:y="4.277cm" style:legend-expansion="custom" chartooo:width="5.976cm" chartooo:height="0.986cm" style:legend-expansion-aspect-ratio="6.06085192697769" chart:style-name="ch3"/>
        <chart:plot-area chart:style-name="ch4" table:cell-range-address="rings.D6:rings.D6 rings.J6:rings.J6 rings.P6:rings.P6 rings.V6:rings.V6 rings.AB6:rings.AB6 rings.AH6:rings.AH6 rings.D77:rings.D77 rings.G79:rings.G79 rings.M79:rings.M79 rings.S79:rings.S79 rings.Y79:rings.Y79 rings.AE79:rings.AE79 rings.AK79:rings.AK79 rings.D86:rings.D86 rings.G88:rings.G88 rings.M88:rings.M88 rings.S88:rings.S88 rings.Y88:rings.Y88 rings.AE88:rings.AE88 rings.AK88:rings.AK88" chart:data-source-has-labels="both" svg:x="0.757cm" svg:y="0.683cm" svg:width="11.541cm" svg:height="5.287cm">
          <chartooo:coordinate-region svg:x="1.299cm" svg:y="0.895cm" svg:width="10.999cm" svg:height="4.402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2cm" chart:style-name="ch7">
              <text:p>eV</text:p>
            </chart:title>
            <chart:grid chart:style-name="ch8" chart:class="major"/>
          </chart:axis>
          <chart:series chart:style-name="ch9" chart:values-cell-range-address="rings.G79:rings.G79 rings.M79:rings.M79 rings.S79:rings.S79 rings.Y79:rings.Y79 rings.AE79:rings.AE79 rings.AK79:rings.AK79" chart:label-cell-address="rings.D77:rings.D77" chart:class="chart:bar">
            <chart:data-point chart:repeated="6"/>
          </chart:series>
          <chart:series chart:style-name="ch10" chart:values-cell-range-address="rings.G88:rings.G88 rings.M88:rings.M88 rings.S88:rings.S88 rings.Y88:rings.Y88 rings.AE88:rings.AE88 rings.AK88:rings.AK88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-6.61">
                <text:p>-6.61</text:p>
                <draw:g>
                  <svg:desc>rings.G79:rings.G79 rings.M79:rings.M79 rings.S79:rings.S79 rings.Y79:rings.Y79 rings.AE79:rings.AE79 rings.AK79:rings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-7.47">
                <text:p>-7.47</text:p>
                <draw:g>
                  <svg:desc>rings.G88:rings.G88 rings.M88:rings.M88 rings.S88:rings.S88 rings.Y88:rings.Y88 rings.AE88:rings.AE88 rings.AK88:rings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cm" xlink:href=".." xlink:type="simple" chart:class="chart:bar" chart:style-name="ch1">
        <chart:title svg:x="5.043cm" svg:y="0.142cm" chart:style-name="ch2">
          <text:p>Triplet-Singlet HF</text:p>
        </chart:title>
        <chart:legend svg:x="1.372cm" svg:y="4.508cm" style:legend-expansion="custom" chartooo:width="7.941cm" chartooo:height="0.823cm" style:legend-expansion-aspect-ratio="9.6488456865127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0:'Long chains'.G10 'Long chains'.M10:'Long chains'.M10 'Long chains'.S10:'Long chains'.S10 'Long chains'.Y10:'Long chains'.Y10 'Long chains'.AE10:'Long chains'.AE10 'Long chains'.A14:'Long chains'.A14 'Long chains'.G19:'Long chains'.G19 'Long chains'.M19:'Long chains'.M19 'Long chains'.S19:'Long chains'.S19 'Long chains'.Y19:'Long chains'.Y19 'Long chains'.AE19:'Long chains'.AE19" chart:data-source-has-labels="both" svg:x="0.755cm" svg:y="0.68cm" svg:width="11.541cm" svg:height="5.367cm">
          <chartooo:coordinate-region svg:x="1.297cm" svg:y="0.892cm" svg:width="10.999cm" svg:height="4.48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19cm" chart:style-name="ch7">
              <text:p>eV</text:p>
            </chart:title>
            <chart:grid chart:style-name="ch8" chart:class="major"/>
          </chart:axis>
          <chart:series chart:style-name="ch9" chart:values-cell-range-address="'Long chains'.G10:'Long chains'.G10 'Long chains'.M10:'Long chains'.M10 'Long chains'.S10:'Long chains'.S10 'Long chains'.Y10:'Long chains'.Y10 'Long chains'.AE10:'Long chains'.AE10" chart:label-cell-address="'Long chains'.A5:'Long chains'.A5" chart:class="chart:bar">
            <chart:data-point chart:repeated="5"/>
          </chart:series>
          <chart:series chart:style-name="ch10" chart:values-cell-range-address="'Long chains'.G19:'Long chains'.G19 'Long chains'.M19:'Long chains'.M19 'Long chains'.S19:'Long chains'.S19 'Long chains'.Y19:'Long chains'.Y19 'Long chains'.AE19:'Long chains'.AE19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0.747617651445489">
                <text:p>0.747617651445489</text:p>
                <draw:g>
                  <svg:desc>'Long chains'.G10:'Long chains'.G10 'Long chains'.M10:'Long chains'.M10 'Long chains'.S10:'Long chains'.S10 'Long chains'.Y10:'Long chains'.Y10 'Long chains'.AE10:'Long chain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chains'.G19:'Long chains'.G19 'Long chains'.M19:'Long chains'.M19 'Long chains'.S19:'Long chains'.S19 'Long chains'.Y19:'Long chains'.Y19 'Long chains'.AE19:'Long chain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5cm" xlink:href=".." xlink:type="simple" chart:class="chart:bar" chart:style-name="ch1">
        <chart:title svg:x="4.348cm" svg:y="0.143cm" chart:style-name="ch2">
          <text:p>Triplet-Singlet PBE0</text:p>
        </chart:title>
        <chart:legend svg:x="4.229cm" svg:y="0.9cm" style:legend-expansion="custom" chartooo:width="8.022cm" chartooo:height="0.714cm" style:legend-expansion-aspect-ratio="11.2352941176471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28:'Long chains'.G28 'Long chains'.M28:'Long chains'.M28 'Long chains'.S28:'Long chains'.S28 'Long chains'.Y28:'Long chains'.Y28 'Long chains'.AE28:'Long chains'.AE28 'Long chains'.A32:'Long chains'.A32 'Long chains'.G37:'Long chains'.G37 'Long chains'.M37:'Long chains'.M37 'Long chains'.S37:'Long chains'.S37 'Long chains'.Y37:'Long chains'.Y37 'Long chains'.AE37:'Long chains'.AE37" chart:data-source-has-labels="both" svg:x="0.465cm" svg:y="0.653cm" svg:width="11.832cm" svg:height="5.243cm">
          <chartooo:coordinate-region svg:x="1.298cm" svg:y="0.865cm" svg:width="10.999cm" svg:height="4.358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53cm" chart:style-name="ch7">
              <text:p>eV</text:p>
            </chart:title>
            <chart:grid chart:style-name="ch8" chart:class="major"/>
          </chart:axis>
          <chart:series chart:style-name="ch9" chart:values-cell-range-address="'Long chains'.G28:'Long chains'.G28 'Long chains'.M28:'Long chains'.M28 'Long chains'.S28:'Long chains'.S28 'Long chains'.Y28:'Long chains'.Y28 'Long chains'.AE28:'Long chains'.AE28" chart:label-cell-address="'Long chains'.A23:'Long chains'.A23" chart:class="chart:bar">
            <chart:data-point chart:repeated="5"/>
          </chart:series>
          <chart:series chart:style-name="ch10" chart:values-cell-range-address="'Long chains'.G37:'Long chains'.G37 'Long chains'.M37:'Long chains'.M37 'Long chains'.S37:'Long chains'.S37 'Long chains'.Y37:'Long chains'.Y37 'Long chains'.AE37:'Long chains'.AE37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1.17203776250713">
                <text:p>1.17203776250713</text:p>
                <draw:g>
                  <svg:desc>'Long chains'.G28:'Long chains'.G28 'Long chains'.M28:'Long chains'.M28 'Long chains'.S28:'Long chains'.S28 'Long chains'.Y28:'Long chains'.Y28 'Long chains'.AE28:'Long chain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1.0782409827352">
                <text:p>1.0782409827352</text:p>
                <draw:g>
                  <svg:desc>'Long chains'.G37:'Long chains'.G37 'Long chains'.M37:'Long chains'.M37 'Long chains'.S37:'Long chains'.S37 'Long chains'.Y37:'Long chains'.Y37 'Long chains'.AE37:'Long chain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4.464cm" svg:y="0.144cm" chart:style-name="ch2">
          <text:p>Triplet-Singlet PBE</text:p>
        </chart:title>
        <chart:legend svg:x="4.679cm" svg:y="0.958cm" style:legend-expansion="custom" chartooo:width="7.572cm" chartooo:height="0.729cm" style:legend-expansion-aspect-ratio="10.3868312757202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6:'Long chains'.G46 'Long chains'.M46:'Long chains'.M46 'Long chains'.S46:'Long chains'.S46 'Long chains'.Y46:'Long chains'.Y46 'Long chains'.AE46:'Long chains'.AE46 'Long chains'.A50:'Long chains'.A50 'Long chains'.G55:'Long chains'.G55 'Long chains'.M55:'Long chains'.M55 'Long chains'.S55:'Long chains'.S55 'Long chains'.Y55:'Long chains'.Y55 'Long chains'.AE55:'Long chains'.AE55" chart:data-source-has-labels="both" svg:x="0.465cm" svg:y="0.683cm" svg:width="11.832cm" svg:height="5.379cm">
          <chartooo:coordinate-region svg:x="1.298cm" svg:y="0.896cm" svg:width="10.999cm" svg:height="4.49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8cm" chart:style-name="ch7">
              <text:p>eV</text:p>
            </chart:title>
            <chart:grid chart:style-name="ch8" chart:class="major"/>
          </chart:axis>
          <chart:series chart:style-name="ch9" chart:values-cell-range-address="'Long chains'.G46:'Long chains'.G46 'Long chains'.M46:'Long chains'.M46 'Long chains'.S46:'Long chains'.S46 'Long chains'.Y46:'Long chains'.Y46 'Long chains'.AE46:'Long chains'.AE46" chart:label-cell-address="'Long chains'.A41:'Long chains'.A41" chart:class="chart:bar">
            <chart:data-point chart:repeated="5"/>
          </chart:series>
          <chart:series chart:style-name="ch10" chart:values-cell-range-address="'Long chains'.G55:'Long chains'.G55 'Long chains'.M55:'Long chains'.M55 'Long chains'.S55:'Long chains'.S55 'Long chains'.Y55:'Long chains'.Y55 'Long chains'.AE55:'Long chains'.AE55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chains'.G46:'Long chains'.G46 'Long chains'.M46:'Long chains'.M46 'Long chains'.S46:'Long chains'.S46 'Long chains'.Y46:'Long chains'.Y46 'Long chains'.AE46:'Long chain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0.80854614001967">
                <text:p>0.80854614001967</text:p>
                <draw:g>
                  <svg:desc>'Long chains'.G55:'Long chains'.G55 'Long chains'.M55:'Long chains'.M55 'Long chains'.S55:'Long chains'.S55 'Long chains'.Y55:'Long chains'.Y55 'Long chains'.AE55:'Long chain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342cm" svg:y="0.142cm" chart:style-name="ch2">
          <text:p>Triplet-Singlet TPSS</text:p>
        </chart:title>
        <chart:legend svg:x="4.785cm" svg:y="0.852cm" style:legend-expansion="custom" chartooo:width="7.464cm" chartooo:height="0.887cm" style:legend-expansion-aspect-ratio="8.4148816234498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4:'Long chains'.G64 'Long chains'.M64:'Long chains'.M64 'Long chains'.S64:'Long chains'.S64 'Long chains'.Y64:'Long chains'.Y64 'Long chains'.AE64:'Long chains'.AE64 'Long chains'.A68:'Long chains'.A68 'Long chains'.G73:'Long chains'.G73 'Long chains'.M73:'Long chains'.M73 'Long chains'.S73:'Long chains'.S73 'Long chains'.Y73:'Long chains'.Y73 'Long chains'.AE73:'Long chains'.AE73" chart:data-source-has-labels="both" svg:x="0.465cm" svg:y="0.681cm" svg:width="11.832cm" svg:height="5.368cm">
          <chartooo:coordinate-region svg:x="1.298cm" svg:y="0.893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chains'.G64:'Long chains'.G64 'Long chains'.M64:'Long chains'.M64 'Long chains'.S64:'Long chains'.S64 'Long chains'.Y64:'Long chains'.Y64 'Long chains'.AE64:'Long chains'.AE64" chart:label-cell-address="'Long chains'.A59:'Long chains'.A59" chart:class="chart:bar">
            <chart:data-point chart:repeated="5"/>
          </chart:series>
          <chart:series chart:style-name="ch10" chart:values-cell-range-address="'Long chains'.G73:'Long chains'.G73 'Long chains'.M73:'Long chains'.M73 'Long chains'.S73:'Long chains'.S73 'Long chains'.Y73:'Long chains'.Y73 'Long chains'.AE73:'Long chains'.AE73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chains'.G64:'Long chains'.G64 'Long chains'.M64:'Long chains'.M64 'Long chains'.S64:'Long chains'.S64 'Long chains'.Y64:'Long chains'.Y64 'Long chains'.AE64:'Long chain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chains'.G73:'Long chains'.G73 'Long chains'.M73:'Long chains'.M73 'Long chains'.S73:'Long chains'.S73 'Long chains'.Y73:'Long chains'.Y73 'Long chains'.AE73:'Long chain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4cm" xlink:href=".." xlink:type="simple" chart:class="chart:bar" chart:style-name="ch1">
        <chart:title svg:x="4.593cm" svg:y="0.143cm" chart:style-name="ch2">
          <text:p>Triplet-Singlet TPSSH</text:p>
        </chart:title>
        <chart:legend svg:x="4.74cm" svg:y="0.946cm" style:legend-expansion="custom" chartooo:width="7.464cm" chartooo:height="0.575cm" style:legend-expansion-aspect-ratio="12.980869565217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2:'Long chains'.G82 'Long chains'.M82:'Long chains'.M82 'Long chains'.S82:'Long chains'.S82 'Long chains'.Y82:'Long chains'.Y82 'Long chains'.AE82:'Long chains'.AE82 'Long chains'.A86:'Long chains'.A86 'Long chains'.G91:'Long chains'.G91 'Long chains'.M91:'Long chains'.M91 'Long chains'.S91:'Long chains'.S91 'Long chains'.Y91:'Long chains'.Y91 'Long chains'.AE91:'Long chains'.AE91" chart:data-source-has-labels="both" svg:x="0.465cm" svg:y="0.679cm" svg:width="11.832cm" svg:height="5.375cm">
          <chartooo:coordinate-region svg:x="1.298cm" svg:y="0.891cm" svg:width="10.999cm" svg:height="4.49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81cm" svg:y="3.243cm" chart:style-name="ch7">
              <text:p>eV</text:p>
            </chart:title>
            <chart:grid chart:style-name="ch8" chart:class="major"/>
          </chart:axis>
          <chart:series chart:style-name="ch9" chart:values-cell-range-address="'Long chains'.G82:'Long chains'.G82 'Long chains'.M82:'Long chains'.M82 'Long chains'.S82:'Long chains'.S82 'Long chains'.Y82:'Long chains'.Y82 'Long chains'.AE82:'Long chains'.AE82" chart:label-cell-address="'Long chains'.A77:'Long chains'.A77" chart:class="chart:bar">
            <chart:data-point chart:repeated="5"/>
          </chart:series>
          <chart:series chart:style-name="ch10" chart:values-cell-range-address="'Long chains'.G91:'Long chains'.G91 'Long chains'.M91:'Long chains'.M91 'Long chains'.S91:'Long chains'.S91 'Long chains'.Y91:'Long chains'.Y91 'Long chains'.AE91:'Long chains'.AE91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1.01238340492408">
                <text:p>1.01238340492408</text:p>
                <draw:g>
                  <svg:desc>'Long chains'.G82:'Long chains'.G82 'Long chains'.M82:'Long chains'.M82 'Long chains'.S82:'Long chains'.S82 'Long chains'.Y82:'Long chains'.Y82 'Long chains'.AE82:'Long chain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chains'.G91:'Long chains'.G91 'Long chains'.M91:'Long chains'.M91 'Long chains'.S91:'Long chains'.S91 'Long chains'.Y91:'Long chains'.Y91 'Long chains'.AE91:'Long chain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" xlink:type="simple" chart:class="chart:bar" chart:style-name="ch1">
        <chart:title svg:x="4.5cm" svg:y="0.137cm" chart:style-name="ch2">
          <text:p>Singlet HOMO HF</text:p>
        </chart:title>
        <chart:legend svg:x="6.826cm" svg:y="3.959cm" style:legend-expansion="custom" chartooo:width="5.47cm" chartooo:height="1.433cm" style:legend-expansion-aspect-ratio="3.81716678297278" chart:style-name="ch3"/>
        <chart:plot-area chart:style-name="ch4" chart:data-source-has-labels="both" svg:x="0.571cm" svg:y="0.684cm" svg:width="11.725cm" svg:height="5.379cm">
          <chartooo:coordinate-region svg:x="1.298cm" svg:y="0.896cm" svg:width="10.998cm" svg:height="4.494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49cm" svg:y="3.49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594cm" svg:y="0.132cm" chart:style-name="ch2">
          <text:p>Triplet-Cation HF</text:p>
        </chart:title>
        <chart:legend svg:x="4.597cm" svg:y="0.91cm" style:legend-expansion="custom" chartooo:width="7.672cm" chartooo:height="0.834cm" style:legend-expansion-aspect-ratio="9.19904076738609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2:'Long chains'.G12 'Long chains'.M12:'Long chains'.M12 'Long chains'.S12:'Long chains'.S12 'Long chains'.Y12:'Long chains'.Y12 'Long chains'.AE12:'Long chains'.AE12 'Long chains'.A14:'Long chains'.A14 'Long chains'.G21:'Long chains'.G21 'Long chains'.M21:'Long chains'.M21 'Long chains'.S21:'Long chains'.S21 'Long chains'.Y21:'Long chains'.Y21 'Long chains'.AE21:'Long chains'.AE21" chart:data-source-has-labels="both" svg:x="0.756cm" svg:y="0.68cm" svg:width="11.541cm" svg:height="5.369cm">
          <chartooo:coordinate-region svg:x="1.298cm" svg:y="0.892cm" svg:width="10.999cm" svg:height="4.484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cm" chart:style-name="ch7">
              <text:p>eV</text:p>
            </chart:title>
            <chart:grid chart:style-name="ch8" chart:class="major"/>
          </chart:axis>
          <chart:series chart:style-name="ch9" chart:values-cell-range-address="'Long chains'.G12:'Long chains'.G12 'Long chains'.M12:'Long chains'.M12 'Long chains'.S12:'Long chains'.S12 'Long chains'.Y12:'Long chains'.Y12 'Long chains'.AE12:'Long chains'.AE12" chart:label-cell-address="'Long chains'.A5:'Long chains'.A5" chart:class="chart:bar">
            <chart:data-point chart:repeated="5"/>
          </chart:series>
          <chart:series chart:style-name="ch10" chart:values-cell-range-address="'Long chains'.G21:'Long chains'.G21 'Long chains'.M21:'Long chains'.M21 'Long chains'.S21:'Long chains'.S21 'Long chains'.Y21:'Long chains'.Y21 'Long chains'.AE21:'Long chains'.AE21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4.97203953049093">
                <text:p>4.97203953049093</text:p>
                <draw:g>
                  <svg:desc>'Long chains'.G12:'Long chains'.G12 'Long chains'.M12:'Long chains'.M12 'Long chains'.S12:'Long chains'.S12 'Long chains'.Y12:'Long chains'.Y12 'Long chains'.AE12:'Long chain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5.07871670210378">
                <text:p>5.07871670210378</text:p>
                <draw:g>
                  <svg:desc>'Long chains'.G21:'Long chains'.G21 'Long chains'.M21:'Long chains'.M21 'Long chains'.S21:'Long chains'.S21 'Long chains'.Y21:'Long chains'.Y21 'Long chains'.AE21:'Long chain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1cm" xlink:href=".." xlink:type="simple" chart:class="chart:bar" chart:style-name="ch1">
        <chart:title svg:x="4.368cm" svg:y="0.144cm" chart:style-name="ch2">
          <text:p>Triplet-Cation PBE0</text:p>
        </chart:title>
        <chart:legend svg:x="4.598cm" svg:y="0.866cm" style:legend-expansion="custom" chartooo:width="7.617cm" chartooo:height="0.64cm" style:legend-expansion-aspect-ratio="11.901562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30:'Long chains'.G30 'Long chains'.M30:'Long chains'.M30 'Long chains'.S30:'Long chains'.S30 'Long chains'.Y30:'Long chains'.Y30 'Long chains'.AE30:'Long chains'.AE30 'Long chains'.A32:'Long chains'.A32 'Long chains'.G39:'Long chains'.G39 'Long chains'.M39:'Long chains'.M39 'Long chains'.S39:'Long chains'.S39 'Long chains'.Y39:'Long chains'.Y39 'Long chains'.AE39:'Long chains'.AE39" chart:data-source-has-labels="both" svg:x="0.863cm" svg:y="0.654cm" svg:width="11.435cm" svg:height="5.132cm">
          <chartooo:coordinate-region svg:x="1.299cm" svg:y="0.866cm" svg:width="10.999cm" svg:height="4.24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476cm" chart:style-name="ch7">
              <text:p>eV</text:p>
            </chart:title>
            <chart:grid chart:style-name="ch8" chart:class="major"/>
          </chart:axis>
          <chart:series chart:style-name="ch9" chart:values-cell-range-address="'Long chains'.G30:'Long chains'.G30 'Long chains'.M30:'Long chains'.M30 'Long chains'.S30:'Long chains'.S30 'Long chains'.Y30:'Long chains'.Y30 'Long chains'.AE30:'Long chains'.AE30" chart:label-cell-address="'Long chains'.A23:'Long chains'.A23" chart:class="chart:bar">
            <chart:data-point chart:repeated="5"/>
          </chart:series>
          <chart:series chart:style-name="ch10" chart:values-cell-range-address="'Long chains'.G39:'Long chains'.G39 'Long chains'.M39:'Long chains'.M39 'Long chains'.S39:'Long chains'.S39 'Long chains'.Y39:'Long chains'.Y39 'Long chains'.AE39:'Long chains'.AE39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6.00606070182366">
                <text:p>6.00606070182366</text:p>
                <draw:g>
                  <svg:desc>'Long chains'.G30:'Long chains'.G30 'Long chains'.M30:'Long chains'.M30 'Long chains'.S30:'Long chains'.S30 'Long chains'.Y30:'Long chains'.Y30 'Long chains'.AE30:'Long chain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6.41059230039415">
                <text:p>6.41059230039415</text:p>
                <draw:g>
                  <svg:desc>'Long chains'.G39:'Long chains'.G39 'Long chains'.M39:'Long chains'.M39 'Long chains'.S39:'Long chains'.S39 'Long chains'.Y39:'Long chains'.Y39 'Long chains'.AE39:'Long chain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49cm" svg:y="0.146cm" chart:style-name="ch2">
          <text:p>Triplet-Cation PBE</text:p>
        </chart:title>
        <chart:legend svg:x="5.579cm" svg:y="0.915cm" style:legend-expansion="custom" chartooo:width="6.686cm" chartooo:height="0.764cm" style:legend-expansion-aspect-ratio="8.751308900523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8:'Long chains'.G48 'Long chains'.M48:'Long chains'.M48 'Long chains'.S48:'Long chains'.S48 'Long chains'.Y48:'Long chains'.Y48 'Long chains'.AE48:'Long chains'.AE48 'Long chains'.A50:'Long chains'.A50 'Long chains'.G57:'Long chains'.G57 'Long chains'.M57:'Long chains'.M57 'Long chains'.S57:'Long chains'.S57 'Long chains'.Y57:'Long chains'.Y57 'Long chains'.AE57:'Long chains'.AE57" chart:data-source-has-labels="both" svg:x="0.862cm" svg:y="0.685cm" svg:width="11.435cm" svg:height="5.381cm">
          <chartooo:coordinate-region svg:x="1.298cm" svg:y="0.897cm" svg:width="10.999cm" svg:height="4.496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31cm" chart:style-name="ch7">
              <text:p>eV</text:p>
            </chart:title>
            <chart:grid chart:style-name="ch8" chart:class="major"/>
          </chart:axis>
          <chart:series chart:style-name="ch9" chart:values-cell-range-address="'Long chains'.G48:'Long chains'.G48 'Long chains'.M48:'Long chains'.M48 'Long chains'.S48:'Long chains'.S48 'Long chains'.Y48:'Long chains'.Y48 'Long chains'.AE48:'Long chains'.AE48" chart:label-cell-address="'Long chains'.A41:'Long chains'.A41" chart:class="chart:bar">
            <chart:data-point chart:repeated="5"/>
          </chart:series>
          <chart:series chart:style-name="ch10" chart:values-cell-range-address="'Long chains'.G57:'Long chains'.G57 'Long chains'.M57:'Long chains'.M57 'Long chains'.S57:'Long chains'.S57 'Long chains'.Y57:'Long chains'.Y57 'Long chains'.AE57:'Long chains'.AE57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5.78398252750271">
                <text:p>5.78398252750271</text:p>
                <draw:g>
                  <svg:desc>'Long chains'.G48:'Long chains'.G48 'Long chains'.M48:'Long chains'.M48 'Long chains'.S48:'Long chains'.S48 'Long chains'.Y48:'Long chains'.Y48 'Long chains'.AE48:'Long chain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6.38442270647085">
                <text:p>6.38442270647085</text:p>
                <draw:g>
                  <svg:desc>'Long chains'.G57:'Long chains'.G57 'Long chains'.M57:'Long chains'.M57 'Long chains'.S57:'Long chains'.S57 'Long chains'.Y57:'Long chains'.Y57 'Long chains'.AE57:'Long chain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3cm" xlink:href=".." xlink:type="simple" chart:class="chart:bar" chart:style-name="ch1">
        <chart:title svg:x="4.37cm" svg:y="0.144cm" chart:style-name="ch2">
          <text:p>Triplet-Cation TPSS</text:p>
        </chart:title>
        <chart:legend svg:x="5.579cm" svg:y="0.892cm" style:legend-expansion="custom" chartooo:width="6.851cm" chartooo:height="0.67cm" style:legend-expansion-aspect-ratio="10.225373134328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6:'Long chains'.G66 'Long chains'.M66:'Long chains'.M66 'Long chains'.S66:'Long chains'.S66 'Long chains'.Y66:'Long chains'.Y66 'Long chains'.AE66:'Long chains'.AE66 'Long chains'.A68:'Long chains'.A68 'Long chains'.G75:'Long chains'.G75 'Long chains'.M75:'Long chains'.M75 'Long chains'.S75:'Long chains'.S75 'Long chains'.Y75:'Long chains'.Y75 'Long chains'.AE75:'Long chains'.AE75" chart:data-source-has-labels="both" svg:x="0.862cm" svg:y="0.68cm" svg:width="11.435cm" svg:height="5.368cm">
          <chartooo:coordinate-region svg:x="1.298cm" svg:y="0.892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2cm" chart:style-name="ch7">
              <text:p>eV</text:p>
            </chart:title>
            <chart:grid chart:style-name="ch8" chart:class="major"/>
          </chart:axis>
          <chart:series chart:style-name="ch9" chart:values-cell-range-address="'Long chains'.G66:'Long chains'.G66 'Long chains'.M66:'Long chains'.M66 'Long chains'.S66:'Long chains'.S66 'Long chains'.Y66:'Long chains'.Y66 'Long chains'.AE66:'Long chains'.AE66" chart:label-cell-address="'Long chains'.A59:'Long chains'.A59" chart:class="chart:bar">
            <chart:data-point chart:repeated="5"/>
          </chart:series>
          <chart:series chart:style-name="ch10" chart:values-cell-range-address="'Long chains'.G75:'Long chains'.G75 'Long chains'.M75:'Long chains'.M75 'Long chains'.S75:'Long chains'.S75 'Long chains'.Y75:'Long chains'.Y75 'Long chains'.AE75:'Long chains'.AE75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5.70574859704176">
                <text:p>5.70574859704176</text:p>
                <draw:g>
                  <svg:desc>'Long chains'.G66:'Long chains'.G66 'Long chains'.M66:'Long chains'.M66 'Long chains'.S66:'Long chains'.S66 'Long chains'.Y66:'Long chains'.Y66 'Long chains'.AE66:'Long chain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6.45966947865218">
                <text:p>6.45966947865218</text:p>
                <draw:g>
                  <svg:desc>'Long chains'.G75:'Long chains'.G75 'Long chains'.M75:'Long chains'.M75 'Long chains'.S75:'Long chains'.S75 'Long chains'.Y75:'Long chains'.Y75 'Long chains'.AE75:'Long chain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cm" xlink:href=".." xlink:type="simple" chart:class="chart:bar" chart:style-name="ch1">
        <chart:title svg:x="4.218cm" svg:y="0.146cm" chart:style-name="ch2">
          <text:p>Triplet-Cation TPSSH</text:p>
        </chart:title>
        <chart:legend svg:x="5.331cm" svg:y="0.778cm" style:legend-expansion="custom" chartooo:width="7.018cm" chartooo:height="0.822cm" style:legend-expansion-aspect-ratio="8.5377128953771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4:'Long chains'.G84 'Long chains'.M84:'Long chains'.M84 'Long chains'.S84:'Long chains'.S84 'Long chains'.Y84:'Long chains'.Y84 'Long chains'.AE84:'Long chains'.AE84 'Long chains'.A86:'Long chains'.A86 'Long chains'.G93:'Long chains'.G93 'Long chains'.M93:'Long chains'.M93 'Long chains'.S93:'Long chains'.S93 'Long chains'.Y93:'Long chains'.Y93 'Long chains'.AE93:'Long chains'.AE93" chart:data-source-has-labels="both" svg:x="0.863cm" svg:y="0.683cm" svg:width="11.435cm" svg:height="5.372cm">
          <chartooo:coordinate-region svg:x="1.299cm" svg:y="0.895cm" svg:width="10.999cm" svg:height="4.48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625cm" chart:style-name="ch7">
              <text:p>eV</text:p>
            </chart:title>
            <chart:grid chart:style-name="ch8" chart:class="major"/>
          </chart:axis>
          <chart:series chart:style-name="ch9" chart:values-cell-range-address="'Long chains'.G84:'Long chains'.G84 'Long chains'.M84:'Long chains'.M84 'Long chains'.S84:'Long chains'.S84 'Long chains'.Y84:'Long chains'.Y84 'Long chains'.AE84:'Long chains'.AE84" chart:label-cell-address="'Long chains'.A77:'Long chains'.A77" chart:class="chart:bar">
            <chart:data-point chart:repeated="5"/>
          </chart:series>
          <chart:series chart:style-name="ch10" chart:values-cell-range-address="'Long chains'.G93:'Long chains'.G93 'Long chains'.M93:'Long chains'.M93 'Long chains'.S93:'Long chains'.S93 'Long chains'.Y93:'Long chains'.Y93 'Long chains'.AE93:'Long chains'.AE93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5.80016153235647">
                <text:p>5.80016153235647</text:p>
                <draw:g>
                  <svg:desc>'Long chains'.G84:'Long chains'.G84 'Long chains'.M84:'Long chains'.M84 'Long chains'.S84:'Long chains'.S84 'Long chains'.Y84:'Long chains'.Y84 'Long chains'.AE84:'Long chain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6.44337697100481">
                <text:p>6.44337697100481</text:p>
                <draw:g>
                  <svg:desc>'Long chains'.G93:'Long chains'.G93 'Long chains'.M93:'Long chains'.M93 'Long chains'.S93:'Long chains'.S93 'Long chains'.Y93:'Long chains'.Y93 'Long chains'.AE93:'Long chain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1cm" xlink:href=".." xlink:type="simple" chart:class="chart:bar" chart:style-name="ch1">
        <chart:title svg:x="4.63cm" svg:y="0.134cm" chart:style-name="ch2">
          <text:p>Singlet HOMO HF</text:p>
        </chart:title>
        <chart:legend svg:x="5.039cm" svg:y="4.653cm" style:legend-expansion="custom" chartooo:width="7.309cm" chartooo:height="0.7cm" style:legend-expansion-aspect-ratio="10.441428571428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7:'Long chains'.G7 'Long chains'.M7:'Long chains'.M7 'Long chains'.S7:'Long chains'.S7 'Long chains'.Y7:'Long chains'.Y7 'Long chains'.AE7:'Long chains'.AE7 'Long chains'.A14:'Long chains'.A14 'Long chains'.G16:'Long chains'.G16 'Long chains'.M16:'Long chains'.M16 'Long chains'.S16:'Long chains'.S16 'Long chains'.Y16:'Long chains'.Y16 'Long chains'.AE16:'Long chains'.AE16" chart:data-source-has-labels="both" svg:x="0.756cm" svg:y="0.679cm" svg:width="11.541cm" svg:height="5.368cm">
          <chartooo:coordinate-region svg:x="1.298cm" svg:y="0.891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19cm" chart:style-name="ch7">
              <text:p>eV</text:p>
            </chart:title>
            <chart:grid chart:style-name="ch8" chart:class="major"/>
          </chart:axis>
          <chart:series chart:style-name="ch9" chart:values-cell-range-address="'Long chains'.G7:'Long chains'.G7 'Long chains'.M7:'Long chains'.M7 'Long chains'.S7:'Long chains'.S7 'Long chains'.Y7:'Long chains'.Y7 'Long chains'.AE7:'Long chains'.AE7" chart:label-cell-address="'Long chains'.A5:'Long chains'.A5" chart:class="chart:bar">
            <chart:data-point chart:repeated="5"/>
          </chart:series>
          <chart:series chart:style-name="ch10" chart:values-cell-range-address="'Long chains'.G16:'Long chains'.G16 'Long chains'.M16:'Long chains'.M16 'Long chains'.S16:'Long chains'.S16 'Long chains'.Y16:'Long chains'.Y16 'Long chains'.AE16:'Long chains'.AE16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-6.798">
                <text:p>-6.798</text:p>
                <draw:g>
                  <svg:desc>'Long chains'.G7:'Long chains'.G7 'Long chains'.M7:'Long chains'.M7 'Long chains'.S7:'Long chains'.S7 'Long chains'.Y7:'Long chains'.Y7 'Long chains'.AE7:'Long chain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-6.867">
                <text:p>-6.867</text:p>
                <draw:g>
                  <svg:desc>'Long chains'.G16:'Long chains'.G16 'Long chains'.M16:'Long chains'.M16 'Long chains'.S16:'Long chains'.S16 'Long chains'.Y16:'Long chains'.Y16 'Long chains'.AE16:'Long chain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3cm" xlink:href=".." xlink:type="simple" chart:class="chart:bar" chart:style-name="ch1">
        <chart:title svg:x="4.338cm" svg:y="0.139cm" chart:style-name="ch2">
          <text:p>Singlet HOMO PBE0</text:p>
        </chart:title>
        <chart:legend svg:x="4.184cm" svg:y="4.397cm" style:legend-expansion="custom" chartooo:width="8.067cm" chartooo:height="0.974cm" style:legend-expansion-aspect-ratio="8.28234086242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25:'Long chains'.G25 'Long chains'.M25:'Long chains'.M25 'Long chains'.S25:'Long chains'.S25 'Long chains'.Y25:'Long chains'.Y25 'Long chains'.AE25:'Long chains'.AE25 'Long chains'.A32:'Long chains'.A32 'Long chains'.G34:'Long chains'.G34 'Long chains'.M34:'Long chains'.M34 'Long chains'.S34:'Long chains'.S34 'Long chains'.Y34:'Long chains'.Y34 'Long chains'.AE34:'Long chains'.AE34" chart:data-source-has-labels="both" svg:x="0.756cm" svg:y="0.655cm" svg:width="11.541cm" svg:height="5.242cm">
          <chartooo:coordinate-region svg:x="1.298cm" svg:y="0.867cm" svg:width="10.999cm" svg:height="4.35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532cm" chart:style-name="ch7">
              <text:p>eV</text:p>
            </chart:title>
            <chart:grid chart:style-name="ch8" chart:class="major"/>
          </chart:axis>
          <chart:series chart:style-name="ch9" chart:values-cell-range-address="'Long chains'.G25:'Long chains'.G25 'Long chains'.M25:'Long chains'.M25 'Long chains'.S25:'Long chains'.S25 'Long chains'.Y25:'Long chains'.Y25 'Long chains'.AE25:'Long chains'.AE25" chart:label-cell-address="'Long chains'.A23:'Long chains'.A23" chart:class="chart:bar">
            <chart:data-point chart:repeated="5"/>
          </chart:series>
          <chart:series chart:style-name="ch10" chart:values-cell-range-address="'Long chains'.G34:'Long chains'.G34 'Long chains'.M34:'Long chains'.M34 'Long chains'.S34:'Long chains'.S34 'Long chains'.Y34:'Long chains'.Y34 'Long chains'.AE34:'Long chains'.AE34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-5.065">
                <text:p>-5.065</text:p>
                <draw:g>
                  <svg:desc>'Long chains'.G25:'Long chains'.G25 'Long chains'.M25:'Long chains'.M25 'Long chains'.S25:'Long chains'.S25 'Long chains'.Y25:'Long chains'.Y25 'Long chains'.AE25:'Long chain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5.404">
                <text:p>-5.404</text:p>
                <draw:g>
                  <svg:desc>'Long chains'.G34:'Long chains'.G34 'Long chains'.M34:'Long chains'.M34 'Long chains'.S34:'Long chains'.S34 'Long chains'.Y34:'Long chains'.Y34 'Long chains'.AE34:'Long chain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462cm" svg:y="0.143cm" chart:style-name="ch2">
          <text:p>Singlet HOMO PBE</text:p>
        </chart:title>
        <chart:legend svg:x="5.084cm" svg:y="4.673cm" style:legend-expansion="custom" chartooo:width="7.168cm" chartooo:height="0.648cm" style:legend-expansion-aspect-ratio="11.0617283950617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3:'Long chains'.G43 'Long chains'.M43:'Long chains'.M43 'Long chains'.S43:'Long chains'.S43 'Long chains'.Y43:'Long chains'.Y43 'Long chains'.AE43:'Long chains'.AE43 'Long chains'.A32:'Long chains'.A32 'Long chains'.G52:'Long chains'.G52 'Long chains'.M52:'Long chains'.M52 'Long chains'.S52:'Long chains'.S52 'Long chains'.Y52:'Long chains'.Y52 'Long chains'.AE52:'Long chains'.AE52" chart:data-source-has-labels="both" svg:x="0.756cm" svg:y="0.683cm" svg:width="11.541cm" svg:height="5.38cm">
          <chartooo:coordinate-region svg:x="1.298cm" svg:y="0.895cm" svg:width="10.999cm" svg:height="4.495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9cm" chart:style-name="ch7">
              <text:p>eV</text:p>
            </chart:title>
            <chart:grid chart:style-name="ch8" chart:class="major"/>
          </chart:axis>
          <chart:series chart:style-name="ch9" chart:values-cell-range-address="'Long chains'.G43:'Long chains'.G43 'Long chains'.M43:'Long chains'.M43 'Long chains'.S43:'Long chains'.S43 'Long chains'.Y43:'Long chains'.Y43 'Long chains'.AE43:'Long chains'.AE43" chart:label-cell-address="'Long chains'.A41:'Long chains'.A41" chart:class="chart:bar">
            <chart:data-point chart:repeated="5"/>
          </chart:series>
          <chart:series chart:style-name="ch10" chart:values-cell-range-address="'Long chains'.G52:'Long chains'.G52 'Long chains'.M52:'Long chains'.M52 'Long chains'.S52:'Long chains'.S52 'Long chains'.Y52:'Long chains'.Y52 'Long chains'.AE52:'Long chains'.AE52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-4.375">
                <text:p>-4.375</text:p>
                <draw:g>
                  <svg:desc>'Long chains'.G43:'Long chains'.G43 'Long chains'.M43:'Long chains'.M43 'Long chains'.S43:'Long chains'.S43 'Long chains'.Y43:'Long chains'.Y43 'Long chains'.AE43:'Long chain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4.894">
                <text:p>-4.894</text:p>
                <draw:g>
                  <svg:desc>'Long chains'.G52:'Long chains'.G52 'Long chains'.M52:'Long chains'.M52 'Long chains'.S52:'Long chains'.S52 'Long chains'.Y52:'Long chains'.Y52 'Long chains'.AE52:'Long chain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341cm" svg:y="0.143cm" chart:style-name="ch2">
          <text:p>Singlet HOMO TPSS</text:p>
        </chart:title>
        <chart:legend svg:x="5.598cm" svg:y="4.56cm" style:legend-expansion="custom" chartooo:width="6.742cm" chartooo:height="0.746cm" style:legend-expansion-aspect-ratio="9.0375335120643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1:'Long chains'.G61 'Long chains'.M61:'Long chains'.M61 'Long chains'.S61:'Long chains'.S61 'Long chains'.Y61:'Long chains'.Y61 'Long chains'.AE61:'Long chains'.AE61 'Long chains'.A68:'Long chains'.A68 'Long chains'.G70:'Long chains'.G70 'Long chains'.M70:'Long chains'.M70 'Long chains'.S70:'Long chains'.S70 'Long chains'.Y70:'Long chains'.Y70 'Long chains'.AE70:'Long chains'.AE70" chart:data-source-has-labels="both" svg:x="0.756cm" svg:y="0.681cm" svg:width="11.541cm" svg:height="5.368cm">
          <chartooo:coordinate-region svg:x="1.298cm" svg:y="0.893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chains'.G61:'Long chains'.G61 'Long chains'.M61:'Long chains'.M61 'Long chains'.S61:'Long chains'.S61 'Long chains'.Y61:'Long chains'.Y61 'Long chains'.AE61:'Long chains'.AE61" chart:label-cell-address="'Long chains'.A59:'Long chains'.A59" chart:class="chart:bar">
            <chart:data-point chart:repeated="5"/>
          </chart:series>
          <chart:series chart:style-name="ch10" chart:values-cell-range-address="'Long chains'.G70:'Long chains'.G70 'Long chains'.M70:'Long chains'.M70 'Long chains'.S70:'Long chains'.S70 'Long chains'.Y70:'Long chains'.Y70 'Long chains'.AE70:'Long chains'.AE70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-4.32">
                <text:p>-4.32</text:p>
                <draw:g>
                  <svg:desc>'Long chains'.G61:'Long chains'.G61 'Long chains'.M61:'Long chains'.M61 'Long chains'.S61:'Long chains'.S61 'Long chains'.Y61:'Long chains'.Y61 'Long chains'.AE61:'Long chain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-5.066">
                <text:p>-5.066</text:p>
                <draw:g>
                  <svg:desc>'Long chains'.G70:'Long chains'.G70 'Long chains'.M70:'Long chains'.M70 'Long chains'.S70:'Long chains'.S70 'Long chains'.Y70:'Long chains'.Y70 'Long chains'.AE70:'Long chain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5cm" svg:height="6.003cm" xlink:href=".." xlink:type="simple" chart:class="chart:bar" chart:style-name="ch1">
        <chart:title svg:x="4.134cm" svg:y="0.134cm" chart:style-name="ch2">
          <text:p>Singlet HOMO TPSSH</text:p>
        </chart:title>
        <chart:legend svg:x="5.333cm" svg:y="4.695cm" style:legend-expansion="custom" chartooo:width="7.013cm" chartooo:height="0.808cm" style:legend-expansion-aspect-ratio="8.679455445544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79:'Long chains'.G79 'Long chains'.M79:'Long chains'.M79 'Long chains'.S79:'Long chains'.S79 'Long chains'.Y79:'Long chains'.Y79 'Long chains'.AE79:'Long chains'.AE79 'Long chains'.A86:'Long chains'.A86 'Long chains'.G88:'Long chains'.G88 'Long chains'.M88:'Long chains'.M88 'Long chains'.S88:'Long chains'.S88 'Long chains'.Y88:'Long chains'.Y88 'Long chains'.AE88:'Long chains'.AE88" chart:data-source-has-labels="both" svg:x="0.757cm" svg:y="0.685cm" svg:width="11.544cm" svg:height="5.382cm">
          <chartooo:coordinate-region svg:x="1.299cm" svg:y="0.897cm" svg:width="11.002cm" svg:height="4.49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32cm" chart:style-name="ch7">
              <text:p>eV</text:p>
            </chart:title>
            <chart:grid chart:style-name="ch8" chart:class="major"/>
          </chart:axis>
          <chart:series chart:style-name="ch9" chart:values-cell-range-address="'Long chains'.G79:'Long chains'.G79 'Long chains'.M79:'Long chains'.M79 'Long chains'.S79:'Long chains'.S79 'Long chains'.Y79:'Long chains'.Y79 'Long chains'.AE79:'Long chains'.AE79" chart:label-cell-address="'Long chains'.A77:'Long chains'.A77" chart:class="chart:bar">
            <chart:data-point chart:repeated="5"/>
          </chart:series>
          <chart:series chart:style-name="ch10" chart:values-cell-range-address="'Long chains'.G88:'Long chains'.G88 'Long chains'.M88:'Long chains'.M88 'Long chains'.S88:'Long chains'.S88 'Long chains'.Y88:'Long chains'.Y88 'Long chains'.AE88:'Long chains'.AE88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-4.588">
                <text:p>-4.588</text:p>
                <draw:g>
                  <svg:desc>'Long chains'.G79:'Long chains'.G79 'Long chains'.M79:'Long chains'.M79 'Long chains'.S79:'Long chains'.S79 'Long chains'.Y79:'Long chains'.Y79 'Long chains'.AE79:'Long chain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-5.243">
                <text:p>-5.243</text:p>
                <draw:g>
                  <svg:desc>'Long chains'.G88:'Long chains'.G88 'Long chains'.M88:'Long chains'.M88 'Long chains'.S88:'Long chains'.S88 'Long chains'.Y88:'Long chains'.Y88 'Long chains'.AE88:'Long chain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54cm" svg:y="0.139cm" chart:style-name="ch2">
          <text:p>Excitation TDDFT </text:p>
        </chart:title>
        <chart:legend svg:x="6.5cm" svg:y="1.036cm" style:legend-expansion="custom" chartooo:width="5.547cm" chartooo:height="1.592cm" style:legend-expansion-aspect-ratio="3.48429648241206" chart:style-name="ch3"/>
        <chart:plot-area chart:style-name="ch4" table:cell-range-address="cnhn_2.D47:cnhn_2.D47 cnhn_2.J47:cnhn_2.J47 cnhn_2.P47:cnhn_2.P47 cnhn_2.V47:cnhn_2.V47 cnhn_2.AB47:cnhn_2.AB47 cnhn_2.AH47:cnhn_2.AH47 cnhn_2.D132:cnhn_2.D132 cnhn_2.G137:cnhn_2.G137 cnhn_2.M137:cnhn_2.M137 cnhn_2.S137:cnhn_2.S137 cnhn_2.Y137:cnhn_2.Y137 cnhn_2.AE137:cnhn_2.AE137 cnhn_2.AK137:cnhn_2.AK137 cnhn_2.D139:cnhn_2.D139 cnhn_2.G144:cnhn_2.G144 cnhn_2.M144:cnhn_2.M144 cnhn_2.S144:cnhn_2.S144 cnhn_2.Y144:cnhn_2.Y144 cnhn_2.AE144:cnhn_2.AE144 cnhn_2.AK144:cnhn_2.AK144" chart:data-source-has-labels="both" svg:x="0.863cm" svg:y="0.687cm" svg:width="11.435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137:cnhn_2.G137 cnhn_2.M137:cnhn_2.M137 cnhn_2.S137:cnhn_2.S137 cnhn_2.Y137:cnhn_2.Y137 cnhn_2.AE137:cnhn_2.AE137 cnhn_2.AK137:cnhn_2.AK137" chart:label-cell-address="cnhn_2.D132:cnhn_2.D132" chart:class="chart:bar">
            <chart:data-point chart:repeated="6"/>
          </chart:series>
          <chart:series chart:style-name="ch10" chart:values-cell-range-address="cnhn_2.G144:cnhn_2.G144 cnhn_2.M144:cnhn_2.M144 cnhn_2.S144:cnhn_2.S144 cnhn_2.Y144:cnhn_2.Y144 cnhn_2.AE144:cnhn_2.AE144 cnhn_2.AK144:cnhn_2.AK144" chart:label-cell-address="cnhn_2.D139:cnhn_2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32:cnhn_2.D132</svg:desc>
                </draw:g>
              </table:table-cell>
              <table:table-cell office:value-type="float" office:value="4.38008574428276">
                <text:p>4.38008574428276</text:p>
                <draw:g>
                  <svg:desc>cnhn_2.G137:cnhn_2.G137 cnhn_2.M137:cnhn_2.M137 cnhn_2.S137:cnhn_2.S137 cnhn_2.Y137:cnhn_2.Y137 cnhn_2.AE137:cnhn_2.AE137 cnhn_2.AK137:cnhn_2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cnhn_2.D139:cnhn_2.D139</svg:desc>
                </draw:g>
              </table:table-cell>
              <table:table-cell office:value-type="float" office:value="4.30853505509804">
                <text:p>4.30853505509804</text:p>
                <draw:g>
                  <svg:desc>cnhn_2.G144:cnhn_2.G144 cnhn_2.M144:cnhn_2.M144 cnhn_2.S144:cnhn_2.S144 cnhn_2.Y144:cnhn_2.Y144 cnhn_2.AE144:cnhn_2.AE144 cnhn_2.AK144:cnhn_2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337cm" svg:y="0.135cm" chart:style-name="ch2">
          <text:p>Singlet HOMO PBE0</text:p>
        </chart:title>
        <chart:legend svg:x="7.871cm" svg:y="3.615cm" style:legend-expansion="custom" chartooo:width="4.393cm" chartooo:height="1.819cm" style:legend-expansion-aspect-ratio="2.4150632215503" chart:style-name="ch3"/>
        <chart:plot-area chart:style-name="ch4" table:cell-range-address="cnhn_2.D46:cnhn_2.D47 cnhn_2.J47:cnhn_2.J47 cnhn_2.P47:cnhn_2.P47 cnhn_2.V47:cnhn_2.V47 cnhn_2.AB47:cnhn_2.AB47 cnhn_2.AH47:cnhn_2.AH47 cnhn_2.D36:cnhn_2.D36 cnhn_2.H37:cnhn_2.H37 cnhn_2.N37:cnhn_2.N37 cnhn_2.T37:cnhn_2.T37 cnhn_2.Z37:cnhn_2.Z37 cnhn_2.AF37:cnhn_2.AF37 cnhn_2.AL37:cnhn_2.AL37 cnhn_2.G57:cnhn_2.G57 cnhn_2.M57:cnhn_2.M57 cnhn_2.S57:cnhn_2.S57 cnhn_2.Y57:cnhn_2.Y57 cnhn_2.AE57:cnhn_2.AE57 cnhn_2.AK57:cnhn_2.AK57" chart:data-source-has-labels="both" svg:x="0.572cm" svg:y="0.686cm" svg:width="11.696cm" svg:height="5.384cm">
          <chartooo:coordinate-region svg:x="1.299cm" svg:y="0.898cm" svg:width="10.96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4cm" chart:style-name="ch7">
              <text:p>eV</text:p>
            </chart:title>
            <chart:grid chart:style-name="ch8" chart:class="major"/>
          </chart:axis>
          <chart:series chart:style-name="ch9" chart:values-cell-range-address="cnhn_2.H37:cnhn_2.H37 cnhn_2.N37:cnhn_2.N37 cnhn_2.T37:cnhn_2.T37 cnhn_2.Z37:cnhn_2.Z37 cnhn_2.AF37:cnhn_2.AF37 cnhn_2.AL37:cnhn_2.AL37" chart:label-cell-address="cnhn_2.D36:cnhn_2.D36" chart:class="chart:bar">
            <chart:data-point chart:repeated="6"/>
          </chart:series>
          <chart:series chart:style-name="ch10" chart:values-cell-range-address="cnhn_2.G57:cnhn_2.G57 cnhn_2.M57:cnhn_2.M57 cnhn_2.S57:cnhn_2.S57 cnhn_2.Y57:cnhn_2.Y57 cnhn_2.AE57:cnhn_2.AE57 cnhn_2.AK57:cnhn_2.AK57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-7.797">
                <text:p>-7.797</text:p>
                <draw:g>
                  <svg:desc>cnhn_2.H37:cnhn_2.H37 cnhn_2.N37:cnhn_2.N37 cnhn_2.T37:cnhn_2.T37 cnhn_2.Z37:cnhn_2.Z37 cnhn_2.AF37:cnhn_2.AF37 cnhn_2.AL37:cnhn_2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-7.977">
                <text:p>-7.977</text:p>
                <draw:g>
                  <svg:desc>cnhn_2.G57:cnhn_2.G57 cnhn_2.M57:cnhn_2.M57 cnhn_2.S57:cnhn_2.S57 cnhn_2.Y57:cnhn_2.Y57 cnhn_2.AE57:cnhn_2.AE57 cnhn_2.AK57:cnhn_2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3.975cm" svg:y="0.133cm" chart:style-name="ch2">
          <text:p>TDDFT Excitation PBE0</text:p>
        </chart:title>
        <chart:legend svg:x="6.364cm" svg:y="0.916cm" style:legend-expansion="custom" chartooo:width="5.884cm" chartooo:height="0.786cm" style:legend-expansion-aspect-ratio="7.48600508905852" chart:style-name="ch3"/>
        <chart:plot-area chart:style-name="ch4" table:cell-range-address="rings.D6:rings.D6 rings.J6:rings.J6 rings.P6:rings.P6 rings.V6:rings.V6 rings.AB6:rings.AB6 rings.AH6:rings.AH6 rings.D95:rings.D95 rings.G99:rings.G99 rings.M99:rings.M99 rings.S99:rings.S99 rings.Y99:rings.Y99 rings.AE99:rings.AE99 rings.AK99:rings.AK99 rings.D101:rings.D101 rings.G105:rings.G105 rings.M105:rings.M105 rings.S105:rings.S105 rings.Y105:rings.Y105 rings.AE105:rings.AE105 rings.AK105:rings.AK105" chart:data-source-has-labels="both" svg:x="0.864cm" svg:y="0.687cm" svg:width="11.434cm" svg:height="5.273cm">
          <chartooo:coordinate-region svg:x="1.3cm" svg:y="0.899cm" svg:width="10.998cm" svg:height="4.388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7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99:rings.G99 rings.M99:rings.M99 rings.S99:rings.S99 rings.Y99:rings.Y99 rings.AE99:rings.AE99 rings.AK99:rings.AK99" chart:label-cell-address="rings.D95:rings.D95" chart:class="chart:bar">
            <chart:data-point chart:repeated="6"/>
          </chart:series>
          <chart:series chart:style-name="ch10" chart:values-cell-range-address="rings.G105:rings.G105 rings.M105:rings.M105 rings.S105:rings.S105 rings.Y105:rings.Y105 rings.AE105:rings.AE105 rings.AK105:rings.AK105" chart:label-cell-address="rings.D101:rings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95:rings.D95</svg:desc>
                </draw:g>
              </table:table-cell>
              <table:table-cell office:value-type="float" office:value="4.12075965851834">
                <text:p>4.12075965851834</text:p>
                <draw:g>
                  <svg:desc>rings.G99:rings.G99 rings.M99:rings.M99 rings.S99:rings.S99 rings.Y99:rings.Y99 rings.AE99:rings.AE99 rings.AK99:rings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77995">
                <text:p>1.86937951977995</text:p>
              </table:table-cell>
            </table:table-row>
            <table:table-row>
              <table:table-cell office:value-type="string">
                <text:p>Pseudo-rings</text:p>
                <draw:g>
                  <svg:desc>rings.D101:rings.D101</svg:desc>
                </draw:g>
              </table:table-cell>
              <table:table-cell office:value-type="float" office:value="3.93980748036276">
                <text:p>3.93980748036276</text:p>
                <draw:g>
                  <svg:desc>rings.G105:rings.G105 rings.M105:rings.M105 rings.S105:rings.S105 rings.Y105:rings.Y105 rings.AE105:rings.AE105 rings.AK105:rings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194">
                <text:p>1.79910018934194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461cm" svg:y="0.142cm" chart:style-name="ch2">
          <text:p>Triplet-Singlet PBE</text:p>
        </chart:title>
        <chart:legend svg:x="5.888cm" svg:y="0.848cm" style:legend-expansion="custom" chartooo:width="6.385cm" chartooo:height="1.105cm" style:legend-expansion-aspect-ratio="5.77828054298643" chart:style-name="ch3"/>
        <chart:plot-area chart:style-name="ch4" table:cell-range-address="cnhn_2.D47:cnhn_2.D47 cnhn_2.J47:cnhn_2.J47 cnhn_2.P47:cnhn_2.P47 cnhn_2.V47:cnhn_2.V47 cnhn_2.AB47:cnhn_2.AB47 cnhn_2.AH47:cnhn_2.AH47 cnhn_2.D64:cnhn_2.D64 cnhn_2.G69:cnhn_2.G69 cnhn_2.M69:cnhn_2.M69 cnhn_2.S69:cnhn_2.S69 cnhn_2.Y69:cnhn_2.Y69 cnhn_2.AE69:cnhn_2.AE69 cnhn_2.AK69:cnhn_2.AK69 cnhn_2.D73:cnhn_2.D73 cnhn_2.G78:cnhn_2.G78 cnhn_2.M78:cnhn_2.M78 cnhn_2.S78:cnhn_2.S78 cnhn_2.Y78:cnhn_2.Y78 cnhn_2.AE78:cnhn_2.AE78 cnhn_2.AK78:cnhn_2.AK78" chart:data-source-has-labels="both" svg:x="0.863cm" svg:y="0.687cm" svg:width="11.435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69:cnhn_2.G69 cnhn_2.M69:cnhn_2.M69 cnhn_2.S69:cnhn_2.S69 cnhn_2.Y69:cnhn_2.Y69 cnhn_2.AE69:cnhn_2.AE69 cnhn_2.AK69:cnhn_2.AK69" chart:label-cell-address="cnhn_2.D64:cnhn_2.D64" chart:class="chart:bar">
            <chart:data-point chart:repeated="6"/>
          </chart:series>
          <chart:series chart:style-name="ch10" chart:values-cell-range-address="cnhn_2.G78:cnhn_2.G78 cnhn_2.M78:cnhn_2.M78 cnhn_2.S78:cnhn_2.S78 cnhn_2.Y78:cnhn_2.Y78 cnhn_2.AE78:cnhn_2.AE78 cnhn_2.AK78:cnhn_2.AK78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4.45820145211232">
                <text:p>4.45820145211232</text:p>
                <draw:g>
                  <svg:desc>cnhn_2.G69:cnhn_2.G69 cnhn_2.M69:cnhn_2.M69 cnhn_2.S69:cnhn_2.S69 cnhn_2.Y69:cnhn_2.Y69 cnhn_2.AE69:cnhn_2.AE69 cnhn_2.AK69:cnhn_2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3.95281778491059">
                <text:p>3.95281778491059</text:p>
                <draw:g>
                  <svg:desc>cnhn_2.G78:cnhn_2.G78 cnhn_2.M78:cnhn_2.M78 cnhn_2.S78:cnhn_2.S78 cnhn_2.Y78:cnhn_2.Y78 cnhn_2.AE78:cnhn_2.AE78 cnhn_2.AK78:cnhn_2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3cm" xlink:href=".." xlink:type="simple" chart:class="chart:bar" chart:style-name="ch1">
        <chart:title svg:x="3.975cm" svg:y="0.136cm" chart:style-name="ch2">
          <text:p>Excitation TDDFT PBE0</text:p>
        </chart:title>
        <chart:legend svg:x="4.804cm" svg:y="0.949cm" style:legend-expansion="custom" chartooo:width="7.459cm" chartooo:height="0.558cm" style:legend-expansion-aspect-ratio="13.3673835125448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95:'Long chains'.A95 'Long chains'.G99:'Long chains'.G99 'Long chains'.M99:'Long chains'.M99 'Long chains'.S99:'Long chains'.S99 'Long chains'.Y99:'Long chains'.Y99 'Long chains'.AE99:'Long chains'.AE99 'Long chains'.A101:'Long chains'.A101 'Long chains'.G105:'Long chains'.G105 'Long chains'.M105:'Long chains'.M105 'Long chains'.S105:'Long chains'.S105 'Long chains'.Y105:'Long chains'.Y105 'Long chains'.AE105:'Long chains'.AE105" chart:data-source-has-labels="both" svg:x="0.571cm" svg:y="0.684cm" svg:width="11.726cm" svg:height="5.385cm">
          <chartooo:coordinate-region svg:x="1.298cm" svg:y="0.897cm" svg:width="10.999cm" svg:height="4.499cm"/>
          <chart:axis chart:dimension="x" chart:name="primary-x" chart:style-name="ch5" chartooo:axis-type="auto">
            <chartooo:date-scale/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32cm" chart:style-name="ch7">
              <text:p>eV</text:p>
            </chart:title>
            <chart:grid chart:style-name="ch8" chart:class="major"/>
          </chart:axis>
          <chart:series chart:style-name="ch9" chart:values-cell-range-address="'Long chains'.G99:'Long chains'.G99 'Long chains'.M99:'Long chains'.M99 'Long chains'.S99:'Long chains'.S99 'Long chains'.Y99:'Long chains'.Y99 'Long chains'.AE99:'Long chains'.AE99" chart:label-cell-address="'Long chains'.A95:'Long chains'.A95" chart:class="chart:bar">
            <chart:data-point chart:repeated="5"/>
          </chart:series>
          <chart:series chart:style-name="ch10" chart:values-cell-range-address="'Long chains'.G105:'Long chains'.G105 'Long chains'.M105:'Long chains'.M105 'Long chains'.S105:'Long chains'.S105 'Long chains'.Y105:'Long chains'.Y105 'Long chains'.AE105:'Long chains'.AE105" chart:label-cell-address="'Long chains'.A101:'Long chains'.A1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95:'Long chains'.A95</svg:desc>
                </draw:g>
              </table:table-cell>
              <table:table-cell office:value-type="float" office:value="1.14130622631239">
                <text:p>1.14130622631239</text:p>
                <draw:g>
                  <svg:desc>'Long chains'.G99:'Long chains'.G99 'Long chains'.M99:'Long chains'.M99 'Long chains'.S99:'Long chains'.S99 'Long chains'.Y99:'Long chains'.Y99 'Long chains'.AE99:'Long chains'.AE99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01:'Long chains'.A101</svg:desc>
                </draw:g>
              </table:table-cell>
              <table:table-cell office:value-type="float" office:value="1.11792405632028">
                <text:p>1.11792405632028</text:p>
                <draw:g>
                  <svg:desc>'Long chains'.G105:'Long chains'.G105 'Long chains'.M105:'Long chains'.M105 'Long chains'.S105:'Long chains'.S105 'Long chains'.Y105:'Long chains'.Y105 'Long chains'.AE105:'Long chains'.AE105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488cm" svg:y="0.143cm" chart:style-name="ch2">
          <text:p>Triplet-Cation PBE</text:p>
        </chart:title>
        <chart:legend svg:x="6.877cm" svg:y="0.935cm" style:legend-expansion="custom" chartooo:width="5.49cm" chartooo:height="1.348cm" style:legend-expansion-aspect-ratio="4.07270029673591" chart:style-name="ch3"/>
        <chart:plot-area chart:style-name="ch4" table:cell-range-address="cnhn_2.D47:cnhn_2.D47 cnhn_2.J47:cnhn_2.J47 cnhn_2.P47:cnhn_2.P47 cnhn_2.V47:cnhn_2.V47 cnhn_2.AB47:cnhn_2.AB47 cnhn_2.AH47:cnhn_2.AH47 cnhn_2.D64:cnhn_2.D64 cnhn_2.G71:cnhn_2.G71 cnhn_2.M71:cnhn_2.M71 cnhn_2.S71:cnhn_2.S71 cnhn_2.Y71:cnhn_2.Y71 cnhn_2.AE71:cnhn_2.AE71 cnhn_2.AK71:cnhn_2.AK71 cnhn_2.D73:cnhn_2.D73 cnhn_2.G80:cnhn_2.G80 cnhn_2.M80:cnhn_2.M80 cnhn_2.S80:cnhn_2.S80 cnhn_2.Y80:cnhn_2.Y80 cnhn_2.AE80:cnhn_2.AE80 cnhn_2.AK80:cnhn_2.AK80" chart:data-source-has-labels="both" svg:x="0.678cm" svg:y="0.687cm" svg:width="11.62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71:cnhn_2.G71 cnhn_2.M71:cnhn_2.M71 cnhn_2.S71:cnhn_2.S71 cnhn_2.Y71:cnhn_2.Y71 cnhn_2.AE71:cnhn_2.AE71 cnhn_2.AK71:cnhn_2.AK71" chart:label-cell-address="cnhn_2.D64:cnhn_2.D64" chart:class="chart:bar">
            <chart:data-point chart:repeated="6"/>
          </chart:series>
          <chart:series chart:style-name="ch10" chart:values-cell-range-address="cnhn_2.G80:cnhn_2.G80 cnhn_2.M80:cnhn_2.M80 cnhn_2.S80:cnhn_2.S80 cnhn_2.Y80:cnhn_2.Y80 cnhn_2.AE80:cnhn_2.AE80 cnhn_2.AK80:cnhn_2.AK80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10.5814370178176">
                <text:p>10.5814370178176</text:p>
                <draw:g>
                  <svg:desc>cnhn_2.G71:cnhn_2.G71 cnhn_2.M71:cnhn_2.M71 cnhn_2.S71:cnhn_2.S71 cnhn_2.Y71:cnhn_2.Y71 cnhn_2.AE71:cnhn_2.AE71 cnhn_2.AK71:cnhn_2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11.2523583044782">
                <text:p>11.2523583044782</text:p>
                <draw:g>
                  <svg:desc>cnhn_2.G80:cnhn_2.G80 cnhn_2.M80:cnhn_2.M80 cnhn_2.S80:cnhn_2.S80 cnhn_2.Y80:cnhn_2.Y80 cnhn_2.AE80:cnhn_2.AE80 cnhn_2.AK80:cnhn_2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028cm" xlink:href=".." xlink:type="simple" chart:class="chart:bar" chart:style-name="ch1">
        <chart:title svg:x="4.461cm" svg:y="0.139cm" chart:style-name="ch2">
          <text:p>Singlet HOMO PBE</text:p>
        </chart:title>
        <chart:legend svg:x="6.503cm" svg:y="4.197cm" style:legend-expansion="custom" chartooo:width="5.822cm" chartooo:height="1.17cm" style:legend-expansion-aspect-ratio="4.97606837606838" chart:style-name="ch3"/>
        <chart:plot-area chart:style-name="ch4" table:cell-range-address="cnhn_2.D47:cnhn_2.D47 cnhn_2.J47:cnhn_2.J47 cnhn_2.P47:cnhn_2.P47 cnhn_2.V47:cnhn_2.V47 cnhn_2.AB47:cnhn_2.AB47 cnhn_2.AH47:cnhn_2.AH47 cnhn_2.D64:cnhn_2.D64 cnhn_2.G66:cnhn_2.G66 cnhn_2.M66:cnhn_2.M66 cnhn_2.S66:cnhn_2.S66 cnhn_2.Y66:cnhn_2.Y66 cnhn_2.AE66:cnhn_2.AE66 cnhn_2.AK66:cnhn_2.AK66 cnhn_2.D73:cnhn_2.D73 cnhn_2.G75:cnhn_2.G75 cnhn_2.M75:cnhn_2.M75 cnhn_2.S75:cnhn_2.S75 cnhn_2.Y75:cnhn_2.Y75 cnhn_2.AE75:cnhn_2.AE75 cnhn_2.AK75:cnhn_2.AK75" chart:data-source-has-labels="both" svg:x="0.757cm" svg:y="0.687cm" svg:width="11.541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66:cnhn_2.G66 cnhn_2.M66:cnhn_2.M66 cnhn_2.S66:cnhn_2.S66 cnhn_2.Y66:cnhn_2.Y66 cnhn_2.AE66:cnhn_2.AE66 cnhn_2.AK66:cnhn_2.AK66" chart:label-cell-address="cnhn_2.D64:cnhn_2.D64" chart:class="chart:bar">
            <chart:data-point chart:repeated="6"/>
          </chart:series>
          <chart:series chart:style-name="ch10" chart:values-cell-range-address="cnhn_2.G75:cnhn_2.G75 cnhn_2.M75:cnhn_2.M75 cnhn_2.S75:cnhn_2.S75 cnhn_2.Y75:cnhn_2.Y75 cnhn_2.AE75:cnhn_2.AE75 cnhn_2.AK75:cnhn_2.AK75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-6.559">
                <text:p>-6.559</text:p>
                <draw:g>
                  <svg:desc>cnhn_2.G66:cnhn_2.G66 cnhn_2.M66:cnhn_2.M66 cnhn_2.S66:cnhn_2.S66 cnhn_2.Y66:cnhn_2.Y66 cnhn_2.AE66:cnhn_2.AE66 cnhn_2.AK66:cnhn_2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-7.016">
                <text:p>-7.016</text:p>
                <draw:g>
                  <svg:desc>cnhn_2.G75:cnhn_2.G75 cnhn_2.M75:cnhn_2.M75 cnhn_2.S75:cnhn_2.S75 cnhn_2.Y75:cnhn_2.Y75 cnhn_2.AE75:cnhn_2.AE75 cnhn_2.AK75:cnhn_2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